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13 - Conta de produção por atividade econômica - Rio Grande do Norte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3.1'.A1">Tabela 13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3.2'.A1">Tabela 13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3.3'.A1">Tabela 13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3.4'.A1">Tabela 13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3.5'.A1">Tabela 13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3.6'.A1">Tabela 13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3.7'.A1">Tabela 13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3.8'.A1">Tabela 13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3.9'.A1">Tabela 13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3.10'.A1">Tabela 13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3.11'.A1">Tabela 13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3.12'.A1">Tabela 13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3.13'.A1">Tabela 13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3.14'.A1">Tabela 13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13.15'.A1">Tabela 13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13.16'.A1">Tabela 13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13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387.896682017108" table:style-name="ce5">
            <text:p><text:s/>22,38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387.896682017108" table:style-name="ce5">
            <text:p><text:s/>22,388<text:s/></text:p>
          </table:table-cell>
          <table:table-cell office:value-type="float" office:value="1.0088989175640306" table:style-name="ce6">
            <text:p>1.009</text:p>
          </table:table-cell>
          <table:table-cell office:value-type="float" office:value="22587.124729022413" table:style-name="ce5">
            <text:p><text:s/>22,587<text:s/></text:p>
          </table:table-cell>
          <table:table-cell office:value-type="float" office:value="1.1119342727516264" table:style-name="ce6">
            <text:p>1.112</text:p>
          </table:table-cell>
          <table:table-cell office:value-type="float" office:value="25115.398109115809" table:style-name="ce5">
            <text:p><text:s/>25,11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5115.398109115809" table:style-name="ce5">
            <text:p><text:s/>25,115<text:s/></text:p>
          </table:table-cell>
          <table:table-cell office:value-type="float" office:value="1.0355047921660563" table:style-name="ce6">
            <text:p>1.036</text:p>
          </table:table-cell>
          <table:table-cell office:value-type="float" office:value="26007.115099147733" table:style-name="ce5">
            <text:p><text:s/>26,007<text:s/></text:p>
          </table:table-cell>
          <table:table-cell office:value-type="float" office:value="1.1689899400135455" table:style-name="ce6">
            <text:p>1.169</text:p>
          </table:table-cell>
          <table:table-cell office:value-type="float" office:value="30402.055919678081" table:style-name="ce5">
            <text:p><text:s/>30,40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0402.055919678081" table:style-name="ce5">
            <text:p><text:s/>30,402<text:s/></text:p>
          </table:table-cell>
          <table:table-cell office:value-type="float" office:value="1.0156494168707912" table:style-name="ce6">
            <text:p>1.016</text:p>
          </table:table-cell>
          <table:table-cell office:value-type="float" office:value="30877.830366494229" table:style-name="ce5">
            <text:p><text:s/>30,878<text:s/></text:p>
          </table:table-cell>
          <table:table-cell office:value-type="float" office:value="1.0890488776027019" table:style-name="ce6">
            <text:p>1.089</text:p>
          </table:table-cell>
          <table:table-cell office:value-type="float" office:value="33627.466503437157" table:style-name="ce5">
            <text:p><text:s/>33,62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3627.466503437157" table:style-name="ce5">
            <text:p><text:s/>33,627<text:s/></text:p>
          </table:table-cell>
          <table:table-cell office:value-type="float" office:value="1.0150579494731928" table:style-name="ce6">
            <text:p>1.015</text:p>
          </table:table-cell>
          <table:table-cell office:value-type="float" office:value="34133.827194957405" table:style-name="ce5">
            <text:p><text:s/>34,134<text:s/></text:p>
          </table:table-cell>
          <table:table-cell office:value-type="float" office:value="1.0621859955559816" table:style-name="ce6">
            <text:p>1.062</text:p>
          </table:table-cell>
          <table:table-cell office:value-type="float" office:value="36256.473221211665" table:style-name="ce5">
            <text:p><text:s/>36,25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6256.473221211665" table:style-name="ce5">
            <text:p><text:s/>36,256<text:s/></text:p>
          </table:table-cell>
          <table:table-cell office:value-type="float" office:value="1.0272776021652275" table:style-name="ce6">
            <text:p>1.027</text:p>
          </table:table-cell>
          <table:table-cell office:value-type="float" office:value="37245.462873654098" table:style-name="ce5">
            <text:p><text:s/>37,245<text:s/></text:p>
          </table:table-cell>
          <table:table-cell office:value-type="float" office:value="1.1124336592927702" table:style-name="ce6">
            <text:p>1.112</text:p>
          </table:table-cell>
          <table:table-cell office:value-type="float" office:value="41433.106556592043" table:style-name="ce5">
            <text:p><text:s/>41,43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1433.106556592043" table:style-name="ce5">
            <text:p><text:s/>41,433<text:s/></text:p>
          </table:table-cell>
          <table:table-cell office:value-type="float" office:value="1.0323537399257345" table:style-name="ce6">
            <text:p>1.032</text:p>
          </table:table-cell>
          <table:table-cell office:value-type="float" office:value="42773.622510439272" table:style-name="ce5">
            <text:p><text:s/>42,774<text:s/></text:p>
          </table:table-cell>
          <table:table-cell office:value-type="float" office:value="1.0573252561215354" table:style-name="ce6">
            <text:p>1.057</text:p>
          </table:table-cell>
          <table:table-cell office:value-type="float" office:value="45225.631376096077" table:style-name="ce5">
            <text:p><text:s/>45,22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5225.631376096077" table:style-name="ce5">
            <text:p><text:s/>45,226<text:s/></text:p>
          </table:table-cell>
          <table:table-cell office:value-type="float" office:value="1.0062382274410648" table:style-name="ce6">
            <text:p>1.006</text:p>
          </table:table-cell>
          <table:table-cell office:value-type="float" office:value="45507.759150785925" table:style-name="ce5">
            <text:p><text:s/>45,508<text:s/></text:p>
          </table:table-cell>
          <table:table-cell office:value-type="float" office:value="1.1309868043874463" table:style-name="ce6">
            <text:p>1.131</text:p>
          </table:table-cell>
          <table:table-cell office:value-type="float" office:value="51468.675096780935" table:style-name="ce5">
            <text:p><text:s/>51,46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1468.675096780935" table:style-name="ce5">
            <text:p><text:s/>51,469<text:s/></text:p>
          </table:table-cell>
          <table:table-cell office:value-type="float" office:value="1.0499135146642435" table:style-name="ce6">
            <text:p>1.050</text:p>
          </table:table-cell>
          <table:table-cell office:value-type="float" office:value="54037.657565973299" table:style-name="ce5">
            <text:p><text:s/>54,038<text:s/></text:p>
          </table:table-cell>
          <table:table-cell office:value-type="float" office:value="1.0277175612041978" table:style-name="ce6">
            <text:p>1.028</text:p>
          </table:table-cell>
          <table:table-cell office:value-type="float" office:value="55535.44964688964" table:style-name="ce5">
            <text:p><text:s/>55,53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5535.44964688964" table:style-name="ce5">
            <text:p><text:s/>55,535<text:s/></text:p>
          </table:table-cell>
          <table:table-cell office:value-type="float" office:value="1.0868457474614255" table:style-name="ce6">
            <text:p>1.087</text:p>
          </table:table-cell>
          <table:table-cell office:value-type="float" office:value="60358.467282080128" table:style-name="ce5">
            <text:p><text:s/>60,358<text:s/></text:p>
          </table:table-cell>
          <table:table-cell office:value-type="float" office:value="1.0403510809812746" table:style-name="ce6">
            <text:p>1.040</text:p>
          </table:table-cell>
          <table:table-cell office:value-type="float" office:value="62793.99668328496" table:style-name="ce5">
            <text:p><text:s/>62,79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2793.99668328496" table:style-name="ce5">
            <text:p><text:s/>62,794<text:s/></text:p>
          </table:table-cell>
          <table:table-cell office:value-type="float" office:value="0.98864756335819792" table:style-name="ce6">
            <text:p>0.989</text:p>
          </table:table-cell>
          <table:table-cell office:value-type="float" office:value="62081.131814452441" table:style-name="ce5">
            <text:p><text:s/>62,081<text:s/></text:p>
          </table:table-cell>
          <table:table-cell office:value-type="float" office:value="1.1475609715816324" table:style-name="ce6">
            <text:p>1.148</text:p>
          </table:table-cell>
          <table:table-cell office:value-type="float" office:value="71241.883941880427" table:style-name="ce5">
            <text:p><text:s/>71,24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1241.883941880427" table:style-name="ce5">
            <text:p><text:s/>71,242<text:s/></text:p>
          </table:table-cell>
          <table:table-cell office:value-type="float" office:value="1.0923785605307981" table:style-name="ce6">
            <text:p>1.092</text:p>
          </table:table-cell>
          <table:table-cell office:value-type="float" office:value="77823.106629933522" table:style-name="ce5">
            <text:p><text:s/>77,823<text:s/></text:p>
          </table:table-cell>
          <table:table-cell office:value-type="float" office:value="1.0195858529698825" table:style-name="ce6">
            <text:p>1.020</text:p>
          </table:table-cell>
          <table:table-cell office:value-type="float" office:value="79347.338554046873" table:style-name="ce5">
            <text:p><text:s/>79,34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9347.338554046873" table:style-name="ce5">
            <text:p><text:s/>79,347<text:s/></text:p>
          </table:table-cell>
          <table:table-cell office:value-type="float" office:value="1.0111852716644567" table:style-name="ce6">
            <text:p>1.011</text:p>
          </table:table-cell>
          <table:table-cell office:value-type="float" office:value="80234.860091625509" table:style-name="ce5">
            <text:p><text:s/>80,235<text:s/></text:p>
          </table:table-cell>
          <table:table-cell office:value-type="float" office:value="1.0736380017832343" table:style-name="ce6">
            <text:p>1.074</text:p>
          </table:table-cell>
          <table:table-cell office:value-type="float" office:value="86143.194862130171" table:style-name="ce5">
            <text:p><text:s/>86,14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6143.194862130171" table:style-name="ce5">
            <text:p><text:s/>86,143<text:s/></text:p>
          </table:table-cell>
          <table:table-cell office:value-type="float" office:value="0.97164353604655307" table:style-name="ce6">
            <text:p>0.972</text:p>
          </table:table-cell>
          <table:table-cell office:value-type="float" office:value="83700.478462187428" table:style-name="ce5">
            <text:p><text:s/>83,700<text:s/></text:p>
          </table:table-cell>
          <table:table-cell office:value-type="float" office:value="1.0422104825153158" table:style-name="ce6">
            <text:p>1.042</text:p>
          </table:table-cell>
          <table:table-cell office:value-type="float" office:value="87233.516044839154" table:style-name="ce5">
            <text:p><text:s/>87,23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7233.516044839154" table:style-name="ce5">
            <text:p><text:s/>87,234<text:s/></text:p>
          </table:table-cell>
          <table:table-cell office:value-type="float" office:value="0.95718494272997323" table:style-name="ce6">
            <text:p>0.957</text:p>
          </table:table-cell>
          <table:table-cell office:value-type="float" office:value="83498.608059513572" table:style-name="ce5">
            <text:p><text:s/>83,499<text:s/></text:p>
          </table:table-cell>
          <table:table-cell office:value-type="float" office:value="1.0889482409661282" table:style-name="ce6">
            <text:p>1.089</text:p>
          </table:table-cell>
          <table:table-cell office:value-type="float" office:value="90925.662369527461" table:style-name="ce5">
            <text:p><text:s/>90,92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0925.662369527461" table:style-name="ce5">
            <text:p><text:s/>90,926<text:s/></text:p>
          </table:table-cell>
          <table:table-cell office:value-type="float" office:value="0.99036697865720658" table:style-name="ce6">
            <text:p>0.990</text:p>
          </table:table-cell>
          <table:table-cell office:value-type="float" office:value="90049.773523314172" table:style-name="ce5">
            <text:p><text:s/>90,050<text:s/></text:p>
          </table:table-cell>
          <table:table-cell office:value-type="float" office:value="1.050397763668536" table:style-name="ce6">
            <text:p>1.050</text:p>
          </table:table-cell>
          <table:table-cell office:value-type="float" office:value="94588.080727747365" table:style-name="ce5">
            <text:p><text:s/>94,58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4588.080727747365" table:style-name="ce5">
            <text:p><text:s/>94,588<text:s/></text:p>
          </table:table-cell>
          <table:table-cell office:value-type="float" office:value="1.0073165996038869" table:style-name="ce6">
            <text:p>1.007</text:p>
          </table:table-cell>
          <table:table-cell office:value-type="float" office:value="95280.143841732424" table:style-name="ce5">
            <text:p><text:s/>95,280<text:s/></text:p>
          </table:table-cell>
          <table:table-cell office:value-type="float" office:value="1.0611380525664453" table:style-name="ce6">
            <text:p>1.061</text:p>
          </table:table-cell>
          <table:table-cell office:value-type="float" office:value="101105.38628446673" table:style-name="ce5">
            <text:p><text:s/>101,10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305.152832394489" table:style-name="ce5">
            <text:p><text:s/>10,30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0305.152832394489" table:style-name="ce5">
            <text:p><text:s/>10,305<text:s/></text:p>
          </table:table-cell>
          <table:table-cell office:value-type="float" office:value="0.99035120162151402" table:style-name="ce6">
            <text:p>0.990</text:p>
          </table:table-cell>
          <table:table-cell office:value-type="float" office:value="10205.720490455231" table:style-name="ce5">
            <text:p><text:s/>10,206<text:s/></text:p>
          </table:table-cell>
          <table:table-cell office:value-type="float" office:value="1.1693614245368344" table:style-name="ce6">
            <text:p>1.169</text:p>
          </table:table-cell>
          <table:table-cell office:value-type="float" office:value="11934.175851143489" table:style-name="ce5">
            <text:p><text:s/>11,93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1934.175851143489" table:style-name="ce5">
            <text:p><text:s/>11,934<text:s/></text:p>
          </table:table-cell>
          <table:table-cell office:value-type="float" office:value="1.0283439082675274" table:style-name="ce6">
            <text:p>1.028</text:p>
          </table:table-cell>
          <table:table-cell office:value-type="float" office:value="12272.437036716841" table:style-name="ce5">
            <text:p><text:s/>12,272<text:s/></text:p>
          </table:table-cell>
          <table:table-cell office:value-type="float" office:value="1.230881660321459" table:style-name="ce6">
            <text:p>1.231</text:p>
          </table:table-cell>
          <table:table-cell office:value-type="float" office:value="15105.917675944589" table:style-name="ce5">
            <text:p><text:s/>15,10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105.917675944589" table:style-name="ce5">
            <text:p><text:s/>15,106<text:s/></text:p>
          </table:table-cell>
          <table:table-cell office:value-type="float" office:value="1.0125145153417712" table:style-name="ce6">
            <text:p>1.013</text:p>
          </table:table-cell>
          <table:table-cell office:value-type="float" office:value="15294.960914451731" table:style-name="ce5">
            <text:p><text:s/>15,295<text:s/></text:p>
          </table:table-cell>
          <table:table-cell office:value-type="float" office:value="1.0378426826599314" table:style-name="ce6">
            <text:p>1.038</text:p>
          </table:table-cell>
          <table:table-cell office:value-type="float" office:value="15873.763266633381" table:style-name="ce5">
            <text:p><text:s/>15,87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5873.763266633381" table:style-name="ce5">
            <text:p><text:s/>15,874<text:s/></text:p>
          </table:table-cell>
          <table:table-cell office:value-type="float" office:value="1.0009203208627955" table:style-name="ce6">
            <text:p>1.001</text:p>
          </table:table-cell>
          <table:table-cell office:value-type="float" office:value="15888.37222213874" table:style-name="ce5">
            <text:p><text:s/>15,888<text:s/></text:p>
          </table:table-cell>
          <table:table-cell office:value-type="float" office:value="1.0072969024791474" table:style-name="ce6">
            <text:p>1.007</text:p>
          </table:table-cell>
          <table:table-cell office:value-type="float" office:value="16004.30812479608" table:style-name="ce5">
            <text:p><text:s/>16,00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004.30812479608" table:style-name="ce5">
            <text:p><text:s/>16,004<text:s/></text:p>
          </table:table-cell>
          <table:table-cell office:value-type="float" office:value="1.026207180639249" table:style-name="ce6">
            <text:p>1.026</text:p>
          </table:table-cell>
          <table:table-cell office:value-type="float" office:value="16423.73591882881" table:style-name="ce5">
            <text:p><text:s/>16,424<text:s/></text:p>
          </table:table-cell>
          <table:table-cell office:value-type="float" office:value="1.0910576321414596" table:style-name="ce6">
            <text:p>1.091</text:p>
          </table:table-cell>
          <table:table-cell office:value-type="float" office:value="17919.242422513998" table:style-name="ce5">
            <text:p><text:s/>17,91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919.242422513998" table:style-name="ce5">
            <text:p><text:s/>17,919<text:s/></text:p>
          </table:table-cell>
          <table:table-cell office:value-type="float" office:value="1.0224673611232482" table:style-name="ce6">
            <text:p>1.022</text:p>
          </table:table-cell>
          <table:table-cell office:value-type="float" office:value="18321.840513075651" table:style-name="ce5">
            <text:p><text:s/>18,322<text:s/></text:p>
          </table:table-cell>
          <table:table-cell office:value-type="float" office:value="1.0669020330201249" table:style-name="ce6">
            <text:p>1.067</text:p>
          </table:table-cell>
          <table:table-cell office:value-type="float" office:value="19547.608892070901" table:style-name="ce5">
            <text:p><text:s/>19,54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547.608892070901" table:style-name="ce5">
            <text:p><text:s/>19,548<text:s/></text:p>
          </table:table-cell>
          <table:table-cell office:value-type="float" office:value="0.99831798299869923" table:style-name="ce6">
            <text:p>0.998</text:p>
          </table:table-cell>
          <table:table-cell office:value-type="float" office:value="19514.729481579659" table:style-name="ce5">
            <text:p><text:s/>19,515<text:s/></text:p>
          </table:table-cell>
          <table:table-cell office:value-type="float" office:value="1.2269266971806778" table:style-name="ce6">
            <text:p>1.227</text:p>
          </table:table-cell>
          <table:table-cell office:value-type="float" office:value="23943.142589208932" table:style-name="ce5">
            <text:p><text:s/>23,94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943.142589208932" table:style-name="ce5">
            <text:p><text:s/>23,943<text:s/></text:p>
          </table:table-cell>
          <table:table-cell office:value-type="float" office:value="1.064399907944511" table:style-name="ce6">
            <text:p>1.064</text:p>
          </table:table-cell>
          <table:table-cell office:value-type="float" office:value="25485.078767856288" table:style-name="ce5">
            <text:p><text:s/>25,485<text:s/></text:p>
          </table:table-cell>
          <table:table-cell office:value-type="float" office:value="0.91764516037495014" table:style-name="ce6">
            <text:p>0.918</text:p>
          </table:table-cell>
          <table:table-cell office:value-type="float" office:value="23386.259193097721" table:style-name="ce5">
            <text:p><text:s/>23,38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386.259193097721" table:style-name="ce5">
            <text:p><text:s/>23,386<text:s/></text:p>
          </table:table-cell>
          <table:table-cell office:value-type="float" office:value="1.1427962418509185" table:style-name="ce6">
            <text:p>1.143</text:p>
          </table:table-cell>
          <table:table-cell office:value-type="float" office:value="26725.729116823572" table:style-name="ce5">
            <text:p><text:s/>26,726<text:s/></text:p>
          </table:table-cell>
          <table:table-cell office:value-type="float" office:value="0.9874743684428644" table:style-name="ce6">
            <text:p>0.987</text:p>
          </table:table-cell>
          <table:table-cell office:value-type="float" office:value="26390.972480810429" table:style-name="ce5">
            <text:p><text:s/>26,39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6390.972480810429" table:style-name="ce5">
            <text:p><text:s/>26,391<text:s/></text:p>
          </table:table-cell>
          <table:table-cell office:value-type="float" office:value="0.96093982905231456" table:style-name="ce6">
            <text:p>0.961</text:p>
          </table:table-cell>
          <table:table-cell office:value-type="float" office:value="25360.136584234311" table:style-name="ce5">
            <text:p><text:s/>25,360<text:s/></text:p>
          </table:table-cell>
          <table:table-cell office:value-type="float" office:value="1.1823616434119486" table:style-name="ce6">
            <text:p>1.182</text:p>
          </table:table-cell>
          <table:table-cell office:value-type="float" office:value="29984.852768886762" table:style-name="ce5">
            <text:p><text:s/>29,98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9984.852768886762" table:style-name="ce5">
            <text:p><text:s/>29,985<text:s/></text:p>
          </table:table-cell>
          <table:table-cell office:value-type="float" office:value="1.1744601396973806" table:style-name="ce6">
            <text:p>1.174</text:p>
          </table:table-cell>
          <table:table-cell office:value-type="float" office:value="35216.014371752135" table:style-name="ce5">
            <text:p><text:s/>35,216<text:s/></text:p>
          </table:table-cell>
          <table:table-cell office:value-type="float" office:value="0.94966845862424276" table:style-name="ce6">
            <text:p>0.950</text:p>
          </table:table-cell>
          <table:table-cell office:value-type="float" office:value="33443.538087311033" table:style-name="ce5">
            <text:p><text:s/>33,4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443.538087311033" table:style-name="ce5">
            <text:p><text:s/>33,444<text:s/></text:p>
          </table:table-cell>
          <table:table-cell office:value-type="float" office:value="1.0112249200968126" table:style-name="ce6">
            <text:p>1.011</text:p>
          </table:table-cell>
          <table:table-cell office:value-type="float" office:value="33818.939130095809" table:style-name="ce5">
            <text:p><text:s/>33,819<text:s/></text:p>
          </table:table-cell>
          <table:table-cell office:value-type="float" office:value="1.1209158878923704" table:style-name="ce6">
            <text:p>1.121</text:p>
          </table:table-cell>
          <table:table-cell office:value-type="float" office:value="37908.186182589372" table:style-name="ce5">
            <text:p><text:s/>37,90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7908.186182589372" table:style-name="ce5">
            <text:p><text:s/>37,908<text:s/></text:p>
          </table:table-cell>
          <table:table-cell office:value-type="float" office:value="0.96131653949455298" table:style-name="ce6">
            <text:p>0.961</text:p>
          </table:table-cell>
          <table:table-cell office:value-type="float" office:value="36441.76635956204" table:style-name="ce5">
            <text:p><text:s/>36,442<text:s/></text:p>
          </table:table-cell>
          <table:table-cell office:value-type="float" office:value="0.98923931565021761" table:style-name="ce6">
            <text:p>0.989</text:p>
          </table:table-cell>
          <table:table-cell office:value-type="float" office:value="36049.628014618276" table:style-name="ce5">
            <text:p><text:s/>36,05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049.628014618276" table:style-name="ce5">
            <text:p><text:s/>36,050<text:s/></text:p>
          </table:table-cell>
          <table:table-cell office:value-type="float" office:value="0.95183230044930922" table:style-name="ce6">
            <text:p>0.952</text:p>
          </table:table-cell>
          <table:table-cell office:value-type="float" office:value="34313.200363495976" table:style-name="ce5">
            <text:p><text:s/>34,313<text:s/></text:p>
          </table:table-cell>
          <table:table-cell office:value-type="float" office:value="1.101402198787452" table:style-name="ce6">
            <text:p>1.101</text:p>
          </table:table-cell>
          <table:table-cell office:value-type="float" office:value="37792.634327788874" table:style-name="ce5">
            <text:p><text:s/>37,7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7792.634327788874" table:style-name="ce5">
            <text:p><text:s/>37,793<text:s/></text:p>
          </table:table-cell>
          <table:table-cell office:value-type="float" office:value="0.96950393119234435" table:style-name="ce6">
            <text:p>0.970</text:p>
          </table:table-cell>
          <table:table-cell office:value-type="float" office:value="36640.107550906054" table:style-name="ce5">
            <text:p><text:s/>36,640<text:s/></text:p>
          </table:table-cell>
          <table:table-cell office:value-type="float" office:value="1.0152346423050775" table:style-name="ce6">
            <text:p>1.015</text:p>
          </table:table-cell>
          <table:table-cell office:value-type="float" office:value="37198.306483463675" table:style-name="ce5">
            <text:p><text:s/>37,19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7198.306483463675" table:style-name="ce5">
            <text:p><text:s/>37,198<text:s/></text:p>
          </table:table-cell>
          <table:table-cell office:value-type="float" office:value="0.99066641526746191" table:style-name="ce6">
            <text:p>0.991</text:p>
          </table:table-cell>
          <table:table-cell office:value-type="float" office:value="36851.112937993348" table:style-name="ce5">
            <text:p><text:s/>36,851<text:s/></text:p>
          </table:table-cell>
          <table:table-cell office:value-type="float" office:value="1.1269585160026971" table:style-name="ce6">
            <text:p>1.127</text:p>
          </table:table-cell>
          <table:table-cell office:value-type="float" office:value="41529.675549648775" table:style-name="ce5">
            <text:p><text:s/>41,53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082.74384962262" table:style-name="ce5">
            <text:p><text:s/>12,08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082.74384962262" table:style-name="ce5">
            <text:p><text:s/>12,083<text:s/></text:p>
          </table:table-cell>
          <table:table-cell office:value-type="float" office:value="1.024717927704301" table:style-name="ce6">
            <text:p>1.025</text:p>
          </table:table-cell>
          <table:table-cell office:value-type="float" office:value="12381.40423856718" table:style-name="ce5">
            <text:p><text:s/>12,381<text:s/></text:p>
          </table:table-cell>
          <table:table-cell office:value-type="float" office:value="1.064598328589722" table:style-name="ce6">
            <text:p>1.065</text:p>
          </table:table-cell>
          <table:table-cell office:value-type="float" office:value="13181.22225797232" table:style-name="ce5">
            <text:p><text:s/>13,18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181.22225797232" table:style-name="ce5">
            <text:p><text:s/>13,181<text:s/></text:p>
          </table:table-cell>
          <table:table-cell office:value-type="float" office:value="1.0419882006104424" table:style-name="ce6">
            <text:p>1.042</text:p>
          </table:table-cell>
          <table:table-cell office:value-type="float" office:value="13734.67806243089" table:style-name="ce5">
            <text:p><text:s/>13,735<text:s/></text:p>
          </table:table-cell>
          <table:table-cell office:value-type="float" office:value="1.1136874249403586" table:style-name="ce6">
            <text:p>1.114</text:p>
          </table:table-cell>
          <table:table-cell office:value-type="float" office:value="15296.138243733492" table:style-name="ce5">
            <text:p><text:s/>15,29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296.138243733492" table:style-name="ce5">
            <text:p><text:s/>15,296<text:s/></text:p>
          </table:table-cell>
          <table:table-cell office:value-type="float" office:value="1.0187453332167988" table:style-name="ce6">
            <text:p>1.019</text:p>
          </table:table-cell>
          <table:table-cell office:value-type="float" office:value="15582.869452042498" table:style-name="ce5">
            <text:p><text:s/>15,583<text:s/></text:p>
          </table:table-cell>
          <table:table-cell office:value-type="float" office:value="1.1393089887226606" table:style-name="ce6">
            <text:p>1.139</text:p>
          </table:table-cell>
          <table:table-cell office:value-type="float" office:value="17753.70323680378" table:style-name="ce5">
            <text:p><text:s/>17,75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753.70323680378" table:style-name="ce5">
            <text:p><text:s/>17,754<text:s/></text:p>
          </table:table-cell>
          <table:table-cell office:value-type="float" office:value="1.0276985443237256" table:style-name="ce6">
            <text:p>1.028</text:p>
          </table:table-cell>
          <table:table-cell office:value-type="float" office:value="18245.454972818661" table:style-name="ce5">
            <text:p><text:s/>18,245<text:s/></text:p>
          </table:table-cell>
          <table:table-cell office:value-type="float" office:value="1.1099841098282524" table:style-name="ce6">
            <text:p>1.110</text:p>
          </table:table-cell>
          <table:table-cell office:value-type="float" office:value="20252.165096415582" table:style-name="ce5">
            <text:p><text:s/>20,25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252.165096415582" table:style-name="ce5">
            <text:p><text:s/>20,252<text:s/></text:p>
          </table:table-cell>
          <table:table-cell office:value-type="float" office:value="1.0281235046079351" table:style-name="ce6">
            <text:p>1.028</text:p>
          </table:table-cell>
          <table:table-cell office:value-type="float" office:value="20821.726954825288" table:style-name="ce5">
            <text:p><text:s/>20,822<text:s/></text:p>
          </table:table-cell>
          <table:table-cell office:value-type="float" office:value="1.1292946154319286" table:style-name="ce6">
            <text:p>1.129</text:p>
          </table:table-cell>
          <table:table-cell office:value-type="float" office:value="23513.864134078041" table:style-name="ce5">
            <text:p><text:s/>23,51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513.864134078041" table:style-name="ce5">
            <text:p><text:s/>23,514<text:s/></text:p>
          </table:table-cell>
          <table:table-cell office:value-type="float" office:value="1.0398878660664828" table:style-name="ce6">
            <text:p>1.040</text:p>
          </table:table-cell>
          <table:table-cell office:value-type="float" office:value="24451.781997363621" table:style-name="ce5">
            <text:p><text:s/>24,452<text:s/></text:p>
          </table:table-cell>
          <table:table-cell office:value-type="float" office:value="1.0501493300894704" table:style-name="ce6">
            <text:p>1.050</text:p>
          </table:table-cell>
          <table:table-cell office:value-type="float" office:value="25678.022484025176" table:style-name="ce5">
            <text:p><text:s/>25,67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678.022484025176" table:style-name="ce5">
            <text:p><text:s/>25,678<text:s/></text:p>
          </table:table-cell>
          <table:table-cell office:value-type="float" office:value="1.0122675796150995" table:style-name="ce6">
            <text:p>1.012</text:p>
          </table:table-cell>
          <table:table-cell office:value-type="float" office:value="25993.029669206269" table:style-name="ce5">
            <text:p><text:s/>25,993<text:s/></text:p>
          </table:table-cell>
          <table:table-cell office:value-type="float" office:value="1.0589582229493348" table:style-name="ce6">
            <text:p>1.059</text:p>
          </table:table-cell>
          <table:table-cell office:value-type="float" office:value="27525.532507572007" table:style-name="ce5">
            <text:p><text:s/>27,5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525.532507572007" table:style-name="ce5">
            <text:p><text:s/>27,526<text:s/></text:p>
          </table:table-cell>
          <table:table-cell office:value-type="float" office:value="1.0373124948722598" table:style-name="ce6">
            <text:p>1.037</text:p>
          </table:table-cell>
          <table:table-cell office:value-type="float" office:value="28552.578798117007" table:style-name="ce5">
            <text:p><text:s/>28,553<text:s/></text:p>
          </table:table-cell>
          <table:table-cell office:value-type="float" office:value="1.1259645120360233" table:style-name="ce6">
            <text:p>1.126</text:p>
          </table:table-cell>
          <table:table-cell office:value-type="float" office:value="32149.190453791918" table:style-name="ce5">
            <text:p><text:s/>32,14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2149.190453791918" table:style-name="ce5">
            <text:p><text:s/>32,149<text:s/></text:p>
          </table:table-cell>
          <table:table-cell office:value-type="float" office:value="1.0461457253051814" table:style-name="ce6">
            <text:p>1.046</text:p>
          </table:table-cell>
          <table:table-cell office:value-type="float" office:value="33632.73816525656" table:style-name="ce5">
            <text:p><text:s/>33,633<text:s/></text:p>
          </table:table-cell>
          <table:table-cell office:value-type="float" office:value="1.0823687332148217" table:style-name="ce6">
            <text:p>1.082</text:p>
          </table:table-cell>
          <table:table-cell office:value-type="float" office:value="36403.024202474531" table:style-name="ce5">
            <text:p><text:s/>36,40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6403.024202474531" table:style-name="ce5">
            <text:p><text:s/>36,403<text:s/></text:p>
          </table:table-cell>
          <table:table-cell office:value-type="float" office:value="1.0087347420910699" table:style-name="ce6">
            <text:p>1.009</text:p>
          </table:table-cell>
          <table:table-cell office:value-type="float" office:value="36720.995230218126" table:style-name="ce5">
            <text:p><text:s/>36,721<text:s/></text:p>
          </table:table-cell>
          <table:table-cell office:value-type="float" office:value="1.1235270426179187" table:style-name="ce6">
            <text:p>1.124</text:p>
          </table:table-cell>
          <table:table-cell office:value-type="float" office:value="41257.031172993666" table:style-name="ce5">
            <text:p><text:s/>41,25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1257.031172993666" table:style-name="ce5">
            <text:p><text:s/>41,257<text:s/></text:p>
          </table:table-cell>
          <table:table-cell office:value-type="float" office:value="1.032723175827335" table:style-name="ce6">
            <text:p>1.033</text:p>
          </table:table-cell>
          <table:table-cell office:value-type="float" office:value="42607.092258181379" table:style-name="ce5">
            <text:p><text:s/>42,607<text:s/></text:p>
          </table:table-cell>
          <table:table-cell office:value-type="float" office:value="1.0773746349217583" table:style-name="ce6">
            <text:p>1.077</text:p>
          </table:table-cell>
          <table:table-cell office:value-type="float" office:value="45903.80046673584" table:style-name="ce5">
            <text:p><text:s/>45,90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5903.80046673584" table:style-name="ce5">
            <text:p><text:s/>45,904<text:s/></text:p>
          </table:table-cell>
          <table:table-cell office:value-type="float" office:value="1.0111563855189933" table:style-name="ce6">
            <text:p>1.011</text:p>
          </table:table-cell>
          <table:table-cell office:value-type="float" office:value="46415.920961529693" table:style-name="ce5">
            <text:p><text:s/>46,416<text:s/></text:p>
          </table:table-cell>
          <table:table-cell office:value-type="float" office:value="1.0391910292918414" table:style-name="ce6">
            <text:p>1.039</text:p>
          </table:table-cell>
          <table:table-cell office:value-type="float" office:value="48235.008679540799" table:style-name="ce5">
            <text:p><text:s/>48,23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8235.008679540799" table:style-name="ce5">
            <text:p><text:s/>48,235<text:s/></text:p>
          </table:table-cell>
          <table:table-cell office:value-type="float" office:value="0.97975958533766117" table:style-name="ce6">
            <text:p>0.980</text:p>
          </table:table-cell>
          <table:table-cell office:value-type="float" office:value="47258.712102625381" table:style-name="ce5">
            <text:p><text:s/>47,259<text:s/></text:p>
          </table:table-cell>
          <table:table-cell office:value-type="float" office:value="1.0830571920595662" table:style-name="ce6">
            <text:p>1.083</text:p>
          </table:table-cell>
          <table:table-cell office:value-type="float" office:value="51183.888030220878" table:style-name="ce5">
            <text:p><text:s/>51,18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1183.888030220878" table:style-name="ce5">
            <text:p><text:s/>51,184<text:s/></text:p>
          </table:table-cell>
          <table:table-cell office:value-type="float" office:value="0.96095489398884049" table:style-name="ce6">
            <text:p>0.961</text:p>
          </table:table-cell>
          <table:table-cell office:value-type="float" office:value="49185.407696017588" table:style-name="ce5">
            <text:p><text:s/>49,185<text:s/></text:p>
          </table:table-cell>
          <table:table-cell office:value-type="float" office:value="1.0802599903231185" table:style-name="ce6">
            <text:p>1.080</text:p>
          </table:table-cell>
          <table:table-cell office:value-type="float" office:value="53133.028041738595" table:style-name="ce5">
            <text:p><text:s/>53,13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3133.028041738595" table:style-name="ce5">
            <text:p><text:s/>53,133<text:s/></text:p>
          </table:table-cell>
          <table:table-cell office:value-type="float" office:value="1.0052065154361656" table:style-name="ce6">
            <text:p>1.005</text:p>
          </table:table-cell>
          <table:table-cell office:value-type="float" office:value="53409.665972408126" table:style-name="ce5">
            <text:p><text:s/>53,410<text:s/></text:p>
          </table:table-cell>
          <table:table-cell office:value-type="float" office:value="1.0745203737827478" table:style-name="ce6">
            <text:p>1.075</text:p>
          </table:table-cell>
          <table:table-cell office:value-type="float" office:value="57389.774244283682" table:style-name="ce5">
            <text:p><text:s/>57,39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7389.774244283682" table:style-name="ce5">
            <text:p><text:s/>57,390<text:s/></text:p>
          </table:table-cell>
          <table:table-cell office:value-type="float" office:value="1.0181087427706497" table:style-name="ce6">
            <text:p>1.018</text:p>
          </table:table-cell>
          <table:table-cell office:value-type="float" office:value="58429.030903739076" table:style-name="ce5">
            <text:p><text:s/>58,429<text:s/></text:p>
          </table:table-cell>
          <table:table-cell office:value-type="float" office:value="1.0196251728523107" table:style-name="ce6">
            <text:p>1.020</text:p>
          </table:table-cell>
          <table:table-cell office:value-type="float" office:value="59575.710734817963" table:style-name="ce5">
            <text:p><text:s/>59,57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3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49.10161447637995" table:style-name="ce5">
            <text:p><text:s/>84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49.10161447637995" table:style-name="ce5">
            <text:p><text:s/>849<text:s/></text:p>
          </table:table-cell>
          <table:table-cell office:value-type="float" office:value="1.1930293265872474" table:style-name="ce6">
            <text:p>1.193</text:p>
          </table:table-cell>
          <table:table-cell office:value-type="float" office:value="1013.0031273229" table:style-name="ce5">
            <text:p><text:s/>1,013<text:s/></text:p>
          </table:table-cell>
          <table:table-cell office:value-type="float" office:value="1.2156550377702486" table:style-name="ce6">
            <text:p>1.216</text:p>
          </table:table-cell>
          <table:table-cell office:value-type="float" office:value="1231.4623550071001" table:style-name="ce5">
            <text:p><text:s/>1,23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31.4623550071001" table:style-name="ce5">
            <text:p><text:s/>1,231<text:s/></text:p>
          </table:table-cell>
          <table:table-cell office:value-type="float" office:value="1.0192417907425708" table:style-name="ce6">
            <text:p>1.019</text:p>
          </table:table-cell>
          <table:table-cell office:value-type="float" office:value="1255.1578959495" table:style-name="ce5">
            <text:p><text:s/>1,255<text:s/></text:p>
          </table:table-cell>
          <table:table-cell office:value-type="float" office:value="1.0646937741211222" table:style-name="ce6">
            <text:p>1.065</text:p>
          </table:table-cell>
          <table:table-cell office:value-type="float" office:value="1336.3587973563999" table:style-name="ce5">
            <text:p><text:s/>1,33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36.3587973563999" table:style-name="ce5">
            <text:p><text:s/>1,336<text:s/></text:p>
          </table:table-cell>
          <table:table-cell office:value-type="float" office:value="0.91005305617040599" table:style-name="ce6">
            <text:p>0.910</text:p>
          </table:table-cell>
          <table:table-cell office:value-type="float" office:value="1216.1574076744" table:style-name="ce5">
            <text:p><text:s/>1,216<text:s/></text:p>
          </table:table-cell>
          <table:table-cell office:value-type="float" office:value="1.0359271247078552" table:style-name="ce6">
            <text:p>1.036</text:p>
          </table:table-cell>
          <table:table-cell office:value-type="float" office:value="1259.8504465243002" table:style-name="ce5">
            <text:p><text:s/>1,26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59.8504465243002" table:style-name="ce5">
            <text:p><text:s/>1,260<text:s/></text:p>
          </table:table-cell>
          <table:table-cell office:value-type="float" office:value="1.1001076237988754" table:style-name="ce6">
            <text:p>1.100</text:p>
          </table:table-cell>
          <table:table-cell office:value-type="float" office:value="1385.9710810678" table:style-name="ce5">
            <text:p><text:s/>1,386<text:s/></text:p>
          </table:table-cell>
          <table:table-cell office:value-type="float" office:value="1.0537365684287006" table:style-name="ce6">
            <text:p>1.054</text:p>
          </table:table-cell>
          <table:table-cell office:value-type="float" office:value="1460.4484109058001" table:style-name="ce5">
            <text:p><text:s/>1,46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60.4484109058001" table:style-name="ce5">
            <text:p><text:s/>1,460<text:s/></text:p>
          </table:table-cell>
          <table:table-cell office:value-type="float" office:value="0.9438401065291101" table:style-name="ce6">
            <text:p>0.944</text:p>
          </table:table-cell>
          <table:table-cell office:value-type="float" office:value="1378.4297837295999" table:style-name="ce5">
            <text:p><text:s/>1,378<text:s/></text:p>
          </table:table-cell>
          <table:table-cell office:value-type="float" office:value="1.0055433282618327" table:style-name="ce6">
            <text:p>1.006</text:p>
          </table:table-cell>
          <table:table-cell office:value-type="float" office:value="1386.0708725067" table:style-name="ce5">
            <text:p><text:s/>1,38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86.0708725067" table:style-name="ce5">
            <text:p><text:s/>1,386<text:s/></text:p>
          </table:table-cell>
          <table:table-cell office:value-type="float" office:value="0.98989527435226277" table:style-name="ce6">
            <text:p>0.990</text:p>
          </table:table-cell>
          <table:table-cell office:value-type="float" office:value="1372.0650066117" table:style-name="ce5">
            <text:p><text:s/>1,372<text:s/></text:p>
          </table:table-cell>
          <table:table-cell office:value-type="float" office:value="1.1447335659324194" table:style-name="ce6">
            <text:p>1.145</text:p>
          </table:table-cell>
          <table:table-cell office:value-type="float" office:value="1570.6488677097002" table:style-name="ce5">
            <text:p><text:s/>1,57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70.6488677097002" table:style-name="ce5">
            <text:p><text:s/>1,571<text:s/></text:p>
          </table:table-cell>
          <table:table-cell office:value-type="float" office:value="1.0536090815309858" table:style-name="ce6">
            <text:p>1.054</text:p>
          </table:table-cell>
          <table:table-cell office:value-type="float" office:value="1654.8499109152999" table:style-name="ce5">
            <text:p><text:s/>1,655<text:s/></text:p>
          </table:table-cell>
          <table:table-cell office:value-type="float" office:value="1.099214164420258" table:style-name="ce6">
            <text:p>1.099</text:p>
          </table:table-cell>
          <table:table-cell office:value-type="float" office:value="1819.0344620676999" table:style-name="ce5">
            <text:p><text:s/>1,81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19.0344620676999" table:style-name="ce5">
            <text:p><text:s/>1,819<text:s/></text:p>
          </table:table-cell>
          <table:table-cell office:value-type="float" office:value="0.89916234365994485" table:style-name="ce6">
            <text:p>0.899</text:p>
          </table:table-cell>
          <table:table-cell office:value-type="float" office:value="1635.6072901110001" table:style-name="ce5">
            <text:p><text:s/>1,636<text:s/></text:p>
          </table:table-cell>
          <table:table-cell office:value-type="float" office:value="1.0269014453563323" table:style-name="ce6">
            <text:p>1.027</text:p>
          </table:table-cell>
          <table:table-cell office:value-type="float" office:value="1679.6074902503399" table:style-name="ce5">
            <text:p><text:s/>1,68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79.6074902503399" table:style-name="ce5">
            <text:p><text:s/>1,680<text:s/></text:p>
          </table:table-cell>
          <table:table-cell office:value-type="float" office:value="1.094540403183462" table:style-name="ce6">
            <text:p>1.095</text:p>
          </table:table-cell>
          <table:table-cell office:value-type="float" office:value="1838.39825956857" table:style-name="ce5">
            <text:p><text:s/>1,838<text:s/></text:p>
          </table:table-cell>
          <table:table-cell office:value-type="float" office:value="1.0651471988074643" table:style-name="ce6">
            <text:p>1.065</text:p>
          </table:table-cell>
          <table:table-cell office:value-type="float" office:value="1958.1647564719801" table:style-name="ce5">
            <text:p><text:s/>1,95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958.1647564719801" table:style-name="ce5">
            <text:p><text:s/>1,958<text:s/></text:p>
          </table:table-cell>
          <table:table-cell office:value-type="float" office:value="0.84011415084969121" table:style-name="ce6">
            <text:p>0.840</text:p>
          </table:table-cell>
          <table:table-cell office:value-type="float" office:value="1645.08192160725" table:style-name="ce5">
            <text:p><text:s/>1,645<text:s/></text:p>
          </table:table-cell>
          <table:table-cell office:value-type="float" office:value="1.1612980073982175" table:style-name="ce6">
            <text:p>1.161</text:p>
          </table:table-cell>
          <table:table-cell office:value-type="float" office:value="1910.43035756933" table:style-name="ce5">
            <text:p><text:s/>1,91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910.43035756933" table:style-name="ce5">
            <text:p><text:s/>1,910<text:s/></text:p>
          </table:table-cell>
          <table:table-cell office:value-type="float" office:value="1.0625678349669452" table:style-name="ce6">
            <text:p>1.063</text:p>
          </table:table-cell>
          <table:table-cell office:value-type="float" office:value="2029.96184889757" table:style-name="ce5">
            <text:p><text:s/>2,030<text:s/></text:p>
          </table:table-cell>
          <table:table-cell office:value-type="float" office:value="1.0588946927704663" table:style-name="ce6">
            <text:p>1.059</text:p>
          </table:table-cell>
          <table:table-cell office:value-type="float" office:value="2149.5158283241599" table:style-name="ce5">
            <text:p><text:s/>2,15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49.5158283241599" table:style-name="ce5">
            <text:p><text:s/>2,150<text:s/></text:p>
          </table:table-cell>
          <table:table-cell office:value-type="float" office:value="1.0628489212161907" table:style-name="ce6">
            <text:p>1.063</text:p>
          </table:table-cell>
          <table:table-cell office:value-type="float" office:value="2284.6105792714602" table:style-name="ce5">
            <text:p><text:s/>2,285<text:s/></text:p>
          </table:table-cell>
          <table:table-cell office:value-type="float" office:value="0.99632463100926905" table:style-name="ce6">
            <text:p>0.996</text:p>
          </table:table-cell>
          <table:table-cell office:value-type="float" office:value="2276.2137923925097" table:style-name="ce5">
            <text:p><text:s/>2,27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276.2137923925097" table:style-name="ce5">
            <text:p><text:s/>2,276<text:s/></text:p>
          </table:table-cell>
          <table:table-cell office:value-type="float" office:value="0.98283876426033279" table:style-name="ce6">
            <text:p>0.983</text:p>
          </table:table-cell>
          <table:table-cell office:value-type="float" office:value="2237.1511509073803" table:style-name="ce5">
            <text:p><text:s/>2,237<text:s/></text:p>
          </table:table-cell>
          <table:table-cell office:value-type="float" office:value="1.0964084769878202" table:style-name="ce6">
            <text:p>1.096</text:p>
          </table:table-cell>
          <table:table-cell office:value-type="float" office:value="2452.8314861579097" table:style-name="ce5">
            <text:p><text:s/>2,45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52.8314861579097" table:style-name="ce5">
            <text:p><text:s/>2,453<text:s/></text:p>
          </table:table-cell>
          <table:table-cell office:value-type="float" office:value="0.9682319193612906" table:style-name="ce6">
            <text:p>0.968</text:p>
          </table:table-cell>
          <table:table-cell office:value-type="float" office:value="2374.9097377124799" table:style-name="ce5">
            <text:p><text:s/>2,375<text:s/></text:p>
          </table:table-cell>
          <table:table-cell office:value-type="float" office:value="1.1630018138802445" table:style-name="ce6">
            <text:p>1.163</text:p>
          </table:table-cell>
          <table:table-cell office:value-type="float" office:value="2762.0243327614699" table:style-name="ce5">
            <text:p><text:s/>2,76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762.0243327614699" table:style-name="ce5">
            <text:p><text:s/>2,762<text:s/></text:p>
          </table:table-cell>
          <table:table-cell office:value-type="float" office:value="1.0862492730298452" table:style-name="ce6">
            <text:p>1.086</text:p>
          </table:table-cell>
          <table:table-cell office:value-type="float" office:value="3000.2469235528897" table:style-name="ce5">
            <text:p><text:s/>3,000<text:s/></text:p>
          </table:table-cell>
          <table:table-cell office:value-type="float" office:value="1.0389714456834236" table:style-name="ce6">
            <text:p>1.039</text:p>
          </table:table-cell>
          <table:table-cell office:value-type="float" office:value="3117.1708835709901" table:style-name="ce5">
            <text:p><text:s/>3,11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117.1708835709901" table:style-name="ce5">
            <text:p><text:s/>3,117<text:s/></text:p>
          </table:table-cell>
          <table:table-cell office:value-type="float" office:value="1.1733223301639137" table:style-name="ce6">
            <text:p>1.173</text:p>
          </table:table-cell>
          <table:table-cell office:value-type="float" office:value="3657.4462046306198" table:style-name="ce5">
            <text:p><text:s/>3,657<text:s/></text:p>
          </table:table-cell>
          <table:table-cell office:value-type="float" office:value="1.0492926445325523" table:style-name="ce6">
            <text:p>1.049</text:p>
          </table:table-cell>
          <table:table-cell office:value-type="float" office:value="3837.7314002924099" table:style-name="ce5">
            <text:p><text:s/>3,83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6.13980118755001" table:style-name="ce5">
            <text:p><text:s/>29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96.13980118755001" table:style-name="ce5">
            <text:p><text:s/>296<text:s/></text:p>
          </table:table-cell>
          <table:table-cell office:value-type="float" office:value="1.1651800582647467" table:style-name="ce6">
            <text:p>1.165</text:p>
          </table:table-cell>
          <table:table-cell office:value-type="float" office:value="345.05619080221999" table:style-name="ce5">
            <text:p><text:s/>345<text:s/></text:p>
          </table:table-cell>
          <table:table-cell office:value-type="float" office:value="1.0925585311176642" table:style-name="ce6">
            <text:p>1.093</text:p>
          </table:table-cell>
          <table:table-cell office:value-type="float" office:value="376.99408497592998" table:style-name="ce5">
            <text:p><text:s/>37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76.99408497592998" table:style-name="ce5">
            <text:p><text:s/>377<text:s/></text:p>
          </table:table-cell>
          <table:table-cell office:value-type="float" office:value="1.0320520399393573" table:style-name="ce6">
            <text:p>1.032</text:p>
          </table:table-cell>
          <table:table-cell office:value-type="float" office:value="389.07751444448002" table:style-name="ce5">
            <text:p><text:s/>389<text:s/></text:p>
          </table:table-cell>
          <table:table-cell office:value-type="float" office:value="1.1234694377009418" table:style-name="ce6">
            <text:p>1.123</text:p>
          </table:table-cell>
          <table:table-cell office:value-type="float" office:value="437.11669637502001" table:style-name="ce5">
            <text:p><text:s/>43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37.11669637502001" table:style-name="ce5">
            <text:p><text:s/>437<text:s/></text:p>
          </table:table-cell>
          <table:table-cell office:value-type="float" office:value="0.86736347012544979" table:style-name="ce6">
            <text:p>0.867</text:p>
          </table:table-cell>
          <table:table-cell office:value-type="float" office:value="379.13905461760999" table:style-name="ce5">
            <text:p><text:s/>379<text:s/></text:p>
          </table:table-cell>
          <table:table-cell office:value-type="float" office:value="1.0276544588727343" table:style-name="ce6">
            <text:p>1.028</text:p>
          </table:table-cell>
          <table:table-cell office:value-type="float" office:value="389.62394001057999" table:style-name="ce5">
            <text:p><text:s/>39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89.62394001057999" table:style-name="ce5">
            <text:p><text:s/>390<text:s/></text:p>
          </table:table-cell>
          <table:table-cell office:value-type="float" office:value="1.1145811992061314" table:style-name="ce6">
            <text:p>1.115</text:p>
          </table:table-cell>
          <table:table-cell office:value-type="float" office:value="434.26751829641" table:style-name="ce5">
            <text:p><text:s/>434<text:s/></text:p>
          </table:table-cell>
          <table:table-cell office:value-type="float" office:value="1.0580941974886096" table:style-name="ce6">
            <text:p>1.058</text:p>
          </table:table-cell>
          <table:table-cell office:value-type="float" office:value="459.49594126721001" table:style-name="ce5">
            <text:p><text:s/>45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59.49594126721001" table:style-name="ce5">
            <text:p><text:s/>459<text:s/></text:p>
          </table:table-cell>
          <table:table-cell office:value-type="float" office:value="0.97473935341330875" table:style-name="ce6">
            <text:p>0.975</text:p>
          </table:table-cell>
          <table:table-cell office:value-type="float" office:value="447.88877668684" table:style-name="ce5">
            <text:p><text:s/>448<text:s/></text:p>
          </table:table-cell>
          <table:table-cell office:value-type="float" office:value="1.1090181008741153" table:style-name="ce6">
            <text:p>1.109</text:p>
          </table:table-cell>
          <table:table-cell office:value-type="float" office:value="496.71676052407003" table:style-name="ce5">
            <text:p><text:s/>49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96.71676052407003" table:style-name="ce5">
            <text:p><text:s/>497<text:s/></text:p>
          </table:table-cell>
          <table:table-cell office:value-type="float" office:value="0.98961763977940076" table:style-name="ce6">
            <text:p>0.990</text:p>
          </table:table-cell>
          <table:table-cell office:value-type="float" office:value="491.55966818870002" table:style-name="ce5">
            <text:p><text:s/>492<text:s/></text:p>
          </table:table-cell>
          <table:table-cell office:value-type="float" office:value="1.1281266243351409" table:style-name="ce6">
            <text:p>1.128</text:p>
          </table:table-cell>
          <table:table-cell office:value-type="float" office:value="554.54154913302" table:style-name="ce5">
            <text:p><text:s/>55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54.54154913302" table:style-name="ce5">
            <text:p><text:s/>555<text:s/></text:p>
          </table:table-cell>
          <table:table-cell office:value-type="float" office:value="1.0578945492987737" table:style-name="ce6">
            <text:p>1.058</text:p>
          </table:table-cell>
          <table:table-cell office:value-type="float" office:value="586.64648218752006" table:style-name="ce5">
            <text:p><text:s/>587<text:s/></text:p>
          </table:table-cell>
          <table:table-cell office:value-type="float" office:value="0.96866469537685895" table:style-name="ce6">
            <text:p>0.969</text:p>
          </table:table-cell>
          <table:table-cell office:value-type="float" office:value="568.26373596207998" table:style-name="ce5">
            <text:p><text:s/>56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68.26373596207998" table:style-name="ce5">
            <text:p><text:s/>568<text:s/></text:p>
          </table:table-cell>
          <table:table-cell office:value-type="float" office:value="0.84434113787791909" table:style-name="ce6">
            <text:p>0.844</text:p>
          </table:table-cell>
          <table:table-cell office:value-type="float" office:value="479.80844943698003" table:style-name="ce5">
            <text:p><text:s/>480<text:s/></text:p>
          </table:table-cell>
          <table:table-cell office:value-type="float" office:value="1.1066616406759877" table:style-name="ce6">
            <text:p>1.107</text:p>
          </table:table-cell>
          <table:table-cell office:value-type="float" office:value="530.98560586412998" table:style-name="ce5">
            <text:p><text:s/>53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30.98560586412998" table:style-name="ce5">
            <text:p><text:s/>531<text:s/></text:p>
          </table:table-cell>
          <table:table-cell office:value-type="float" office:value="1.0640506198396507" table:style-name="ce6">
            <text:p>1.064</text:p>
          </table:table-cell>
          <table:table-cell office:value-type="float" office:value="564.99556304565999" table:style-name="ce5">
            <text:p><text:s/>565<text:s/></text:p>
          </table:table-cell>
          <table:table-cell office:value-type="float" office:value="1.1076078378704837" table:style-name="ce6">
            <text:p>1.108</text:p>
          </table:table-cell>
          <table:table-cell office:value-type="float" office:value="625.79351399142001" table:style-name="ce5">
            <text:p><text:s/>62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25.79351399142001" table:style-name="ce5">
            <text:p><text:s/>626<text:s/></text:p>
          </table:table-cell>
          <table:table-cell office:value-type="float" office:value="0.88258338167776618" table:style-name="ce6">
            <text:p>0.883</text:p>
          </table:table-cell>
          <table:table-cell office:value-type="float" office:value="552.31495581056004" table:style-name="ce5">
            <text:p><text:s/>552<text:s/></text:p>
          </table:table-cell>
          <table:table-cell office:value-type="float" office:value="1.1017750509517439" table:style-name="ce6">
            <text:p>1.102</text:p>
          </table:table-cell>
          <table:table-cell office:value-type="float" office:value="608.52683857958993" table:style-name="ce5">
            <text:p><text:s/>60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08.52683857958993" table:style-name="ce5">
            <text:p><text:s/>609<text:s/></text:p>
          </table:table-cell>
          <table:table-cell office:value-type="float" office:value="1.0500167462846739" table:style-name="ce6">
            <text:p>1.050</text:p>
          </table:table-cell>
          <table:table-cell office:value-type="float" office:value="638.96337107223997" table:style-name="ce5">
            <text:p><text:s/>639<text:s/></text:p>
          </table:table-cell>
          <table:table-cell office:value-type="float" office:value="1.0401568567711827" table:style-name="ce6">
            <text:p>1.040</text:p>
          </table:table-cell>
          <table:table-cell office:value-type="float" office:value="664.62213164642003" table:style-name="ce5">
            <text:p><text:s/>66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64.62213164642003" table:style-name="ce5">
            <text:p><text:s/>665<text:s/></text:p>
          </table:table-cell>
          <table:table-cell office:value-type="float" office:value="1.0498126910341632" table:style-name="ce6">
            <text:p>1.050</text:p>
          </table:table-cell>
          <table:table-cell office:value-type="float" office:value="697.72874854458996" table:style-name="ce5">
            <text:p><text:s/>698<text:s/></text:p>
          </table:table-cell>
          <table:table-cell office:value-type="float" office:value="1.0540761752089949" table:style-name="ce6">
            <text:p>1.054</text:p>
          </table:table-cell>
          <table:table-cell office:value-type="float" office:value="735.45925059923991" table:style-name="ce5">
            <text:p><text:s/>73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35.45925059923991" table:style-name="ce5">
            <text:p><text:s/>735<text:s/></text:p>
          </table:table-cell>
          <table:table-cell office:value-type="float" office:value="1.0126635225570166" table:style-name="ce6">
            <text:p>1.013</text:p>
          </table:table-cell>
          <table:table-cell office:value-type="float" office:value="744.77275540896994" table:style-name="ce5">
            <text:p><text:s/>745<text:s/></text:p>
          </table:table-cell>
          <table:table-cell office:value-type="float" office:value="1.0932141383036202" table:style-name="ce6">
            <text:p>1.093</text:p>
          </table:table-cell>
          <table:table-cell office:value-type="float" office:value="814.19610603643002" table:style-name="ce5">
            <text:p><text:s/>81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14.19610603643002" table:style-name="ce5">
            <text:p><text:s/>814<text:s/></text:p>
          </table:table-cell>
          <table:table-cell office:value-type="float" office:value="0.99746375858174685" table:style-name="ce6">
            <text:p>0.997</text:p>
          </table:table-cell>
          <table:table-cell office:value-type="float" office:value="812.13110814971992" table:style-name="ce5">
            <text:p><text:s/>812<text:s/></text:p>
          </table:table-cell>
          <table:table-cell office:value-type="float" office:value="1.1031672970066846" table:style-name="ce6">
            <text:p>1.103</text:p>
          </table:table-cell>
          <table:table-cell office:value-type="float" office:value="895.91647939257007" table:style-name="ce5">
            <text:p><text:s/>89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95.91647939257007" table:style-name="ce5">
            <text:p><text:s/>896<text:s/></text:p>
          </table:table-cell>
          <table:table-cell office:value-type="float" office:value="1.0683815419499672" table:style-name="ce6">
            <text:p>1.068</text:p>
          </table:table-cell>
          <table:table-cell office:value-type="float" office:value="957.18062971181996" table:style-name="ce5">
            <text:p><text:s/>957<text:s/></text:p>
          </table:table-cell>
          <table:table-cell office:value-type="float" office:value="0.99939637423453298" table:style-name="ce6">
            <text:p>0.999</text:p>
          </table:table-cell>
          <table:table-cell office:value-type="float" office:value="956.60285082151995" table:style-name="ce5">
            <text:p><text:s/>95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56.60285082151995" table:style-name="ce5">
            <text:p><text:s/>957<text:s/></text:p>
          </table:table-cell>
          <table:table-cell office:value-type="float" office:value="1.1708176988452939" table:style-name="ce6">
            <text:p>1.171</text:p>
          </table:table-cell>
          <table:table-cell office:value-type="float" office:value="1120.0075485077" table:style-name="ce5">
            <text:p><text:s/>1,120<text:s/></text:p>
          </table:table-cell>
          <table:table-cell office:value-type="float" office:value="1.1079926634696322" table:style-name="ce6">
            <text:p>1.108</text:p>
          </table:table-cell>
          <table:table-cell office:value-type="float" office:value="1240.9601467771399" table:style-name="ce5">
            <text:p><text:s/>1,24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52.96181328883006" table:style-name="ce5">
            <text:p><text:s/>55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52.96181328883006" table:style-name="ce5">
            <text:p><text:s/>553<text:s/></text:p>
          </table:table-cell>
          <table:table-cell office:value-type="float" office:value="1.2079440577423555" table:style-name="ce6">
            <text:p>1.208</text:p>
          </table:table-cell>
          <table:table-cell office:value-type="float" office:value="667.94693652068008" table:style-name="ce5">
            <text:p><text:s/>668<text:s/></text:p>
          </table:table-cell>
          <table:table-cell office:value-type="float" office:value="1.2792457354203544" table:style-name="ce6">
            <text:p>1.279</text:p>
          </table:table-cell>
          <table:table-cell office:value-type="float" office:value="854.46827003117016" table:style-name="ce5">
            <text:p><text:s/>85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54.46827003117016" table:style-name="ce5">
            <text:p><text:s/>854<text:s/></text:p>
          </table:table-cell>
          <table:table-cell office:value-type="float" office:value="1.0135898685546585" table:style-name="ce6">
            <text:p>1.014</text:p>
          </table:table-cell>
          <table:table-cell office:value-type="float" office:value="866.08038150502011" table:style-name="ce5">
            <text:p><text:s/>866<text:s/></text:p>
          </table:table-cell>
          <table:table-cell office:value-type="float" office:value="1.0382894246129135" table:style-name="ce6">
            <text:p>1.038</text:p>
          </table:table-cell>
          <table:table-cell office:value-type="float" office:value="899.24210098137996" table:style-name="ce5">
            <text:p><text:s/>89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99.24210098137996" table:style-name="ce5">
            <text:p><text:s/>899<text:s/></text:p>
          </table:table-cell>
          <table:table-cell office:value-type="float" office:value="0.93080423185626815" table:style-name="ce6">
            <text:p>0.931</text:p>
          </table:table-cell>
          <table:table-cell office:value-type="float" office:value="837.01835305679015" table:style-name="ce5">
            <text:p><text:s/>837<text:s/></text:p>
          </table:table-cell>
          <table:table-cell office:value-type="float" office:value="1.039674343263387" table:style-name="ce6">
            <text:p>1.040</text:p>
          </table:table-cell>
          <table:table-cell office:value-type="float" office:value="870.22650651371998" table:style-name="ce5">
            <text:p><text:s/>87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70.22650651371998" table:style-name="ce5">
            <text:p><text:s/>870<text:s/></text:p>
          </table:table-cell>
          <table:table-cell office:value-type="float" office:value="1.0936274126883141" table:style-name="ce6">
            <text:p>1.094</text:p>
          </table:table-cell>
          <table:table-cell office:value-type="float" office:value="951.70356277139001" table:style-name="ce5">
            <text:p><text:s/>952<text:s/></text:p>
          </table:table-cell>
          <table:table-cell office:value-type="float" office:value="1.0517481585587278" table:style-name="ce6">
            <text:p>1.052</text:p>
          </table:table-cell>
          <table:table-cell office:value-type="float" office:value="1000.9524696385901" table:style-name="ce5">
            <text:p><text:s/>1,00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00.9524696385901" table:style-name="ce5">
            <text:p><text:s/>1,001<text:s/></text:p>
          </table:table-cell>
          <table:table-cell office:value-type="float" office:value="0.9296555383681171" table:style-name="ce6">
            <text:p>0.930</text:p>
          </table:table-cell>
          <table:table-cell office:value-type="float" office:value="930.54100704275993" table:style-name="ce5">
            <text:p><text:s/>931<text:s/></text:p>
          </table:table-cell>
          <table:table-cell office:value-type="float" office:value="0.95573876406476599" table:style-name="ce6">
            <text:p>0.956</text:p>
          </table:table-cell>
          <table:table-cell office:value-type="float" office:value="889.35411198263" table:style-name="ce5">
            <text:p><text:s/>88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89.35411198263" table:style-name="ce5">
            <text:p><text:s/>889<text:s/></text:p>
          </table:table-cell>
          <table:table-cell office:value-type="float" office:value="0.99005033715996049" table:style-name="ce6">
            <text:p>0.990</text:p>
          </table:table-cell>
          <table:table-cell office:value-type="float" office:value="880.50533842300013" table:style-name="ce5">
            <text:p><text:s/>881<text:s/></text:p>
          </table:table-cell>
          <table:table-cell office:value-type="float" office:value="1.1540047223297309" table:style-name="ce6">
            <text:p>1.154</text:p>
          </table:table-cell>
          <table:table-cell office:value-type="float" office:value="1016.1073185766801" table:style-name="ce5">
            <text:p><text:s/>1,01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16.1073185766801" table:style-name="ce5">
            <text:p><text:s/>1,016<text:s/></text:p>
          </table:table-cell>
          <table:table-cell office:value-type="float" office:value="1.0512702833634482" table:style-name="ce6">
            <text:p>1.051</text:p>
          </table:table-cell>
          <table:table-cell office:value-type="float" office:value="1068.20342872778" table:style-name="ce5">
            <text:p><text:s/>1,068<text:s/></text:p>
          </table:table-cell>
          <table:table-cell office:value-type="float" office:value="1.1709106079122737" table:style-name="ce6">
            <text:p>1.171</text:p>
          </table:table-cell>
          <table:table-cell office:value-type="float" office:value="1250.7707261056198" table:style-name="ce5">
            <text:p><text:s/>1,25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50.7707261056198" table:style-name="ce5">
            <text:p><text:s/>1,251<text:s/></text:p>
          </table:table-cell>
          <table:table-cell office:value-type="float" office:value="0.92406930906729579" table:style-name="ce6">
            <text:p>0.924</text:p>
          </table:table-cell>
          <table:table-cell office:value-type="float" office:value="1155.7988406740201" table:style-name="ce5">
            <text:p><text:s/>1,156<text:s/></text:p>
          </table:table-cell>
          <table:table-cell office:value-type="float" office:value="0.99379047976581747" table:style-name="ce6">
            <text:p>0.994</text:p>
          </table:table-cell>
          <table:table-cell office:value-type="float" office:value="1148.62188438621" table:style-name="ce5">
            <text:p><text:s/>1,14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48.62188438621" table:style-name="ce5">
            <text:p><text:s/>1,149<text:s/></text:p>
          </table:table-cell>
          <table:table-cell office:value-type="float" office:value="1.1086352383085398" table:style-name="ce6">
            <text:p>1.109</text:p>
          </table:table-cell>
          <table:table-cell office:value-type="float" office:value="1273.40269652291" table:style-name="ce5">
            <text:p><text:s/>1,273<text:s/></text:p>
          </table:table-cell>
          <table:table-cell office:value-type="float" office:value="1.0463078538459725" table:style-name="ce6">
            <text:p>1.046</text:p>
          </table:table-cell>
          <table:table-cell office:value-type="float" office:value="1332.3712424805601" table:style-name="ce5">
            <text:p><text:s/>1,33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32.3712424805601" table:style-name="ce5">
            <text:p><text:s/>1,332<text:s/></text:p>
          </table:table-cell>
          <table:table-cell office:value-type="float" office:value="0.8201670307460377" table:style-name="ce6">
            <text:p>0.820</text:p>
          </table:table-cell>
          <table:table-cell office:value-type="float" office:value="1092.7669657966899" table:style-name="ce5">
            <text:p><text:s/>1,093<text:s/></text:p>
          </table:table-cell>
          <table:table-cell office:value-type="float" office:value="1.1913825726243266" table:style-name="ce6">
            <text:p>1.191</text:p>
          </table:table-cell>
          <table:table-cell office:value-type="float" office:value="1301.90351898974" table:style-name="ce5">
            <text:p><text:s/>1,30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01.90351898974" table:style-name="ce5">
            <text:p><text:s/>1,302<text:s/></text:p>
          </table:table-cell>
          <table:table-cell office:value-type="float" office:value="1.0684343789966297" table:style-name="ce6">
            <text:p>1.068</text:p>
          </table:table-cell>
          <table:table-cell office:value-type="float" office:value="1390.9984778253297" table:style-name="ce5">
            <text:p><text:s/>1,391<text:s/></text:p>
          </table:table-cell>
          <table:table-cell office:value-type="float" office:value="1.0675020284703727" table:style-name="ce6">
            <text:p>1.068</text:p>
          </table:table-cell>
          <table:table-cell office:value-type="float" office:value="1484.8936966777401" table:style-name="ce5">
            <text:p><text:s/>1,48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84.8936966777401" table:style-name="ce5">
            <text:p><text:s/>1,485<text:s/></text:p>
          </table:table-cell>
          <table:table-cell office:value-type="float" office:value="1.0686837948583898" table:style-name="ce6">
            <text:p>1.069</text:p>
          </table:table-cell>
          <table:table-cell office:value-type="float" office:value="1586.88183072687" table:style-name="ce5">
            <text:p><text:s/>1,587<text:s/></text:p>
          </table:table-cell>
          <table:table-cell office:value-type="float" office:value="0.97093212106885651" table:style-name="ce6">
            <text:p>0.971</text:p>
          </table:table-cell>
          <table:table-cell office:value-type="float" office:value="1540.7545417932702" table:style-name="ce5">
            <text:p><text:s/>1,54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40.7545417932702" table:style-name="ce5">
            <text:p><text:s/>1,541<text:s/></text:p>
          </table:table-cell>
          <table:table-cell office:value-type="float" office:value="0.96860230167580408" table:style-name="ce6">
            <text:p>0.969</text:p>
          </table:table-cell>
          <table:table-cell office:value-type="float" office:value="1492.3783954984103" table:style-name="ce5">
            <text:p><text:s/>1,492<text:s/></text:p>
          </table:table-cell>
          <table:table-cell office:value-type="float" office:value="1.0980026145274129" table:style-name="ce6">
            <text:p>1.098</text:p>
          </table:table-cell>
          <table:table-cell office:value-type="float" office:value="1638.63538012148" table:style-name="ce5">
            <text:p><text:s/>1,63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38.63538012148" table:style-name="ce5">
            <text:p><text:s/>1,639<text:s/></text:p>
          </table:table-cell>
          <table:table-cell office:value-type="float" office:value="0.95370736438444514" table:style-name="ce6">
            <text:p>0.954</text:p>
          </table:table-cell>
          <table:table-cell office:value-type="float" office:value="1562.7786295627602" table:style-name="ce5">
            <text:p><text:s/>1,563<text:s/></text:p>
          </table:table-cell>
          <table:table-cell office:value-type="float" office:value="1.1940960914541083" table:style-name="ce6">
            <text:p>1.194</text:p>
          </table:table-cell>
          <table:table-cell office:value-type="float" office:value="1866.1078533688999" table:style-name="ce5">
            <text:p><text:s/>1,86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66.1078533688999" table:style-name="ce5">
            <text:p><text:s/>1,866<text:s/></text:p>
          </table:table-cell>
          <table:table-cell office:value-type="float" office:value="1.0948275525193816" table:style-name="ce6">
            <text:p>1.095</text:p>
          </table:table-cell>
          <table:table-cell office:value-type="float" office:value="2043.0662938410696" table:style-name="ce5">
            <text:p><text:s/>2,043<text:s/></text:p>
          </table:table-cell>
          <table:table-cell office:value-type="float" office:value="1.057512445515163" table:style-name="ce6">
            <text:p>1.058</text:p>
          </table:table-cell>
          <table:table-cell office:value-type="float" office:value="2160.5680327494701" table:style-name="ce5">
            <text:p><text:s/>2,16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60.5680327494701" table:style-name="ce5">
            <text:p><text:s/>2,161<text:s/></text:p>
          </table:table-cell>
          <table:table-cell office:value-type="float" office:value="1.1744312688426923" table:style-name="ce6">
            <text:p>1.174</text:p>
          </table:table-cell>
          <table:table-cell office:value-type="float" office:value="2537.4386561229198" table:style-name="ce5">
            <text:p><text:s/>2,537<text:s/></text:p>
          </table:table-cell>
          <table:table-cell office:value-type="float" office:value="1.0233828696702396" table:style-name="ce6">
            <text:p>1.023</text:p>
          </table:table-cell>
          <table:table-cell office:value-type="float" office:value="2596.77125351527" table:style-name="ce5">
            <text:p><text:s/>2,59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3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68.5307459788" table:style-name="ce5">
            <text:p><text:s/>2,96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968.5307459788" table:style-name="ce5">
            <text:p><text:s/>2,969<text:s/></text:p>
          </table:table-cell>
          <table:table-cell office:value-type="float" office:value="0.98834285385617937" table:style-name="ce6">
            <text:p>0.988</text:p>
          </table:table-cell>
          <table:table-cell office:value-type="float" office:value="2933.9261492404999" table:style-name="ce5">
            <text:p><text:s/>2,934<text:s/></text:p>
          </table:table-cell>
          <table:table-cell office:value-type="float" office:value="1.0697873365799626" table:style-name="ce6">
            <text:p>1.070</text:p>
          </table:table-cell>
          <table:table-cell office:value-type="float" office:value="3138.6770409183" table:style-name="ce5">
            <text:p><text:s/>3,13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138.6770409183" table:style-name="ce5">
            <text:p><text:s/>3,139<text:s/></text:p>
          </table:table-cell>
          <table:table-cell office:value-type="float" office:value="1.0279061118478356" table:style-name="ce6">
            <text:p>1.028</text:p>
          </table:table-cell>
          <table:table-cell office:value-type="float" office:value="3226.2653134764" table:style-name="ce5">
            <text:p><text:s/>3,226<text:s/></text:p>
          </table:table-cell>
          <table:table-cell office:value-type="float" office:value="1.2374119901111793" table:style-name="ce6">
            <text:p>1.237</text:p>
          </table:table-cell>
          <table:table-cell office:value-type="float" office:value="3992.2193821755" table:style-name="ce5">
            <text:p><text:s/>3,99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92.2193821755" table:style-name="ce5">
            <text:p><text:s/>3,992<text:s/></text:p>
          </table:table-cell>
          <table:table-cell office:value-type="float" office:value="0.93396226554144557" table:style-name="ce6">
            <text:p>0.934</text:p>
          </table:table-cell>
          <table:table-cell office:value-type="float" office:value="3728.5822587150997" table:style-name="ce5">
            <text:p><text:s/>3,729<text:s/></text:p>
          </table:table-cell>
          <table:table-cell office:value-type="float" office:value="1.1965412529409598" table:style-name="ce6">
            <text:p>1.197</text:p>
          </table:table-cell>
          <table:table-cell office:value-type="float" office:value="4461.4024875364003" table:style-name="ce5">
            <text:p><text:s/>4,46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461.4024875364003" table:style-name="ce5">
            <text:p><text:s/>4,461<text:s/></text:p>
          </table:table-cell>
          <table:table-cell office:value-type="float" office:value="0.89913600750066192" table:style-name="ce6">
            <text:p>0.899</text:p>
          </table:table-cell>
          <table:table-cell office:value-type="float" office:value="4011.4076204970002" table:style-name="ce5">
            <text:p><text:s/>4,011<text:s/></text:p>
          </table:table-cell>
          <table:table-cell office:value-type="float" office:value="1.1072684416282002" table:style-name="ce6">
            <text:p>1.107</text:p>
          </table:table-cell>
          <table:table-cell office:value-type="float" office:value="4441.7050646831995" table:style-name="ce5">
            <text:p><text:s/>4,44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441.7050646831995" table:style-name="ce5">
            <text:p><text:s/>4,442<text:s/></text:p>
          </table:table-cell>
          <table:table-cell office:value-type="float" office:value="0.9539575097966605" table:style-name="ce6">
            <text:p>0.954</text:p>
          </table:table-cell>
          <table:table-cell office:value-type="float" office:value="4237.1979027564003" table:style-name="ce5">
            <text:p><text:s/>4,237<text:s/></text:p>
          </table:table-cell>
          <table:table-cell office:value-type="float" office:value="1.0379152527072173" table:style-name="ce6">
            <text:p>1.038</text:p>
          </table:table-cell>
          <table:table-cell office:value-type="float" office:value="4397.8523320099002" table:style-name="ce5">
            <text:p><text:s/>4,3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397.8523320099002" table:style-name="ce5">
            <text:p><text:s/>4,398<text:s/></text:p>
          </table:table-cell>
          <table:table-cell office:value-type="float" office:value="0.93511074324187704" table:style-name="ce6">
            <text:p>0.935</text:p>
          </table:table-cell>
          <table:table-cell office:value-type="float" office:value="4112.4789628538001" table:style-name="ce5">
            <text:p><text:s/>4,112<text:s/></text:p>
          </table:table-cell>
          <table:table-cell office:value-type="float" office:value="1.3005251602224031" table:style-name="ce6">
            <text:p>1.301</text:p>
          </table:table-cell>
          <table:table-cell office:value-type="float" office:value="5348.3823620766998" table:style-name="ce5">
            <text:p><text:s/>5,34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348.3823620766998" table:style-name="ce5">
            <text:p><text:s/>5,348<text:s/></text:p>
          </table:table-cell>
          <table:table-cell office:value-type="float" office:value="0.98723604560647127" table:style-name="ce6">
            <text:p>0.987</text:p>
          </table:table-cell>
          <table:table-cell office:value-type="float" office:value="5280.1158535280001" table:style-name="ce5">
            <text:p><text:s/>5,280<text:s/></text:p>
          </table:table-cell>
          <table:table-cell office:value-type="float" office:value="0.7216154878171358" table:style-name="ce6">
            <text:p>0.722</text:p>
          </table:table-cell>
          <table:table-cell office:value-type="float" office:value="3810.2133773746" table:style-name="ce5">
            <text:p><text:s/>3,81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810.2133773746" table:style-name="ce5">
            <text:p><text:s/>3,810<text:s/></text:p>
          </table:table-cell>
          <table:table-cell office:value-type="float" office:value="0.96332861236165801" table:style-name="ce6">
            <text:p>0.963</text:p>
          </table:table-cell>
          <table:table-cell office:value-type="float" office:value="3670.4875656281001" table:style-name="ce5">
            <text:p><text:s/>3,670<text:s/></text:p>
          </table:table-cell>
          <table:table-cell office:value-type="float" office:value="1.2713350182951524" table:style-name="ce6">
            <text:p>1.271</text:p>
          </table:table-cell>
          <table:table-cell office:value-type="float" office:value="4666.4193763999301" table:style-name="ce5">
            <text:p><text:s/>4,66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666.4193763999301" table:style-name="ce5">
            <text:p><text:s/>4,666<text:s/></text:p>
          </table:table-cell>
          <table:table-cell office:value-type="float" office:value="1.1143528234844782" table:style-name="ce6">
            <text:p>1.114</text:p>
          </table:table-cell>
          <table:table-cell office:value-type="float" office:value="5200.0376076539405" table:style-name="ce5">
            <text:p><text:s/>5,200<text:s/></text:p>
          </table:table-cell>
          <table:table-cell office:value-type="float" office:value="1.0830923409048536" table:style-name="ce6">
            <text:p>1.083</text:p>
          </table:table-cell>
          <table:table-cell office:value-type="float" office:value="5632.1209052671802" table:style-name="ce5">
            <text:p><text:s/>5,63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632.1209052671802" table:style-name="ce5">
            <text:p><text:s/>5,632<text:s/></text:p>
          </table:table-cell>
          <table:table-cell office:value-type="float" office:value="0.98834453214075735" table:style-name="ce6">
            <text:p>0.988</text:p>
          </table:table-cell>
          <table:table-cell office:value-type="float" office:value="5566.4759010764701" table:style-name="ce5">
            <text:p><text:s/>5,566<text:s/></text:p>
          </table:table-cell>
          <table:table-cell office:value-type="float" office:value="1.1572968125789613" table:style-name="ce6">
            <text:p>1.157</text:p>
          </table:table-cell>
          <table:table-cell office:value-type="float" office:value="6442.0648176134" table:style-name="ce5">
            <text:p><text:s/>6,44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442.0648176134" table:style-name="ce5">
            <text:p><text:s/>6,442<text:s/></text:p>
          </table:table-cell>
          <table:table-cell office:value-type="float" office:value="0.97910599420824895" table:style-name="ce6">
            <text:p>0.979</text:p>
          </table:table-cell>
          <table:table-cell office:value-type="float" office:value="6307.46427800335" table:style-name="ce5">
            <text:p><text:s/>6,307<text:s/></text:p>
          </table:table-cell>
          <table:table-cell office:value-type="float" office:value="0.99779074119267763" table:style-name="ce6">
            <text:p>0.998</text:p>
          </table:table-cell>
          <table:table-cell office:value-type="float" office:value="6293.5294569953003" table:style-name="ce5">
            <text:p><text:s/>6,29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293.5294569953003" table:style-name="ce5">
            <text:p><text:s/>6,294<text:s/></text:p>
          </table:table-cell>
          <table:table-cell office:value-type="float" office:value="0.93366407750406244" table:style-name="ce6">
            <text:p>0.934</text:p>
          </table:table-cell>
          <table:table-cell office:value-type="float" office:value="5876.0423747101604" table:style-name="ce5">
            <text:p><text:s/>5,876<text:s/></text:p>
          </table:table-cell>
          <table:table-cell office:value-type="float" office:value="1.0748254683123037" table:style-name="ce6">
            <text:p>1.075</text:p>
          </table:table-cell>
          <table:table-cell office:value-type="float" office:value="6315.71999722079" table:style-name="ce5">
            <text:p><text:s/>6,31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315.71999722079" table:style-name="ce5">
            <text:p><text:s/>6,316<text:s/></text:p>
          </table:table-cell>
          <table:table-cell office:value-type="float" office:value="0.94193675097033758" table:style-name="ce6">
            <text:p>0.942</text:p>
          </table:table-cell>
          <table:table-cell office:value-type="float" office:value="5949.0087742205396" table:style-name="ce5">
            <text:p><text:s/>5,949<text:s/></text:p>
          </table:table-cell>
          <table:table-cell office:value-type="float" office:value="0.79979748778885607" table:style-name="ce6">
            <text:p>0.800</text:p>
          </table:table-cell>
          <table:table-cell office:value-type="float" office:value="4758.0022724554501" table:style-name="ce5">
            <text:p><text:s/>4,75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758.0022724554501" table:style-name="ce5">
            <text:p><text:s/>4,758<text:s/></text:p>
          </table:table-cell>
          <table:table-cell office:value-type="float" office:value="0.97564004563304974" table:style-name="ce6">
            <text:p>0.976</text:p>
          </table:table-cell>
          <table:table-cell office:value-type="float" office:value="4642.0975542205897" table:style-name="ce5">
            <text:p><text:s/>4,642<text:s/></text:p>
          </table:table-cell>
          <table:table-cell office:value-type="float" office:value="0.80049771011870863" table:style-name="ce6">
            <text:p>0.800</text:p>
          </table:table-cell>
          <table:table-cell office:value-type="float" office:value="3715.9884623012399" table:style-name="ce5">
            <text:p><text:s/>3,71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715.9884623012399" table:style-name="ce5">
            <text:p><text:s/>3,716<text:s/></text:p>
          </table:table-cell>
          <table:table-cell office:value-type="float" office:value="0.849018199730592" table:style-name="ce6">
            <text:p>0.849</text:p>
          </table:table-cell>
          <table:table-cell office:value-type="float" office:value="3154.9418344826499" table:style-name="ce5">
            <text:p><text:s/>3,155<text:s/></text:p>
          </table:table-cell>
          <table:table-cell office:value-type="float" office:value="1.0893608661846061" table:style-name="ce6">
            <text:p>1.089</text:p>
          </table:table-cell>
          <table:table-cell office:value-type="float" office:value="3436.8701695740701" table:style-name="ce5">
            <text:p><text:s/>3,43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36.8701695740701" table:style-name="ce5">
            <text:p><text:s/>3,437<text:s/></text:p>
          </table:table-cell>
          <table:table-cell office:value-type="float" office:value="0.91746046124085734" table:style-name="ce6">
            <text:p>0.917</text:p>
          </table:table-cell>
          <table:table-cell office:value-type="float" office:value="3153.1924910023699" table:style-name="ce5">
            <text:p><text:s/>3,153<text:s/></text:p>
          </table:table-cell>
          <table:table-cell office:value-type="float" office:value="1.3634437480192259" table:style-name="ce6">
            <text:p>1.363</text:p>
          </table:table-cell>
          <table:table-cell office:value-type="float" office:value="4299.20058815835" table:style-name="ce5">
            <text:p><text:s/>4,29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56.1527118343001" table:style-name="ce5">
            <text:p><text:s/>1,65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656.1527118343001" table:style-name="ce5">
            <text:p><text:s/>1,656<text:s/></text:p>
          </table:table-cell>
          <table:table-cell office:value-type="float" office:value="0.97436970438487747" table:style-name="ce6">
            <text:p>0.974</text:p>
          </table:table-cell>
          <table:table-cell office:value-type="float" office:value="1613.7050282462001" table:style-name="ce5">
            <text:p><text:s/>1,614<text:s/></text:p>
          </table:table-cell>
          <table:table-cell office:value-type="float" office:value="1.1220700216184407" table:style-name="ce6">
            <text:p>1.122</text:p>
          </table:table-cell>
          <table:table-cell office:value-type="float" office:value="1810.69003593" table:style-name="ce5">
            <text:p><text:s/>1,81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810.69003593" table:style-name="ce5">
            <text:p><text:s/>1,811<text:s/></text:p>
          </table:table-cell>
          <table:table-cell office:value-type="float" office:value="1.0365669143227447" table:style-name="ce6">
            <text:p>1.037</text:p>
          </table:table-cell>
          <table:table-cell office:value-type="float" office:value="1876.9013833389001" table:style-name="ce5">
            <text:p><text:s/>1,877<text:s/></text:p>
          </table:table-cell>
          <table:table-cell office:value-type="float" office:value="1.2282708996090812" table:style-name="ce6">
            <text:p>1.228</text:p>
          </table:table-cell>
          <table:table-cell office:value-type="float" office:value="2305.3433505911999" table:style-name="ce5">
            <text:p><text:s/>2,30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05.3433505911999" table:style-name="ce5">
            <text:p><text:s/>2,305<text:s/></text:p>
          </table:table-cell>
          <table:table-cell office:value-type="float" office:value="0.94245391733058836" table:style-name="ce6">
            <text:p>0.942</text:p>
          </table:table-cell>
          <table:table-cell office:value-type="float" office:value="2172.6798715567002" table:style-name="ce5">
            <text:p><text:s/>2,173<text:s/></text:p>
          </table:table-cell>
          <table:table-cell office:value-type="float" office:value="0.98024473307549576" table:style-name="ce6">
            <text:p>0.980</text:p>
          </table:table-cell>
          <table:table-cell office:value-type="float" office:value="2129.7580007525999" table:style-name="ce5">
            <text:p><text:s/>2,13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129.7580007525999" table:style-name="ce5">
            <text:p><text:s/>2,130<text:s/></text:p>
          </table:table-cell>
          <table:table-cell office:value-type="float" office:value="0.89008994603678837" table:style-name="ce6">
            <text:p>0.890</text:p>
          </table:table-cell>
          <table:table-cell office:value-type="float" office:value="1895.6761839612998" table:style-name="ce5">
            <text:p><text:s/>1,896<text:s/></text:p>
          </table:table-cell>
          <table:table-cell office:value-type="float" office:value="1.0230080605892606" table:style-name="ce6">
            <text:p>1.023</text:p>
          </table:table-cell>
          <table:table-cell office:value-type="float" office:value="1939.2920164595" table:style-name="ce5">
            <text:p><text:s/>1,93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39.2920164595" table:style-name="ce5">
            <text:p><text:s/>1,939<text:s/></text:p>
          </table:table-cell>
          <table:table-cell office:value-type="float" office:value="0.95343010682899587" table:style-name="ce6">
            <text:p>0.953</text:p>
          </table:table-cell>
          <table:table-cell office:value-type="float" office:value="1848.9793944256" table:style-name="ce5">
            <text:p><text:s/>1,849<text:s/></text:p>
          </table:table-cell>
          <table:table-cell office:value-type="float" office:value="1.1064921985196969" table:style-name="ce6">
            <text:p>1.106</text:p>
          </table:table-cell>
          <table:table-cell office:value-type="float" office:value="2045.8812751556002" table:style-name="ce5">
            <text:p><text:s/>2,04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45.8812751556002" table:style-name="ce5">
            <text:p><text:s/>2,046<text:s/></text:p>
          </table:table-cell>
          <table:table-cell office:value-type="float" office:value="0.93174332924955316" table:style-name="ce6">
            <text:p>0.932</text:p>
          </table:table-cell>
          <table:table-cell office:value-type="float" office:value="1906.2362305627998" table:style-name="ce5">
            <text:p><text:s/>1,906<text:s/></text:p>
          </table:table-cell>
          <table:table-cell office:value-type="float" office:value="1.2758790052415672" table:style-name="ce6">
            <text:p>1.276</text:p>
          </table:table-cell>
          <table:table-cell office:value-type="float" office:value="2432.1267856058998" table:style-name="ce5">
            <text:p><text:s/>2,43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32.1267856058998" table:style-name="ce5">
            <text:p><text:s/>2,432<text:s/></text:p>
          </table:table-cell>
          <table:table-cell office:value-type="float" office:value="1.0249953796015432" table:style-name="ce6">
            <text:p>1.025</text:p>
          </table:table-cell>
          <table:table-cell office:value-type="float" office:value="2492.9187178512002" table:style-name="ce5">
            <text:p><text:s/>2,493<text:s/></text:p>
          </table:table-cell>
          <table:table-cell office:value-type="float" office:value="0.85993314956146027" table:style-name="ce6">
            <text:p>0.860</text:p>
          </table:table-cell>
          <table:table-cell office:value-type="float" office:value="2143.7434446425" table:style-name="ce5">
            <text:p><text:s/>2,14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43.7434446425" table:style-name="ce5">
            <text:p><text:s/>2,144<text:s/></text:p>
          </table:table-cell>
          <table:table-cell office:value-type="float" office:value="0.93756294752429148" table:style-name="ce6">
            <text:p>0.938</text:p>
          </table:table-cell>
          <table:table-cell office:value-type="float" office:value="2009.8944226949" table:style-name="ce5">
            <text:p><text:s/>2,010<text:s/></text:p>
          </table:table-cell>
          <table:table-cell office:value-type="float" office:value="1.113736234360605" table:style-name="ce6">
            <text:p>1.114</text:p>
          </table:table-cell>
          <table:table-cell office:value-type="float" office:value="2238.4922457946" table:style-name="ce5">
            <text:p><text:s/>2,23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38.4922457946" table:style-name="ce5">
            <text:p><text:s/>2,238<text:s/></text:p>
          </table:table-cell>
          <table:table-cell office:value-type="float" office:value="1.1515375317285714" table:style-name="ce6">
            <text:p>1.152</text:p>
          </table:table-cell>
          <table:table-cell office:value-type="float" office:value="2577.7078355158601" table:style-name="ce5">
            <text:p><text:s/>2,578<text:s/></text:p>
          </table:table-cell>
          <table:table-cell office:value-type="float" office:value="0.90645364700305397" table:style-name="ce6">
            <text:p>0.906</text:p>
          </table:table-cell>
          <table:table-cell office:value-type="float" office:value="2336.5726684116999" table:style-name="ce5">
            <text:p><text:s/>2,33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336.5726684116999" table:style-name="ce5">
            <text:p><text:s/>2,337<text:s/></text:p>
          </table:table-cell>
          <table:table-cell office:value-type="float" office:value="1.028009470080679" table:style-name="ce6">
            <text:p>1.028</text:p>
          </table:table-cell>
          <table:table-cell office:value-type="float" office:value="2402.0188306589098" table:style-name="ce5">
            <text:p><text:s/>2,402<text:s/></text:p>
          </table:table-cell>
          <table:table-cell office:value-type="float" office:value="1.0473385704469804" table:style-name="ce6">
            <text:p>1.047</text:p>
          </table:table-cell>
          <table:table-cell office:value-type="float" office:value="2515.7269682890301" table:style-name="ce5">
            <text:p><text:s/>2,51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515.7269682890301" table:style-name="ce5">
            <text:p><text:s/>2,516<text:s/></text:p>
          </table:table-cell>
          <table:table-cell office:value-type="float" office:value="0.97203809105441519" table:style-name="ce6">
            <text:p>0.972</text:p>
          </table:table-cell>
          <table:table-cell office:value-type="float" office:value="2445.3824398697802" table:style-name="ce5">
            <text:p><text:s/>2,445<text:s/></text:p>
          </table:table-cell>
          <table:table-cell office:value-type="float" office:value="0.99245353430065419" table:style-name="ce6">
            <text:p>0.992</text:p>
          </table:table-cell>
          <table:table-cell office:value-type="float" office:value="2426.9284451655203" table:style-name="ce5">
            <text:p><text:s/>2,42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26.9284451655203" table:style-name="ce5">
            <text:p><text:s/>2,427<text:s/></text:p>
          </table:table-cell>
          <table:table-cell office:value-type="float" office:value="0.90698814807034622" table:style-name="ce6">
            <text:p>0.907</text:p>
          </table:table-cell>
          <table:table-cell office:value-type="float" office:value="2201.1953359799199" table:style-name="ce5">
            <text:p><text:s/>2,201<text:s/></text:p>
          </table:table-cell>
          <table:table-cell office:value-type="float" office:value="1.2154505738210397" table:style-name="ce6">
            <text:p>1.215</text:p>
          </table:table-cell>
          <table:table-cell office:value-type="float" office:value="2675.4441342089899" table:style-name="ce5">
            <text:p><text:s/>2,67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675.4441342089899" table:style-name="ce5">
            <text:p><text:s/>2,675<text:s/></text:p>
          </table:table-cell>
          <table:table-cell office:value-type="float" office:value="0.90433164346876005" table:style-name="ce6">
            <text:p>0.904</text:p>
          </table:table-cell>
          <table:table-cell office:value-type="float" office:value="2419.48879089807" table:style-name="ce5">
            <text:p><text:s/>2,419<text:s/></text:p>
          </table:table-cell>
          <table:table-cell office:value-type="float" office:value="1.0943484239070596" table:style-name="ce6">
            <text:p>1.094</text:p>
          </table:table-cell>
          <table:table-cell office:value-type="float" office:value="2647.7637449801" table:style-name="ce5">
            <text:p><text:s/>2,64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47.7637449801" table:style-name="ce5">
            <text:p><text:s/>2,648<text:s/></text:p>
          </table:table-cell>
          <table:table-cell office:value-type="float" office:value="0.96334152670588835" table:style-name="ce6">
            <text:p>0.963</text:p>
          </table:table-cell>
          <table:table-cell office:value-type="float" office:value="2550.7007684456303" table:style-name="ce5">
            <text:p><text:s/>2,551<text:s/></text:p>
          </table:table-cell>
          <table:table-cell office:value-type="float" office:value="1.1214998994665595" table:style-name="ce6">
            <text:p>1.121</text:p>
          </table:table-cell>
          <table:table-cell office:value-type="float" office:value="2860.61065538105" table:style-name="ce5">
            <text:p><text:s/>2,86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60.61065538105" table:style-name="ce5">
            <text:p><text:s/>2,861<text:s/></text:p>
          </table:table-cell>
          <table:table-cell office:value-type="float" office:value="0.85844813076365278" table:style-name="ce6">
            <text:p>0.858</text:p>
          </table:table-cell>
          <table:table-cell office:value-type="float" office:value="2455.68586995445" table:style-name="ce5">
            <text:p><text:s/>2,456<text:s/></text:p>
          </table:table-cell>
          <table:table-cell office:value-type="float" office:value="0.98269344672138026" table:style-name="ce6">
            <text:p>0.983</text:p>
          </table:table-cell>
          <table:table-cell office:value-type="float" office:value="2413.1864116105298" table:style-name="ce5">
            <text:p><text:s/>2,41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13.1864116105298" table:style-name="ce5">
            <text:p><text:s/>2,413<text:s/></text:p>
          </table:table-cell>
          <table:table-cell office:value-type="float" office:value="0.91754716171248163" table:style-name="ce6">
            <text:p>0.918</text:p>
          </table:table-cell>
          <table:table-cell office:value-type="float" office:value="2214.2123426563703" table:style-name="ce5">
            <text:p><text:s/>2,214<text:s/></text:p>
          </table:table-cell>
          <table:table-cell office:value-type="float" office:value="1.1513582151660062" table:style-name="ce6">
            <text:p>1.151</text:p>
          </table:table-cell>
          <table:table-cell office:value-type="float" office:value="2549.3515708393797" table:style-name="ce5">
            <text:p><text:s/>2,54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12.3780341444997" table:style-name="ce5">
            <text:p><text:s/>1,31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12.3780341444997" table:style-name="ce5">
            <text:p><text:s/>1,312<text:s/></text:p>
          </table:table-cell>
          <table:table-cell office:value-type="float" office:value="1.0059762405692143" table:style-name="ce6">
            <text:p>1.006</text:p>
          </table:table-cell>
          <table:table-cell office:value-type="float" office:value="1320.2211209942998" table:style-name="ce5">
            <text:p><text:s/>1,320<text:s/></text:p>
          </table:table-cell>
          <table:table-cell office:value-type="float" office:value="1.0058822600778812" table:style-name="ce6">
            <text:p>1.006</text:p>
          </table:table-cell>
          <table:table-cell office:value-type="float" office:value="1327.9870049883" table:style-name="ce5">
            <text:p><text:s/>1,32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27.9870049883" table:style-name="ce5">
            <text:p><text:s/>1,328<text:s/></text:p>
          </table:table-cell>
          <table:table-cell office:value-type="float" office:value="1.0160972397085979" table:style-name="ce6">
            <text:p>1.016</text:p>
          </table:table-cell>
          <table:table-cell office:value-type="float" office:value="1349.3639301374999" table:style-name="ce5">
            <text:p><text:s/>1,349<text:s/></text:p>
          </table:table-cell>
          <table:table-cell office:value-type="float" office:value="1.2501268145002273" table:style-name="ce6">
            <text:p>1.250</text:p>
          </table:table-cell>
          <table:table-cell office:value-type="float" office:value="1686.8760315843001" table:style-name="ce5">
            <text:p><text:s/>1,68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86.8760315843001" table:style-name="ce5">
            <text:p><text:s/>1,687<text:s/></text:p>
          </table:table-cell>
          <table:table-cell office:value-type="float" office:value="0.92235727938887657" table:style-name="ce6">
            <text:p>0.922</text:p>
          </table:table-cell>
          <table:table-cell office:value-type="float" office:value="1555.9023871583995" table:style-name="ce5">
            <text:p><text:s/>1,556<text:s/></text:p>
          </table:table-cell>
          <table:table-cell office:value-type="float" office:value="1.4985801847390736" table:style-name="ce6">
            <text:p>1.499</text:p>
          </table:table-cell>
          <table:table-cell office:value-type="float" office:value="2331.6444867837999" table:style-name="ce5">
            <text:p><text:s/>2,33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331.6444867837999" table:style-name="ce5">
            <text:p><text:s/>2,332<text:s/></text:p>
          </table:table-cell>
          <table:table-cell office:value-type="float" office:value="0.90739881166621428" table:style-name="ce6">
            <text:p>0.907</text:p>
          </table:table-cell>
          <table:table-cell office:value-type="float" office:value="2115.7314365357001" table:style-name="ce5">
            <text:p><text:s/>2,116<text:s/></text:p>
          </table:table-cell>
          <table:table-cell office:value-type="float" office:value="1.1827649790566765" table:style-name="ce6">
            <text:p>1.183</text:p>
          </table:table-cell>
          <table:table-cell office:value-type="float" office:value="2502.4130482236997" table:style-name="ce5">
            <text:p><text:s/>2,50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02.4130482236997" table:style-name="ce5">
            <text:p><text:s/>2,502<text:s/></text:p>
          </table:table-cell>
          <table:table-cell office:value-type="float" office:value="0.95436623063728077" table:style-name="ce6">
            <text:p>0.954</text:p>
          </table:table-cell>
          <table:table-cell office:value-type="float" office:value="2388.2185083308" table:style-name="ce5">
            <text:p><text:s/>2,388<text:s/></text:p>
          </table:table-cell>
          <table:table-cell office:value-type="float" office:value="0.98482238901086383" table:style-name="ce6">
            <text:p>0.985</text:p>
          </table:table-cell>
          <table:table-cell office:value-type="float" office:value="2351.9710568543001" table:style-name="ce5">
            <text:p><text:s/>2,35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51.9710568543001" table:style-name="ce5">
            <text:p><text:s/>2,352<text:s/></text:p>
          </table:table-cell>
          <table:table-cell office:value-type="float" office:value="0.93803991586605318" table:style-name="ce6">
            <text:p>0.938</text:p>
          </table:table-cell>
          <table:table-cell office:value-type="float" office:value="2206.2427322909998" table:style-name="ce5">
            <text:p><text:s/>2,206<text:s/></text:p>
          </table:table-cell>
          <table:table-cell office:value-type="float" office:value="1.3218199130077184" table:style-name="ce6">
            <text:p>1.322</text:p>
          </table:table-cell>
          <table:table-cell office:value-type="float" office:value="2916.2555764708004" table:style-name="ce5">
            <text:p><text:s/>2,91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916.2555764708004" table:style-name="ce5">
            <text:p><text:s/>2,916<text:s/></text:p>
          </table:table-cell>
          <table:table-cell office:value-type="float" office:value="0.95574515421923867" table:style-name="ce6">
            <text:p>0.956</text:p>
          </table:table-cell>
          <table:table-cell office:value-type="float" office:value="2787.1971356767999" table:style-name="ce5">
            <text:p><text:s/>2,787<text:s/></text:p>
          </table:table-cell>
          <table:table-cell office:value-type="float" office:value="0.59790170971435086" table:style-name="ce6">
            <text:p>0.598</text:p>
          </table:table-cell>
          <table:table-cell office:value-type="float" office:value="1666.4699327321" table:style-name="ce5">
            <text:p><text:s/>1,66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66.4699327321" table:style-name="ce5">
            <text:p><text:s/>1,666<text:s/></text:p>
          </table:table-cell>
          <table:table-cell office:value-type="float" office:value="0.99647350985249072" table:style-name="ce6">
            <text:p>0.996</text:p>
          </table:table-cell>
          <table:table-cell office:value-type="float" office:value="1660.5931429331999" table:style-name="ce5">
            <text:p><text:s/>1,661<text:s/></text:p>
          </table:table-cell>
          <table:table-cell office:value-type="float" office:value="1.4620842805100016" table:style-name="ce6">
            <text:p>1.462</text:p>
          </table:table-cell>
          <table:table-cell office:value-type="float" office:value="2427.9271306053301" table:style-name="ce5">
            <text:p><text:s/>2,42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27.9271306053301" table:style-name="ce5">
            <text:p><text:s/>2,428<text:s/></text:p>
          </table:table-cell>
          <table:table-cell office:value-type="float" office:value="1.0800693888552915" table:style-name="ce6">
            <text:p>1.080</text:p>
          </table:table-cell>
          <table:table-cell office:value-type="float" office:value="2622.32977213808" table:style-name="ce5">
            <text:p><text:s/>2,622<text:s/></text:p>
          </table:table-cell>
          <table:table-cell office:value-type="float" office:value="1.2567253256513582" table:style-name="ce6">
            <text:p>1.257</text:p>
          </table:table-cell>
          <table:table-cell office:value-type="float" office:value="3295.5482368554808" table:style-name="ce5">
            <text:p><text:s/>3,29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295.5482368554808" table:style-name="ce5">
            <text:p><text:s/>3,296<text:s/></text:p>
          </table:table-cell>
          <table:table-cell office:value-type="float" office:value="0.96022174247918046" table:style-name="ce6">
            <text:p>0.960</text:p>
          </table:table-cell>
          <table:table-cell office:value-type="float" office:value="3164.4570704175608" table:style-name="ce5">
            <text:p><text:s/>3,164<text:s/></text:p>
          </table:table-cell>
          <table:table-cell office:value-type="float" office:value="1.2407619259648472" table:style-name="ce6">
            <text:p>1.241</text:p>
          </table:table-cell>
          <table:table-cell office:value-type="float" office:value="3926.3378493243704" table:style-name="ce5">
            <text:p><text:s/>3,92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926.3378493243704" table:style-name="ce5">
            <text:p><text:s/>3,926<text:s/></text:p>
          </table:table-cell>
          <table:table-cell office:value-type="float" office:value="0.98363461992913903" table:style-name="ce6">
            <text:p>0.984</text:p>
          </table:table-cell>
          <table:table-cell office:value-type="float" office:value="3862.0818381335703" table:style-name="ce5">
            <text:p><text:s/>3,862<text:s/></text:p>
          </table:table-cell>
          <table:table-cell office:value-type="float" office:value="1.0011701392890198" table:style-name="ce6">
            <text:p>1.001</text:p>
          </table:table-cell>
          <table:table-cell office:value-type="float" office:value="3866.60101182978" table:style-name="ce5">
            <text:p><text:s/>3,86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866.60101182978" table:style-name="ce5">
            <text:p><text:s/>3,867<text:s/></text:p>
          </table:table-cell>
          <table:table-cell office:value-type="float" office:value="0.95040761316906686" table:style-name="ce6">
            <text:p>0.950</text:p>
          </table:table-cell>
          <table:table-cell office:value-type="float" office:value="3674.8470387302405" table:style-name="ce5">
            <text:p><text:s/>3,675<text:s/></text:p>
          </table:table-cell>
          <table:table-cell office:value-type="float" office:value="0.99059248579489556" table:style-name="ce6">
            <text:p>0.991</text:p>
          </table:table-cell>
          <table:table-cell office:value-type="float" office:value="3640.2758630117996" table:style-name="ce5">
            <text:p><text:s/>3,64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640.2758630117996" table:style-name="ce5">
            <text:p><text:s/>3,640<text:s/></text:p>
          </table:table-cell>
          <table:table-cell office:value-type="float" office:value="0.96957486634057033" table:style-name="ce6">
            <text:p>0.970</text:p>
          </table:table-cell>
          <table:table-cell office:value-type="float" office:value="3529.5199833224701" table:style-name="ce5">
            <text:p><text:s/>3,530<text:s/></text:p>
          </table:table-cell>
          <table:table-cell office:value-type="float" office:value="0.59788258387728488" table:style-name="ce6">
            <text:p>0.598</text:p>
          </table:table-cell>
          <table:table-cell office:value-type="float" office:value="2110.2385274753501" table:style-name="ce5">
            <text:p><text:s/>2,11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10.2385274753501" table:style-name="ce5">
            <text:p><text:s/>2,110<text:s/></text:p>
          </table:table-cell>
          <table:table-cell office:value-type="float" office:value="0.99107127395549344" table:style-name="ce6">
            <text:p>0.991</text:p>
          </table:table-cell>
          <table:table-cell office:value-type="float" office:value="2091.3967857749594" table:style-name="ce5">
            <text:p><text:s/>2,091<text:s/></text:p>
          </table:table-cell>
          <table:table-cell office:value-type="float" office:value="0.40899833677578917" table:style-name="ce6">
            <text:p>0.409</text:p>
          </table:table-cell>
          <table:table-cell office:value-type="float" office:value="855.37780692018987" table:style-name="ce5">
            <text:p><text:s/>85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55.37780692018987" table:style-name="ce5">
            <text:p><text:s/>855<text:s/></text:p>
          </table:table-cell>
          <table:table-cell office:value-type="float" office:value="0.81748200487675615" table:style-name="ce6">
            <text:p>0.817</text:p>
          </table:table-cell>
          <table:table-cell office:value-type="float" office:value="699.25596452819968" table:style-name="ce5">
            <text:p><text:s/>699<text:s/></text:p>
          </table:table-cell>
          <table:table-cell office:value-type="float" office:value="1.463961424561087" table:style-name="ce6">
            <text:p>1.464</text:p>
          </table:table-cell>
          <table:table-cell office:value-type="float" office:value="1023.6837579635401" table:style-name="ce5">
            <text:p><text:s/>1,02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23.6837579635401" table:style-name="ce5">
            <text:p><text:s/>1,024<text:s/></text:p>
          </table:table-cell>
          <table:table-cell office:value-type="float" office:value="0.9172560774178492" table:style-name="ce6">
            <text:p>0.917</text:p>
          </table:table-cell>
          <table:table-cell office:value-type="float" office:value="938.98014834599974" table:style-name="ce5">
            <text:p><text:s/>939<text:s/></text:p>
          </table:table-cell>
          <table:table-cell office:value-type="float" office:value="1.8635633782048582" table:style-name="ce6">
            <text:p>1.864</text:p>
          </table:table-cell>
          <table:table-cell office:value-type="float" office:value="1749.8490173189703" table:style-name="ce5">
            <text:p><text:s/>1,75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3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183.8810716502003" table:style-name="ce5">
            <text:p><text:s/>4,18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183.8810716502003" table:style-name="ce5">
            <text:p><text:s/>4,184<text:s/></text:p>
          </table:table-cell>
          <table:table-cell office:value-type="float" office:value="0.95976175044746226" table:style-name="ce6">
            <text:p>0.960</text:p>
          </table:table-cell>
          <table:table-cell office:value-type="float" office:value="4015.5290209910004" table:style-name="ce5">
            <text:p><text:s/>4,016<text:s/></text:p>
          </table:table-cell>
          <table:table-cell office:value-type="float" office:value="1.2977692033287587" table:style-name="ce6">
            <text:p>1.298</text:p>
          </table:table-cell>
          <table:table-cell office:value-type="float" office:value="5211.2298985150001" table:style-name="ce5">
            <text:p><text:s/>5,21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211.2298985150001" table:style-name="ce5">
            <text:p><text:s/>5,211<text:s/></text:p>
          </table:table-cell>
          <table:table-cell office:value-type="float" office:value="0.98066331276754548" table:style-name="ce6">
            <text:p>0.981</text:p>
          </table:table-cell>
          <table:table-cell office:value-type="float" office:value="5110.4619758710005" table:style-name="ce5">
            <text:p><text:s/>5,110<text:s/></text:p>
          </table:table-cell>
          <table:table-cell office:value-type="float" office:value="1.2277279343798362" table:style-name="ce6">
            <text:p>1.228</text:p>
          </table:table-cell>
          <table:table-cell office:value-type="float" office:value="6274.2569253627998" table:style-name="ce5">
            <text:p><text:s/>6,2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274.2569253627998" table:style-name="ce5">
            <text:p><text:s/>6,274<text:s/></text:p>
          </table:table-cell>
          <table:table-cell office:value-type="float" office:value="1.0203871538431626" table:style-name="ce6">
            <text:p>1.020</text:p>
          </table:table-cell>
          <table:table-cell office:value-type="float" office:value="6402.1711665516996" table:style-name="ce5">
            <text:p><text:s/>6,402<text:s/></text:p>
          </table:table-cell>
          <table:table-cell office:value-type="float" office:value="1.1137390657861943" table:style-name="ce6">
            <text:p>1.114</text:p>
          </table:table-cell>
          <table:table-cell office:value-type="float" office:value="7130.3481340385997" table:style-name="ce5">
            <text:p><text:s/>7,13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130.3481340385997" table:style-name="ce5">
            <text:p><text:s/>7,130<text:s/></text:p>
          </table:table-cell>
          <table:table-cell office:value-type="float" office:value="0.98109806283759071" table:style-name="ce6">
            <text:p>0.981</text:p>
          </table:table-cell>
          <table:table-cell office:value-type="float" office:value="6995.5707416629002" table:style-name="ce5">
            <text:p><text:s/>6,996<text:s/></text:p>
          </table:table-cell>
          <table:table-cell office:value-type="float" office:value="0.9467497355817962" table:style-name="ce6">
            <text:p>0.947</text:p>
          </table:table-cell>
          <table:table-cell office:value-type="float" office:value="6623.0547499130998" table:style-name="ce5">
            <text:p><text:s/>6,6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623.0547499130998" table:style-name="ce5">
            <text:p><text:s/>6,623<text:s/></text:p>
          </table:table-cell>
          <table:table-cell office:value-type="float" office:value="1.0099292119502807" table:style-name="ce6">
            <text:p>1.010</text:p>
          </table:table-cell>
          <table:table-cell office:value-type="float" office:value="6688.8164642833008" table:style-name="ce5">
            <text:p><text:s/>6,689<text:s/></text:p>
          </table:table-cell>
          <table:table-cell office:value-type="float" office:value="1.1459867365491885" table:style-name="ce6">
            <text:p>1.146</text:p>
          </table:table-cell>
          <table:table-cell office:value-type="float" office:value="7665.2949512805008" table:style-name="ce5">
            <text:p><text:s/>7,66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665.2949512805008" table:style-name="ce5">
            <text:p><text:s/>7,665<text:s/></text:p>
          </table:table-cell>
          <table:table-cell office:value-type="float" office:value="0.99529351324097792" table:style-name="ce6">
            <text:p>0.995</text:p>
          </table:table-cell>
          <table:table-cell office:value-type="float" office:value="7629.2183420882993" table:style-name="ce5">
            <text:p><text:s/>7,629<text:s/></text:p>
          </table:table-cell>
          <table:table-cell office:value-type="float" office:value="1.0907645740142307" table:style-name="ce6">
            <text:p>1.091</text:p>
          </table:table-cell>
          <table:table-cell office:value-type="float" office:value="8321.6810949694991" table:style-name="ce5">
            <text:p><text:s/>8,32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321.6810949694991" table:style-name="ce5">
            <text:p><text:s/>8,322<text:s/></text:p>
          </table:table-cell>
          <table:table-cell office:value-type="float" office:value="0.90573787995595201" table:style-name="ce6">
            <text:p>0.906</text:p>
          </table:table-cell>
          <table:table-cell office:value-type="float" office:value="7537.2617926272005" table:style-name="ce5">
            <text:p><text:s/>7,537<text:s/></text:p>
          </table:table-cell>
          <table:table-cell office:value-type="float" office:value="1.4900907356995534" table:style-name="ce6">
            <text:p>1.490</text:p>
          </table:table-cell>
          <table:table-cell office:value-type="float" office:value="11231.203969736" table:style-name="ce5">
            <text:p><text:s/>11,23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231.203969736" table:style-name="ce5">
            <text:p><text:s/>11,231<text:s/></text:p>
          </table:table-cell>
          <table:table-cell office:value-type="float" office:value="1.1245014048656681" table:style-name="ce6">
            <text:p>1.125</text:p>
          </table:table-cell>
          <table:table-cell office:value-type="float" office:value="12629.504642301001" table:style-name="ce5">
            <text:p><text:s/>12,630<text:s/></text:p>
          </table:table-cell>
          <table:table-cell office:value-type="float" office:value="0.81529492701960682" table:style-name="ce6">
            <text:p>0.815</text:p>
          </table:table-cell>
          <table:table-cell office:value-type="float" office:value="10296.771065638581" table:style-name="ce5">
            <text:p><text:s/>10,29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296.771065638581" table:style-name="ce5">
            <text:p><text:s/>10,297<text:s/></text:p>
          </table:table-cell>
          <table:table-cell office:value-type="float" office:value="1.2602094717594301" table:style-name="ce6">
            <text:p>1.260</text:p>
          </table:table-cell>
          <table:table-cell office:value-type="float" office:value="12976.088425456181" table:style-name="ce5">
            <text:p><text:s/>12,976<text:s/></text:p>
          </table:table-cell>
          <table:table-cell office:value-type="float" office:value="0.8739594766137313" table:style-name="ce6">
            <text:p>0.874</text:p>
          </table:table-cell>
          <table:table-cell office:value-type="float" office:value="11340.575448805179" table:style-name="ce5">
            <text:p><text:s/>11,34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1340.575448805179" table:style-name="ce5">
            <text:p><text:s/>11,341<text:s/></text:p>
          </table:table-cell>
          <table:table-cell office:value-type="float" office:value="0.83419639572781601" table:style-name="ce6">
            <text:p>0.834</text:p>
          </table:table-cell>
          <table:table-cell office:value-type="float" office:value="9460.2671648726409" table:style-name="ce5">
            <text:p><text:s/>9,460<text:s/></text:p>
          </table:table-cell>
          <table:table-cell office:value-type="float" office:value="1.2835658857409176" table:style-name="ce6">
            <text:p>1.284</text:p>
          </table:table-cell>
          <table:table-cell office:value-type="float" office:value="12142.87620282547" table:style-name="ce5">
            <text:p><text:s/>12,14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2142.87620282547" table:style-name="ce5">
            <text:p><text:s/>12,143<text:s/></text:p>
          </table:table-cell>
          <table:table-cell office:value-type="float" office:value="1.3629548636409636" table:style-name="ce6">
            <text:p>1.363</text:p>
          </table:table-cell>
          <table:table-cell office:value-type="float" office:value="16550.19217923109" table:style-name="ce5">
            <text:p><text:s/>16,550<text:s/></text:p>
          </table:table-cell>
          <table:table-cell office:value-type="float" office:value="0.80115844242660383" table:style-name="ce6">
            <text:p>0.801</text:p>
          </table:table-cell>
          <table:table-cell office:value-type="float" office:value="13259.32618817374" table:style-name="ce5">
            <text:p><text:s/>13,25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259.32618817374" table:style-name="ce5">
            <text:p><text:s/>13,259<text:s/></text:p>
          </table:table-cell>
          <table:table-cell office:value-type="float" office:value="0.99273251367502835" table:style-name="ce6">
            <text:p>0.993</text:p>
          </table:table-cell>
          <table:table-cell office:value-type="float" office:value="13162.96421642285" table:style-name="ce5">
            <text:p><text:s/>13,163<text:s/></text:p>
          </table:table-cell>
          <table:table-cell office:value-type="float" office:value="1.2013659635922118" table:style-name="ce6">
            <text:p>1.201</text:p>
          </table:table-cell>
          <table:table-cell office:value-type="float" office:value="15813.53718959264" table:style-name="ce5">
            <text:p><text:s/>15,81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5813.53718959264" table:style-name="ce5">
            <text:p><text:s/>15,814<text:s/></text:p>
          </table:table-cell>
          <table:table-cell office:value-type="float" office:value="0.95344261031477573" table:style-name="ce6">
            <text:p>0.953</text:p>
          </table:table-cell>
          <table:table-cell office:value-type="float" office:value="15077.300176354989" table:style-name="ce5">
            <text:p><text:s/>15,077<text:s/></text:p>
          </table:table-cell>
          <table:table-cell office:value-type="float" office:value="1.0044386606520996" table:style-name="ce6">
            <text:p>1.004</text:p>
          </table:table-cell>
          <table:table-cell office:value-type="float" office:value="15144.223195387671" table:style-name="ce5">
            <text:p><text:s/>15,14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144.223195387671" table:style-name="ce5">
            <text:p><text:s/>15,144<text:s/></text:p>
          </table:table-cell>
          <table:table-cell office:value-type="float" office:value="0.96009495582168214" table:style-name="ce6">
            <text:p>0.960</text:p>
          </table:table-cell>
          <table:table-cell office:value-type="float" office:value="14539.892299729419" table:style-name="ce5">
            <text:p><text:s/>14,540<text:s/></text:p>
          </table:table-cell>
          <table:table-cell office:value-type="float" office:value="1.1115836388755067" table:style-name="ce6">
            <text:p>1.112</text:p>
          </table:table-cell>
          <table:table-cell office:value-type="float" office:value="16162.30639139119" table:style-name="ce5">
            <text:p><text:s/>16,16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162.30639139119" table:style-name="ce5">
            <text:p><text:s/>16,162<text:s/></text:p>
          </table:table-cell>
          <table:table-cell office:value-type="float" office:value="0.93024483179329109" table:style-name="ce6">
            <text:p>0.930</text:p>
          </table:table-cell>
          <table:table-cell office:value-type="float" office:value="15034.90199045133" table:style-name="ce5">
            <text:p><text:s/>15,035<text:s/></text:p>
          </table:table-cell>
          <table:table-cell office:value-type="float" office:value="1.0709891433282295" table:style-name="ce6">
            <text:p>1.071</text:p>
          </table:table-cell>
          <table:table-cell office:value-type="float" office:value="16102.21680277736" table:style-name="ce5">
            <text:p><text:s/>16,10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102.21680277736" table:style-name="ce5">
            <text:p><text:s/>16,102<text:s/></text:p>
          </table:table-cell>
          <table:table-cell office:value-type="float" office:value="0.93308665905025578" table:style-name="ce6">
            <text:p>0.933</text:p>
          </table:table-cell>
          <table:table-cell office:value-type="float" office:value="15024.76367980642" table:style-name="ce5">
            <text:p><text:s/>15,025<text:s/></text:p>
          </table:table-cell>
          <table:table-cell office:value-type="float" office:value="1.207615543328967" table:style-name="ce6">
            <text:p>1.208</text:p>
          </table:table-cell>
          <table:table-cell office:value-type="float" office:value="18144.138154578759" table:style-name="ce5">
            <text:p><text:s/>18,14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331.0980528418004" table:style-name="ce5">
            <text:p><text:s/>3,33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331.0980528418004" table:style-name="ce5">
            <text:p><text:s/>3,331<text:s/></text:p>
          </table:table-cell>
          <table:table-cell office:value-type="float" office:value="0.94979828396647259" table:style-name="ce6">
            <text:p>0.950</text:p>
          </table:table-cell>
          <table:table-cell office:value-type="float" office:value="3163.8712143132002" table:style-name="ce5">
            <text:p><text:s/>3,164<text:s/></text:p>
          </table:table-cell>
          <table:table-cell office:value-type="float" office:value="1.3312257052379377" table:style-name="ce6">
            <text:p>1.331</text:p>
          </table:table-cell>
          <table:table-cell office:value-type="float" office:value="4211.8266885560997" table:style-name="ce5">
            <text:p><text:s/>4,21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211.8266885560997" table:style-name="ce5">
            <text:p><text:s/>4,212<text:s/></text:p>
          </table:table-cell>
          <table:table-cell office:value-type="float" office:value="0.97514542184728703" table:style-name="ce6">
            <text:p>0.975</text:p>
          </table:table-cell>
          <table:table-cell office:value-type="float" office:value="4107.1435129597003" table:style-name="ce5">
            <text:p><text:s/>4,107<text:s/></text:p>
          </table:table-cell>
          <table:table-cell office:value-type="float" office:value="1.2945723855683713" table:style-name="ce6">
            <text:p>1.295</text:p>
          </table:table-cell>
          <table:table-cell office:value-type="float" office:value="5316.9945754439004" table:style-name="ce5">
            <text:p><text:s/>5,31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316.9945754439004" table:style-name="ce5">
            <text:p><text:s/>5,317<text:s/></text:p>
          </table:table-cell>
          <table:table-cell office:value-type="float" office:value="1.0159699290845543" table:style-name="ce6">
            <text:p>1.016</text:p>
          </table:table-cell>
          <table:table-cell office:value-type="float" office:value="5401.9066017566993" table:style-name="ce5">
            <text:p><text:s/>5,402<text:s/></text:p>
          </table:table-cell>
          <table:table-cell office:value-type="float" office:value="1.0799430420517016" table:style-name="ce6">
            <text:p>1.080</text:p>
          </table:table-cell>
          <table:table-cell office:value-type="float" office:value="5833.7514483802997" table:style-name="ce5">
            <text:p><text:s/>5,83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833.7514483802997" table:style-name="ce5">
            <text:p><text:s/>5,834<text:s/></text:p>
          </table:table-cell>
          <table:table-cell office:value-type="float" office:value="0.98593176761679047" table:style-name="ce6">
            <text:p>0.986</text:p>
          </table:table-cell>
          <table:table-cell office:value-type="float" office:value="5751.6808773386001" table:style-name="ce5">
            <text:p><text:s/>5,752<text:s/></text:p>
          </table:table-cell>
          <table:table-cell office:value-type="float" office:value="0.87693999828594238" table:style-name="ce6">
            <text:p>0.877</text:p>
          </table:table-cell>
          <table:table-cell office:value-type="float" office:value="5043.8790187145996" table:style-name="ce5">
            <text:p><text:s/>5,04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043.8790187145996" table:style-name="ce5">
            <text:p><text:s/>5,044<text:s/></text:p>
          </table:table-cell>
          <table:table-cell office:value-type="float" office:value="0.99691522489580542" table:style-name="ce6">
            <text:p>0.997</text:p>
          </table:table-cell>
          <table:table-cell office:value-type="float" office:value="5028.3197862890993" table:style-name="ce5">
            <text:p><text:s/>5,028<text:s/></text:p>
          </table:table-cell>
          <table:table-cell office:value-type="float" office:value="1.1002746693288992" table:style-name="ce6">
            <text:p>1.100</text:p>
          </table:table-cell>
          <table:table-cell office:value-type="float" office:value="5532.5328901392004" table:style-name="ce5">
            <text:p><text:s/>5,53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532.5328901392004" table:style-name="ce5">
            <text:p><text:s/>5,533<text:s/></text:p>
          </table:table-cell>
          <table:table-cell office:value-type="float" office:value="0.97411546080755484" table:style-name="ce6">
            <text:p>0.974</text:p>
          </table:table-cell>
          <table:table-cell office:value-type="float" office:value="5389.3258257109001" table:style-name="ce5">
            <text:p><text:s/>5,389<text:s/></text:p>
          </table:table-cell>
          <table:table-cell office:value-type="float" office:value="1.1032870255509322" table:style-name="ce6">
            <text:p>1.103</text:p>
          </table:table-cell>
          <table:table-cell office:value-type="float" office:value="5945.9732599733998" table:style-name="ce5">
            <text:p><text:s/>5,94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945.9732599733998" table:style-name="ce5">
            <text:p><text:s/>5,946<text:s/></text:p>
          </table:table-cell>
          <table:table-cell office:value-type="float" office:value="0.92561746002273837" table:style-name="ce6">
            <text:p>0.926</text:p>
          </table:table-cell>
          <table:table-cell office:value-type="float" office:value="5503.6966662596997" table:style-name="ce5">
            <text:p><text:s/>5,504<text:s/></text:p>
          </table:table-cell>
          <table:table-cell office:value-type="float" office:value="1.7559467452708595" table:style-name="ce6">
            <text:p>1.756</text:p>
          </table:table-cell>
          <table:table-cell office:value-type="float" office:value="9664.1982480768002" table:style-name="ce5">
            <text:p><text:s/>9,66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664.1982480768002" table:style-name="ce5">
            <text:p><text:s/>9,664<text:s/></text:p>
          </table:table-cell>
          <table:table-cell office:value-type="float" office:value="1.1269610217877486" table:style-name="ce6">
            <text:p>1.127</text:p>
          </table:table-cell>
          <table:table-cell office:value-type="float" office:value="10891.174732412001" table:style-name="ce5">
            <text:p><text:s/>10,891<text:s/></text:p>
          </table:table-cell>
          <table:table-cell office:value-type="float" office:value="0.71973210768600215" table:style-name="ce6">
            <text:p>0.720</text:p>
          </table:table-cell>
          <table:table-cell office:value-type="float" office:value="7838.7281453354199" table:style-name="ce5">
            <text:p><text:s/>7,83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838.7281453354199" table:style-name="ce5">
            <text:p><text:s/>7,839<text:s/></text:p>
          </table:table-cell>
          <table:table-cell office:value-type="float" office:value="1.302511827282546" table:style-name="ce6">
            <text:p>1.303</text:p>
          </table:table-cell>
          <table:table-cell office:value-type="float" office:value="10210.036120151961" table:style-name="ce5">
            <text:p><text:s/>10,210<text:s/></text:p>
          </table:table-cell>
          <table:table-cell office:value-type="float" office:value="0.89263035461981366" table:style-name="ce6">
            <text:p>0.893</text:p>
          </table:table-cell>
          <table:table-cell office:value-type="float" office:value="9113.7881626123508" table:style-name="ce5">
            <text:p><text:s/>9,11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113.7881626123508" table:style-name="ce5">
            <text:p><text:s/>9,114<text:s/></text:p>
          </table:table-cell>
          <table:table-cell office:value-type="float" office:value="0.80545043344020972" table:style-name="ce6">
            <text:p>0.805</text:p>
          </table:table-cell>
          <table:table-cell office:value-type="float" office:value="7340.7046258583696" table:style-name="ce5">
            <text:p><text:s/>7,341<text:s/></text:p>
          </table:table-cell>
          <table:table-cell office:value-type="float" office:value="1.3723211228536185" table:style-name="ce6">
            <text:p>1.372</text:p>
          </table:table-cell>
          <table:table-cell office:value-type="float" office:value="10073.80401469471" table:style-name="ce5">
            <text:p><text:s/>10,07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073.80401469471" table:style-name="ce5">
            <text:p><text:s/>10,074<text:s/></text:p>
          </table:table-cell>
          <table:table-cell office:value-type="float" office:value="1.452150545553891" table:style-name="ce6">
            <text:p>1.452</text:p>
          </table:table-cell>
          <table:table-cell office:value-type="float" office:value="14628.679995741899" table:style-name="ce5">
            <text:p><text:s/>14,629<text:s/></text:p>
          </table:table-cell>
          <table:table-cell office:value-type="float" office:value="0.77054911313354146" table:style-name="ce6">
            <text:p>0.771</text:p>
          </table:table-cell>
          <table:table-cell office:value-type="float" office:value="11272.1163970333" table:style-name="ce5">
            <text:p><text:s/>11,27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272.1163970333" table:style-name="ce5">
            <text:p><text:s/>11,272<text:s/></text:p>
          </table:table-cell>
          <table:table-cell office:value-type="float" office:value="0.99433897603864474" table:style-name="ce6">
            <text:p>0.994</text:p>
          </table:table-cell>
          <table:table-cell office:value-type="float" office:value="11208.30467601451" table:style-name="ce5">
            <text:p><text:s/>11,208<text:s/></text:p>
          </table:table-cell>
          <table:table-cell office:value-type="float" office:value="1.2216251903948614" table:style-name="ce6">
            <text:p>1.222</text:p>
          </table:table-cell>
          <table:table-cell office:value-type="float" office:value="13692.34733383984" table:style-name="ce5">
            <text:p><text:s/>13,69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692.34733383984" table:style-name="ce5">
            <text:p><text:s/>13,692<text:s/></text:p>
          </table:table-cell>
          <table:table-cell office:value-type="float" office:value="0.95398454527226284" table:style-name="ce6">
            <text:p>0.954</text:p>
          </table:table-cell>
          <table:table-cell office:value-type="float" office:value="13062.287744983079" table:style-name="ce5">
            <text:p><text:s/>13,062<text:s/></text:p>
          </table:table-cell>
          <table:table-cell office:value-type="float" office:value="0.91580444648669357" table:style-name="ce6">
            <text:p>0.916</text:p>
          </table:table-cell>
          <table:table-cell office:value-type="float" office:value="11962.501198144149" table:style-name="ce5">
            <text:p><text:s/>11,96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962.501198144149" table:style-name="ce5">
            <text:p><text:s/>11,963<text:s/></text:p>
          </table:table-cell>
          <table:table-cell office:value-type="float" office:value="0.96469406414731962" table:style-name="ce6">
            <text:p>0.965</text:p>
          </table:table-cell>
          <table:table-cell office:value-type="float" office:value="11540.153898204861" table:style-name="ce5">
            <text:p><text:s/>11,540<text:s/></text:p>
          </table:table-cell>
          <table:table-cell office:value-type="float" office:value="1.0624058809049433" table:style-name="ce6">
            <text:p>1.062</text:p>
          </table:table-cell>
          <table:table-cell office:value-type="float" office:value="12260.32736800095" table:style-name="ce5">
            <text:p><text:s/>12,26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260.32736800095" table:style-name="ce5">
            <text:p><text:s/>12,260<text:s/></text:p>
          </table:table-cell>
          <table:table-cell office:value-type="float" office:value="0.93031433524367346" table:style-name="ce6">
            <text:p>0.930</text:p>
          </table:table-cell>
          <table:table-cell office:value-type="float" office:value="11405.958305231621" table:style-name="ce5">
            <text:p><text:s/>11,406<text:s/></text:p>
          </table:table-cell>
          <table:table-cell office:value-type="float" office:value="1.0571701976787304" table:style-name="ce6">
            <text:p>1.057</text:p>
          </table:table-cell>
          <table:table-cell office:value-type="float" office:value="12058.03919625707" table:style-name="ce5">
            <text:p><text:s/>12,05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058.03919625707" table:style-name="ce5">
            <text:p><text:s/>12,058<text:s/></text:p>
          </table:table-cell>
          <table:table-cell office:value-type="float" office:value="0.92654469429651221" table:style-name="ce6">
            <text:p>0.927</text:p>
          </table:table-cell>
          <table:table-cell office:value-type="float" office:value="11172.312240911369" table:style-name="ce5">
            <text:p><text:s/>11,172<text:s/></text:p>
          </table:table-cell>
          <table:table-cell office:value-type="float" office:value="1.2842297096111908" table:style-name="ce6">
            <text:p>1.284</text:p>
          </table:table-cell>
          <table:table-cell office:value-type="float" office:value="14347.81530483116" table:style-name="ce5">
            <text:p><text:s/>14,34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52.78301880839967" table:style-name="ce5">
            <text:p><text:s/>85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52.78301880839967" table:style-name="ce5">
            <text:p><text:s/>853<text:s/></text:p>
          </table:table-cell>
          <table:table-cell office:value-type="float" office:value="0.99868054111563831" table:style-name="ce6">
            <text:p>0.999</text:p>
          </table:table-cell>
          <table:table-cell office:value-type="float" office:value="851.65780667780018" table:style-name="ce5">
            <text:p><text:s/>852<text:s/></text:p>
          </table:table-cell>
          <table:table-cell office:value-type="float" office:value="1.1734797733580753" table:style-name="ce6">
            <text:p>1.173</text:p>
          </table:table-cell>
          <table:table-cell office:value-type="float" office:value="999.40320995890045" table:style-name="ce5">
            <text:p><text:s/>99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99.40320995890045" table:style-name="ce5">
            <text:p><text:s/>999<text:s/></text:p>
          </table:table-cell>
          <table:table-cell office:value-type="float" office:value="1.0039175909316529" table:style-name="ce6">
            <text:p>1.004</text:p>
          </table:table-cell>
          <table:table-cell office:value-type="float" office:value="1003.3184629113002" table:style-name="ce5">
            <text:p><text:s/>1,003<text:s/></text:p>
          </table:table-cell>
          <table:table-cell office:value-type="float" office:value="0.95409621700894354" table:style-name="ce6">
            <text:p>0.954</text:p>
          </table:table-cell>
          <table:table-cell office:value-type="float" office:value="957.26234991889953" table:style-name="ce5">
            <text:p><text:s/>95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57.26234991889953" table:style-name="ce5">
            <text:p><text:s/>957<text:s/></text:p>
          </table:table-cell>
          <table:table-cell office:value-type="float" office:value="1.0449220789679483" table:style-name="ce6">
            <text:p>1.045</text:p>
          </table:table-cell>
          <table:table-cell office:value-type="float" office:value="1000.2645647950001" table:style-name="ce5">
            <text:p><text:s/>1,000<text:s/></text:p>
          </table:table-cell>
          <table:table-cell office:value-type="float" office:value="1.2962537425526339" table:style-name="ce6">
            <text:p>1.296</text:p>
          </table:table-cell>
          <table:table-cell office:value-type="float" office:value="1296.5966856583004" table:style-name="ce5">
            <text:p><text:s/>1,29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96.5966856583004" table:style-name="ce5">
            <text:p><text:s/>1,297<text:s/></text:p>
          </table:table-cell>
          <table:table-cell office:value-type="float" office:value="0.95934987192471455" table:style-name="ce6">
            <text:p>0.959</text:p>
          </table:table-cell>
          <table:table-cell office:value-type="float" office:value="1243.8898643242999" table:style-name="ce5">
            <text:p><text:s/>1,244<text:s/></text:p>
          </table:table-cell>
          <table:table-cell office:value-type="float" office:value="1.2695462648988891" table:style-name="ce6">
            <text:p>1.270</text:p>
          </table:table-cell>
          <table:table-cell office:value-type="float" office:value="1579.1757311985007" table:style-name="ce5">
            <text:p><text:s/>1,57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79.1757311985007" table:style-name="ce5">
            <text:p><text:s/>1,579<text:s/></text:p>
          </table:table-cell>
          <table:table-cell office:value-type="float" office:value="1.0514958184761252" table:style-name="ce6">
            <text:p>1.051</text:p>
          </table:table-cell>
          <table:table-cell office:value-type="float" office:value="1660.4966779942008" table:style-name="ce5">
            <text:p><text:s/>1,660<text:s/></text:p>
          </table:table-cell>
          <table:table-cell office:value-type="float" office:value="1.2844121216295195" table:style-name="ce6">
            <text:p>1.284</text:p>
          </table:table-cell>
          <table:table-cell office:value-type="float" office:value="2132.7620611413004" table:style-name="ce5">
            <text:p><text:s/>2,13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32.7620611413004" table:style-name="ce5">
            <text:p><text:s/>2,133<text:s/></text:p>
          </table:table-cell>
          <table:table-cell office:value-type="float" office:value="1.0502308519023311" table:style-name="ce6">
            <text:p>1.050</text:p>
          </table:table-cell>
          <table:table-cell office:value-type="float" office:value="2239.8925163773993" table:style-name="ce5">
            <text:p><text:s/>2,240<text:s/></text:p>
          </table:table-cell>
          <table:table-cell office:value-type="float" office:value="1.0606347481522709" table:style-name="ce6">
            <text:p>1.061</text:p>
          </table:table-cell>
          <table:table-cell office:value-type="float" office:value="2375.7078349960993" table:style-name="ce5">
            <text:p><text:s/>2,3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75.7078349960993" table:style-name="ce5">
            <text:p><text:s/>2,376<text:s/></text:p>
          </table:table-cell>
          <table:table-cell office:value-type="float" office:value="0.85598283442578249" table:style-name="ce6">
            <text:p>0.856</text:p>
          </table:table-cell>
          <table:table-cell office:value-type="float" office:value="2033.5651263675004" table:style-name="ce5">
            <text:p><text:s/>2,034<text:s/></text:p>
          </table:table-cell>
          <table:table-cell office:value-type="float" office:value="0.7705707092146582" table:style-name="ce6">
            <text:p>0.771</text:p>
          </table:table-cell>
          <table:table-cell office:value-type="float" office:value="1567.0057216592006" table:style-name="ce5">
            <text:p><text:s/>1,56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67.0057216592006" table:style-name="ce5">
            <text:p><text:s/>1,567<text:s/></text:p>
          </table:table-cell>
          <table:table-cell office:value-type="float" office:value="1.1093322033619604" table:style-name="ce6">
            <text:p>1.109</text:p>
          </table:table-cell>
          <table:table-cell office:value-type="float" office:value="1738.329909889" table:style-name="ce5">
            <text:p><text:s/>1,738<text:s/></text:p>
          </table:table-cell>
          <table:table-cell office:value-type="float" office:value="1.4140255577033232" table:style-name="ce6">
            <text:p>1.414</text:p>
          </table:table-cell>
          <table:table-cell office:value-type="float" office:value="2458.0429203031608" table:style-name="ce5">
            <text:p><text:s/>2,45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58.0429203031608" table:style-name="ce5">
            <text:p><text:s/>2,458<text:s/></text:p>
          </table:table-cell>
          <table:table-cell office:value-type="float" office:value="1.1253067562233907" table:style-name="ce6">
            <text:p>1.125</text:p>
          </table:table-cell>
          <table:table-cell office:value-type="float" office:value="2766.0523053042202" table:style-name="ce5">
            <text:p><text:s/>2,766<text:s/></text:p>
          </table:table-cell>
          <table:table-cell office:value-type="float" office:value="0.80504164072483775" table:style-name="ce6">
            <text:p>0.805</text:p>
          </table:table-cell>
          <table:table-cell office:value-type="float" office:value="2226.787286192829" table:style-name="ce5">
            <text:p><text:s/>2,22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226.787286192829" table:style-name="ce5">
            <text:p><text:s/>2,227<text:s/></text:p>
          </table:table-cell>
          <table:table-cell office:value-type="float" office:value="0.95184778184993046" table:style-name="ce6">
            <text:p>0.952</text:p>
          </table:table-cell>
          <table:table-cell office:value-type="float" office:value="2119.5625390142709" table:style-name="ce5">
            <text:p><text:s/>2,120<text:s/></text:p>
          </table:table-cell>
          <table:table-cell office:value-type="float" office:value="0.97617888127660923" table:style-name="ce6">
            <text:p>0.976</text:p>
          </table:table-cell>
          <table:table-cell office:value-type="float" office:value="2069.07218813076" table:style-name="ce5">
            <text:p><text:s/>2,06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069.07218813076" table:style-name="ce5">
            <text:p><text:s/>2,069<text:s/></text:p>
          </table:table-cell>
          <table:table-cell office:value-type="float" office:value="0.92868300802260662" table:style-name="ce6">
            <text:p>0.929</text:p>
          </table:table-cell>
          <table:table-cell office:value-type="float" office:value="1921.5121834891911" table:style-name="ce5">
            <text:p><text:s/>1,922<text:s/></text:p>
          </table:table-cell>
          <table:table-cell office:value-type="float" office:value="1.0341905756392091" table:style-name="ce6">
            <text:p>1.034</text:p>
          </table:table-cell>
          <table:table-cell office:value-type="float" office:value="1987.2097911404401" table:style-name="ce5">
            <text:p><text:s/>1,9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87.2097911404401" table:style-name="ce5">
            <text:p><text:s/>1,987<text:s/></text:p>
          </table:table-cell>
          <table:table-cell office:value-type="float" office:value="0.98362012361391438" table:style-name="ce6">
            <text:p>0.984</text:p>
          </table:table-cell>
          <table:table-cell office:value-type="float" office:value="1954.6595404083405" table:style-name="ce5">
            <text:p><text:s/>1,955<text:s/></text:p>
          </table:table-cell>
          <table:table-cell office:value-type="float" office:value="1.0851965838049067" table:style-name="ce6">
            <text:p>1.085</text:p>
          </table:table-cell>
          <table:table-cell office:value-type="float" office:value="2121.1898557528002" table:style-name="ce5">
            <text:p><text:s/>2,12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21.1898557528002" table:style-name="ce5">
            <text:p><text:s/>2,121<text:s/></text:p>
          </table:table-cell>
          <table:table-cell office:value-type="float" office:value="0.94994440309389083" table:style-name="ce6">
            <text:p>0.950</text:p>
          </table:table-cell>
          <table:table-cell office:value-type="float" office:value="2015.01243137191" table:style-name="ce5">
            <text:p><text:s/>2,015<text:s/></text:p>
          </table:table-cell>
          <table:table-cell office:value-type="float" office:value="1.5790086193549004" table:style-name="ce6">
            <text:p>1.579</text:p>
          </table:table-cell>
          <table:table-cell office:value-type="float" office:value="3181.7219972435209" table:style-name="ce5">
            <text:p><text:s/>3,18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81.7219972435209" table:style-name="ce5">
            <text:p><text:s/>3,182<text:s/></text:p>
          </table:table-cell>
          <table:table-cell office:value-type="float" office:value="0.94280342661092864" table:style-name="ce6">
            <text:p>0.943</text:p>
          </table:table-cell>
          <table:table-cell office:value-type="float" office:value="2999.7384015245589" table:style-name="ce5">
            <text:p><text:s/>3,000<text:s/></text:p>
          </table:table-cell>
          <table:table-cell office:value-type="float" office:value="1.3007731012168042" table:style-name="ce6">
            <text:p>1.301</text:p>
          </table:table-cell>
          <table:table-cell office:value-type="float" office:value="3901.9790233902395" table:style-name="ce5">
            <text:p><text:s/>3,90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901.9790233902395" table:style-name="ce5">
            <text:p><text:s/>3,902<text:s/></text:p>
          </table:table-cell>
          <table:table-cell office:value-type="float" office:value="0.93002644644324528" table:style-name="ce6">
            <text:p>0.930</text:p>
          </table:table-cell>
          <table:table-cell office:value-type="float" office:value="3628.9436852197096" table:style-name="ce5">
            <text:p><text:s/>3,629<text:s/></text:p>
          </table:table-cell>
          <table:table-cell office:value-type="float" office:value="1.1144228065571211" table:style-name="ce6">
            <text:p>1.114</text:p>
          </table:table-cell>
          <table:table-cell office:value-type="float" office:value="4044.1776065202903" table:style-name="ce5">
            <text:p><text:s/>4,0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044.1776065202903" table:style-name="ce5">
            <text:p><text:s/>4,044<text:s/></text:p>
          </table:table-cell>
          <table:table-cell office:value-type="float" office:value="0.95259205052811557" table:style-name="ce6">
            <text:p>0.953</text:p>
          </table:table-cell>
          <table:table-cell office:value-type="float" office:value="3852.4514388950502" table:style-name="ce5">
            <text:p><text:s/>3,852<text:s/></text:p>
          </table:table-cell>
          <table:table-cell office:value-type="float" office:value="0.98543042267041525" table:style-name="ce6">
            <text:p>0.985</text:p>
          </table:table-cell>
          <table:table-cell office:value-type="float" office:value="3796.3228497475989" table:style-name="ce5">
            <text:p><text:s/>3,79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3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73.49986901441002" table:style-name="ce5">
            <text:p><text:s/>77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73.49986901441002" table:style-name="ce5">
            <text:p><text:s/>773<text:s/></text:p>
          </table:table-cell>
          <table:table-cell office:value-type="float" office:value="1.0998313563626232" table:style-name="ce6">
            <text:p>1.100</text:p>
          </table:table-cell>
          <table:table-cell office:value-type="float" office:value="850.71941008443002" table:style-name="ce5">
            <text:p><text:s/>851<text:s/></text:p>
          </table:table-cell>
          <table:table-cell office:value-type="float" office:value="1.0131557631742401" table:style-name="ce6">
            <text:p>1.013</text:p>
          </table:table-cell>
          <table:table-cell office:value-type="float" office:value="861.91127317122994" table:style-name="ce5">
            <text:p><text:s/>86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61.91127317122994" table:style-name="ce5">
            <text:p><text:s/>862<text:s/></text:p>
          </table:table-cell>
          <table:table-cell office:value-type="float" office:value="1.0346735200686867" table:style-name="ce6">
            <text:p>1.035</text:p>
          </table:table-cell>
          <table:table-cell office:value-type="float" office:value="891.79677099896003" table:style-name="ce5">
            <text:p><text:s/>892<text:s/></text:p>
          </table:table-cell>
          <table:table-cell office:value-type="float" office:value="1.1157211149311286" table:style-name="ce6">
            <text:p>1.116</text:p>
          </table:table-cell>
          <table:table-cell office:value-type="float" office:value="994.99648763094001" table:style-name="ce5">
            <text:p><text:s/>99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94.99648763094001" table:style-name="ce5">
            <text:p><text:s/>995<text:s/></text:p>
          </table:table-cell>
          <table:table-cell office:value-type="float" office:value="1.0447667342152285" table:style-name="ce6">
            <text:p>1.045</text:p>
          </table:table-cell>
          <table:table-cell office:value-type="float" office:value="1039.5392309378001" table:style-name="ce5">
            <text:p><text:s/>1,040<text:s/></text:p>
          </table:table-cell>
          <table:table-cell office:value-type="float" office:value="1.0569132990457" table:style-name="ce6">
            <text:p>1.057</text:p>
          </table:table-cell>
          <table:table-cell office:value-type="float" office:value="1098.7028380579" table:style-name="ce5">
            <text:p><text:s/>1,09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98.7028380579" table:style-name="ce5">
            <text:p><text:s/>1,099<text:s/></text:p>
          </table:table-cell>
          <table:table-cell office:value-type="float" office:value="1.0583180379108326" table:style-name="ce6">
            <text:p>1.058</text:p>
          </table:table-cell>
          <table:table-cell office:value-type="float" office:value="1162.7770318204998" table:style-name="ce5">
            <text:p><text:s/>1,163<text:s/></text:p>
          </table:table-cell>
          <table:table-cell office:value-type="float" office:value="1.0008822695355393" table:style-name="ce6">
            <text:p>1.001</text:p>
          </table:table-cell>
          <table:table-cell office:value-type="float" office:value="1163.8029145722999" table:style-name="ce5">
            <text:p><text:s/>1,16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63.8029145722999" table:style-name="ce5">
            <text:p><text:s/>1,164<text:s/></text:p>
          </table:table-cell>
          <table:table-cell office:value-type="float" office:value="1.0233278593948851" table:style-name="ce6">
            <text:p>1.023</text:p>
          </table:table-cell>
          <table:table-cell office:value-type="float" office:value="1190.9519453268001" table:style-name="ce5">
            <text:p><text:s/>1,191<text:s/></text:p>
          </table:table-cell>
          <table:table-cell office:value-type="float" office:value="1.0292586122891283" table:style-name="ce6">
            <text:p>1.029</text:p>
          </table:table-cell>
          <table:table-cell office:value-type="float" office:value="1225.7975465501002" table:style-name="ce5">
            <text:p><text:s/>1,22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25.7975465501002" table:style-name="ce5">
            <text:p><text:s/>1,226<text:s/></text:p>
          </table:table-cell>
          <table:table-cell office:value-type="float" office:value="1.0385979910348646" table:style-name="ce6">
            <text:p>1.039</text:p>
          </table:table-cell>
          <table:table-cell office:value-type="float" office:value="1273.1108692624" table:style-name="ce5">
            <text:p><text:s/>1,273<text:s/></text:p>
          </table:table-cell>
          <table:table-cell office:value-type="float" office:value="1.0414030510896815" table:style-name="ce6">
            <text:p>1.041</text:p>
          </table:table-cell>
          <table:table-cell office:value-type="float" office:value="1325.8215436252999" table:style-name="ce5">
            <text:p><text:s/>1,32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25.8215436252999" table:style-name="ce5">
            <text:p><text:s/>1,326<text:s/></text:p>
          </table:table-cell>
          <table:table-cell office:value-type="float" office:value="1.063317159955371" table:style-name="ce6">
            <text:p>1.063</text:p>
          </table:table-cell>
          <table:table-cell office:value-type="float" office:value="1409.7687983752999" table:style-name="ce5">
            <text:p><text:s/>1,410<text:s/></text:p>
          </table:table-cell>
          <table:table-cell office:value-type="float" office:value="0.98202935070211739" table:style-name="ce6">
            <text:p>0.982</text:p>
          </table:table-cell>
          <table:table-cell office:value-type="float" office:value="1384.4343377086" table:style-name="ce5">
            <text:p><text:s/>1,38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84.4343377086" table:style-name="ce5">
            <text:p><text:s/>1,384<text:s/></text:p>
          </table:table-cell>
          <table:table-cell office:value-type="float" office:value="1.0971366836496406" table:style-name="ce6">
            <text:p>1.097</text:p>
          </table:table-cell>
          <table:table-cell office:value-type="float" office:value="1518.9136980043002" table:style-name="ce5">
            <text:p><text:s/>1,519<text:s/></text:p>
          </table:table-cell>
          <table:table-cell office:value-type="float" office:value="1.1274257925004321" table:style-name="ce6">
            <text:p>1.127</text:p>
          </table:table-cell>
          <table:table-cell office:value-type="float" office:value="1712.4624797122601" table:style-name="ce5">
            <text:p><text:s/>1,7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12.4624797122601" table:style-name="ce5">
            <text:p><text:s/>1,712<text:s/></text:p>
          </table:table-cell>
          <table:table-cell office:value-type="float" office:value="1.0280434181352804" table:style-name="ce6">
            <text:p>1.028</text:p>
          </table:table-cell>
          <table:table-cell office:value-type="float" office:value="1760.4857810718099" table:style-name="ce5">
            <text:p><text:s/>1,760<text:s/></text:p>
          </table:table-cell>
          <table:table-cell office:value-type="float" office:value="0.99338687014547655" table:style-name="ce6">
            <text:p>0.993</text:p>
          </table:table-cell>
          <table:table-cell office:value-type="float" office:value="1748.8434599945399" table:style-name="ce5">
            <text:p><text:s/>1,74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748.8434599945399" table:style-name="ce5">
            <text:p><text:s/>1,749<text:s/></text:p>
          </table:table-cell>
          <table:table-cell office:value-type="float" office:value="1.0253374251730902" table:style-name="ce6">
            <text:p>1.025</text:p>
          </table:table-cell>
          <table:table-cell office:value-type="float" office:value="1793.1546503016" table:style-name="ce5">
            <text:p><text:s/>1,793<text:s/></text:p>
          </table:table-cell>
          <table:table-cell office:value-type="float" office:value="1.4472997902275604" table:style-name="ce6">
            <text:p>1.447</text:p>
          </table:table-cell>
          <table:table-cell office:value-type="float" office:value="2595.2323492270798" table:style-name="ce5">
            <text:p><text:s/>2,59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595.2323492270798" table:style-name="ce5">
            <text:p><text:s/>2,595<text:s/></text:p>
          </table:table-cell>
          <table:table-cell office:value-type="float" office:value="1.057316703692458" table:style-name="ce6">
            <text:p>1.057</text:p>
          </table:table-cell>
          <table:table-cell office:value-type="float" office:value="2743.9825128008097" table:style-name="ce5">
            <text:p><text:s/>2,744<text:s/></text:p>
          </table:table-cell>
          <table:table-cell office:value-type="float" office:value="0.91298769687596337" table:style-name="ce6">
            <text:p>0.913</text:p>
          </table:table-cell>
          <table:table-cell office:value-type="float" office:value="2505.2222746299299" table:style-name="ce5">
            <text:p><text:s/>2,50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05.2222746299299" table:style-name="ce5">
            <text:p><text:s/>2,505<text:s/></text:p>
          </table:table-cell>
          <table:table-cell office:value-type="float" office:value="1.1281184840807359" table:style-name="ce6">
            <text:p>1.128</text:p>
          </table:table-cell>
          <table:table-cell office:value-type="float" office:value="2826.1875547408099" table:style-name="ce5">
            <text:p><text:s/>2,826<text:s/></text:p>
          </table:table-cell>
          <table:table-cell office:value-type="float" office:value="1.0599948259151295" table:style-name="ce6">
            <text:p>1.060</text:p>
          </table:table-cell>
          <table:table-cell office:value-type="float" office:value="2995.74418509099" table:style-name="ce5">
            <text:p><text:s/>2,99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995.74418509099" table:style-name="ce5">
            <text:p><text:s/>2,996<text:s/></text:p>
          </table:table-cell>
          <table:table-cell office:value-type="float" office:value="1.0872508613924159" table:style-name="ce6">
            <text:p>1.087</text:p>
          </table:table-cell>
          <table:table-cell office:value-type="float" office:value="3257.1254457515001" table:style-name="ce5">
            <text:p><text:s/>3,257<text:s/></text:p>
          </table:table-cell>
          <table:table-cell office:value-type="float" office:value="1.0824179109545942" table:style-name="ce6">
            <text:p>1.082</text:p>
          </table:table-cell>
          <table:table-cell office:value-type="float" office:value="3525.5709207073896" table:style-name="ce5">
            <text:p><text:s/>3,52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25.5709207073896" table:style-name="ce5">
            <text:p><text:s/>3,526<text:s/></text:p>
          </table:table-cell>
          <table:table-cell office:value-type="float" office:value="1.0826907408788207" table:style-name="ce6">
            <text:p>1.083</text:p>
          </table:table-cell>
          <table:table-cell office:value-type="float" office:value="3817.10299216151" table:style-name="ce5">
            <text:p><text:s/>3,817<text:s/></text:p>
          </table:table-cell>
          <table:table-cell office:value-type="float" office:value="1.0866562955895804" table:style-name="ce6">
            <text:p>1.087</text:p>
          </table:table-cell>
          <table:table-cell office:value-type="float" office:value="4147.8789973461298" table:style-name="ce5">
            <text:p><text:s/>4,14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147.8789973461298" table:style-name="ce5">
            <text:p><text:s/>4,148<text:s/></text:p>
          </table:table-cell>
          <table:table-cell office:value-type="float" office:value="1.0520564519184001" table:style-name="ce6">
            <text:p>1.052</text:p>
          </table:table-cell>
          <table:table-cell office:value-type="float" office:value="4363.8028609348203" table:style-name="ce5">
            <text:p><text:s/>4,364<text:s/></text:p>
          </table:table-cell>
          <table:table-cell office:value-type="float" office:value="1.2466400869746337" table:style-name="ce6">
            <text:p>1.247</text:p>
          </table:table-cell>
          <table:table-cell office:value-type="float" office:value="5440.0915780959394" table:style-name="ce5">
            <text:p><text:s/>5,44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440.0915780959394" table:style-name="ce5">
            <text:p><text:s/>5,440<text:s/></text:p>
          </table:table-cell>
          <table:table-cell office:value-type="float" office:value="1.013681251103087" table:style-name="ce6">
            <text:p>1.014</text:p>
          </table:table-cell>
          <table:table-cell office:value-type="float" office:value="5514.5188369996595" table:style-name="ce5">
            <text:p><text:s/>5,515<text:s/></text:p>
          </table:table-cell>
          <table:table-cell office:value-type="float" office:value="1.0898171564647809" table:style-name="ce6">
            <text:p>1.090</text:p>
          </table:table-cell>
          <table:table-cell office:value-type="float" office:value="6009.8172382104394" table:style-name="ce5">
            <text:p><text:s/>6,01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64.09783187230005" table:style-name="ce5">
            <text:p><text:s/>36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64.09783187230005" table:style-name="ce5">
            <text:p><text:s/>364<text:s/></text:p>
          </table:table-cell>
          <table:table-cell office:value-type="float" office:value="1.1083384055069154" table:style-name="ce6">
            <text:p>1.108</text:p>
          </table:table-cell>
          <table:table-cell office:value-type="float" office:value="403.54361042586999" table:style-name="ce5">
            <text:p><text:s/>404<text:s/></text:p>
          </table:table-cell>
          <table:table-cell office:value-type="float" office:value="0.96866776672608801" table:style-name="ce6">
            <text:p>0.969</text:p>
          </table:table-cell>
          <table:table-cell office:value-type="float" office:value="390.89968788780999" table:style-name="ce5">
            <text:p><text:s/>39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90.89968788780999" table:style-name="ce5">
            <text:p><text:s/>391<text:s/></text:p>
          </table:table-cell>
          <table:table-cell office:value-type="float" office:value="1.0337455152800632" table:style-name="ce6">
            <text:p>1.034</text:p>
          </table:table-cell>
          <table:table-cell office:value-type="float" office:value="404.09079927840003" table:style-name="ce5">
            <text:p><text:s/>404<text:s/></text:p>
          </table:table-cell>
          <table:table-cell office:value-type="float" office:value="1.2070934574204824" table:style-name="ce6">
            <text:p>1.207</text:p>
          </table:table-cell>
          <table:table-cell office:value-type="float" office:value="487.77536001277002" table:style-name="ce5">
            <text:p><text:s/>48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87.77536001277002" table:style-name="ce5">
            <text:p><text:s/>488<text:s/></text:p>
          </table:table-cell>
          <table:table-cell office:value-type="float" office:value="1.0532773493752936" table:style-name="ce6">
            <text:p>1.053</text:p>
          </table:table-cell>
          <table:table-cell office:value-type="float" office:value="513.76273828482999" table:style-name="ce5">
            <text:p><text:s/>514<text:s/></text:p>
          </table:table-cell>
          <table:table-cell office:value-type="float" office:value="1.1289305840674977" table:style-name="ce6">
            <text:p>1.129</text:p>
          </table:table-cell>
          <table:table-cell office:value-type="float" office:value="580.00246820401003" table:style-name="ce5">
            <text:p><text:s/>58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80.00246820401003" table:style-name="ce5">
            <text:p><text:s/>580<text:s/></text:p>
          </table:table-cell>
          <table:table-cell office:value-type="float" office:value="1.0164695079530592" table:style-name="ce6">
            <text:p>1.016</text:p>
          </table:table-cell>
          <table:table-cell office:value-type="float" office:value="589.55482346688996" table:style-name="ce5">
            <text:p><text:s/>590<text:s/></text:p>
          </table:table-cell>
          <table:table-cell office:value-type="float" office:value="1.0361832727506606" table:style-name="ce6">
            <text:p>1.036</text:p>
          </table:table-cell>
          <table:table-cell office:value-type="float" office:value="610.88684644585999" table:style-name="ce5">
            <text:p><text:s/>61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10.88684644585999" table:style-name="ce5">
            <text:p><text:s/>611<text:s/></text:p>
          </table:table-cell>
          <table:table-cell office:value-type="float" office:value="1.057585816157228" table:style-name="ce6">
            <text:p>1.058</text:p>
          </table:table-cell>
          <table:table-cell office:value-type="float" office:value="646.06526407816" table:style-name="ce5">
            <text:p><text:s/>646<text:s/></text:p>
          </table:table-cell>
          <table:table-cell office:value-type="float" office:value="1.0643593306678683" table:style-name="ce6">
            <text:p>1.064</text:p>
          </table:table-cell>
          <table:table-cell office:value-type="float" office:value="687.64559204199008" table:style-name="ce5">
            <text:p><text:s/>68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87.64559204199008" table:style-name="ce5">
            <text:p><text:s/>688<text:s/></text:p>
          </table:table-cell>
          <table:table-cell office:value-type="float" office:value="1.0153349293393799" table:style-name="ce6">
            <text:p>1.015</text:p>
          </table:table-cell>
          <table:table-cell office:value-type="float" office:value="698.19058860649" table:style-name="ce5">
            <text:p><text:s/>698<text:s/></text:p>
          </table:table-cell>
          <table:table-cell office:value-type="float" office:value="1.0384720687489948" table:style-name="ce6">
            <text:p>1.038</text:p>
          </table:table-cell>
          <table:table-cell office:value-type="float" office:value="725.05142493126004" table:style-name="ce5">
            <text:p><text:s/>72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25.05142493126004" table:style-name="ce5">
            <text:p><text:s/>725<text:s/></text:p>
          </table:table-cell>
          <table:table-cell office:value-type="float" office:value="1.034815390521332" table:style-name="ce6">
            <text:p>1.035</text:p>
          </table:table-cell>
          <table:table-cell office:value-type="float" office:value="750.29437343828999" table:style-name="ce5">
            <text:p><text:s/>750<text:s/></text:p>
          </table:table-cell>
          <table:table-cell office:value-type="float" office:value="1.0604952465266797" table:style-name="ce6">
            <text:p>1.060</text:p>
          </table:table-cell>
          <table:table-cell office:value-type="float" office:value="795.68361652701992" table:style-name="ce5">
            <text:p><text:s/>79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95.68361652701992" table:style-name="ce5">
            <text:p><text:s/>796<text:s/></text:p>
          </table:table-cell>
          <table:table-cell office:value-type="float" office:value="1.1334334084980051" table:style-name="ce6">
            <text:p>1.133</text:p>
          </table:table-cell>
          <table:table-cell office:value-type="float" office:value="901.85439356623999" table:style-name="ce5">
            <text:p><text:s/>902<text:s/></text:p>
          </table:table-cell>
          <table:table-cell office:value-type="float" office:value="1.2857102912580807" table:style-name="ce6">
            <text:p>1.286</text:p>
          </table:table-cell>
          <table:table-cell office:value-type="float" office:value="1159.5234750244301" table:style-name="ce5">
            <text:p><text:s/>1,16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59.5234750244301" table:style-name="ce5">
            <text:p><text:s/>1,160<text:s/></text:p>
          </table:table-cell>
          <table:table-cell office:value-type="float" office:value="1.0167863331378435" table:style-name="ce6">
            <text:p>1.017</text:p>
          </table:table-cell>
          <table:table-cell office:value-type="float" office:value="1178.9876223573401" table:style-name="ce5">
            <text:p><text:s/>1,179<text:s/></text:p>
          </table:table-cell>
          <table:table-cell office:value-type="float" office:value="0.99149406384879701" table:style-name="ce6">
            <text:p>0.991</text:p>
          </table:table-cell>
          <table:table-cell office:value-type="float" office:value="1168.95922891851" table:style-name="ce5">
            <text:p><text:s/>1,16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68.95922891851" table:style-name="ce5">
            <text:p><text:s/>1,169<text:s/></text:p>
          </table:table-cell>
          <table:table-cell office:value-type="float" office:value="1.044779834841074" table:style-name="ce6">
            <text:p>1.045</text:p>
          </table:table-cell>
          <table:table-cell office:value-type="float" office:value="1221.30503012543" table:style-name="ce5">
            <text:p><text:s/>1,221<text:s/></text:p>
          </table:table-cell>
          <table:table-cell office:value-type="float" office:value="1.408993931760913" table:style-name="ce6">
            <text:p>1.409</text:p>
          </table:table-cell>
          <table:table-cell office:value-type="float" office:value="1720.8113762758101" table:style-name="ce5">
            <text:p><text:s/>1,72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20.8113762758101" table:style-name="ce5">
            <text:p><text:s/>1,721<text:s/></text:p>
          </table:table-cell>
          <table:table-cell office:value-type="float" office:value="1.0600513174731925" table:style-name="ce6">
            <text:p>1.060</text:p>
          </table:table-cell>
          <table:table-cell office:value-type="float" office:value="1824.1483665440298" table:style-name="ce5">
            <text:p><text:s/>1,824<text:s/></text:p>
          </table:table-cell>
          <table:table-cell office:value-type="float" office:value="0.95423368676445053" table:style-name="ce6">
            <text:p>0.954</text:p>
          </table:table-cell>
          <table:table-cell office:value-type="float" office:value="1740.66382101266" table:style-name="ce5">
            <text:p><text:s/>1,74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40.66382101266" table:style-name="ce5">
            <text:p><text:s/>1,741<text:s/></text:p>
          </table:table-cell>
          <table:table-cell office:value-type="float" office:value="1.155193693113195" table:style-name="ce6">
            <text:p>1.155</text:p>
          </table:table-cell>
          <table:table-cell office:value-type="float" office:value="2010.8038678641401" table:style-name="ce5">
            <text:p><text:s/>2,011<text:s/></text:p>
          </table:table-cell>
          <table:table-cell office:value-type="float" office:value="1.0405715636682484" table:style-name="ce6">
            <text:p>1.041</text:p>
          </table:table-cell>
          <table:table-cell office:value-type="float" office:value="2092.3853250135498" table:style-name="ce5">
            <text:p><text:s/>2,09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92.3853250135498" table:style-name="ce5">
            <text:p><text:s/>2,092<text:s/></text:p>
          </table:table-cell>
          <table:table-cell office:value-type="float" office:value="1.0757493491320456" table:style-name="ce6">
            <text:p>1.076</text:p>
          </table:table-cell>
          <table:table-cell office:value-type="float" office:value="2250.8821515167697" table:style-name="ce5">
            <text:p><text:s/>2,251<text:s/></text:p>
          </table:table-cell>
          <table:table-cell office:value-type="float" office:value="0.91533739238857692" table:style-name="ce6">
            <text:p>0.915</text:p>
          </table:table-cell>
          <table:table-cell office:value-type="float" office:value="2060.3165991433498" table:style-name="ce5">
            <text:p><text:s/>2,06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60.3165991433498" table:style-name="ce5">
            <text:p><text:s/>2,060<text:s/></text:p>
          </table:table-cell>
          <table:table-cell office:value-type="float" office:value="1.0461678380507782" table:style-name="ce6">
            <text:p>1.046</text:p>
          </table:table-cell>
          <table:table-cell office:value-type="float" office:value="2155.4369622259301" table:style-name="ce5">
            <text:p><text:s/>2,155<text:s/></text:p>
          </table:table-cell>
          <table:table-cell office:value-type="float" office:value="0.98829205753276173" table:style-name="ce6">
            <text:p>0.988</text:p>
          </table:table-cell>
          <table:table-cell office:value-type="float" office:value="2130.2012302804301" table:style-name="ce5">
            <text:p><text:s/>2,13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30.2012302804301" table:style-name="ce5">
            <text:p><text:s/>2,130<text:s/></text:p>
          </table:table-cell>
          <table:table-cell office:value-type="float" office:value="1.0519465010489515" table:style-name="ce6">
            <text:p>1.052</text:p>
          </table:table-cell>
          <table:table-cell office:value-type="float" office:value="2240.8577307236701" table:style-name="ce5">
            <text:p><text:s/>2,241<text:s/></text:p>
          </table:table-cell>
          <table:table-cell office:value-type="float" office:value="1.190844317804465" table:style-name="ce6">
            <text:p>1.191</text:p>
          </table:table-cell>
          <table:table-cell office:value-type="float" office:value="2668.5126956404902" table:style-name="ce5">
            <text:p><text:s/>2,66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68.5126956404902" table:style-name="ce5">
            <text:p><text:s/>2,669<text:s/></text:p>
          </table:table-cell>
          <table:table-cell office:value-type="float" office:value="1.0105416882820633" table:style-name="ce6">
            <text:p>1.011</text:p>
          </table:table-cell>
          <table:table-cell office:value-type="float" office:value="2696.6433246546603" table:style-name="ce5">
            <text:p><text:s/>2,697<text:s/></text:p>
          </table:table-cell>
          <table:table-cell office:value-type="float" office:value="1.0593722577462348" table:style-name="ce6">
            <text:p>1.059</text:p>
          </table:table-cell>
          <table:table-cell office:value-type="float" office:value="2856.7491271757203" table:style-name="ce5">
            <text:p><text:s/>2,85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09.40203714210998" table:style-name="ce5">
            <text:p><text:s/>40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09.40203714210998" table:style-name="ce5">
            <text:p><text:s/>409<text:s/></text:p>
          </table:table-cell>
          <table:table-cell office:value-type="float" office:value="1.0922656926187646" table:style-name="ce6">
            <text:p>1.092</text:p>
          </table:table-cell>
          <table:table-cell office:value-type="float" office:value="447.17579965855998" table:style-name="ce5">
            <text:p><text:s/>447<text:s/></text:p>
          </table:table-cell>
          <table:table-cell office:value-type="float" office:value="1.0533029418028876" table:style-name="ce6">
            <text:p>1.053</text:p>
          </table:table-cell>
          <table:table-cell office:value-type="float" office:value="471.01158528341995" table:style-name="ce5">
            <text:p><text:s/>47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71.01158528341995" table:style-name="ce5">
            <text:p><text:s/>471<text:s/></text:p>
          </table:table-cell>
          <table:table-cell office:value-type="float" office:value="1.0354436853757951" table:style-name="ce6">
            <text:p>1.035</text:p>
          </table:table-cell>
          <table:table-cell office:value-type="float" office:value="487.70597172056" table:style-name="ce5">
            <text:p><text:s/>488<text:s/></text:p>
          </table:table-cell>
          <table:table-cell office:value-type="float" office:value="1.0400141827846872" table:style-name="ce6">
            <text:p>1.040</text:p>
          </table:table-cell>
          <table:table-cell office:value-type="float" office:value="507.22112761816999" table:style-name="ce5">
            <text:p><text:s/>50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07.22112761816999" table:style-name="ce5">
            <text:p><text:s/>507<text:s/></text:p>
          </table:table-cell>
          <table:table-cell office:value-type="float" office:value="1.0365823977442208" table:style-name="ce6">
            <text:p>1.037</text:p>
          </table:table-cell>
          <table:table-cell office:value-type="float" office:value="525.77649265297009" table:style-name="ce5">
            <text:p><text:s/>526<text:s/></text:p>
          </table:table-cell>
          <table:table-cell office:value-type="float" office:value="0.98654157632005313" table:style-name="ce6">
            <text:p>0.987</text:p>
          </table:table-cell>
          <table:table-cell office:value-type="float" office:value="518.70036985388992" table:style-name="ce5">
            <text:p><text:s/>51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18.70036985388992" table:style-name="ce5">
            <text:p><text:s/>519<text:s/></text:p>
          </table:table-cell>
          <table:table-cell office:value-type="float" office:value="1.1051123956496849" table:style-name="ce6">
            <text:p>1.105</text:p>
          </table:table-cell>
          <table:table-cell office:value-type="float" office:value="573.22220835360997" table:style-name="ce5">
            <text:p><text:s/>573<text:s/></text:p>
          </table:table-cell>
          <table:table-cell office:value-type="float" office:value="0.96457544747700441" table:style-name="ce6">
            <text:p>0.965</text:p>
          </table:table-cell>
          <table:table-cell office:value-type="float" office:value="552.91606812643988" table:style-name="ce5">
            <text:p><text:s/>55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52.91606812643988" table:style-name="ce5">
            <text:p><text:s/>553<text:s/></text:p>
          </table:table-cell>
          <table:table-cell office:value-type="float" office:value="0.98547810899218846" table:style-name="ce6">
            <text:p>0.985</text:p>
          </table:table-cell>
          <table:table-cell office:value-type="float" office:value="544.88668124864012" table:style-name="ce5">
            <text:p><text:s/>545<text:s/></text:p>
          </table:table-cell>
          <table:table-cell office:value-type="float" office:value="0.98764013331157774" table:style-name="ce6">
            <text:p>0.988</text:p>
          </table:table-cell>
          <table:table-cell office:value-type="float" office:value="538.15195450811007" table:style-name="ce5">
            <text:p><text:s/>53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38.15195450811007" table:style-name="ce5">
            <text:p><text:s/>538<text:s/></text:p>
          </table:table-cell>
          <table:table-cell office:value-type="float" office:value="1.0683233161931138" table:style-name="ce6">
            <text:p>1.068</text:p>
          </table:table-cell>
          <table:table-cell office:value-type="float" office:value="574.92028065590989" table:style-name="ce5">
            <text:p><text:s/>575<text:s/></text:p>
          </table:table-cell>
          <table:table-cell office:value-type="float" office:value="1.0449624737687784" table:style-name="ce6">
            <text:p>1.045</text:p>
          </table:table-cell>
          <table:table-cell office:value-type="float" office:value="600.77011869403998" table:style-name="ce5">
            <text:p><text:s/>60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00.77011869403998" table:style-name="ce5">
            <text:p><text:s/>601<text:s/></text:p>
          </table:table-cell>
          <table:table-cell office:value-type="float" office:value="1.0977150900423975" table:style-name="ce6">
            <text:p>1.098</text:p>
          </table:table-cell>
          <table:table-cell office:value-type="float" office:value="659.47442493700999" table:style-name="ce5">
            <text:p><text:s/>659<text:s/></text:p>
          </table:table-cell>
          <table:table-cell office:value-type="float" office:value="0.8927574731011213" table:style-name="ce6">
            <text:p>0.893</text:p>
          </table:table-cell>
          <table:table-cell office:value-type="float" office:value="588.75072118158005" table:style-name="ce5">
            <text:p><text:s/>58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88.75072118158005" table:style-name="ce5">
            <text:p><text:s/>589<text:s/></text:p>
          </table:table-cell>
          <table:table-cell office:value-type="float" office:value="1.0480824604336225" table:style-name="ce6">
            <text:p>1.048</text:p>
          </table:table-cell>
          <table:table-cell office:value-type="float" office:value="617.05930443806017" table:style-name="ce5">
            <text:p><text:s/>617<text:s/></text:p>
          </table:table-cell>
          <table:table-cell office:value-type="float" office:value="0.89608729778635643" table:style-name="ce6">
            <text:p>0.896</text:p>
          </table:table-cell>
          <table:table-cell office:value-type="float" office:value="552.93900468782999" table:style-name="ce5">
            <text:p><text:s/>55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52.93900468782999" table:style-name="ce5">
            <text:p><text:s/>553<text:s/></text:p>
          </table:table-cell>
          <table:table-cell office:value-type="float" office:value="1.0516497367422351" table:style-name="ce6">
            <text:p>1.052</text:p>
          </table:table-cell>
          <table:table-cell office:value-type="float" office:value="581.49815871446992" table:style-name="ce5">
            <text:p><text:s/>581<text:s/></text:p>
          </table:table-cell>
          <table:table-cell office:value-type="float" office:value="0.99722453525560972" table:style-name="ce6">
            <text:p>0.997</text:p>
          </table:table-cell>
          <table:table-cell office:value-type="float" office:value="579.88423107603001" table:style-name="ce5">
            <text:p><text:s/>58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79.88423107603001" table:style-name="ce5">
            <text:p><text:s/>580<text:s/></text:p>
          </table:table-cell>
          <table:table-cell office:value-type="float" office:value="0.98614445699799225" table:style-name="ce6">
            <text:p>0.986</text:p>
          </table:table-cell>
          <table:table-cell office:value-type="float" office:value="571.84962017616988" table:style-name="ce5">
            <text:p><text:s/>572<text:s/></text:p>
          </table:table-cell>
          <table:table-cell office:value-type="float" office:value="1.5291100004261378" table:style-name="ce6">
            <text:p>1.529</text:p>
          </table:table-cell>
          <table:table-cell office:value-type="float" office:value="874.42097295126985" table:style-name="ce5">
            <text:p><text:s/>87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74.42097295126985" table:style-name="ce5">
            <text:p><text:s/>874<text:s/></text:p>
          </table:table-cell>
          <table:table-cell office:value-type="float" office:value="1.0519351373197687" table:style-name="ce6">
            <text:p>1.052</text:p>
          </table:table-cell>
          <table:table-cell office:value-type="float" office:value="919.83414625677995" table:style-name="ce5">
            <text:p><text:s/>920<text:s/></text:p>
          </table:table-cell>
          <table:table-cell office:value-type="float" office:value="0.83119164115466171" table:style-name="ce6">
            <text:p>0.831</text:p>
          </table:table-cell>
          <table:table-cell office:value-type="float" office:value="764.55845361726995" table:style-name="ce5">
            <text:p><text:s/>76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64.55845361726995" table:style-name="ce5">
            <text:p><text:s/>765<text:s/></text:p>
          </table:table-cell>
          <table:table-cell office:value-type="float" office:value="1.0664765826849945" table:style-name="ce6">
            <text:p>1.066</text:p>
          </table:table-cell>
          <table:table-cell office:value-type="float" office:value="815.38368687666991" table:style-name="ce5">
            <text:p><text:s/>815<text:s/></text:p>
          </table:table-cell>
          <table:table-cell office:value-type="float" office:value="1.1078942032035977" table:style-name="ce6">
            <text:p>1.108</text:p>
          </table:table-cell>
          <table:table-cell office:value-type="float" office:value="903.35886007744" table:style-name="ce5">
            <text:p><text:s/>90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03.35886007744" table:style-name="ce5">
            <text:p><text:s/>903<text:s/></text:p>
          </table:table-cell>
          <table:table-cell office:value-type="float" office:value="1.1138909891783986" table:style-name="ce6">
            <text:p>1.114</text:p>
          </table:table-cell>
          <table:table-cell office:value-type="float" office:value="1006.2432942347302" table:style-name="ce5">
            <text:p><text:s/>1,006<text:s/></text:p>
          </table:table-cell>
          <table:table-cell office:value-type="float" office:value="1.4561630670824968" table:style-name="ce6">
            <text:p>1.456</text:p>
          </table:table-cell>
          <table:table-cell office:value-type="float" office:value="1465.2543215640399" table:style-name="ce5">
            <text:p><text:s/>1,46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65.2543215640399" table:style-name="ce5">
            <text:p><text:s/>1,465<text:s/></text:p>
          </table:table-cell>
          <table:table-cell office:value-type="float" office:value="1.1340461553199082" table:style-name="ce6">
            <text:p>1.134</text:p>
          </table:table-cell>
          <table:table-cell office:value-type="float" office:value="1661.6660299355797" table:style-name="ce5">
            <text:p><text:s/>1,662<text:s/></text:p>
          </table:table-cell>
          <table:table-cell office:value-type="float" office:value="1.2142498737510581" table:style-name="ce6">
            <text:p>1.214</text:p>
          </table:table-cell>
          <table:table-cell office:value-type="float" office:value="2017.6777670656998" table:style-name="ce5">
            <text:p><text:s/>2,01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17.6777670656998" table:style-name="ce5">
            <text:p><text:s/>2,018<text:s/></text:p>
          </table:table-cell>
          <table:table-cell office:value-type="float" office:value="1.0521725346156439" table:style-name="ce6">
            <text:p>1.052</text:p>
          </table:table-cell>
          <table:table-cell office:value-type="float" office:value="2122.9451302111502" table:style-name="ce5">
            <text:p><text:s/>2,123<text:s/></text:p>
          </table:table-cell>
          <table:table-cell office:value-type="float" office:value="1.3055348642853457" table:style-name="ce6">
            <text:p>1.306</text:p>
          </table:table-cell>
          <table:table-cell office:value-type="float" office:value="2771.5788824554497" table:style-name="ce5">
            <text:p><text:s/>2,77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771.5788824554497" table:style-name="ce5">
            <text:p><text:s/>2,772<text:s/></text:p>
          </table:table-cell>
          <table:table-cell office:value-type="float" office:value="1.0167040635872264" table:style-name="ce6">
            <text:p>1.017</text:p>
          </table:table-cell>
          <table:table-cell office:value-type="float" office:value="2817.8755123449992" table:style-name="ce5">
            <text:p><text:s/>2,818<text:s/></text:p>
          </table:table-cell>
          <table:table-cell office:value-type="float" office:value="1.1189522380322534" table:style-name="ce6">
            <text:p>1.119</text:p>
          </table:table-cell>
          <table:table-cell office:value-type="float" office:value="3153.0681110347195" table:style-name="ce5">
            <text:p><text:s/>3,15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3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336.8414867852002" table:style-name="ce5">
            <text:p><text:s/>2,33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336.8414867852002" table:style-name="ce5">
            <text:p><text:s/>2,337<text:s/></text:p>
          </table:table-cell>
          <table:table-cell office:value-type="float" office:value="0.9981475408244076" table:style-name="ce6">
            <text:p>0.998</text:p>
          </table:table-cell>
          <table:table-cell office:value-type="float" office:value="2332.5125833310999" table:style-name="ce5">
            <text:p><text:s/>2,333<text:s/></text:p>
          </table:table-cell>
          <table:table-cell office:value-type="float" office:value="0.6741248570743068" table:style-name="ce6">
            <text:p>0.674</text:p>
          </table:table-cell>
          <table:table-cell office:value-type="float" office:value="1572.4047118620999" table:style-name="ce5">
            <text:p><text:s/>1,57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72.4047118620999" table:style-name="ce5">
            <text:p><text:s/>1,572<text:s/></text:p>
          </table:table-cell>
          <table:table-cell office:value-type="float" office:value="1.2492463970510355" table:style-name="ce6">
            <text:p>1.249</text:p>
          </table:table-cell>
          <table:table-cell office:value-type="float" office:value="1964.3209209997999" table:style-name="ce5">
            <text:p><text:s/>1,964<text:s/></text:p>
          </table:table-cell>
          <table:table-cell office:value-type="float" office:value="1.4056113967356056" table:style-name="ce6">
            <text:p>1.406</text:p>
          </table:table-cell>
          <table:table-cell office:value-type="float" office:value="2761.0718734034999" table:style-name="ce5">
            <text:p><text:s/>2,76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61.0718734034999" table:style-name="ce5">
            <text:p><text:s/>2,761<text:s/></text:p>
          </table:table-cell>
          <table:table-cell office:value-type="float" office:value="0.95840383236948212" table:style-name="ce6">
            <text:p>0.958</text:p>
          </table:table-cell>
          <table:table-cell office:value-type="float" office:value="2646.2218649175002" table:style-name="ce5">
            <text:p><text:s/>2,646<text:s/></text:p>
          </table:table-cell>
          <table:table-cell office:value-type="float" office:value="1.0615122714601539" table:style-name="ce6">
            <text:p>1.062</text:p>
          </table:table-cell>
          <table:table-cell office:value-type="float" office:value="2808.9969826161" table:style-name="ce5">
            <text:p><text:s/>2,80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808.9969826161" table:style-name="ce5">
            <text:p><text:s/>2,809<text:s/></text:p>
          </table:table-cell>
          <table:table-cell office:value-type="float" office:value="0.98047453390629169" table:style-name="ce6">
            <text:p>0.980</text:p>
          </table:table-cell>
          <table:table-cell office:value-type="float" office:value="2754.1500072747003" table:style-name="ce5">
            <text:p><text:s/>2,754<text:s/></text:p>
          </table:table-cell>
          <table:table-cell office:value-type="float" office:value="1.0611997514578329" table:style-name="ce6">
            <text:p>1.061</text:p>
          </table:table-cell>
          <table:table-cell office:value-type="float" office:value="2922.7033031975002" table:style-name="ce5">
            <text:p><text:s/>2,9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22.7033031975002" table:style-name="ce5">
            <text:p><text:s/>2,923<text:s/></text:p>
          </table:table-cell>
          <table:table-cell office:value-type="float" office:value="1.1075937317430644" table:style-name="ce6">
            <text:p>1.108</text:p>
          </table:table-cell>
          <table:table-cell office:value-type="float" office:value="3237.1678583663002" table:style-name="ce5">
            <text:p><text:s/>3,237<text:s/></text:p>
          </table:table-cell>
          <table:table-cell office:value-type="float" office:value="1.4789993210025696" table:style-name="ce6">
            <text:p>1.479</text:p>
          </table:table-cell>
          <table:table-cell office:value-type="float" office:value="4787.7690644950999" table:style-name="ce5">
            <text:p><text:s/>4,78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787.7690644950999" table:style-name="ce5">
            <text:p><text:s/>4,788<text:s/></text:p>
          </table:table-cell>
          <table:table-cell office:value-type="float" office:value="1.0557789912733946" table:style-name="ce6">
            <text:p>1.056</text:p>
          </table:table-cell>
          <table:table-cell office:value-type="float" office:value="5054.8259933626005" table:style-name="ce5">
            <text:p><text:s/>5,055<text:s/></text:p>
          </table:table-cell>
          <table:table-cell office:value-type="float" office:value="0.8870724561363249" table:style-name="ce6">
            <text:p>0.887</text:p>
          </table:table-cell>
          <table:table-cell office:value-type="float" office:value="4483.9969092739002" table:style-name="ce5">
            <text:p><text:s/>4,48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483.9969092739002" table:style-name="ce5">
            <text:p><text:s/>4,484<text:s/></text:p>
          </table:table-cell>
          <table:table-cell office:value-type="float" office:value="1.061244440078053" table:style-name="ce6">
            <text:p>1.061</text:p>
          </table:table-cell>
          <table:table-cell office:value-type="float" office:value="4758.6167892940994" table:style-name="ce5">
            <text:p><text:s/>4,759<text:s/></text:p>
          </table:table-cell>
          <table:table-cell office:value-type="float" office:value="1.1352500557307481" table:style-name="ce6">
            <text:p>1.135</text:p>
          </table:table-cell>
          <table:table-cell office:value-type="float" office:value="5402.2199752474007" table:style-name="ce5">
            <text:p><text:s/>5,40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402.2199752474007" table:style-name="ce5">
            <text:p><text:s/>5,402<text:s/></text:p>
          </table:table-cell>
          <table:table-cell office:value-type="float" office:value="1.0230163489933424" table:style-name="ce6">
            <text:p>1.023</text:p>
          </table:table-cell>
          <table:table-cell office:value-type="float" office:value="5526.5593555365003" table:style-name="ce5">
            <text:p><text:s/>5,527<text:s/></text:p>
          </table:table-cell>
          <table:table-cell office:value-type="float" office:value="0.98520674257189378" table:style-name="ce6">
            <text:p>0.985</text:p>
          </table:table-cell>
          <table:table-cell office:value-type="float" office:value="5444.8035402983396" table:style-name="ce5">
            <text:p><text:s/>5,44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444.8035402983396" table:style-name="ce5">
            <text:p><text:s/>5,445<text:s/></text:p>
          </table:table-cell>
          <table:table-cell office:value-type="float" office:value="1.0843656783620792" table:style-name="ce6">
            <text:p>1.084</text:p>
          </table:table-cell>
          <table:table-cell office:value-type="float" office:value="5904.1580845238595" table:style-name="ce5">
            <text:p><text:s/>5,904<text:s/></text:p>
          </table:table-cell>
          <table:table-cell office:value-type="float" office:value="1.0972706378828108" table:style-name="ce6">
            <text:p>1.097</text:p>
          </table:table-cell>
          <table:table-cell office:value-type="float" office:value="6478.4593075664498" table:style-name="ce5">
            <text:p><text:s/>6,47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478.4593075664498" table:style-name="ce5">
            <text:p><text:s/>6,478<text:s/></text:p>
          </table:table-cell>
          <table:table-cell office:value-type="float" office:value="1.0381268261154954" table:style-name="ce6">
            <text:p>1.038</text:p>
          </table:table-cell>
          <table:table-cell office:value-type="float" office:value="6725.4623990823502" table:style-name="ce5">
            <text:p><text:s/>6,725<text:s/></text:p>
          </table:table-cell>
          <table:table-cell office:value-type="float" office:value="1.111313917631904" table:style-name="ce6">
            <text:p>1.111</text:p>
          </table:table-cell>
          <table:table-cell office:value-type="float" office:value="7474.0999666102698" table:style-name="ce5">
            <text:p><text:s/>7,47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474.0999666102698" table:style-name="ce5">
            <text:p><text:s/>7,474<text:s/></text:p>
          </table:table-cell>
          <table:table-cell office:value-type="float" office:value="1.0374958372752339" table:style-name="ce6">
            <text:p>1.037</text:p>
          </table:table-cell>
          <table:table-cell office:value-type="float" office:value="7754.3476027371198" table:style-name="ce5">
            <text:p><text:s/>7,754<text:s/></text:p>
          </table:table-cell>
          <table:table-cell office:value-type="float" office:value="1.1984445007674243" table:style-name="ce6">
            <text:p>1.198</text:p>
          </table:table-cell>
          <table:table-cell office:value-type="float" office:value="9293.1552415393598" table:style-name="ce5">
            <text:p><text:s/>9,29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293.1552415393598" table:style-name="ce5">
            <text:p><text:s/>9,293<text:s/></text:p>
          </table:table-cell>
          <table:table-cell office:value-type="float" office:value="0.9576042146167959" table:style-name="ce6">
            <text:p>0.958</text:p>
          </table:table-cell>
          <table:table-cell office:value-type="float" office:value="8899.1646263862585" table:style-name="ce5">
            <text:p><text:s/>8,899<text:s/></text:p>
          </table:table-cell>
          <table:table-cell office:value-type="float" office:value="0.9353503676395909" table:style-name="ce6">
            <text:p>0.935</text:p>
          </table:table-cell>
          <table:table-cell office:value-type="float" office:value="8323.8369049756293" table:style-name="ce5">
            <text:p><text:s/>8,32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323.8369049756293" table:style-name="ce5">
            <text:p><text:s/>8,324<text:s/></text:p>
          </table:table-cell>
          <table:table-cell office:value-type="float" office:value="0.92264132588501679" table:style-name="ce6">
            <text:p>0.923</text:p>
          </table:table-cell>
          <table:table-cell office:value-type="float" office:value="7679.91591845735" table:style-name="ce5">
            <text:p><text:s/>7,680<text:s/></text:p>
          </table:table-cell>
          <table:table-cell office:value-type="float" office:value="1.0397172646600825" table:style-name="ce6">
            <text:p>1.040</text:p>
          </table:table-cell>
          <table:table-cell office:value-type="float" office:value="7984.9411715579008" table:style-name="ce5">
            <text:p><text:s/>7,98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984.9411715579008" table:style-name="ce5">
            <text:p><text:s/>7,985<text:s/></text:p>
          </table:table-cell>
          <table:table-cell office:value-type="float" office:value="0.85351707983936786" table:style-name="ce6">
            <text:p>0.854</text:p>
          </table:table-cell>
          <table:table-cell office:value-type="float" office:value="6815.2836714372397" table:style-name="ce5">
            <text:p><text:s/>6,815<text:s/></text:p>
          </table:table-cell>
          <table:table-cell office:value-type="float" office:value="1.1431678237415661" table:style-name="ce6">
            <text:p>1.143</text:p>
          </table:table-cell>
          <table:table-cell office:value-type="float" office:value="7791.0130028583399" table:style-name="ce5">
            <text:p><text:s/>7,79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791.0130028583399" table:style-name="ce5">
            <text:p><text:s/>7,791<text:s/></text:p>
          </table:table-cell>
          <table:table-cell office:value-type="float" office:value="0.93038775914142036" table:style-name="ce6">
            <text:p>0.930</text:p>
          </table:table-cell>
          <table:table-cell office:value-type="float" office:value="7248.6631291710391" table:style-name="ce5">
            <text:p><text:s/>7,249<text:s/></text:p>
          </table:table-cell>
          <table:table-cell office:value-type="float" office:value="0.88430773426272002" table:style-name="ce6">
            <text:p>0.884</text:p>
          </table:table-cell>
          <table:table-cell office:value-type="float" office:value="6410.0488681909601" table:style-name="ce5">
            <text:p><text:s/>6,41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410.0488681909601" table:style-name="ce5">
            <text:p><text:s/>6,410<text:s/></text:p>
          </table:table-cell>
          <table:table-cell office:value-type="float" office:value="0.99091821385521373" table:style-name="ce6">
            <text:p>0.991</text:p>
          </table:table-cell>
          <table:table-cell office:value-type="float" office:value="6351.8341751924199" table:style-name="ce5">
            <text:p><text:s/>6,352<text:s/></text:p>
          </table:table-cell>
          <table:table-cell office:value-type="float" office:value="1.0466369063698213" table:style-name="ce6">
            <text:p>1.047</text:p>
          </table:table-cell>
          <table:table-cell office:value-type="float" office:value="6648.0640708974997" table:style-name="ce5">
            <text:p><text:s/>6,64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28.0967478155999" table:style-name="ce5">
            <text:p><text:s/>1,32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328.0967478155999" table:style-name="ce5">
            <text:p><text:s/>1,328<text:s/></text:p>
          </table:table-cell>
          <table:table-cell office:value-type="float" office:value="1.0167793671914738" table:style-name="ce6">
            <text:p>1.017</text:p>
          </table:table-cell>
          <table:table-cell office:value-type="float" office:value="1350.3813708129999" table:style-name="ce5">
            <text:p><text:s/>1,350<text:s/></text:p>
          </table:table-cell>
          <table:table-cell office:value-type="float" office:value="0.7710319571524088" table:style-name="ce6">
            <text:p>0.771</text:p>
          </table:table-cell>
          <table:table-cell office:value-type="float" office:value="1041.1871912401" table:style-name="ce5">
            <text:p><text:s/>1,04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41.1871912401" table:style-name="ce5">
            <text:p><text:s/>1,041<text:s/></text:p>
          </table:table-cell>
          <table:table-cell office:value-type="float" office:value="1.2285198636314498" table:style-name="ce6">
            <text:p>1.229</text:p>
          </table:table-cell>
          <table:table-cell office:value-type="float" office:value="1279.1191461971" table:style-name="ce5">
            <text:p><text:s/>1,279<text:s/></text:p>
          </table:table-cell>
          <table:table-cell office:value-type="float" office:value="1.3963022576310409" table:style-name="ce6">
            <text:p>1.396</text:p>
          </table:table-cell>
          <table:table-cell office:value-type="float" office:value="1786.0369516141" table:style-name="ce5">
            <text:p><text:s/>1,78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86.0369516141" table:style-name="ce5">
            <text:p><text:s/>1,786<text:s/></text:p>
          </table:table-cell>
          <table:table-cell office:value-type="float" office:value="0.97192251167061239" table:style-name="ce6">
            <text:p>0.972</text:p>
          </table:table-cell>
          <table:table-cell office:value-type="float" office:value="1735.8895199492999" table:style-name="ce5">
            <text:p><text:s/>1,736<text:s/></text:p>
          </table:table-cell>
          <table:table-cell office:value-type="float" office:value="1.0717055998179166" table:style-name="ce6">
            <text:p>1.072</text:p>
          </table:table-cell>
          <table:table-cell office:value-type="float" office:value="1860.3625191949" table:style-name="ce5">
            <text:p><text:s/>1,86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860.3625191949" table:style-name="ce5">
            <text:p><text:s/>1,860<text:s/></text:p>
          </table:table-cell>
          <table:table-cell office:value-type="float" office:value="0.99211414000189113" table:style-name="ce6">
            <text:p>0.992</text:p>
          </table:table-cell>
          <table:table-cell office:value-type="float" office:value="1845.6919608228" table:style-name="ce5">
            <text:p><text:s/>1,846<text:s/></text:p>
          </table:table-cell>
          <table:table-cell office:value-type="float" office:value="1.0640940328167023" table:style-name="ce6">
            <text:p>1.064</text:p>
          </table:table-cell>
          <table:table-cell office:value-type="float" office:value="1963.9898019293" table:style-name="ce5">
            <text:p><text:s/>1,96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63.9898019293" table:style-name="ce5">
            <text:p><text:s/>1,964<text:s/></text:p>
          </table:table-cell>
          <table:table-cell office:value-type="float" office:value="1.092466275743899" table:style-name="ce6">
            <text:p>1.092</text:p>
          </table:table-cell>
          <table:table-cell office:value-type="float" office:value="2145.5926245127002" table:style-name="ce5">
            <text:p><text:s/>2,146<text:s/></text:p>
          </table:table-cell>
          <table:table-cell office:value-type="float" office:value="1.4569702687492139" table:style-name="ce6">
            <text:p>1.457</text:p>
          </table:table-cell>
          <table:table-cell office:value-type="float" office:value="3126.0646627626002" table:style-name="ce5">
            <text:p><text:s/>3,12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126.0646627626002" table:style-name="ce5">
            <text:p><text:s/>3,126<text:s/></text:p>
          </table:table-cell>
          <table:table-cell office:value-type="float" office:value="1.0701925451378815" table:style-name="ce6">
            <text:p>1.070</text:p>
          </table:table-cell>
          <table:table-cell office:value-type="float" office:value="3345.4910977075001" table:style-name="ce5">
            <text:p><text:s/>3,345<text:s/></text:p>
          </table:table-cell>
          <table:table-cell office:value-type="float" office:value="0.92344216967353199" table:style-name="ce6">
            <text:p>0.923</text:p>
          </table:table-cell>
          <table:table-cell office:value-type="float" office:value="3089.3675578904999" table:style-name="ce5">
            <text:p><text:s/>3,08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89.3675578904999" table:style-name="ce5">
            <text:p><text:s/>3,089<text:s/></text:p>
          </table:table-cell>
          <table:table-cell office:value-type="float" office:value="1.0417550330902621" table:style-name="ce6">
            <text:p>1.042</text:p>
          </table:table-cell>
          <table:table-cell office:value-type="float" office:value="3218.3642024982" table:style-name="ce5">
            <text:p><text:s/>3,218<text:s/></text:p>
          </table:table-cell>
          <table:table-cell office:value-type="float" office:value="1.0553603816112853" table:style-name="ce6">
            <text:p>1.055</text:p>
          </table:table-cell>
          <table:table-cell office:value-type="float" office:value="3396.5340729126001" table:style-name="ce5">
            <text:p><text:s/>3,39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96.5340729126001" table:style-name="ce5">
            <text:p><text:s/>3,397<text:s/></text:p>
          </table:table-cell>
          <table:table-cell office:value-type="float" office:value="1.0161489438891642" table:style-name="ce6">
            <text:p>1.016</text:p>
          </table:table-cell>
          <table:table-cell office:value-type="float" office:value="3451.3845110736997" table:style-name="ce5">
            <text:p><text:s/>3,451<text:s/></text:p>
          </table:table-cell>
          <table:table-cell office:value-type="float" office:value="0.92734857606739562" table:style-name="ce6">
            <text:p>0.927</text:p>
          </table:table-cell>
          <table:table-cell office:value-type="float" office:value="3200.6365118052604" table:style-name="ce5">
            <text:p><text:s/>3,20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200.6365118052604" table:style-name="ce5">
            <text:p><text:s/>3,201<text:s/></text:p>
          </table:table-cell>
          <table:table-cell office:value-type="float" office:value="1.0651764626161093" table:style-name="ce6">
            <text:p>1.065</text:p>
          </table:table-cell>
          <table:table-cell office:value-type="float" office:value="3409.2426777646901" table:style-name="ce5">
            <text:p><text:s/>3,409<text:s/></text:p>
          </table:table-cell>
          <table:table-cell office:value-type="float" office:value="1.0632064503322791" table:style-name="ce6">
            <text:p>1.063</text:p>
          </table:table-cell>
          <table:table-cell office:value-type="float" office:value="3624.7288057475098" table:style-name="ce5">
            <text:p><text:s/>3,62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624.7288057475098" table:style-name="ce5">
            <text:p><text:s/>3,625<text:s/></text:p>
          </table:table-cell>
          <table:table-cell office:value-type="float" office:value="1.040564069005846" table:style-name="ce6">
            <text:p>1.041</text:p>
          </table:table-cell>
          <table:table-cell office:value-type="float" office:value="3771.7625551513302" table:style-name="ce5">
            <text:p><text:s/>3,772<text:s/></text:p>
          </table:table-cell>
          <table:table-cell office:value-type="float" office:value="1.0823272738562864" table:style-name="ce6">
            <text:p>1.082</text:p>
          </table:table-cell>
          <table:table-cell office:value-type="float" office:value="4082.2814839501602" table:style-name="ce5">
            <text:p><text:s/>4,08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082.2814839501602" table:style-name="ce5">
            <text:p><text:s/>4,082<text:s/></text:p>
          </table:table-cell>
          <table:table-cell office:value-type="float" office:value="1.0326621332912838" table:style-name="ce6">
            <text:p>1.033</text:p>
          </table:table-cell>
          <table:table-cell office:value-type="float" office:value="4215.6175059114803" table:style-name="ce5">
            <text:p><text:s/>4,216<text:s/></text:p>
          </table:table-cell>
          <table:table-cell office:value-type="float" office:value="1.2275616879233693" table:style-name="ce6">
            <text:p>1.228</text:p>
          </table:table-cell>
          <table:table-cell office:value-type="float" office:value="5174.9305411960004" table:style-name="ce5">
            <text:p><text:s/>5,17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174.9305411960004" table:style-name="ce5">
            <text:p><text:s/>5,175<text:s/></text:p>
          </table:table-cell>
          <table:table-cell office:value-type="float" office:value="0.94953525944918205" table:style-name="ce6">
            <text:p>0.950</text:p>
          </table:table-cell>
          <table:table-cell office:value-type="float" office:value="4913.77901406604" table:style-name="ce5">
            <text:p><text:s/>4,914<text:s/></text:p>
          </table:table-cell>
          <table:table-cell office:value-type="float" office:value="0.90135350839580797" table:style-name="ce6">
            <text:p>0.901</text:p>
          </table:table-cell>
          <table:table-cell office:value-type="float" office:value="4429.0519538101198" table:style-name="ce5">
            <text:p><text:s/>4,42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429.0519538101198" table:style-name="ce5">
            <text:p><text:s/>4,429<text:s/></text:p>
          </table:table-cell>
          <table:table-cell office:value-type="float" office:value="0.91959937511334144" table:style-name="ce6">
            <text:p>0.920</text:p>
          </table:table-cell>
          <table:table-cell office:value-type="float" office:value="4072.9534090683096" table:style-name="ce5">
            <text:p><text:s/>4,073<text:s/></text:p>
          </table:table-cell>
          <table:table-cell office:value-type="float" office:value="0.98215629244161318" table:style-name="ce6">
            <text:p>0.982</text:p>
          </table:table-cell>
          <table:table-cell office:value-type="float" office:value="4000.2768195379599" table:style-name="ce5">
            <text:p><text:s/>4,00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000.2768195379599" table:style-name="ce5">
            <text:p><text:s/>4,000<text:s/></text:p>
          </table:table-cell>
          <table:table-cell office:value-type="float" office:value="0.8514459887542063" table:style-name="ce6">
            <text:p>0.851</text:p>
          </table:table-cell>
          <table:table-cell office:value-type="float" office:value="3406.0196519020301" table:style-name="ce5">
            <text:p><text:s/>3,406<text:s/></text:p>
          </table:table-cell>
          <table:table-cell office:value-type="float" office:value="1.3123264593839046" table:style-name="ce6">
            <text:p>1.312</text:p>
          </table:table-cell>
          <table:table-cell office:value-type="float" office:value="4469.8097103725904" table:style-name="ce5">
            <text:p><text:s/>4,47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469.8097103725904" table:style-name="ce5">
            <text:p><text:s/>4,470<text:s/></text:p>
          </table:table-cell>
          <table:table-cell office:value-type="float" office:value="0.94541944175103731" table:style-name="ce6">
            <text:p>0.945</text:p>
          </table:table-cell>
          <table:table-cell office:value-type="float" office:value="4225.8450011138202" table:style-name="ce5">
            <text:p><text:s/>4,226<text:s/></text:p>
          </table:table-cell>
          <table:table-cell office:value-type="float" office:value="0.84117942667285173" table:style-name="ce6">
            <text:p>0.841</text:p>
          </table:table-cell>
          <table:table-cell office:value-type="float" office:value="3554.6938752452597" table:style-name="ce5">
            <text:p><text:s/>3,55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554.6938752452597" table:style-name="ce5">
            <text:p><text:s/>3,555<text:s/></text:p>
          </table:table-cell>
          <table:table-cell office:value-type="float" office:value="1.0040621580089775" table:style-name="ce6">
            <text:p>1.004</text:p>
          </table:table-cell>
          <table:table-cell office:value-type="float" office:value="3569.1336034400501" table:style-name="ce5">
            <text:p><text:s/>3,569<text:s/></text:p>
          </table:table-cell>
          <table:table-cell office:value-type="float" office:value="1.1136557752357206" table:style-name="ce6">
            <text:p>1.114</text:p>
          </table:table-cell>
          <table:table-cell office:value-type="float" office:value="3974.7862500588899" table:style-name="ce5">
            <text:p><text:s/>3,97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08.7447389696002" table:style-name="ce5">
            <text:p><text:s/>1,00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08.7447389696002" table:style-name="ce5">
            <text:p><text:s/>1,009<text:s/></text:p>
          </table:table-cell>
          <table:table-cell office:value-type="float" office:value="0.97361718438434186" table:style-name="ce6">
            <text:p>0.974</text:p>
          </table:table-cell>
          <table:table-cell office:value-type="float" office:value="982.13121251810003" table:style-name="ce5">
            <text:p><text:s/>982<text:s/></text:p>
          </table:table-cell>
          <table:table-cell office:value-type="float" office:value="0.54088243388579804" table:style-name="ce6">
            <text:p>0.541</text:p>
          </table:table-cell>
          <table:table-cell office:value-type="float" office:value="531.21752062199982" table:style-name="ce5">
            <text:p><text:s/>53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31.21752062199982" table:style-name="ce5">
            <text:p><text:s/>531<text:s/></text:p>
          </table:table-cell>
          <table:table-cell office:value-type="float" office:value="1.2898704357499369" table:style-name="ce6">
            <text:p>1.290</text:p>
          </table:table-cell>
          <table:table-cell office:value-type="float" office:value="685.20177480270002" table:style-name="ce5">
            <text:p><text:s/>685<text:s/></text:p>
          </table:table-cell>
          <table:table-cell office:value-type="float" office:value="1.4229894866663997" table:style-name="ce6">
            <text:p>1.423</text:p>
          </table:table-cell>
          <table:table-cell office:value-type="float" office:value="975.03492178940007" table:style-name="ce5">
            <text:p><text:s/>97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75.03492178940007" table:style-name="ce5">
            <text:p><text:s/>975<text:s/></text:p>
          </table:table-cell>
          <table:table-cell office:value-type="float" office:value="0.93364075955099446" table:style-name="ce6">
            <text:p>0.934</text:p>
          </table:table-cell>
          <table:table-cell office:value-type="float" office:value="910.3323449682" table:style-name="ce5">
            <text:p><text:s/>910<text:s/></text:p>
          </table:table-cell>
          <table:table-cell office:value-type="float" office:value="1.0420748737147616" table:style-name="ce6">
            <text:p>1.042</text:p>
          </table:table-cell>
          <table:table-cell office:value-type="float" office:value="948.63446342119983" table:style-name="ce5">
            <text:p><text:s/>94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48.63446342119983" table:style-name="ce5">
            <text:p><text:s/>949<text:s/></text:p>
          </table:table-cell>
          <table:table-cell office:value-type="float" office:value="0.95764815793808988" table:style-name="ce6">
            <text:p>0.958</text:p>
          </table:table-cell>
          <table:table-cell office:value-type="float" office:value="908.45804645190026" table:style-name="ce5">
            <text:p><text:s/>908<text:s/></text:p>
          </table:table-cell>
          <table:table-cell office:value-type="float" office:value="1.0553195109147626" table:style-name="ce6">
            <text:p>1.055</text:p>
          </table:table-cell>
          <table:table-cell office:value-type="float" office:value="958.71350126820016" table:style-name="ce5">
            <text:p><text:s/>95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58.71350126820016" table:style-name="ce5">
            <text:p><text:s/>959<text:s/></text:p>
          </table:table-cell>
          <table:table-cell office:value-type="float" office:value="1.1385833540569195" table:style-name="ce6">
            <text:p>1.139</text:p>
          </table:table-cell>
          <table:table-cell office:value-type="float" office:value="1091.5752338535999" table:style-name="ce5">
            <text:p><text:s/>1,092<text:s/></text:p>
          </table:table-cell>
          <table:table-cell office:value-type="float" office:value="1.5222994716233775" table:style-name="ce6">
            <text:p>1.522</text:p>
          </table:table-cell>
          <table:table-cell office:value-type="float" office:value="1661.7044017325002" table:style-name="ce5">
            <text:p><text:s/>1,66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61.7044017325002" table:style-name="ce5">
            <text:p><text:s/>1,662<text:s/></text:p>
          </table:table-cell>
          <table:table-cell office:value-type="float" office:value="1.028663638293875" table:style-name="ce6">
            <text:p>1.029</text:p>
          </table:table-cell>
          <table:table-cell office:value-type="float" office:value="1709.3348956551004" table:style-name="ce5">
            <text:p><text:s/>1,709<text:s/></text:p>
          </table:table-cell>
          <table:table-cell office:value-type="float" office:value="0.81589006047226931" table:style-name="ce6">
            <text:p>0.816</text:p>
          </table:table-cell>
          <table:table-cell office:value-type="float" office:value="1394.6293513834" table:style-name="ce5">
            <text:p><text:s/>1,39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94.6293513834" table:style-name="ce5">
            <text:p><text:s/>1,395<text:s/></text:p>
          </table:table-cell>
          <table:table-cell office:value-type="float" office:value="1.1044171594897592" table:style-name="ce6">
            <text:p>1.104</text:p>
          </table:table-cell>
          <table:table-cell office:value-type="float" office:value="1540.2525867958998" table:style-name="ce5">
            <text:p><text:s/>1,540<text:s/></text:p>
          </table:table-cell>
          <table:table-cell office:value-type="float" office:value="1.3021798629191819" table:style-name="ce6">
            <text:p>1.302</text:p>
          </table:table-cell>
          <table:table-cell office:value-type="float" office:value="2005.6859023348002" table:style-name="ce5">
            <text:p><text:s/>2,00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05.6859023348002" table:style-name="ce5">
            <text:p><text:s/>2,006<text:s/></text:p>
          </table:table-cell>
          <table:table-cell office:value-type="float" office:value="1.0346459742510572" table:style-name="ce6">
            <text:p>1.035</text:p>
          </table:table-cell>
          <table:table-cell office:value-type="float" office:value="2075.1748444628001" table:style-name="ce5">
            <text:p><text:s/>2,075<text:s/></text:p>
          </table:table-cell>
          <table:table-cell office:value-type="float" office:value="1.0814351544792491" table:style-name="ce6">
            <text:p>1.081</text:p>
          </table:table-cell>
          <table:table-cell office:value-type="float" office:value="2244.1670284930797" table:style-name="ce5">
            <text:p><text:s/>2,24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44.1670284930797" table:style-name="ce5">
            <text:p><text:s/>2,244<text:s/></text:p>
          </table:table-cell>
          <table:table-cell office:value-type="float" office:value="1.1117333848516897" table:style-name="ce6">
            <text:p>1.112</text:p>
          </table:table-cell>
          <table:table-cell office:value-type="float" office:value="2494.9154067591699" table:style-name="ce5">
            <text:p><text:s/>2,495<text:s/></text:p>
          </table:table-cell>
          <table:table-cell office:value-type="float" office:value="1.1438185415375912" table:style-name="ce6">
            <text:p>1.144</text:p>
          </table:table-cell>
          <table:table-cell office:value-type="float" office:value="2853.73050181894" table:style-name="ce5">
            <text:p><text:s/>2,85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853.73050181894" table:style-name="ce5">
            <text:p><text:s/>2,854<text:s/></text:p>
          </table:table-cell>
          <table:table-cell office:value-type="float" office:value="1.035031108245281" table:style-name="ce6">
            <text:p>1.035</text:p>
          </table:table-cell>
          <table:table-cell office:value-type="float" office:value="2953.6998439310196" table:style-name="ce5">
            <text:p><text:s/>2,954<text:s/></text:p>
          </table:table-cell>
          <table:table-cell office:value-type="float" office:value="1.1483287611736495" table:style-name="ce6">
            <text:p>1.148</text:p>
          </table:table-cell>
          <table:table-cell office:value-type="float" office:value="3391.8184826601096" table:style-name="ce5">
            <text:p><text:s/>3,39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391.8184826601096" table:style-name="ce5">
            <text:p><text:s/>3,392<text:s/></text:p>
          </table:table-cell>
          <table:table-cell office:value-type="float" office:value="1.0433135248588867" table:style-name="ce6">
            <text:p>1.043</text:p>
          </table:table-cell>
          <table:table-cell office:value-type="float" office:value="3538.7300968256395" table:style-name="ce5">
            <text:p><text:s/>3,539<text:s/></text:p>
          </table:table-cell>
          <table:table-cell office:value-type="float" office:value="1.163757785324613" table:style-name="ce6">
            <text:p>1.164</text:p>
          </table:table-cell>
          <table:table-cell office:value-type="float" office:value="4118.2247003433604" table:style-name="ce5">
            <text:p><text:s/>4,11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118.2247003433604" table:style-name="ce5">
            <text:p><text:s/>4,118<text:s/></text:p>
          </table:table-cell>
          <table:table-cell office:value-type="float" office:value="0.96774360369115719" table:style-name="ce6">
            <text:p>0.968</text:p>
          </table:table-cell>
          <table:table-cell office:value-type="float" office:value="3985.385612320219" table:style-name="ce5">
            <text:p><text:s/>3,985<text:s/></text:p>
          </table:table-cell>
          <table:table-cell office:value-type="float" office:value="0.977266776676608" table:style-name="ce6">
            <text:p>0.977</text:p>
          </table:table-cell>
          <table:table-cell office:value-type="float" office:value="3894.7849511655104" table:style-name="ce5">
            <text:p><text:s/>3,89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894.7849511655104" table:style-name="ce5">
            <text:p><text:s/>3,895<text:s/></text:p>
          </table:table-cell>
          <table:table-cell office:value-type="float" office:value="0.92610055615770526" table:style-name="ce6">
            <text:p>0.926</text:p>
          </table:table-cell>
          <table:table-cell office:value-type="float" office:value="3606.96250938904" table:style-name="ce5">
            <text:p><text:s/>3,607<text:s/></text:p>
          </table:table-cell>
          <table:table-cell office:value-type="float" office:value="1.1047146571797546" table:style-name="ce6">
            <text:p>1.105</text:p>
          </table:table-cell>
          <table:table-cell office:value-type="float" office:value="3984.6643520199405" table:style-name="ce5">
            <text:p><text:s/>3,98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984.6643520199405" table:style-name="ce5">
            <text:p><text:s/>3,985<text:s/></text:p>
          </table:table-cell>
          <table:table-cell office:value-type="float" office:value="0.85559628574661661" table:style-name="ce6">
            <text:p>0.856</text:p>
          </table:table-cell>
          <table:table-cell office:value-type="float" office:value="3409.2640195352096" table:style-name="ce5">
            <text:p><text:s/>3,409<text:s/></text:p>
          </table:table-cell>
          <table:table-cell office:value-type="float" office:value="0.97417016501366038" table:style-name="ce6">
            <text:p>0.974</text:p>
          </table:table-cell>
          <table:table-cell office:value-type="float" office:value="3321.2032924857504" table:style-name="ce5">
            <text:p><text:s/>3,32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321.2032924857504" table:style-name="ce5">
            <text:p><text:s/>3,321<text:s/></text:p>
          </table:table-cell>
          <table:table-cell office:value-type="float" office:value="0.91015751275941781" table:style-name="ce6">
            <text:p>0.910</text:p>
          </table:table-cell>
          <table:table-cell office:value-type="float" office:value="3022.8181280572194" table:style-name="ce5">
            <text:p><text:s/>3,023<text:s/></text:p>
          </table:table-cell>
          <table:table-cell office:value-type="float" office:value="0.94460032723862597" table:style-name="ce6">
            <text:p>0.945</text:p>
          </table:table-cell>
          <table:table-cell office:value-type="float" office:value="2855.3549929457004" table:style-name="ce5">
            <text:p><text:s/>2,85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855.3549929457004" table:style-name="ce5">
            <text:p><text:s/>2,855<text:s/></text:p>
          </table:table-cell>
          <table:table-cell office:value-type="float" office:value="0.97455503032973945" table:style-name="ce6">
            <text:p>0.975</text:p>
          </table:table-cell>
          <table:table-cell office:value-type="float" office:value="2782.7005717523698" table:style-name="ce5">
            <text:p><text:s/>2,783<text:s/></text:p>
          </table:table-cell>
          <table:table-cell office:value-type="float" office:value="0.96067749723972196" table:style-name="ce6">
            <text:p>0.961</text:p>
          </table:table-cell>
          <table:table-cell office:value-type="float" office:value="2673.2778208386103" table:style-name="ce5">
            <text:p><text:s/>2,67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3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65.4005518629999" table:style-name="ce5">
            <text:p><text:s/>1,36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65.4005518629999" table:style-name="ce5">
            <text:p><text:s/>1,365<text:s/></text:p>
          </table:table-cell>
          <table:table-cell office:value-type="float" office:value="1.0372787332248765" table:style-name="ce6">
            <text:p>1.037</text:p>
          </table:table-cell>
          <table:table-cell office:value-type="float" office:value="1416.300954781" table:style-name="ce5">
            <text:p><text:s/>1,416<text:s/></text:p>
          </table:table-cell>
          <table:table-cell office:value-type="float" office:value="1.2956115128871313" table:style-name="ce6">
            <text:p>1.296</text:p>
          </table:table-cell>
          <table:table-cell office:value-type="float" office:value="1834.9758227272998" table:style-name="ce5">
            <text:p><text:s/>1,83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34.9758227272998" table:style-name="ce5">
            <text:p><text:s/>1,835<text:s/></text:p>
          </table:table-cell>
          <table:table-cell office:value-type="float" office:value="1.0586096447662476" table:style-name="ce6">
            <text:p>1.059</text:p>
          </table:table-cell>
          <table:table-cell office:value-type="float" office:value="1942.5231038520001" table:style-name="ce5">
            <text:p><text:s/>1,943<text:s/></text:p>
          </table:table-cell>
          <table:table-cell office:value-type="float" office:value="1.0260561746659957" table:style-name="ce6">
            <text:p>1.026</text:p>
          </table:table-cell>
          <table:table-cell office:value-type="float" office:value="1993.1378251387" table:style-name="ce5">
            <text:p><text:s/>1,99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93.1378251387" table:style-name="ce5">
            <text:p><text:s/>1,993<text:s/></text:p>
          </table:table-cell>
          <table:table-cell office:value-type="float" office:value="1.1416330929678964" table:style-name="ce6">
            <text:p>1.142</text:p>
          </table:table-cell>
          <table:table-cell office:value-type="float" office:value="2275.4321000244004" table:style-name="ce5">
            <text:p><text:s/>2,275<text:s/></text:p>
          </table:table-cell>
          <table:table-cell office:value-type="float" office:value="1.1562394482381555" table:style-name="ce6">
            <text:p>1.156</text:p>
          </table:table-cell>
          <table:table-cell office:value-type="float" office:value="2630.9443558355997" table:style-name="ce5">
            <text:p><text:s/>2,63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630.9443558355997" table:style-name="ce5">
            <text:p><text:s/>2,631<text:s/></text:p>
          </table:table-cell>
          <table:table-cell office:value-type="float" office:value="1.1022629620612212" table:style-name="ce6">
            <text:p>1.102</text:p>
          </table:table-cell>
          <table:table-cell office:value-type="float" office:value="2899.9925186815999" table:style-name="ce5">
            <text:p><text:s/>2,900<text:s/></text:p>
          </table:table-cell>
          <table:table-cell office:value-type="float" office:value="1.0544095332872216" table:style-name="ce6">
            <text:p>1.054</text:p>
          </table:table-cell>
          <table:table-cell office:value-type="float" office:value="3057.7797581595" table:style-name="ce5">
            <text:p><text:s/>3,05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057.7797581595" table:style-name="ce5">
            <text:p><text:s/>3,058<text:s/></text:p>
          </table:table-cell>
          <table:table-cell office:value-type="float" office:value="1.0533555279498614" table:style-name="ce6">
            <text:p>1.053</text:p>
          </table:table-cell>
          <table:table-cell office:value-type="float" office:value="3220.9292115105" table:style-name="ce5">
            <text:p><text:s/>3,221<text:s/></text:p>
          </table:table-cell>
          <table:table-cell office:value-type="float" office:value="1.1503533075165571" table:style-name="ce6">
            <text:p>1.150</text:p>
          </table:table-cell>
          <table:table-cell office:value-type="float" office:value="3705.2065717378" table:style-name="ce5">
            <text:p><text:s/>3,70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705.2065717378" table:style-name="ce5">
            <text:p><text:s/>3,705<text:s/></text:p>
          </table:table-cell>
          <table:table-cell office:value-type="float" office:value="1.1146334677572078" table:style-name="ce6">
            <text:p>1.115</text:p>
          </table:table-cell>
          <table:table-cell office:value-type="float" office:value="4129.9472498128998" table:style-name="ce5">
            <text:p><text:s/>4,130<text:s/></text:p>
          </table:table-cell>
          <table:table-cell office:value-type="float" office:value="1.0470130543117704" table:style-name="ce6">
            <text:p>1.047</text:p>
          </table:table-cell>
          <table:table-cell office:value-type="float" office:value="4324.1086841731003" table:style-name="ce5">
            <text:p><text:s/>4,32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324.1086841731003" table:style-name="ce5">
            <text:p><text:s/>4,324<text:s/></text:p>
          </table:table-cell>
          <table:table-cell office:value-type="float" office:value="0.97532909755877228" table:style-name="ce6">
            <text:p>0.975</text:p>
          </table:table-cell>
          <table:table-cell office:value-type="float" office:value="4217.4290206805999" table:style-name="ce5">
            <text:p><text:s/>4,217<text:s/></text:p>
          </table:table-cell>
          <table:table-cell office:value-type="float" office:value="1.3071231521622317" table:style-name="ce6">
            <text:p>1.307</text:p>
          </table:table-cell>
          <table:table-cell office:value-type="float" office:value="5512.6991155325004" table:style-name="ce5">
            <text:p><text:s/>5,51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512.6991155325004" table:style-name="ce5">
            <text:p><text:s/>5,513<text:s/></text:p>
          </table:table-cell>
          <table:table-cell office:value-type="float" office:value="1.090566925328079" table:style-name="ce6">
            <text:p>1.091</text:p>
          </table:table-cell>
          <table:table-cell office:value-type="float" office:value="6011.9673246850998" table:style-name="ce5">
            <text:p><text:s/>6,012<text:s/></text:p>
          </table:table-cell>
          <table:table-cell office:value-type="float" office:value="1.0391742816207183" table:style-name="ce6">
            <text:p>1.039</text:p>
          </table:table-cell>
          <table:table-cell office:value-type="float" office:value="6247.4818257568704" table:style-name="ce5">
            <text:p><text:s/>6,24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247.4818257568704" table:style-name="ce5">
            <text:p><text:s/>6,247<text:s/></text:p>
          </table:table-cell>
          <table:table-cell office:value-type="float" office:value="1.0185936189208404" table:style-name="ce6">
            <text:p>1.019</text:p>
          </table:table-cell>
          <table:table-cell office:value-type="float" office:value="6363.6451220398703" table:style-name="ce5">
            <text:p><text:s/>6,364<text:s/></text:p>
          </table:table-cell>
          <table:table-cell office:value-type="float" office:value="1.0671155829392516" table:style-name="ce6">
            <text:p>1.067</text:p>
          </table:table-cell>
          <table:table-cell office:value-type="float" office:value="6790.7448740241007" table:style-name="ce5">
            <text:p><text:s/>6,79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790.7448740241007" table:style-name="ce5">
            <text:p><text:s/>6,791<text:s/></text:p>
          </table:table-cell>
          <table:table-cell office:value-type="float" office:value="1.0427930504297751" table:style-name="ce6">
            <text:p>1.043</text:p>
          </table:table-cell>
          <table:table-cell office:value-type="float" office:value="7081.34156187395" table:style-name="ce5">
            <text:p><text:s/>7,081<text:s/></text:p>
          </table:table-cell>
          <table:table-cell office:value-type="float" office:value="1.2224810506397226" table:style-name="ce6">
            <text:p>1.222</text:p>
          </table:table-cell>
          <table:table-cell office:value-type="float" office:value="8656.8058724984003" table:style-name="ce5">
            <text:p><text:s/>8,65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656.8058724984003" table:style-name="ce5">
            <text:p><text:s/>8,657<text:s/></text:p>
          </table:table-cell>
          <table:table-cell office:value-type="float" office:value="1.0772999603449285" table:style-name="ce6">
            <text:p>1.077</text:p>
          </table:table-cell>
          <table:table-cell office:value-type="float" office:value="9325.9766231562699" table:style-name="ce5">
            <text:p><text:s/>9,326<text:s/></text:p>
          </table:table-cell>
          <table:table-cell office:value-type="float" office:value="0.97816972283069192" table:style-name="ce6">
            <text:p>0.978</text:p>
          </table:table-cell>
          <table:table-cell office:value-type="float" office:value="9122.3879685982793" table:style-name="ce5">
            <text:p><text:s/>9,12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122.3879685982793" table:style-name="ce5">
            <text:p><text:s/>9,122<text:s/></text:p>
          </table:table-cell>
          <table:table-cell office:value-type="float" office:value="1.0455451376034746" table:style-name="ce6">
            <text:p>1.046</text:p>
          </table:table-cell>
          <table:table-cell office:value-type="float" office:value="9537.8683839003697" table:style-name="ce5">
            <text:p><text:s/>9,538<text:s/></text:p>
          </table:table-cell>
          <table:table-cell office:value-type="float" office:value="1.1473990485507024" table:style-name="ce6">
            <text:p>1.147</text:p>
          </table:table-cell>
          <table:table-cell office:value-type="float" office:value="10943.741108889111" table:style-name="ce5">
            <text:p><text:s/>10,94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0943.741108889111" table:style-name="ce5">
            <text:p><text:s/>10,944<text:s/></text:p>
          </table:table-cell>
          <table:table-cell office:value-type="float" office:value="0.93505501412332859" table:style-name="ce6">
            <text:p>0.935</text:p>
          </table:table-cell>
          <table:table-cell office:value-type="float" office:value="10232.999997134359" table:style-name="ce5">
            <text:p><text:s/>10,233<text:s/></text:p>
          </table:table-cell>
          <table:table-cell office:value-type="float" office:value="0.98777085410600485" table:style-name="ce6">
            <text:p>0.988</text:p>
          </table:table-cell>
          <table:table-cell office:value-type="float" office:value="10107.859147236151" table:style-name="ce5">
            <text:p><text:s/>10,10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107.859147236151" table:style-name="ce5">
            <text:p><text:s/>10,108<text:s/></text:p>
          </table:table-cell>
          <table:table-cell office:value-type="float" office:value="0.91116837887266977" table:style-name="ce6">
            <text:p>0.911</text:p>
          </table:table-cell>
          <table:table-cell office:value-type="float" office:value="9209.9616330604495" table:style-name="ce5">
            <text:p><text:s/>9,210<text:s/></text:p>
          </table:table-cell>
          <table:table-cell office:value-type="float" office:value="1.1680349321588985" table:style-name="ce6">
            <text:p>1.168</text:p>
          </table:table-cell>
          <table:table-cell office:value-type="float" office:value="10757.55691125782" table:style-name="ce5">
            <text:p><text:s/>10,75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757.55691125782" table:style-name="ce5">
            <text:p><text:s/>10,758<text:s/></text:p>
          </table:table-cell>
          <table:table-cell office:value-type="float" office:value="1.0182244490908043" table:style-name="ce6">
            <text:p>1.018</text:p>
          </table:table-cell>
          <table:table-cell office:value-type="float" office:value="10953.60745952847" table:style-name="ce5">
            <text:p><text:s/>10,954<text:s/></text:p>
          </table:table-cell>
          <table:table-cell office:value-type="float" office:value="1.1156087748599588" table:style-name="ce6">
            <text:p>1.116</text:p>
          </table:table-cell>
          <table:table-cell office:value-type="float" office:value="12219.940598221461" table:style-name="ce5">
            <text:p><text:s/>12,22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219.940598221461" table:style-name="ce5">
            <text:p><text:s/>12,220<text:s/></text:p>
          </table:table-cell>
          <table:table-cell office:value-type="float" office:value="1.0492355823764967" table:style-name="ce6">
            <text:p>1.049</text:p>
          </table:table-cell>
          <table:table-cell office:value-type="float" office:value="12821.596490181089" table:style-name="ce5">
            <text:p><text:s/>12,822<text:s/></text:p>
          </table:table-cell>
          <table:table-cell office:value-type="float" office:value="0.93556478925350184" table:style-name="ce6">
            <text:p>0.936</text:p>
          </table:table-cell>
          <table:table-cell office:value-type="float" office:value="11995.43421822971" table:style-name="ce5">
            <text:p><text:s/>11,99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30.11350595244005" table:style-name="ce5">
            <text:p><text:s/>63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30.11350595244005" table:style-name="ce5">
            <text:p><text:s/>630<text:s/></text:p>
          </table:table-cell>
          <table:table-cell office:value-type="float" office:value="1.0233077317094492" table:style-name="ce6">
            <text:p>1.023</text:p>
          </table:table-cell>
          <table:table-cell office:value-type="float" office:value="644.80002249567997" table:style-name="ce5">
            <text:p><text:s/>645<text:s/></text:p>
          </table:table-cell>
          <table:table-cell office:value-type="float" office:value="1.1594585952213097" table:style-name="ce6">
            <text:p>1.159</text:p>
          </table:table-cell>
          <table:table-cell office:value-type="float" office:value="747.61892828150997" table:style-name="ce5">
            <text:p><text:s/>74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47.61892828150997" table:style-name="ce5">
            <text:p><text:s/>748<text:s/></text:p>
          </table:table-cell>
          <table:table-cell office:value-type="float" office:value="1.0535755828091846" table:style-name="ce6">
            <text:p>1.054</text:p>
          </table:table-cell>
          <table:table-cell office:value-type="float" office:value="787.67304808336996" table:style-name="ce5">
            <text:p><text:s/>788<text:s/></text:p>
          </table:table-cell>
          <table:table-cell office:value-type="float" office:value="0.98609543041496739" table:style-name="ce6">
            <text:p>0.986</text:p>
          </table:table-cell>
          <table:table-cell office:value-type="float" office:value="776.72079337603998" table:style-name="ce5">
            <text:p><text:s/>77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76.72079337603998" table:style-name="ce5">
            <text:p><text:s/>777<text:s/></text:p>
          </table:table-cell>
          <table:table-cell office:value-type="float" office:value="1.142529900541549" table:style-name="ce6">
            <text:p>1.143</text:p>
          </table:table-cell>
          <table:table-cell office:value-type="float" office:value="887.42673080447992" table:style-name="ce5">
            <text:p><text:s/>887<text:s/></text:p>
          </table:table-cell>
          <table:table-cell office:value-type="float" office:value="1.0331128796305487" table:style-name="ce6">
            <text:p>1.033</text:p>
          </table:table-cell>
          <table:table-cell office:value-type="float" office:value="916.81198532254007" table:style-name="ce5">
            <text:p><text:s/>91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916.81198532254007" table:style-name="ce5">
            <text:p><text:s/>917<text:s/></text:p>
          </table:table-cell>
          <table:table-cell office:value-type="float" office:value="1.1196491777702582" table:style-name="ce6">
            <text:p>1.120</text:p>
          </table:table-cell>
          <table:table-cell office:value-type="float" office:value="1026.5077855362999" table:style-name="ce5">
            <text:p><text:s/>1,027<text:s/></text:p>
          </table:table-cell>
          <table:table-cell office:value-type="float" office:value="1.068761075319778" table:style-name="ce6">
            <text:p>1.069</text:p>
          </table:table-cell>
          <table:table-cell office:value-type="float" office:value="1097.0915646939002" table:style-name="ce5">
            <text:p><text:s/>1,09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97.0915646939002" table:style-name="ce5">
            <text:p><text:s/>1,097<text:s/></text:p>
          </table:table-cell>
          <table:table-cell office:value-type="float" office:value="1.0479845160555836" table:style-name="ce6">
            <text:p>1.048</text:p>
          </table:table-cell>
          <table:table-cell office:value-type="float" office:value="1149.7349724943999" table:style-name="ce5">
            <text:p><text:s/>1,150<text:s/></text:p>
          </table:table-cell>
          <table:table-cell office:value-type="float" office:value="1.0598449832675114" table:style-name="ce6">
            <text:p>1.060</text:p>
          </table:table-cell>
          <table:table-cell office:value-type="float" office:value="1218.5408426854001" table:style-name="ce5">
            <text:p><text:s/>1,21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18.5408426854001" table:style-name="ce5">
            <text:p><text:s/>1,219<text:s/></text:p>
          </table:table-cell>
          <table:table-cell office:value-type="float" office:value="1.0965235407784082" table:style-name="ce6">
            <text:p>1.097</text:p>
          </table:table-cell>
          <table:table-cell office:value-type="float" office:value="1336.1587194045001" table:style-name="ce5">
            <text:p><text:s/>1,336<text:s/></text:p>
          </table:table-cell>
          <table:table-cell office:value-type="float" office:value="0.97166431554435839" table:style-name="ce6">
            <text:p>0.972</text:p>
          </table:table-cell>
          <table:table-cell office:value-type="float" office:value="1298.2977475488001" table:style-name="ce5">
            <text:p><text:s/>1,29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98.2977475488001" table:style-name="ce5">
            <text:p><text:s/>1,298<text:s/></text:p>
          </table:table-cell>
          <table:table-cell office:value-type="float" office:value="1.0099464898980075" table:style-name="ce6">
            <text:p>1.010</text:p>
          </table:table-cell>
          <table:table-cell office:value-type="float" office:value="1311.2112529793999" table:style-name="ce5">
            <text:p><text:s/>1,311<text:s/></text:p>
          </table:table-cell>
          <table:table-cell office:value-type="float" office:value="1.1057383772663354" table:style-name="ce6">
            <text:p>1.106</text:p>
          </table:table-cell>
          <table:table-cell office:value-type="float" office:value="1449.8566031228002" table:style-name="ce5">
            <text:p><text:s/>1,45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49.8566031228002" table:style-name="ce5">
            <text:p><text:s/>1,450<text:s/></text:p>
          </table:table-cell>
          <table:table-cell office:value-type="float" office:value="1.0800669903741287" table:style-name="ce6">
            <text:p>1.080</text:p>
          </table:table-cell>
          <table:table-cell office:value-type="float" office:value="1565.9422578089002" table:style-name="ce5">
            <text:p><text:s/>1,566<text:s/></text:p>
          </table:table-cell>
          <table:table-cell office:value-type="float" office:value="1.0817729736284483" table:style-name="ce6">
            <text:p>1.082</text:p>
          </table:table-cell>
          <table:table-cell office:value-type="float" office:value="1693.99401276038" table:style-name="ce5">
            <text:p><text:s/>1,69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93.99401276038" table:style-name="ce5">
            <text:p><text:s/>1,694<text:s/></text:p>
          </table:table-cell>
          <table:table-cell office:value-type="float" office:value="1.0422423281699709" table:style-name="ce6">
            <text:p>1.042</text:p>
          </table:table-cell>
          <table:table-cell office:value-type="float" office:value="1765.5522637653698" table:style-name="ce5">
            <text:p><text:s/>1,766<text:s/></text:p>
          </table:table-cell>
          <table:table-cell office:value-type="float" office:value="1.0531534658466342" table:style-name="ce6">
            <text:p>1.053</text:p>
          </table:table-cell>
          <table:table-cell office:value-type="float" office:value="1859.39748571787" table:style-name="ce5">
            <text:p><text:s/>1,85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859.39748571787" table:style-name="ce5">
            <text:p><text:s/>1,859<text:s/></text:p>
          </table:table-cell>
          <table:table-cell office:value-type="float" office:value="1.0602472771246059" table:style-name="ce6">
            <text:p>1.060</text:p>
          </table:table-cell>
          <table:table-cell office:value-type="float" office:value="1971.4211213247099" table:style-name="ce5">
            <text:p><text:s/>1,971<text:s/></text:p>
          </table:table-cell>
          <table:table-cell office:value-type="float" office:value="1.1749219743381258" table:style-name="ce6">
            <text:p>1.175</text:p>
          </table:table-cell>
          <table:table-cell office:value-type="float" office:value="2316.2659961187101" table:style-name="ce5">
            <text:p><text:s/>2,31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316.2659961187101" table:style-name="ce5">
            <text:p><text:s/>2,316<text:s/></text:p>
          </table:table-cell>
          <table:table-cell office:value-type="float" office:value="1.0814396382115745" table:style-name="ce6">
            <text:p>1.081</text:p>
          </table:table-cell>
          <table:table-cell office:value-type="float" office:value="2504.9018608443898" table:style-name="ce5">
            <text:p><text:s/>2,505<text:s/></text:p>
          </table:table-cell>
          <table:table-cell office:value-type="float" office:value="1.0335720571345706" table:style-name="ce6">
            <text:p>1.034</text:p>
          </table:table-cell>
          <table:table-cell office:value-type="float" office:value="2588.9965692331498" table:style-name="ce5">
            <text:p><text:s/>2,58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88.9965692331498" table:style-name="ce5">
            <text:p><text:s/>2,589<text:s/></text:p>
          </table:table-cell>
          <table:table-cell office:value-type="float" office:value="1.0558048801963549" table:style-name="ce6">
            <text:p>1.056</text:p>
          </table:table-cell>
          <table:table-cell office:value-type="float" office:value="2733.4752126079798" table:style-name="ce5">
            <text:p><text:s/>2,733<text:s/></text:p>
          </table:table-cell>
          <table:table-cell office:value-type="float" office:value="1.2771206522030412" table:style-name="ce6">
            <text:p>1.277</text:p>
          </table:table-cell>
          <table:table-cell office:value-type="float" office:value="3490.9776463067496" table:style-name="ce5">
            <text:p><text:s/>3,49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490.9776463067496" table:style-name="ce5">
            <text:p><text:s/>3,491<text:s/></text:p>
          </table:table-cell>
          <table:table-cell office:value-type="float" office:value="0.93610559286386785" table:style-name="ce6">
            <text:p>0.936</text:p>
          </table:table-cell>
          <table:table-cell office:value-type="float" office:value="3267.92369927049" table:style-name="ce5">
            <text:p><text:s/>3,268<text:s/></text:p>
          </table:table-cell>
          <table:table-cell office:value-type="float" office:value="0.98906360280076666" table:style-name="ce6">
            <text:p>0.989</text:p>
          </table:table-cell>
          <table:table-cell office:value-type="float" office:value="3232.1843876784801" table:style-name="ce5">
            <text:p><text:s/>3,23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232.1843876784801" table:style-name="ce5">
            <text:p><text:s/>3,232<text:s/></text:p>
          </table:table-cell>
          <table:table-cell office:value-type="float" office:value="0.92011828758136627" table:style-name="ce6">
            <text:p>0.920</text:p>
          </table:table-cell>
          <table:table-cell office:value-type="float" office:value="2973.99196393795" table:style-name="ce5">
            <text:p><text:s/>2,974<text:s/></text:p>
          </table:table-cell>
          <table:table-cell office:value-type="float" office:value="1.2198148346717084" table:style-name="ce6">
            <text:p>1.220</text:p>
          </table:table-cell>
          <table:table-cell office:value-type="float" office:value="3627.7195158059603" table:style-name="ce5">
            <text:p><text:s/>3,62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627.7195158059603" table:style-name="ce5">
            <text:p><text:s/>3,628<text:s/></text:p>
          </table:table-cell>
          <table:table-cell office:value-type="float" office:value="1.0233843222823975" table:style-name="ce6">
            <text:p>1.023</text:p>
          </table:table-cell>
          <table:table-cell office:value-type="float" office:value="3712.5512781137099" table:style-name="ce5">
            <text:p><text:s/>3,713<text:s/></text:p>
          </table:table-cell>
          <table:table-cell office:value-type="float" office:value="0.97515407363736484" table:style-name="ce6">
            <text:p>0.975</text:p>
          </table:table-cell>
          <table:table-cell office:value-type="float" office:value="3620.30950244019" table:style-name="ce5">
            <text:p><text:s/>3,62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620.30950244019" table:style-name="ce5">
            <text:p><text:s/>3,620<text:s/></text:p>
          </table:table-cell>
          <table:table-cell office:value-type="float" office:value="1.0503638533755755" table:style-name="ce6">
            <text:p>1.050</text:p>
          </table:table-cell>
          <table:table-cell office:value-type="float" office:value="3802.6422393952898" table:style-name="ce5">
            <text:p><text:s/>3,803<text:s/></text:p>
          </table:table-cell>
          <table:table-cell office:value-type="float" office:value="0.9995853142428458" table:style-name="ce6">
            <text:p>1.000</text:p>
          </table:table-cell>
          <table:table-cell office:value-type="float" office:value="3801.06533781906" table:style-name="ce5">
            <text:p><text:s/>3,80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35.28704591055987" table:style-name="ce5">
            <text:p><text:s/>73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35.28704591055987" table:style-name="ce5">
            <text:p><text:s/>735<text:s/></text:p>
          </table:table-cell>
          <table:table-cell office:value-type="float" office:value="1.049251359147656" table:style-name="ce6">
            <text:p>1.049</text:p>
          </table:table-cell>
          <table:table-cell office:value-type="float" office:value="771.50093228531989" table:style-name="ce5">
            <text:p><text:s/>772<text:s/></text:p>
          </table:table-cell>
          <table:table-cell office:value-type="float" office:value="1.4094045113138745" table:style-name="ce6">
            <text:p>1.409</text:p>
          </table:table-cell>
          <table:table-cell office:value-type="float" office:value="1087.3568944457897" table:style-name="ce5">
            <text:p><text:s/>1,08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87.3568944457897" table:style-name="ce5">
            <text:p><text:s/>1,087<text:s/></text:p>
          </table:table-cell>
          <table:table-cell office:value-type="float" office:value="1.06207084506255" table:style-name="ce6">
            <text:p>1.062</text:p>
          </table:table-cell>
          <table:table-cell office:value-type="float" office:value="1154.85005576863" table:style-name="ce5">
            <text:p><text:s/>1,155<text:s/></text:p>
          </table:table-cell>
          <table:table-cell office:value-type="float" office:value="1.0533116621387293" table:style-name="ce6">
            <text:p>1.053</text:p>
          </table:table-cell>
          <table:table-cell office:value-type="float" office:value="1216.4170317626599" table:style-name="ce5">
            <text:p><text:s/>1,21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16.4170317626599" table:style-name="ce5">
            <text:p><text:s/>1,216<text:s/></text:p>
          </table:table-cell>
          <table:table-cell office:value-type="float" office:value="1.1410604529341541" table:style-name="ce6">
            <text:p>1.141</text:p>
          </table:table-cell>
          <table:table-cell office:value-type="float" office:value="1388.0053692199201" table:style-name="ce5">
            <text:p><text:s/>1,388<text:s/></text:p>
          </table:table-cell>
          <table:table-cell office:value-type="float" office:value="1.2349609075910333" table:style-name="ce6">
            <text:p>1.235</text:p>
          </table:table-cell>
          <table:table-cell office:value-type="float" office:value="1714.1323705130599" table:style-name="ce5">
            <text:p><text:s/>1,71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14.1323705130599" table:style-name="ce5">
            <text:p><text:s/>1,714<text:s/></text:p>
          </table:table-cell>
          <table:table-cell office:value-type="float" office:value="1.092963860535779" table:style-name="ce6">
            <text:p>1.093</text:p>
          </table:table-cell>
          <table:table-cell office:value-type="float" office:value="1873.4847331453002" table:style-name="ce5">
            <text:p><text:s/>1,873<text:s/></text:p>
          </table:table-cell>
          <table:table-cell office:value-type="float" office:value="1.0465461280668662" table:style-name="ce6">
            <text:p>1.047</text:p>
          </table:table-cell>
          <table:table-cell office:value-type="float" office:value="1960.6881934656001" table:style-name="ce5">
            <text:p><text:s/>1,96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60.6881934656001" table:style-name="ce5">
            <text:p><text:s/>1,961<text:s/></text:p>
          </table:table-cell>
          <table:table-cell office:value-type="float" office:value="1.0563608461145348" table:style-name="ce6">
            <text:p>1.056</text:p>
          </table:table-cell>
          <table:table-cell office:value-type="float" office:value="2071.1942390160998" table:style-name="ce5">
            <text:p><text:s/>2,071<text:s/></text:p>
          </table:table-cell>
          <table:table-cell office:value-type="float" office:value="1.200595135989595" table:style-name="ce6">
            <text:p>1.201</text:p>
          </table:table-cell>
          <table:table-cell office:value-type="float" office:value="2486.6657290523999" table:style-name="ce5">
            <text:p><text:s/>2,48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86.6657290523999" table:style-name="ce5">
            <text:p><text:s/>2,487<text:s/></text:p>
          </table:table-cell>
          <table:table-cell office:value-type="float" office:value="1.1235078755330079" table:style-name="ce6">
            <text:p>1.124</text:p>
          </table:table-cell>
          <table:table-cell office:value-type="float" office:value="2793.7885304084002" table:style-name="ce5">
            <text:p><text:s/>2,794<text:s/></text:p>
          </table:table-cell>
          <table:table-cell office:value-type="float" office:value="1.0830493803272874" table:style-name="ce6">
            <text:p>1.083</text:p>
          </table:table-cell>
          <table:table-cell office:value-type="float" office:value="3025.8109366243007" table:style-name="ce5">
            <text:p><text:s/>3,02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25.8109366243007" table:style-name="ce5">
            <text:p><text:s/>3,026<text:s/></text:p>
          </table:table-cell>
          <table:table-cell office:value-type="float" office:value="0.96047566373842175" table:style-name="ce6">
            <text:p>0.960</text:p>
          </table:table-cell>
          <table:table-cell office:value-type="float" office:value="2906.2177677012005" table:style-name="ce5">
            <text:p><text:s/>2,906<text:s/></text:p>
          </table:table-cell>
          <table:table-cell office:value-type="float" office:value="1.3979828206829052" table:style-name="ce6">
            <text:p>1.398</text:p>
          </table:table-cell>
          <table:table-cell office:value-type="float" office:value="4062.8425124097002" table:style-name="ce5">
            <text:p><text:s/>4,06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62.8425124097002" table:style-name="ce5">
            <text:p><text:s/>4,063<text:s/></text:p>
          </table:table-cell>
          <table:table-cell office:value-type="float" office:value="1.094313907884958" table:style-name="ce6">
            <text:p>1.094</text:p>
          </table:table-cell>
          <table:table-cell office:value-type="float" office:value="4446.0250668762001" table:style-name="ce5">
            <text:p><text:s/>4,446<text:s/></text:p>
          </table:table-cell>
          <table:table-cell office:value-type="float" office:value="1.0241705218715276" table:style-name="ce6">
            <text:p>1.024</text:p>
          </table:table-cell>
          <table:table-cell office:value-type="float" office:value="4553.4878129964909" table:style-name="ce5">
            <text:p><text:s/>4,55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553.4878129964909" table:style-name="ce5">
            <text:p><text:s/>4,553<text:s/></text:p>
          </table:table-cell>
          <table:table-cell office:value-type="float" office:value="1.0097957976632106" table:style-name="ce6">
            <text:p>1.010</text:p>
          </table:table-cell>
          <table:table-cell office:value-type="float" office:value="4598.0928582745" table:style-name="ce5">
            <text:p><text:s/>4,598<text:s/></text:p>
          </table:table-cell>
          <table:table-cell office:value-type="float" office:value="1.0724766855093024" table:style-name="ce6">
            <text:p>1.072</text:p>
          </table:table-cell>
          <table:table-cell office:value-type="float" office:value="4931.3473883062306" table:style-name="ce5">
            <text:p><text:s/>4,93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931.3473883062306" table:style-name="ce5">
            <text:p><text:s/>4,931<text:s/></text:p>
          </table:table-cell>
          <table:table-cell office:value-type="float" office:value="1.0362118176193513" table:style-name="ce6">
            <text:p>1.036</text:p>
          </table:table-cell>
          <table:table-cell office:value-type="float" office:value="5109.9204405492401" table:style-name="ce5">
            <text:p><text:s/>5,110<text:s/></text:p>
          </table:table-cell>
          <table:table-cell office:value-type="float" office:value="1.2408294708592718" table:style-name="ce6">
            <text:p>1.241</text:p>
          </table:table-cell>
          <table:table-cell office:value-type="float" office:value="6340.5398763796902" table:style-name="ce5">
            <text:p><text:s/>6,34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340.5398763796902" table:style-name="ce5">
            <text:p><text:s/>6,341<text:s/></text:p>
          </table:table-cell>
          <table:table-cell office:value-type="float" office:value="1.0757876924206908" table:style-name="ce6">
            <text:p>1.076</text:p>
          </table:table-cell>
          <table:table-cell office:value-type="float" office:value="6821.0747623118796" table:style-name="ce5">
            <text:p><text:s/>6,821<text:s/></text:p>
          </table:table-cell>
          <table:table-cell office:value-type="float" office:value="0.95782433517130305" table:style-name="ce6">
            <text:p>0.958</text:p>
          </table:table-cell>
          <table:table-cell office:value-type="float" office:value="6533.3913993651295" table:style-name="ce5">
            <text:p><text:s/>6,53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533.3913993651295" table:style-name="ce5">
            <text:p><text:s/>6,533<text:s/></text:p>
          </table:table-cell>
          <table:table-cell office:value-type="float" office:value="1.0414794943945336" table:style-name="ce6">
            <text:p>1.041</text:p>
          </table:table-cell>
          <table:table-cell office:value-type="float" office:value="6804.3931712923895" table:style-name="ce5">
            <text:p><text:s/>6,804<text:s/></text:p>
          </table:table-cell>
          <table:table-cell office:value-type="float" office:value="1.0952870116361637" table:style-name="ce6">
            <text:p>1.095</text:p>
          </table:table-cell>
          <table:table-cell office:value-type="float" office:value="7452.7634625823612" table:style-name="ce5">
            <text:p><text:s/>7,45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452.7634625823612" table:style-name="ce5">
            <text:p><text:s/>7,453<text:s/></text:p>
          </table:table-cell>
          <table:table-cell office:value-type="float" office:value="0.93456290848797308" table:style-name="ce6">
            <text:p>0.935</text:p>
          </table:table-cell>
          <table:table-cell office:value-type="float" office:value="6965.0762978638686" table:style-name="ce5">
            <text:p><text:s/>6,965<text:s/></text:p>
          </table:table-cell>
          <table:table-cell office:value-type="float" office:value="0.98716431314131947" table:style-name="ce6">
            <text:p>0.987</text:p>
          </table:table-cell>
          <table:table-cell office:value-type="float" office:value="6875.6747595576708" table:style-name="ce5">
            <text:p><text:s/>6,87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875.6747595576708" table:style-name="ce5">
            <text:p><text:s/>6,876<text:s/></text:p>
          </table:table-cell>
          <table:table-cell office:value-type="float" office:value="0.90696111831846959" table:style-name="ce6">
            <text:p>0.907</text:p>
          </table:table-cell>
          <table:table-cell office:value-type="float" office:value="6235.9696691224999" table:style-name="ce5">
            <text:p><text:s/>6,236<text:s/></text:p>
          </table:table-cell>
          <table:table-cell office:value-type="float" office:value="1.1433406148133403" table:style-name="ce6">
            <text:p>1.143</text:p>
          </table:table-cell>
          <table:table-cell office:value-type="float" office:value="7129.8373954518602" table:style-name="ce5">
            <text:p><text:s/>7,13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129.8373954518602" table:style-name="ce5">
            <text:p><text:s/>7,130<text:s/></text:p>
          </table:table-cell>
          <table:table-cell office:value-type="float" office:value="1.0155990634560397" table:style-name="ce6">
            <text:p>1.016</text:p>
          </table:table-cell>
          <table:table-cell office:value-type="float" office:value="7241.0561814147586" table:style-name="ce5">
            <text:p><text:s/>7,241<text:s/></text:p>
          </table:table-cell>
          <table:table-cell office:value-type="float" office:value="1.1876210984046078" table:style-name="ce6">
            <text:p>1.188</text:p>
          </table:table-cell>
          <table:table-cell office:value-type="float" office:value="8599.6310957812711" table:style-name="ce5">
            <text:p><text:s/>8,60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599.6310957812711" table:style-name="ce5">
            <text:p><text:s/>8,600<text:s/></text:p>
          </table:table-cell>
          <table:table-cell office:value-type="float" office:value="1.0487605980226566" table:style-name="ce6">
            <text:p>1.049</text:p>
          </table:table-cell>
          <table:table-cell office:value-type="float" office:value="9018.9542507857986" table:style-name="ce5">
            <text:p><text:s/>9,019<text:s/></text:p>
          </table:table-cell>
          <table:table-cell office:value-type="float" office:value="0.90857195330563911" table:style-name="ce6">
            <text:p>0.909</text:p>
          </table:table-cell>
          <table:table-cell office:value-type="float" office:value="8194.3688804106496" table:style-name="ce5">
            <text:p><text:s/>8,19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3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60.31651073398996" table:style-name="ce5">
            <text:p><text:s/>66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60.31651073398996" table:style-name="ce5">
            <text:p><text:s/>660<text:s/></text:p>
          </table:table-cell>
          <table:table-cell office:value-type="float" office:value="0.92901983302602675" table:style-name="ce6">
            <text:p>0.929</text:p>
          </table:table-cell>
          <table:table-cell office:value-type="float" office:value="613.44713454641999" table:style-name="ce5">
            <text:p><text:s/>613<text:s/></text:p>
          </table:table-cell>
          <table:table-cell office:value-type="float" office:value="1.494807193261934" table:style-name="ce6">
            <text:p>1.495</text:p>
          </table:table-cell>
          <table:table-cell office:value-type="float" office:value="916.98518940590998" table:style-name="ce5">
            <text:p><text:s/>91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16.98518940590998" table:style-name="ce5">
            <text:p><text:s/>917<text:s/></text:p>
          </table:table-cell>
          <table:table-cell office:value-type="float" office:value="1.1150754340410396" table:style-name="ce6">
            <text:p>1.115</text:p>
          </table:table-cell>
          <table:table-cell office:value-type="float" office:value="1022.507658086" table:style-name="ce5">
            <text:p><text:s/>1,023<text:s/></text:p>
          </table:table-cell>
          <table:table-cell office:value-type="float" office:value="1.1905564887219771" table:style-name="ce6">
            <text:p>1.191</text:p>
          </table:table-cell>
          <table:table-cell office:value-type="float" office:value="1217.3531271022" table:style-name="ce5">
            <text:p><text:s/>1,21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17.3531271022" table:style-name="ce5">
            <text:p><text:s/>1,217<text:s/></text:p>
          </table:table-cell>
          <table:table-cell office:value-type="float" office:value="1.0470192560033524" table:style-name="ce6">
            <text:p>1.047</text:p>
          </table:table-cell>
          <table:table-cell office:value-type="float" office:value="1274.5921654319" table:style-name="ce5">
            <text:p><text:s/>1,275<text:s/></text:p>
          </table:table-cell>
          <table:table-cell office:value-type="float" office:value="0.94767224693516017" table:style-name="ce6">
            <text:p>0.948</text:p>
          </table:table-cell>
          <table:table-cell office:value-type="float" office:value="1207.8956213408001" table:style-name="ce5">
            <text:p><text:s/>1,20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07.8956213408001" table:style-name="ce5">
            <text:p><text:s/>1,208<text:s/></text:p>
          </table:table-cell>
          <table:table-cell office:value-type="float" office:value="1.0751499906002961" table:style-name="ce6">
            <text:p>1.075</text:p>
          </table:table-cell>
          <table:table-cell office:value-type="float" office:value="1298.6689659307001" table:style-name="ce5">
            <text:p><text:s/>1,299<text:s/></text:p>
          </table:table-cell>
          <table:table-cell office:value-type="float" office:value="1.0045059250275579" table:style-name="ce6">
            <text:p>1.005</text:p>
          </table:table-cell>
          <table:table-cell office:value-type="float" office:value="1304.5206709268" table:style-name="ce5">
            <text:p><text:s/>1,30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04.5206709268" table:style-name="ce5">
            <text:p><text:s/>1,305<text:s/></text:p>
          </table:table-cell>
          <table:table-cell office:value-type="float" office:value="1.045899054991333" table:style-name="ce6">
            <text:p>1.046</text:p>
          </table:table-cell>
          <table:table-cell office:value-type="float" office:value="1364.3969369389999" table:style-name="ce5">
            <text:p><text:s/>1,364<text:s/></text:p>
          </table:table-cell>
          <table:table-cell office:value-type="float" office:value="0.90579447638422361" table:style-name="ce6">
            <text:p>0.906</text:p>
          </table:table-cell>
          <table:table-cell office:value-type="float" office:value="1235.8632090748999" table:style-name="ce5">
            <text:p><text:s/>1,23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35.8632090748999" table:style-name="ce5">
            <text:p><text:s/>1,236<text:s/></text:p>
          </table:table-cell>
          <table:table-cell office:value-type="float" office:value="1.0534243071174705" table:style-name="ce6">
            <text:p>1.053</text:p>
          </table:table-cell>
          <table:table-cell office:value-type="float" office:value="1301.8883447117" table:style-name="ce5">
            <text:p><text:s/>1,302<text:s/></text:p>
          </table:table-cell>
          <table:table-cell office:value-type="float" office:value="1.0518550163485407" table:style-name="ce6">
            <text:p>1.052</text:p>
          </table:table-cell>
          <table:table-cell office:value-type="float" office:value="1369.3977861106998" table:style-name="ce5">
            <text:p><text:s/>1,36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69.3977861106998" table:style-name="ce5">
            <text:p><text:s/>1,369<text:s/></text:p>
          </table:table-cell>
          <table:table-cell office:value-type="float" office:value="1.0107297655614964" table:style-name="ce6">
            <text:p>1.011</text:p>
          </table:table-cell>
          <table:table-cell office:value-type="float" office:value="1384.0911033160999" table:style-name="ce5">
            <text:p><text:s/>1,384<text:s/></text:p>
          </table:table-cell>
          <table:table-cell office:value-type="float" office:value="1.122870756747405" table:style-name="ce6">
            <text:p>1.123</text:p>
          </table:table-cell>
          <table:table-cell office:value-type="float" office:value="1554.1554245878999" table:style-name="ce5">
            <text:p><text:s/>1,55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54.1554245878999" table:style-name="ce5">
            <text:p><text:s/>1,554<text:s/></text:p>
          </table:table-cell>
          <table:table-cell office:value-type="float" office:value="1.0775985153879821" table:style-name="ce6">
            <text:p>1.078</text:p>
          </table:table-cell>
          <table:table-cell office:value-type="float" office:value="1674.7555782181" table:style-name="ce5">
            <text:p><text:s/>1,675<text:s/></text:p>
          </table:table-cell>
          <table:table-cell office:value-type="float" office:value="1.06473102774795" table:style-name="ce6">
            <text:p>1.065</text:p>
          </table:table-cell>
          <table:table-cell office:value-type="float" office:value="1783.16422802277" table:style-name="ce5">
            <text:p><text:s/>1,78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83.16422802277" table:style-name="ce5">
            <text:p><text:s/>1,783<text:s/></text:p>
          </table:table-cell>
          <table:table-cell office:value-type="float" office:value="1.0371429143303084" table:style-name="ce6">
            <text:p>1.037</text:p>
          </table:table-cell>
          <table:table-cell office:value-type="float" office:value="1849.3961441810902" table:style-name="ce5">
            <text:p><text:s/>1,849<text:s/></text:p>
          </table:table-cell>
          <table:table-cell office:value-type="float" office:value="1.0923266437545305" table:style-name="ce6">
            <text:p>1.092</text:p>
          </table:table-cell>
          <table:table-cell office:value-type="float" office:value="2020.1446831459" table:style-name="ce5">
            <text:p><text:s/>2,02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020.1446831459" table:style-name="ce5">
            <text:p><text:s/>2,020<text:s/></text:p>
          </table:table-cell>
          <table:table-cell office:value-type="float" office:value="1.0712743484243257" table:style-name="ce6">
            <text:p>1.071</text:p>
          </table:table-cell>
          <table:table-cell office:value-type="float" office:value="2164.1291791599897" table:style-name="ce5">
            <text:p><text:s/>2,164<text:s/></text:p>
          </table:table-cell>
          <table:table-cell office:value-type="float" office:value="0.93456913449218293" table:style-name="ce6">
            <text:p>0.935</text:p>
          </table:table-cell>
          <table:table-cell office:value-type="float" office:value="2022.5283338968302" table:style-name="ce5">
            <text:p><text:s/>2,02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022.5283338968302" table:style-name="ce5">
            <text:p><text:s/>2,023<text:s/></text:p>
          </table:table-cell>
          <table:table-cell office:value-type="float" office:value="1.0106176487218326" table:style-name="ce6">
            <text:p>1.011</text:p>
          </table:table-cell>
          <table:table-cell office:value-type="float" office:value="2044.0028292760999" table:style-name="ce5">
            <text:p><text:s/>2,044<text:s/></text:p>
          </table:table-cell>
          <table:table-cell office:value-type="float" office:value="1.3676263613103192" table:style-name="ce6">
            <text:p>1.368</text:p>
          </table:table-cell>
          <table:table-cell office:value-type="float" office:value="2795.4321519108703" table:style-name="ce5">
            <text:p><text:s/>2,79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795.4321519108703" table:style-name="ce5">
            <text:p><text:s/>2,795<text:s/></text:p>
          </table:table-cell>
          <table:table-cell office:value-type="float" office:value="1.0913656581520541" table:style-name="ce6">
            <text:p>1.091</text:p>
          </table:table-cell>
          <table:table-cell office:value-type="float" office:value="3050.8386502896201" table:style-name="ce5">
            <text:p><text:s/>3,051<text:s/></text:p>
          </table:table-cell>
          <table:table-cell office:value-type="float" office:value="0.82144701201001313" table:style-name="ce6">
            <text:p>0.821</text:p>
          </table:table-cell>
          <table:table-cell office:value-type="float" office:value="2506.1022934050698" table:style-name="ce5">
            <text:p><text:s/>2,50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506.1022934050698" table:style-name="ce5">
            <text:p><text:s/>2,506<text:s/></text:p>
          </table:table-cell>
          <table:table-cell office:value-type="float" office:value="0.95775782431469614" table:style-name="ce6">
            <text:p>0.958</text:p>
          </table:table-cell>
          <table:table-cell office:value-type="float" office:value="2400.2390800417097" table:style-name="ce5">
            <text:p><text:s/>2,400<text:s/></text:p>
          </table:table-cell>
          <table:table-cell office:value-type="float" office:value="1.0606456685110346" table:style-name="ce6">
            <text:p>1.061</text:p>
          </table:table-cell>
          <table:table-cell office:value-type="float" office:value="2545.8031836371497" table:style-name="ce5">
            <text:p><text:s/>2,54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45.8031836371497" table:style-name="ce5">
            <text:p><text:s/>2,546<text:s/></text:p>
          </table:table-cell>
          <table:table-cell office:value-type="float" office:value="0.85835268591553981" table:style-name="ce6">
            <text:p>0.858</text:p>
          </table:table-cell>
          <table:table-cell office:value-type="float" office:value="2185.1970004872801" table:style-name="ce5">
            <text:p><text:s/>2,185<text:s/></text:p>
          </table:table-cell>
          <table:table-cell office:value-type="float" office:value="1.1415713088427795" table:style-name="ce6">
            <text:p>1.142</text:p>
          </table:table-cell>
          <table:table-cell office:value-type="float" office:value="2494.5581999255801" table:style-name="ce5">
            <text:p><text:s/>2,49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94.5581999255801" table:style-name="ce5">
            <text:p><text:s/>2,495<text:s/></text:p>
          </table:table-cell>
          <table:table-cell office:value-type="float" office:value="0.95888806634278989" table:style-name="ce6">
            <text:p>0.959</text:p>
          </table:table-cell>
          <table:table-cell office:value-type="float" office:value="2392.0020887061901" table:style-name="ce5">
            <text:p><text:s/>2,392<text:s/></text:p>
          </table:table-cell>
          <table:table-cell office:value-type="float" office:value="1.0465126411259358" table:style-name="ce6">
            <text:p>1.047</text:p>
          </table:table-cell>
          <table:table-cell office:value-type="float" office:value="2503.2604234306696" table:style-name="ce5">
            <text:p><text:s/>2,5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03.2604234306696" table:style-name="ce5">
            <text:p><text:s/>2,503<text:s/></text:p>
          </table:table-cell>
          <table:table-cell office:value-type="float" office:value="1.0238324149454492" table:style-name="ce6">
            <text:p>1.024</text:p>
          </table:table-cell>
          <table:table-cell office:value-type="float" office:value="2562.9191645583901" table:style-name="ce5">
            <text:p><text:s/>2,563<text:s/></text:p>
          </table:table-cell>
          <table:table-cell office:value-type="float" office:value="1.0713090661448235" table:style-name="ce6">
            <text:p>1.071</text:p>
          </table:table-cell>
          <table:table-cell office:value-type="float" office:value="2745.6785367877201" table:style-name="ce5">
            <text:p><text:s/>2,74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20.10069759977" table:style-name="ce5">
            <text:p><text:s/>32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20.10069759977" table:style-name="ce5">
            <text:p><text:s/>320<text:s/></text:p>
          </table:table-cell>
          <table:table-cell office:value-type="float" office:value="0.92200941571350725" table:style-name="ce6">
            <text:p>0.922</text:p>
          </table:table-cell>
          <table:table-cell office:value-type="float" office:value="295.13585716345" table:style-name="ce5">
            <text:p><text:s/>295<text:s/></text:p>
          </table:table-cell>
          <table:table-cell office:value-type="float" office:value="1.7936575954935448" table:style-name="ce6">
            <text:p>1.794</text:p>
          </table:table-cell>
          <table:table-cell office:value-type="float" office:value="529.37267190372006" table:style-name="ce5">
            <text:p><text:s/>52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29.37267190372006" table:style-name="ce5">
            <text:p><text:s/>529<text:s/></text:p>
          </table:table-cell>
          <table:table-cell office:value-type="float" office:value="1.1081041899087647" table:style-name="ce6">
            <text:p>1.108</text:p>
          </table:table-cell>
          <table:table-cell office:value-type="float" office:value="586.60007575970997" table:style-name="ce5">
            <text:p><text:s/>587<text:s/></text:p>
          </table:table-cell>
          <table:table-cell office:value-type="float" office:value="1.3125235485088249" table:style-name="ce6">
            <text:p>1.313</text:p>
          </table:table-cell>
          <table:table-cell office:value-type="float" office:value="769.92641299168008" table:style-name="ce5">
            <text:p><text:s/>77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69.92641299168008" table:style-name="ce5">
            <text:p><text:s/>770<text:s/></text:p>
          </table:table-cell>
          <table:table-cell office:value-type="float" office:value="1.0509995568909056" table:style-name="ce6">
            <text:p>1.051</text:p>
          </table:table-cell>
          <table:table-cell office:value-type="float" office:value="809.19231889286004" table:style-name="ce5">
            <text:p><text:s/>809<text:s/></text:p>
          </table:table-cell>
          <table:table-cell office:value-type="float" office:value="0.8913738434817271" table:style-name="ce6">
            <text:p>0.891</text:p>
          </table:table-cell>
          <table:table-cell office:value-type="float" office:value="721.29286740742009" table:style-name="ce5">
            <text:p><text:s/>72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21.29286740742009" table:style-name="ce5">
            <text:p><text:s/>721<text:s/></text:p>
          </table:table-cell>
          <table:table-cell office:value-type="float" office:value="1.075256889773206" table:style-name="ce6">
            <text:p>1.075</text:p>
          </table:table-cell>
          <table:table-cell office:value-type="float" office:value="775.57512522410002" table:style-name="ce5">
            <text:p><text:s/>776<text:s/></text:p>
          </table:table-cell>
          <table:table-cell office:value-type="float" office:value="1.0078291879672332" table:style-name="ce6">
            <text:p>1.008</text:p>
          </table:table-cell>
          <table:table-cell office:value-type="float" office:value="781.64724866219001" table:style-name="ce5">
            <text:p><text:s/>78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81.64724866219001" table:style-name="ce5">
            <text:p><text:s/>782<text:s/></text:p>
          </table:table-cell>
          <table:table-cell office:value-type="float" office:value="1.0455471212676861" table:style-name="ce6">
            <text:p>1.046</text:p>
          </table:table-cell>
          <table:table-cell office:value-type="float" office:value="817.24903068556" table:style-name="ce5">
            <text:p><text:s/>817<text:s/></text:p>
          </table:table-cell>
          <table:table-cell office:value-type="float" office:value="0.76708810575195796" table:style-name="ce6">
            <text:p>0.767</text:p>
          </table:table-cell>
          <table:table-cell office:value-type="float" office:value="626.90201087620994" table:style-name="ce5">
            <text:p><text:s/>62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26.90201087620994" table:style-name="ce5">
            <text:p><text:s/>627<text:s/></text:p>
          </table:table-cell>
          <table:table-cell office:value-type="float" office:value="1.0501339793471745" table:style-name="ce6">
            <text:p>1.050</text:p>
          </table:table-cell>
          <table:table-cell office:value-type="float" office:value="658.33110334217997" table:style-name="ce5">
            <text:p><text:s/>658<text:s/></text:p>
          </table:table-cell>
          <table:table-cell office:value-type="float" office:value="1.0542198831799188" table:style-name="ce6">
            <text:p>1.054</text:p>
          </table:table-cell>
          <table:table-cell office:value-type="float" office:value="694.02573885909999" table:style-name="ce5">
            <text:p><text:s/>69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94.02573885909999" table:style-name="ce5">
            <text:p><text:s/>694<text:s/></text:p>
          </table:table-cell>
          <table:table-cell office:value-type="float" office:value="1.021141301505244" table:style-name="ce6">
            <text:p>1.021</text:p>
          </table:table-cell>
          <table:table-cell office:value-type="float" office:value="708.6983462567199" table:style-name="ce5">
            <text:p><text:s/>709<text:s/></text:p>
          </table:table-cell>
          <table:table-cell office:value-type="float" office:value="1.085706017213405" table:style-name="ce6">
            <text:p>1.086</text:p>
          </table:table-cell>
          <table:table-cell office:value-type="float" office:value="769.43805892010994" table:style-name="ce5">
            <text:p><text:s/>76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69.43805892010994" table:style-name="ce5">
            <text:p><text:s/>769<text:s/></text:p>
          </table:table-cell>
          <table:table-cell office:value-type="float" office:value="1.0741947256253768" table:style-name="ce6">
            <text:p>1.074</text:p>
          </table:table-cell>
          <table:table-cell office:value-type="float" office:value="826.52630458740998" table:style-name="ce5">
            <text:p><text:s/>827<text:s/></text:p>
          </table:table-cell>
          <table:table-cell office:value-type="float" office:value="1.0417296358268806" table:style-name="ce6">
            <text:p>1.042</text:p>
          </table:table-cell>
          <table:table-cell office:value-type="float" office:value="861.01694627918005" table:style-name="ce5">
            <text:p><text:s/>86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61.01694627918005" table:style-name="ce5">
            <text:p><text:s/>861<text:s/></text:p>
          </table:table-cell>
          <table:table-cell office:value-type="float" office:value="1.0385540852710771" table:style-name="ce6">
            <text:p>1.039</text:p>
          </table:table-cell>
          <table:table-cell office:value-type="float" office:value="894.21266704586992" table:style-name="ce5">
            <text:p><text:s/>894<text:s/></text:p>
          </table:table-cell>
          <table:table-cell office:value-type="float" office:value="1.0911014306416453" table:style-name="ce6">
            <text:p>1.091</text:p>
          </table:table-cell>
          <table:table-cell office:value-type="float" office:value="975.67672031162999" table:style-name="ce5">
            <text:p><text:s/>97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75.67672031162999" table:style-name="ce5">
            <text:p><text:s/>976<text:s/></text:p>
          </table:table-cell>
          <table:table-cell office:value-type="float" office:value="1.0709721457923205" table:style-name="ce6">
            <text:p>1.071</text:p>
          </table:table-cell>
          <table:table-cell office:value-type="float" office:value="1044.92259075176" table:style-name="ce5">
            <text:p><text:s/>1,045<text:s/></text:p>
          </table:table-cell>
          <table:table-cell office:value-type="float" office:value="0.93127376883150326" table:style-name="ce6">
            <text:p>0.931</text:p>
          </table:table-cell>
          <table:table-cell office:value-type="float" office:value="973.10899922657006" table:style-name="ce5">
            <text:p><text:s/>97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73.10899922657006" table:style-name="ce5">
            <text:p><text:s/>973<text:s/></text:p>
          </table:table-cell>
          <table:table-cell office:value-type="float" office:value="1.0228481422898374" table:style-name="ce6">
            <text:p>1.023</text:p>
          </table:table-cell>
          <table:table-cell office:value-type="float" office:value="995.34273210441995" table:style-name="ce5">
            <text:p><text:s/>995<text:s/></text:p>
          </table:table-cell>
          <table:table-cell office:value-type="float" office:value="1.5276948518857403" table:style-name="ce6">
            <text:p>1.528</text:p>
          </table:table-cell>
          <table:table-cell office:value-type="float" office:value="1520.5799676978099" table:style-name="ce5">
            <text:p><text:s/>1,52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20.5799676978099" table:style-name="ce5">
            <text:p><text:s/>1,521<text:s/></text:p>
          </table:table-cell>
          <table:table-cell office:value-type="float" office:value="1.0882499664741856" table:style-name="ce6">
            <text:p>1.088</text:p>
          </table:table-cell>
          <table:table-cell office:value-type="float" office:value="1654.7710988684598" table:style-name="ce5">
            <text:p><text:s/>1,655<text:s/></text:p>
          </table:table-cell>
          <table:table-cell office:value-type="float" office:value="0.79888057160410608" table:style-name="ce6">
            <text:p>0.799</text:p>
          </table:table-cell>
          <table:table-cell office:value-type="float" office:value="1321.96448133799" table:style-name="ce5">
            <text:p><text:s/>1,32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21.96448133799" table:style-name="ce5">
            <text:p><text:s/>1,322<text:s/></text:p>
          </table:table-cell>
          <table:table-cell office:value-type="float" office:value="0.9707753387203204" table:style-name="ce6">
            <text:p>0.971</text:p>
          </table:table-cell>
          <table:table-cell office:value-type="float" office:value="1283.33051714712" table:style-name="ce5">
            <text:p><text:s/>1,283<text:s/></text:p>
          </table:table-cell>
          <table:table-cell office:value-type="float" office:value="1.091435235270142" table:style-name="ce6">
            <text:p>1.091</text:p>
          </table:table-cell>
          <table:table-cell office:value-type="float" office:value="1400.6721449118199" table:style-name="ce5">
            <text:p><text:s/>1,40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00.6721449118199" table:style-name="ce5">
            <text:p><text:s/>1,401<text:s/></text:p>
          </table:table-cell>
          <table:table-cell office:value-type="float" office:value="0.86772357971879699" table:style-name="ce6">
            <text:p>0.868</text:p>
          </table:table-cell>
          <table:table-cell office:value-type="float" office:value="1215.3962475952899" table:style-name="ce5">
            <text:p><text:s/>1,215<text:s/></text:p>
          </table:table-cell>
          <table:table-cell office:value-type="float" office:value="1.0953093341102718" table:style-name="ce6">
            <text:p>1.095</text:p>
          </table:table-cell>
          <table:table-cell office:value-type="float" office:value="1331.23485463372" table:style-name="ce5">
            <text:p><text:s/>1,33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31.23485463372" table:style-name="ce5">
            <text:p><text:s/>1,331<text:s/></text:p>
          </table:table-cell>
          <table:table-cell office:value-type="float" office:value="0.96088465880228391" table:style-name="ce6">
            <text:p>0.961</text:p>
          </table:table-cell>
          <table:table-cell office:value-type="float" office:value="1279.16314908043" table:style-name="ce5">
            <text:p><text:s/>1,279<text:s/></text:p>
          </table:table-cell>
          <table:table-cell office:value-type="float" office:value="1.02726287516626" table:style-name="ce6">
            <text:p>1.027</text:p>
          </table:table-cell>
          <table:table-cell office:value-type="float" office:value="1314.03681433109" table:style-name="ce5">
            <text:p><text:s/>1,3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14.03681433109" table:style-name="ce5">
            <text:p><text:s/>1,314<text:s/></text:p>
          </table:table-cell>
          <table:table-cell office:value-type="float" office:value="1.0313879109595843" table:style-name="ce6">
            <text:p>1.031</text:p>
          </table:table-cell>
          <table:table-cell office:value-type="float" office:value="1355.28168485693" table:style-name="ce5">
            <text:p><text:s/>1,355<text:s/></text:p>
          </table:table-cell>
          <table:table-cell office:value-type="float" office:value="1.0667158376183139" table:style-name="ce6">
            <text:p>1.067</text:p>
          </table:table-cell>
          <table:table-cell office:value-type="float" office:value="1445.7004376709199" table:style-name="ce5">
            <text:p><text:s/>1,44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40.21581313421996" table:style-name="ce5">
            <text:p><text:s/>34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40.21581313421996" table:style-name="ce5">
            <text:p><text:s/>340<text:s/></text:p>
          </table:table-cell>
          <table:table-cell office:value-type="float" office:value="0.93561576239077304" table:style-name="ce6">
            <text:p>0.936</text:p>
          </table:table-cell>
          <table:table-cell office:value-type="float" office:value="318.31127738296999" table:style-name="ce5">
            <text:p><text:s/>318<text:s/></text:p>
          </table:table-cell>
          <table:table-cell office:value-type="float" office:value="1.2177153153007569" table:style-name="ce6">
            <text:p>1.218</text:p>
          </table:table-cell>
          <table:table-cell office:value-type="float" office:value="387.61251750218997" table:style-name="ce5">
            <text:p><text:s/>38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87.61251750218997" table:style-name="ce5">
            <text:p><text:s/>388<text:s/></text:p>
          </table:table-cell>
          <table:table-cell office:value-type="float" office:value="1.1245962466210271" table:style-name="ce6">
            <text:p>1.125</text:p>
          </table:table-cell>
          <table:table-cell office:value-type="float" office:value="435.90758232629003" table:style-name="ce5">
            <text:p><text:s/>436<text:s/></text:p>
          </table:table-cell>
          <table:table-cell office:value-type="float" office:value="1.0264256283929643" table:style-name="ce6">
            <text:p>1.026</text:p>
          </table:table-cell>
          <table:table-cell office:value-type="float" office:value="447.42671411051998" table:style-name="ce5">
            <text:p><text:s/>4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47.42671411051998" table:style-name="ce5">
            <text:p><text:s/>447<text:s/></text:p>
          </table:table-cell>
          <table:table-cell office:value-type="float" office:value="1.0401700029562391" table:style-name="ce6">
            <text:p>1.040</text:p>
          </table:table-cell>
          <table:table-cell office:value-type="float" office:value="465.39984653903997" table:style-name="ce5">
            <text:p><text:s/>465<text:s/></text:p>
          </table:table-cell>
          <table:table-cell office:value-type="float" office:value="1.0455584752595346" table:style-name="ce6">
            <text:p>1.046</text:p>
          </table:table-cell>
          <table:table-cell office:value-type="float" office:value="486.60275393338003" table:style-name="ce5">
            <text:p><text:s/>48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86.60275393338003" table:style-name="ce5">
            <text:p><text:s/>487<text:s/></text:p>
          </table:table-cell>
          <table:table-cell office:value-type="float" office:value="1.0749915336036426" table:style-name="ce6">
            <text:p>1.075</text:p>
          </table:table-cell>
          <table:table-cell office:value-type="float" office:value="523.09384070660008" table:style-name="ce5">
            <text:p><text:s/>523<text:s/></text:p>
          </table:table-cell>
          <table:table-cell office:value-type="float" office:value="0.99957862543039644" table:style-name="ce6">
            <text:p>1.000</text:p>
          </table:table-cell>
          <table:table-cell office:value-type="float" office:value="522.8734222646101" table:style-name="ce5">
            <text:p><text:s/>5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22.8734222646101" table:style-name="ce5">
            <text:p><text:s/>523<text:s/></text:p>
          </table:table-cell>
          <table:table-cell office:value-type="float" office:value="1.0464251632521213" table:style-name="ce6">
            <text:p>1.046</text:p>
          </table:table-cell>
          <table:table-cell office:value-type="float" office:value="547.14790625343994" table:style-name="ce5">
            <text:p><text:s/>547<text:s/></text:p>
          </table:table-cell>
          <table:table-cell office:value-type="float" office:value="1.1129736424809016" table:style-name="ce6">
            <text:p>1.113</text:p>
          </table:table-cell>
          <table:table-cell office:value-type="float" office:value="608.96119819868989" table:style-name="ce5">
            <text:p><text:s/>60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08.96119819868989" table:style-name="ce5">
            <text:p><text:s/>609<text:s/></text:p>
          </table:table-cell>
          <table:table-cell office:value-type="float" office:value="1.0568115723516791" table:style-name="ce6">
            <text:p>1.057</text:p>
          </table:table-cell>
          <table:table-cell office:value-type="float" office:value="643.55724136951994" table:style-name="ce5">
            <text:p><text:s/>644<text:s/></text:p>
          </table:table-cell>
          <table:table-cell office:value-type="float" office:value="1.0494358603041689" table:style-name="ce6">
            <text:p>1.049</text:p>
          </table:table-cell>
          <table:table-cell office:value-type="float" office:value="675.37204725159995" table:style-name="ce5">
            <text:p><text:s/>67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75.37204725159995" table:style-name="ce5">
            <text:p><text:s/>675<text:s/></text:p>
          </table:table-cell>
          <table:table-cell office:value-type="float" office:value="1.0000306642951309" table:style-name="ce6">
            <text:p>1.000</text:p>
          </table:table-cell>
          <table:table-cell office:value-type="float" office:value="675.39275705937996" table:style-name="ce5">
            <text:p><text:s/>675<text:s/></text:p>
          </table:table-cell>
          <table:table-cell office:value-type="float" office:value="1.1618681981198657" table:style-name="ce6">
            <text:p>1.162</text:p>
          </table:table-cell>
          <table:table-cell office:value-type="float" office:value="784.71736566778998" table:style-name="ce5">
            <text:p><text:s/>78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84.71736566778998" table:style-name="ce5">
            <text:p><text:s/>785<text:s/></text:p>
          </table:table-cell>
          <table:table-cell office:value-type="float" office:value="1.0809360296351438" table:style-name="ce6">
            <text:p>1.081</text:p>
          </table:table-cell>
          <table:table-cell office:value-type="float" office:value="848.22927363069005" table:style-name="ce5">
            <text:p><text:s/>848<text:s/></text:p>
          </table:table-cell>
          <table:table-cell office:value-type="float" office:value="1.0871439013139776" table:style-name="ce6">
            <text:p>1.087</text:p>
          </table:table-cell>
          <table:table-cell office:value-type="float" office:value="922.14728174358993" table:style-name="ce5">
            <text:p><text:s/>92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22.14728174358993" table:style-name="ce5">
            <text:p><text:s/>922<text:s/></text:p>
          </table:table-cell>
          <table:table-cell office:value-type="float" office:value="1.0358252917355737" table:style-name="ce6">
            <text:p>1.036</text:p>
          </table:table-cell>
          <table:table-cell office:value-type="float" office:value="955.18347713522019" table:style-name="ce5">
            <text:p><text:s/>955<text:s/></text:p>
          </table:table-cell>
          <table:table-cell office:value-type="float" office:value="1.0934736496561177" table:style-name="ce6">
            <text:p>1.093</text:p>
          </table:table-cell>
          <table:table-cell office:value-type="float" office:value="1044.4679628342701" table:style-name="ce5">
            <text:p><text:s/>1,04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44.4679628342701" table:style-name="ce5">
            <text:p><text:s/>1,044<text:s/></text:p>
          </table:table-cell>
          <table:table-cell office:value-type="float" office:value="1.0715566472437785" table:style-name="ce6">
            <text:p>1.072</text:p>
          </table:table-cell>
          <table:table-cell office:value-type="float" office:value="1119.2065884082299" table:style-name="ce5">
            <text:p><text:s/>1,119<text:s/></text:p>
          </table:table-cell>
          <table:table-cell office:value-type="float" office:value="0.93764578009031974" table:style-name="ce6">
            <text:p>0.938</text:p>
          </table:table-cell>
          <table:table-cell office:value-type="float" office:value="1049.41933467026" table:style-name="ce5">
            <text:p><text:s/>1,04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49.41933467026" table:style-name="ce5">
            <text:p><text:s/>1,049<text:s/></text:p>
          </table:table-cell>
          <table:table-cell office:value-type="float" office:value="0.99927651657112015" table:style-name="ce6">
            <text:p>0.999</text:p>
          </table:table-cell>
          <table:table-cell office:value-type="float" office:value="1048.66009717168" table:style-name="ce5">
            <text:p><text:s/>1,049<text:s/></text:p>
          </table:table-cell>
          <table:table-cell office:value-type="float" office:value="1.215696284860498" table:style-name="ce6">
            <text:p>1.216</text:p>
          </table:table-cell>
          <table:table-cell office:value-type="float" office:value="1274.8521842130601" table:style-name="ce5">
            <text:p><text:s/>1,27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74.8521842130601" table:style-name="ce5">
            <text:p><text:s/>1,275<text:s/></text:p>
          </table:table-cell>
          <table:table-cell office:value-type="float" office:value="1.0950818994618765" table:style-name="ce6">
            <text:p>1.095</text:p>
          </table:table-cell>
          <table:table-cell office:value-type="float" office:value="1396.06755142116" table:style-name="ce5">
            <text:p><text:s/>1,396<text:s/></text:p>
          </table:table-cell>
          <table:table-cell office:value-type="float" office:value="0.84819521151512955" table:style-name="ce6">
            <text:p>0.848</text:p>
          </table:table-cell>
          <table:table-cell office:value-type="float" office:value="1184.1378120670797" table:style-name="ce5">
            <text:p><text:s/>1,18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84.1378120670797" table:style-name="ce5">
            <text:p><text:s/>1,184<text:s/></text:p>
          </table:table-cell>
          <table:table-cell office:value-type="float" office:value="0.94322514787773581" table:style-name="ce6">
            <text:p>0.943</text:p>
          </table:table-cell>
          <table:table-cell office:value-type="float" office:value="1116.90856289459" table:style-name="ce5">
            <text:p><text:s/>1,117<text:s/></text:p>
          </table:table-cell>
          <table:table-cell office:value-type="float" office:value="1.0252683852271651" table:style-name="ce6">
            <text:p>1.025</text:p>
          </table:table-cell>
          <table:table-cell office:value-type="float" office:value="1145.13103872533" table:style-name="ce5">
            <text:p><text:s/>1,14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45.13103872533" table:style-name="ce5">
            <text:p><text:s/>1,145<text:s/></text:p>
          </table:table-cell>
          <table:table-cell office:value-type="float" office:value="0.84689063530362096" table:style-name="ce6">
            <text:p>0.847</text:p>
          </table:table-cell>
          <table:table-cell office:value-type="float" office:value="969.80075289198999" table:style-name="ce5">
            <text:p><text:s/>970<text:s/></text:p>
          </table:table-cell>
          <table:table-cell office:value-type="float" office:value="1.1995488164169568" table:style-name="ce6">
            <text:p>1.200</text:p>
          </table:table-cell>
          <table:table-cell office:value-type="float" office:value="1163.3233452918601" table:style-name="ce5">
            <text:p><text:s/>1,16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63.3233452918601" table:style-name="ce5">
            <text:p><text:s/>1,163<text:s/></text:p>
          </table:table-cell>
          <table:table-cell office:value-type="float" office:value="0.95660329015968104" table:style-name="ce6">
            <text:p>0.957</text:p>
          </table:table-cell>
          <table:table-cell office:value-type="float" office:value="1112.8389396257601" table:style-name="ce5">
            <text:p><text:s/>1,113<text:s/></text:p>
          </table:table-cell>
          <table:table-cell office:value-type="float" office:value="1.068639465024029" table:style-name="ce6">
            <text:p>1.069</text:p>
          </table:table-cell>
          <table:table-cell office:value-type="float" office:value="1189.2236090995798" table:style-name="ce5">
            <text:p><text:s/>1,18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89.2236090995798" table:style-name="ce5">
            <text:p><text:s/>1,189<text:s/></text:p>
          </table:table-cell>
          <table:table-cell office:value-type="float" office:value="1.0154839430204572" table:style-name="ce6">
            <text:p>1.015</text:p>
          </table:table-cell>
          <table:table-cell office:value-type="float" office:value="1207.6374797014601" table:style-name="ce5">
            <text:p><text:s/>1,208<text:s/></text:p>
          </table:table-cell>
          <table:table-cell office:value-type="float" office:value="1.0764638568837461" table:style-name="ce6">
            <text:p>1.076</text:p>
          </table:table-cell>
          <table:table-cell office:value-type="float" office:value="1299.9780991168002" table:style-name="ce5">
            <text:p><text:s/>1,30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3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33.10562561839998" table:style-name="ce5">
            <text:p><text:s/>33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33.10562561839998" table:style-name="ce5">
            <text:p><text:s/>333<text:s/></text:p>
          </table:table-cell>
          <table:table-cell office:value-type="float" office:value="1.0407080250243632" table:style-name="ce6">
            <text:p>1.041</text:p>
          </table:table-cell>
          <table:table-cell office:value-type="float" office:value="346.66569776182996" table:style-name="ce5">
            <text:p><text:s/>347<text:s/></text:p>
          </table:table-cell>
          <table:table-cell office:value-type="float" office:value="1.2206325661458957" table:style-name="ce6">
            <text:p>1.221</text:p>
          </table:table-cell>
          <table:table-cell office:value-type="float" office:value="423.15144025377998" table:style-name="ce5">
            <text:p><text:s/>42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23.15144025377998" table:style-name="ce5">
            <text:p><text:s/>423<text:s/></text:p>
          </table:table-cell>
          <table:table-cell office:value-type="float" office:value="1.0869726355070848" table:style-name="ce6">
            <text:p>1.087</text:p>
          </table:table-cell>
          <table:table-cell office:value-type="float" office:value="459.95403623127004" table:style-name="ce5">
            <text:p><text:s/>460<text:s/></text:p>
          </table:table-cell>
          <table:table-cell office:value-type="float" office:value="0.93450700964645195" table:style-name="ce6">
            <text:p>0.935</text:p>
          </table:table-cell>
          <table:table-cell office:value-type="float" office:value="429.8302709733" table:style-name="ce5">
            <text:p><text:s/>43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29.8302709733" table:style-name="ce5">
            <text:p><text:s/>430<text:s/></text:p>
          </table:table-cell>
          <table:table-cell office:value-type="float" office:value="1.0430488883305742" table:style-name="ce6">
            <text:p>1.043</text:p>
          </table:table-cell>
          <table:table-cell office:value-type="float" office:value="448.33398630953002" table:style-name="ce5">
            <text:p><text:s/>448<text:s/></text:p>
          </table:table-cell>
          <table:table-cell office:value-type="float" office:value="1.0185273841774849" table:style-name="ce6">
            <text:p>1.019</text:p>
          </table:table-cell>
          <table:table-cell office:value-type="float" office:value="456.64044231370997" table:style-name="ce5">
            <text:p><text:s/>45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56.64044231370997" table:style-name="ce5">
            <text:p><text:s/>457<text:s/></text:p>
          </table:table-cell>
          <table:table-cell office:value-type="float" office:value="1.0730762461124397" table:style-name="ce6">
            <text:p>1.073</text:p>
          </table:table-cell>
          <table:table-cell office:value-type="float" office:value="490.01001166112002" table:style-name="ce5">
            <text:p><text:s/>490<text:s/></text:p>
          </table:table-cell>
          <table:table-cell office:value-type="float" office:value="1.5037118777889338" table:style-name="ce6">
            <text:p>1.504</text:p>
          </table:table-cell>
          <table:table-cell office:value-type="float" office:value="736.83387477032011" table:style-name="ce5">
            <text:p><text:s/>7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36.83387477032011" table:style-name="ce5">
            <text:p><text:s/>737<text:s/></text:p>
          </table:table-cell>
          <table:table-cell office:value-type="float" office:value="1.0777394297363367" table:style-name="ce6">
            <text:p>1.078</text:p>
          </table:table-cell>
          <table:table-cell office:value-type="float" office:value="794.11492000537999" table:style-name="ce5">
            <text:p><text:s/>794<text:s/></text:p>
          </table:table-cell>
          <table:table-cell office:value-type="float" office:value="0.93544056118517116" table:style-name="ce6">
            <text:p>0.935</text:p>
          </table:table-cell>
          <table:table-cell office:value-type="float" office:value="742.84730641534998" table:style-name="ce5">
            <text:p><text:s/>74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42.84730641534998" table:style-name="ce5">
            <text:p><text:s/>743<text:s/></text:p>
          </table:table-cell>
          <table:table-cell office:value-type="float" office:value="1.1197360236842639" table:style-name="ce6">
            <text:p>1.120</text:p>
          </table:table-cell>
          <table:table-cell office:value-type="float" office:value="831.79288909009006" table:style-name="ce5">
            <text:p><text:s/>832<text:s/></text:p>
          </table:table-cell>
          <table:table-cell office:value-type="float" office:value="1.1732460793253816" table:style-name="ce6">
            <text:p>1.173</text:p>
          </table:table-cell>
          <table:table-cell office:value-type="float" office:value="975.89774593568006" table:style-name="ce5">
            <text:p><text:s/>9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75.89774593568006" table:style-name="ce5">
            <text:p><text:s/>976<text:s/></text:p>
          </table:table-cell>
          <table:table-cell office:value-type="float" office:value="0.99512747826397441" table:style-name="ce6">
            <text:p>0.995</text:p>
          </table:table-cell>
          <table:table-cell office:value-type="float" office:value="971.14266295646996" table:style-name="ce5">
            <text:p><text:s/>971<text:s/></text:p>
          </table:table-cell>
          <table:table-cell office:value-type="float" office:value="1.1642478929193945" table:style-name="ce6">
            <text:p>1.164</text:p>
          </table:table-cell>
          <table:table-cell office:value-type="float" office:value="1130.6507990711998" table:style-name="ce5">
            <text:p><text:s/>1,13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30.6507990711998" table:style-name="ce5">
            <text:p><text:s/>1,131<text:s/></text:p>
          </table:table-cell>
          <table:table-cell office:value-type="float" office:value="1.0749254506430197" table:style-name="ce6">
            <text:p>1.075</text:p>
          </table:table-cell>
          <table:table-cell office:value-type="float" office:value="1215.3653197115" table:style-name="ce5">
            <text:p><text:s/>1,215<text:s/></text:p>
          </table:table-cell>
          <table:table-cell office:value-type="float" office:value="1.1831201845833155" table:style-name="ce6">
            <text:p>1.183</text:p>
          </table:table-cell>
          <table:table-cell office:value-type="float" office:value="1437.92324139323" table:style-name="ce5">
            <text:p><text:s/>1,43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37.92324139323" table:style-name="ce5">
            <text:p><text:s/>1,438<text:s/></text:p>
          </table:table-cell>
          <table:table-cell office:value-type="float" office:value="1.0551085664480053" table:style-name="ce6">
            <text:p>1.055</text:p>
          </table:table-cell>
          <table:table-cell office:value-type="float" office:value="1517.16512988868" table:style-name="ce5">
            <text:p><text:s/>1,517<text:s/></text:p>
          </table:table-cell>
          <table:table-cell office:value-type="float" office:value="1.3260369020564982" table:style-name="ce6">
            <text:p>1.326</text:p>
          </table:table-cell>
          <table:table-cell office:value-type="float" office:value="2011.8169487457299" table:style-name="ce5">
            <text:p><text:s/>2,01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011.8169487457299" table:style-name="ce5">
            <text:p><text:s/>2,012<text:s/></text:p>
          </table:table-cell>
          <table:table-cell office:value-type="float" office:value="1.044303740741124" table:style-name="ce6">
            <text:p>1.044</text:p>
          </table:table-cell>
          <table:table-cell office:value-type="float" office:value="2100.9479652615601" table:style-name="ce5">
            <text:p><text:s/>2,101<text:s/></text:p>
          </table:table-cell>
          <table:table-cell office:value-type="float" office:value="1.0608753434153937" table:style-name="ce6">
            <text:p>1.061</text:p>
          </table:table-cell>
          <table:table-cell office:value-type="float" office:value="2228.8438941447303" table:style-name="ce5">
            <text:p><text:s/>2,22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228.8438941447303" table:style-name="ce5">
            <text:p><text:s/>2,229<text:s/></text:p>
          </table:table-cell>
          <table:table-cell office:value-type="float" office:value="0.97921057256995525" table:style-name="ce6">
            <text:p>0.979</text:p>
          </table:table-cell>
          <table:table-cell office:value-type="float" office:value="2182.50750575451" table:style-name="ce5">
            <text:p><text:s/>2,183<text:s/></text:p>
          </table:table-cell>
          <table:table-cell office:value-type="float" office:value="1.1481363515987175" table:style-name="ce6">
            <text:p>1.148</text:p>
          </table:table-cell>
          <table:table-cell office:value-type="float" office:value="2505.8162049938001" table:style-name="ce5">
            <text:p><text:s/>2,50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05.8162049938001" table:style-name="ce5">
            <text:p><text:s/>2,506<text:s/></text:p>
          </table:table-cell>
          <table:table-cell office:value-type="float" office:value="1.0210868738771208" table:style-name="ce6">
            <text:p>1.021</text:p>
          </table:table-cell>
          <table:table-cell office:value-type="float" office:value="2558.6560352677498" table:style-name="ce5">
            <text:p><text:s/>2,559<text:s/></text:p>
          </table:table-cell>
          <table:table-cell office:value-type="float" office:value="1.1853428676222886" table:style-name="ce6">
            <text:p>1.185</text:p>
          </table:table-cell>
          <table:table-cell office:value-type="float" office:value="3032.8846821033503" table:style-name="ce5">
            <text:p><text:s/>3,03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032.8846821033503" table:style-name="ce5">
            <text:p><text:s/>3,033<text:s/></text:p>
          </table:table-cell>
          <table:table-cell office:value-type="float" office:value="0.96250603389462297" table:style-name="ce6">
            <text:p>0.963</text:p>
          </table:table-cell>
          <table:table-cell office:value-type="float" office:value="2919.1698066310501" table:style-name="ce5">
            <text:p><text:s/>2,919<text:s/></text:p>
          </table:table-cell>
          <table:table-cell office:value-type="float" office:value="1.1700373486464657" table:style-name="ce6">
            <text:p>1.170</text:p>
          </table:table-cell>
          <table:table-cell office:value-type="float" office:value="3415.5377007994098" table:style-name="ce5">
            <text:p><text:s/>3,41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15.5377007994098" table:style-name="ce5">
            <text:p><text:s/>3,416<text:s/></text:p>
          </table:table-cell>
          <table:table-cell office:value-type="float" office:value="0.9717743996368402" table:style-name="ce6">
            <text:p>0.972</text:p>
          </table:table-cell>
          <table:table-cell office:value-type="float" office:value="3319.1320986313399" table:style-name="ce5">
            <text:p><text:s/>3,319<text:s/></text:p>
          </table:table-cell>
          <table:table-cell office:value-type="float" office:value="0.92918599393976198" table:style-name="ce6">
            <text:p>0.929</text:p>
          </table:table-cell>
          <table:table-cell office:value-type="float" office:value="3084.0910580841296" table:style-name="ce5">
            <text:p><text:s/>3,08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84.0910580841296" table:style-name="ce5">
            <text:p><text:s/>3,084<text:s/></text:p>
          </table:table-cell>
          <table:table-cell office:value-type="float" office:value="1.0371884381934813" table:style-name="ce6">
            <text:p>1.037</text:p>
          </table:table-cell>
          <table:table-cell office:value-type="float" office:value="3198.7835877807597" table:style-name="ce5">
            <text:p><text:s/>3,199<text:s/></text:p>
          </table:table-cell>
          <table:table-cell office:value-type="float" office:value="1.0644036179447631" table:style-name="ce6">
            <text:p>1.064</text:p>
          </table:table-cell>
          <table:table-cell office:value-type="float" office:value="3404.7968238561702" table:style-name="ce5">
            <text:p><text:s/>3,40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04.7968238561702" table:style-name="ce5">
            <text:p><text:s/>3,405<text:s/></text:p>
          </table:table-cell>
          <table:table-cell office:value-type="float" office:value="1.0199102564075622" table:style-name="ce6">
            <text:p>1.020</text:p>
          </table:table-cell>
          <table:table-cell office:value-type="float" office:value="3472.5872016347998" table:style-name="ce5">
            <text:p><text:s/>3,473<text:s/></text:p>
          </table:table-cell>
          <table:table-cell office:value-type="float" office:value="0.96862620003920996" table:style-name="ce6">
            <text:p>0.969</text:p>
          </table:table-cell>
          <table:table-cell office:value-type="float" office:value="3363.6389454243104" table:style-name="ce5">
            <text:p><text:s/>3,36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0.39773136084" table:style-name="ce5">
            <text:p><text:s/>12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20.39773136084" table:style-name="ce5">
            <text:p><text:s/>120<text:s/></text:p>
          </table:table-cell>
          <table:table-cell office:value-type="float" office:value="1.0306169514610055" table:style-name="ce6">
            <text:p>1.031</text:p>
          </table:table-cell>
          <table:table-cell office:value-type="float" office:value="124.08394285793" table:style-name="ce5">
            <text:p><text:s/>124<text:s/></text:p>
          </table:table-cell>
          <table:table-cell office:value-type="float" office:value="1.4693497757398837" table:style-name="ce6">
            <text:p>1.469</text:p>
          </table:table-cell>
          <table:table-cell office:value-type="float" office:value="182.32271361122" table:style-name="ce5">
            <text:p><text:s/>18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82.32271361122" table:style-name="ce5">
            <text:p><text:s/>182<text:s/></text:p>
          </table:table-cell>
          <table:table-cell office:value-type="float" office:value="1.0718910775300867" table:style-name="ce6">
            <text:p>1.072</text:p>
          </table:table-cell>
          <table:table-cell office:value-type="float" office:value="195.43008995094002" table:style-name="ce5">
            <text:p><text:s/>195<text:s/></text:p>
          </table:table-cell>
          <table:table-cell office:value-type="float" office:value="1.0140759875873289" table:style-name="ce6">
            <text:p>1.014</text:p>
          </table:table-cell>
          <table:table-cell office:value-type="float" office:value="198.18096147128" table:style-name="ce5">
            <text:p><text:s/>19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8.18096147128" table:style-name="ce5">
            <text:p><text:s/>198<text:s/></text:p>
          </table:table-cell>
          <table:table-cell office:value-type="float" office:value="1.0490898132532265" table:style-name="ce6">
            <text:p>1.049</text:p>
          </table:table-cell>
          <table:table-cell office:value-type="float" office:value="207.90962786025" table:style-name="ce5">
            <text:p><text:s/>208<text:s/></text:p>
          </table:table-cell>
          <table:table-cell office:value-type="float" office:value="0.94038950915976549" table:style-name="ce6">
            <text:p>0.940</text:p>
          </table:table-cell>
          <table:table-cell office:value-type="float" office:value="195.51603289309" table:style-name="ce5">
            <text:p><text:s/>19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95.51603289309" table:style-name="ce5">
            <text:p><text:s/>196<text:s/></text:p>
          </table:table-cell>
          <table:table-cell office:value-type="float" office:value="1.0615699839995856" table:style-name="ce6">
            <text:p>1.062</text:p>
          </table:table-cell>
          <table:table-cell office:value-type="float" office:value="207.55395190997999" table:style-name="ce5">
            <text:p><text:s/>208<text:s/></text:p>
          </table:table-cell>
          <table:table-cell office:value-type="float" office:value="1.3898616564740496" table:style-name="ce6">
            <text:p>1.390</text:p>
          </table:table-cell>
          <table:table-cell office:value-type="float" office:value="288.47127940934001" table:style-name="ce5">
            <text:p><text:s/>28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8.47127940934001" table:style-name="ce5">
            <text:p><text:s/>288<text:s/></text:p>
          </table:table-cell>
          <table:table-cell office:value-type="float" office:value="1.0778984766040887" table:style-name="ce6">
            <text:p>1.078</text:p>
          </table:table-cell>
          <table:table-cell office:value-type="float" office:value="310.94275261936002" table:style-name="ce5">
            <text:p><text:s/>311<text:s/></text:p>
          </table:table-cell>
          <table:table-cell office:value-type="float" office:value="0.8785723784349454" table:style-name="ce6">
            <text:p>0.879</text:p>
          </table:table-cell>
          <table:table-cell office:value-type="float" office:value="273.18571372589997" table:style-name="ce5">
            <text:p><text:s/>27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3.18571372589997" table:style-name="ce5">
            <text:p><text:s/>273<text:s/></text:p>
          </table:table-cell>
          <table:table-cell office:value-type="float" office:value="1.1103386441515526" table:style-name="ce6">
            <text:p>1.110</text:p>
          </table:table-cell>
          <table:table-cell office:value-type="float" office:value="303.32865497999001" table:style-name="ce5">
            <text:p><text:s/>303<text:s/></text:p>
          </table:table-cell>
          <table:table-cell office:value-type="float" office:value="1.3182673979047861" table:style-name="ce6">
            <text:p>1.318</text:p>
          </table:table-cell>
          <table:table-cell office:value-type="float" office:value="399.86827671043005" table:style-name="ce5">
            <text:p><text:s/>40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99.86827671043005" table:style-name="ce5">
            <text:p><text:s/>400<text:s/></text:p>
          </table:table-cell>
          <table:table-cell office:value-type="float" office:value="1.0083973079456903" table:style-name="ce6">
            <text:p>1.008</text:p>
          </table:table-cell>
          <table:table-cell office:value-type="float" office:value="403.22609376767997" table:style-name="ce5">
            <text:p><text:s/>403<text:s/></text:p>
          </table:table-cell>
          <table:table-cell office:value-type="float" office:value="0.99829925866019198" table:style-name="ce6">
            <text:p>0.998</text:p>
          </table:table-cell>
          <table:table-cell office:value-type="float" office:value="402.54031048072" table:style-name="ce5">
            <text:p><text:s/>40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2.54031048072" table:style-name="ce5">
            <text:p><text:s/>403<text:s/></text:p>
          </table:table-cell>
          <table:table-cell office:value-type="float" office:value="1.0850264088348223" table:style-name="ce6">
            <text:p>1.085</text:p>
          </table:table-cell>
          <table:table-cell office:value-type="float" office:value="436.76686749215003" table:style-name="ce5">
            <text:p><text:s/>437<text:s/></text:p>
          </table:table-cell>
          <table:table-cell office:value-type="float" office:value="1.219005575456978" table:style-name="ce6">
            <text:p>1.219</text:p>
          </table:table-cell>
          <table:table-cell office:value-type="float" office:value="532.42124664780999" table:style-name="ce5">
            <text:p><text:s/>53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32.42124664780999" table:style-name="ce5">
            <text:p><text:s/>532<text:s/></text:p>
          </table:table-cell>
          <table:table-cell office:value-type="float" office:value="1.0634286656455108" table:style-name="ce6">
            <text:p>1.063</text:p>
          </table:table-cell>
          <table:table-cell office:value-type="float" office:value="566.19201588399994" table:style-name="ce5">
            <text:p><text:s/>566<text:s/></text:p>
          </table:table-cell>
          <table:table-cell office:value-type="float" office:value="1.4415520224179392" table:style-name="ce6">
            <text:p>1.442</text:p>
          </table:table-cell>
          <table:table-cell office:value-type="float" office:value="816.19524557447005" table:style-name="ce5">
            <text:p><text:s/>81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16.19524557447005" table:style-name="ce5">
            <text:p><text:s/>816<text:s/></text:p>
          </table:table-cell>
          <table:table-cell office:value-type="float" office:value="1.0434338918062902" table:style-name="ce6">
            <text:p>1.043</text:p>
          </table:table-cell>
          <table:table-cell office:value-type="float" office:value="851.64578156356004" table:style-name="ce5">
            <text:p><text:s/>852<text:s/></text:p>
          </table:table-cell>
          <table:table-cell office:value-type="float" office:value="1.0797922292788207" table:style-name="ce6">
            <text:p>1.080</text:p>
          </table:table-cell>
          <table:table-cell office:value-type="float" office:value="919.60049703042" table:style-name="ce5">
            <text:p><text:s/>92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19.60049703042" table:style-name="ce5">
            <text:p><text:s/>920<text:s/></text:p>
          </table:table-cell>
          <table:table-cell office:value-type="float" office:value="0.98889608025741182" table:style-name="ce6">
            <text:p>0.989</text:p>
          </table:table-cell>
          <table:table-cell office:value-type="float" office:value="909.38932691615003" table:style-name="ce5">
            <text:p><text:s/>909<text:s/></text:p>
          </table:table-cell>
          <table:table-cell office:value-type="float" office:value="1.0592629692513307" table:style-name="ce6">
            <text:p>1.059</text:p>
          </table:table-cell>
          <table:table-cell office:value-type="float" office:value="963.28243863467003" table:style-name="ce5">
            <text:p><text:s/>96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63.28243863467003" table:style-name="ce5">
            <text:p><text:s/>963<text:s/></text:p>
          </table:table-cell>
          <table:table-cell office:value-type="float" office:value="1.0222995427911115" table:style-name="ce6">
            <text:p>1.022</text:p>
          </table:table-cell>
          <table:table-cell office:value-type="float" office:value="984.76319659493004" table:style-name="ce5">
            <text:p><text:s/>985<text:s/></text:p>
          </table:table-cell>
          <table:table-cell office:value-type="float" office:value="1.0972323154715193" table:style-name="ce6">
            <text:p>1.097</text:p>
          </table:table-cell>
          <table:table-cell office:value-type="float" office:value="1080.5140023909901" table:style-name="ce5">
            <text:p><text:s/>1,08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80.5140023909901" table:style-name="ce5">
            <text:p><text:s/>1,081<text:s/></text:p>
          </table:table-cell>
          <table:table-cell office:value-type="float" office:value="0.9661407743378494" table:style-name="ce6">
            <text:p>0.966</text:p>
          </table:table-cell>
          <table:table-cell office:value-type="float" office:value="1043.92863495292" table:style-name="ce5">
            <text:p><text:s/>1,044<text:s/></text:p>
          </table:table-cell>
          <table:table-cell office:value-type="float" office:value="1.364142285112405" table:style-name="ce6">
            <text:p>1.364</text:p>
          </table:table-cell>
          <table:table-cell office:value-type="float" office:value="1424.0671935789499" table:style-name="ce5">
            <text:p><text:s/>1,42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24.0671935789499" table:style-name="ce5">
            <text:p><text:s/>1,424<text:s/></text:p>
          </table:table-cell>
          <table:table-cell office:value-type="float" office:value="0.97456107781378254" table:style-name="ce6">
            <text:p>0.975</text:p>
          </table:table-cell>
          <table:table-cell office:value-type="float" office:value="1387.8404590535499" table:style-name="ce5">
            <text:p><text:s/>1,388<text:s/></text:p>
          </table:table-cell>
          <table:table-cell office:value-type="float" office:value="0.80084489420964833" table:style-name="ce6">
            <text:p>0.801</text:p>
          </table:table-cell>
          <table:table-cell office:value-type="float" office:value="1111.4449456106099" table:style-name="ce5">
            <text:p><text:s/>1,11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11.4449456106099" table:style-name="ce5">
            <text:p><text:s/>1,111<text:s/></text:p>
          </table:table-cell>
          <table:table-cell office:value-type="float" office:value="1.0340222942071104" table:style-name="ce6">
            <text:p>1.034</text:p>
          </table:table-cell>
          <table:table-cell office:value-type="float" office:value="1149.2588525451802" table:style-name="ce5">
            <text:p><text:s/>1,149<text:s/></text:p>
          </table:table-cell>
          <table:table-cell office:value-type="float" office:value="1.2307069711343437" table:style-name="ce6">
            <text:p>1.231</text:p>
          </table:table-cell>
          <table:table-cell office:value-type="float" office:value="1414.40088146521" table:style-name="ce5">
            <text:p><text:s/>1,4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14.40088146521" table:style-name="ce5">
            <text:p><text:s/>1,414<text:s/></text:p>
          </table:table-cell>
          <table:table-cell office:value-type="float" office:value="1.0148560664190642" table:style-name="ce6">
            <text:p>1.015</text:p>
          </table:table-cell>
          <table:table-cell office:value-type="float" office:value="1435.4133149034401" table:style-name="ce5">
            <text:p><text:s/>1,435<text:s/></text:p>
          </table:table-cell>
          <table:table-cell office:value-type="float" office:value="1.0450930006600463" table:style-name="ce6">
            <text:p>1.045</text:p>
          </table:table-cell>
          <table:table-cell office:value-type="float" office:value="1500.14040845982" table:style-name="ce5">
            <text:p><text:s/>1,50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2.70789425755999" table:style-name="ce5">
            <text:p><text:s/>21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12.70789425755999" table:style-name="ce5">
            <text:p><text:s/>213<text:s/></text:p>
          </table:table-cell>
          <table:table-cell office:value-type="float" office:value="1.0464198128649804" table:style-name="ce6">
            <text:p>1.046</text:p>
          </table:table-cell>
          <table:table-cell office:value-type="float" office:value="222.58175490389996" table:style-name="ce5">
            <text:p><text:s/>223<text:s/></text:p>
          </table:table-cell>
          <table:table-cell office:value-type="float" office:value="1.0819787396614704" table:style-name="ce6">
            <text:p>1.082</text:p>
          </table:table-cell>
          <table:table-cell office:value-type="float" office:value="240.82872664256001" table:style-name="ce5">
            <text:p><text:s/>24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40.82872664256001" table:style-name="ce5">
            <text:p><text:s/>241<text:s/></text:p>
          </table:table-cell>
          <table:table-cell office:value-type="float" office:value="1.0983903372662791" table:style-name="ce6">
            <text:p>1.098</text:p>
          </table:table-cell>
          <table:table-cell office:value-type="float" office:value="264.52394628032999" table:style-name="ce5">
            <text:p><text:s/>265<text:s/></text:p>
          </table:table-cell>
          <table:table-cell office:value-type="float" office:value="0.87572150937340454" table:style-name="ce6">
            <text:p>0.876</text:p>
          </table:table-cell>
          <table:table-cell office:value-type="float" office:value="231.64930950201997" table:style-name="ce5">
            <text:p><text:s/>23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1.64930950201997" table:style-name="ce5">
            <text:p><text:s/>232<text:s/></text:p>
          </table:table-cell>
          <table:table-cell office:value-type="float" office:value="1.0378807472645781" table:style-name="ce6">
            <text:p>1.038</text:p>
          </table:table-cell>
          <table:table-cell office:value-type="float" office:value="240.42435844928002" table:style-name="ce5">
            <text:p><text:s/>240<text:s/></text:p>
          </table:table-cell>
          <table:table-cell office:value-type="float" office:value="1.0860979773632498" table:style-name="ce6">
            <text:p>1.086</text:p>
          </table:table-cell>
          <table:table-cell office:value-type="float" office:value="261.12440942061994" table:style-name="ce5">
            <text:p><text:s/>26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61.12440942061994" table:style-name="ce5">
            <text:p><text:s/>261<text:s/></text:p>
          </table:table-cell>
          <table:table-cell office:value-type="float" office:value="1.0816915215925254" table:style-name="ce6">
            <text:p>1.082</text:p>
          </table:table-cell>
          <table:table-cell office:value-type="float" office:value="282.45605975114" table:style-name="ce5">
            <text:p><text:s/>282<text:s/></text:p>
          </table:table-cell>
          <table:table-cell office:value-type="float" office:value="1.5873711321895987" table:style-name="ce6">
            <text:p>1.587</text:p>
          </table:table-cell>
          <table:table-cell office:value-type="float" office:value="448.36259536098004" table:style-name="ce5">
            <text:p><text:s/>44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48.36259536098004" table:style-name="ce5">
            <text:p><text:s/>448<text:s/></text:p>
          </table:table-cell>
          <table:table-cell office:value-type="float" office:value="1.0776371008313361" table:style-name="ce6">
            <text:p>1.078</text:p>
          </table:table-cell>
          <table:table-cell office:value-type="float" office:value="483.17216738602002" table:style-name="ce5">
            <text:p><text:s/>483<text:s/></text:p>
          </table:table-cell>
          <table:table-cell office:value-type="float" office:value="0.97203776291655464" table:style-name="ce6">
            <text:p>0.972</text:p>
          </table:table-cell>
          <table:table-cell office:value-type="float" office:value="469.66159268944995" table:style-name="ce5">
            <text:p><text:s/>47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69.66159268944995" table:style-name="ce5">
            <text:p><text:s/>470<text:s/></text:p>
          </table:table-cell>
          <table:table-cell office:value-type="float" office:value="1.1252021505184726" table:style-name="ce6">
            <text:p>1.125</text:p>
          </table:table-cell>
          <table:table-cell office:value-type="float" office:value="528.46423411010005" table:style-name="ce5">
            <text:p><text:s/>528<text:s/></text:p>
          </table:table-cell>
          <table:table-cell office:value-type="float" office:value="1.0900065360056896" table:style-name="ce6">
            <text:p>1.090</text:p>
          </table:table-cell>
          <table:table-cell office:value-type="float" office:value="576.02946922524995" table:style-name="ce5">
            <text:p><text:s/>5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76.02946922524995" table:style-name="ce5">
            <text:p><text:s/>576<text:s/></text:p>
          </table:table-cell>
          <table:table-cell office:value-type="float" office:value="0.98591582467582495" table:style-name="ce6">
            <text:p>0.986</text:p>
          </table:table-cell>
          <table:table-cell office:value-type="float" office:value="567.91656918879005" table:style-name="ce5">
            <text:p><text:s/>568<text:s/></text:p>
          </table:table-cell>
          <table:table-cell office:value-type="float" office:value="1.2820729805973263" table:style-name="ce6">
            <text:p>1.282</text:p>
          </table:table-cell>
          <table:table-cell office:value-type="float" office:value="728.1104885904798" table:style-name="ce5">
            <text:p><text:s/>72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28.1104885904798" table:style-name="ce5">
            <text:p><text:s/>728<text:s/></text:p>
          </table:table-cell>
          <table:table-cell office:value-type="float" office:value="1.0693410744935259" table:style-name="ce6">
            <text:p>1.069</text:p>
          </table:table-cell>
          <table:table-cell office:value-type="float" office:value="778.59845221934984" table:style-name="ce5">
            <text:p><text:s/>779<text:s/></text:p>
          </table:table-cell>
          <table:table-cell office:value-type="float" office:value="1.1629897184669953" table:style-name="ce6">
            <text:p>1.163</text:p>
          </table:table-cell>
          <table:table-cell office:value-type="float" office:value="905.50199474542001" table:style-name="ce5">
            <text:p><text:s/>90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05.50199474542001" table:style-name="ce5">
            <text:p><text:s/>906<text:s/></text:p>
          </table:table-cell>
          <table:table-cell office:value-type="float" office:value="1.0502164760797066" table:style-name="ce6">
            <text:p>1.050</text:p>
          </table:table-cell>
          <table:table-cell office:value-type="float" office:value="950.97311400468004" table:style-name="ce5">
            <text:p><text:s/>951<text:s/></text:p>
          </table:table-cell>
          <table:table-cell office:value-type="float" office:value="1.2572613100872332" table:style-name="ce6">
            <text:p>1.257</text:p>
          </table:table-cell>
          <table:table-cell office:value-type="float" office:value="1195.6217031712599" table:style-name="ce5">
            <text:p><text:s/>1,19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95.6217031712599" table:style-name="ce5">
            <text:p><text:s/>1,196<text:s/></text:p>
          </table:table-cell>
          <table:table-cell office:value-type="float" office:value="1.0448975460920107" table:style-name="ce6">
            <text:p>1.045</text:p>
          </table:table-cell>
          <table:table-cell office:value-type="float" office:value="1249.3021836979999" table:style-name="ce5">
            <text:p><text:s/>1,249<text:s/></text:p>
          </table:table-cell>
          <table:table-cell office:value-type="float" office:value="1.0479797555775345" table:style-name="ce6">
            <text:p>1.048</text:p>
          </table:table-cell>
          <table:table-cell office:value-type="float" office:value="1309.2433971143103" table:style-name="ce5">
            <text:p><text:s/>1,30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09.2433971143103" table:style-name="ce5">
            <text:p><text:s/>1,309<text:s/></text:p>
          </table:table-cell>
          <table:table-cell office:value-type="float" office:value="0.9724075612253813" table:style-name="ce6">
            <text:p>0.972</text:p>
          </table:table-cell>
          <table:table-cell office:value-type="float" office:value="1273.1181788383599" table:style-name="ce5">
            <text:p><text:s/>1,273<text:s/></text:p>
          </table:table-cell>
          <table:table-cell office:value-type="float" office:value="1.2116186792388708" table:style-name="ce6">
            <text:p>1.212</text:p>
          </table:table-cell>
          <table:table-cell office:value-type="float" office:value="1542.5337663591301" table:style-name="ce5">
            <text:p><text:s/>1,54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42.5337663591301" table:style-name="ce5">
            <text:p><text:s/>1,543<text:s/></text:p>
          </table:table-cell>
          <table:table-cell office:value-type="float" office:value="1.0203295856451213" table:style-name="ce6">
            <text:p>1.020</text:p>
          </table:table-cell>
          <table:table-cell office:value-type="float" office:value="1573.8928386728196" table:style-name="ce5">
            <text:p><text:s/>1,574<text:s/></text:p>
          </table:table-cell>
          <table:table-cell office:value-type="float" office:value="1.2404724335353676" table:style-name="ce6">
            <text:p>1.240</text:p>
          </table:table-cell>
          <table:table-cell office:value-type="float" office:value="1952.3706797123602" table:style-name="ce5">
            <text:p><text:s/>1,95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952.3706797123602" table:style-name="ce5">
            <text:p><text:s/>1,952<text:s/></text:p>
          </table:table-cell>
          <table:table-cell office:value-type="float" office:value="0.96049443436346149" table:style-name="ce6">
            <text:p>0.960</text:p>
          </table:table-cell>
          <table:table-cell office:value-type="float" office:value="1875.2411716781301" table:style-name="ce5">
            <text:p><text:s/>1,875<text:s/></text:p>
          </table:table-cell>
          <table:table-cell office:value-type="float" office:value="1.061981006655436" table:style-name="ce6">
            <text:p>1.062</text:p>
          </table:table-cell>
          <table:table-cell office:value-type="float" office:value="1991.4705072204599" table:style-name="ce5">
            <text:p><text:s/>1,99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91.4705072204599" table:style-name="ce5">
            <text:p><text:s/>1,991<text:s/></text:p>
          </table:table-cell>
          <table:table-cell office:value-type="float" office:value="0.96978169276196668" table:style-name="ce6">
            <text:p>0.970</text:p>
          </table:table-cell>
          <table:table-cell office:value-type="float" office:value="1931.29163957779" table:style-name="ce5">
            <text:p><text:s/>1,931<text:s/></text:p>
          </table:table-cell>
          <table:table-cell office:value-type="float" office:value="1.0214128576172838" table:style-name="ce6">
            <text:p>1.021</text:p>
          </table:table-cell>
          <table:table-cell office:value-type="float" office:value="1972.6461124735199" table:style-name="ce5">
            <text:p><text:s/>1,97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72.6461124735199" table:style-name="ce5">
            <text:p><text:s/>1,973<text:s/></text:p>
          </table:table-cell>
          <table:table-cell office:value-type="float" office:value="1.0389723337987173" table:style-name="ce6">
            <text:p>1.039</text:p>
          </table:table-cell>
          <table:table-cell office:value-type="float" office:value="2049.5247352355796" table:style-name="ce5">
            <text:p><text:s/>2,050<text:s/></text:p>
          </table:table-cell>
          <table:table-cell office:value-type="float" office:value="0.97114999793460755" table:style-name="ce6">
            <text:p>0.971</text:p>
          </table:table-cell>
          <table:table-cell office:value-type="float" office:value="1990.3959423909603" table:style-name="ce5">
            <text:p><text:s/>1,99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90.3959423909603" table:style-name="ce5">
            <text:p><text:s/>1,990<text:s/></text:p>
          </table:table-cell>
          <table:table-cell office:value-type="float" office:value="1.0235018286282316" table:style-name="ce6">
            <text:p>1.024</text:p>
          </table:table-cell>
          <table:table-cell office:value-type="float" office:value="2037.17388673136" table:style-name="ce5">
            <text:p><text:s/>2,037<text:s/></text:p>
          </table:table-cell>
          <table:table-cell office:value-type="float" office:value="0.91474691929929874" table:style-name="ce6">
            <text:p>0.915</text:p>
          </table:table-cell>
          <table:table-cell office:value-type="float" office:value="1863.4985369644901" table:style-name="ce5">
            <text:p><text:s/>1,86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3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45.57019371387003" table:style-name="ce5">
            <text:p><text:s/>54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45.57019371387003" table:style-name="ce5">
            <text:p><text:s/>546<text:s/></text:p>
          </table:table-cell>
          <table:table-cell office:value-type="float" office:value="1.0030810289454917" table:style-name="ce6">
            <text:p>1.003</text:p>
          </table:table-cell>
          <table:table-cell office:value-type="float" office:value="547.2511112725" table:style-name="ce5">
            <text:p><text:s/>547<text:s/></text:p>
          </table:table-cell>
          <table:table-cell office:value-type="float" office:value="1.1339805148921851" table:style-name="ce6">
            <text:p>1.134</text:p>
          </table:table-cell>
          <table:table-cell office:value-type="float" office:value="620.57209693611003" table:style-name="ce5">
            <text:p><text:s/>62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20.57209693611003" table:style-name="ce5">
            <text:p><text:s/>621<text:s/></text:p>
          </table:table-cell>
          <table:table-cell office:value-type="float" office:value="0.9158654338171035" table:style-name="ce6">
            <text:p>0.916</text:p>
          </table:table-cell>
          <table:table-cell office:value-type="float" office:value="568.36053277517999" table:style-name="ce5">
            <text:p><text:s/>568<text:s/></text:p>
          </table:table-cell>
          <table:table-cell office:value-type="float" office:value="1.1383391039861865" table:style-name="ce6">
            <text:p>1.138</text:p>
          </table:table-cell>
          <table:table-cell office:value-type="float" office:value="646.98701962040991" table:style-name="ce5">
            <text:p><text:s/>6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46.98701962040991" table:style-name="ce5">
            <text:p><text:s/>647<text:s/></text:p>
          </table:table-cell>
          <table:table-cell office:value-type="float" office:value="1.0693769589831723" table:style-name="ce6">
            <text:p>1.069</text:p>
          </table:table-cell>
          <table:table-cell office:value-type="float" office:value="691.87301154325996" table:style-name="ce5">
            <text:p><text:s/>692<text:s/></text:p>
          </table:table-cell>
          <table:table-cell office:value-type="float" office:value="1.0847454607274907" table:style-name="ce6">
            <text:p>1.085</text:p>
          </table:table-cell>
          <table:table-cell office:value-type="float" office:value="750.50610867140995" table:style-name="ce5">
            <text:p><text:s/>75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50.50610867140995" table:style-name="ce5">
            <text:p><text:s/>751<text:s/></text:p>
          </table:table-cell>
          <table:table-cell office:value-type="float" office:value="1.0082529733722021" table:style-name="ce6">
            <text:p>1.008</text:p>
          </table:table-cell>
          <table:table-cell office:value-type="float" office:value="756.7000156019501" table:style-name="ce5">
            <text:p><text:s/>757<text:s/></text:p>
          </table:table-cell>
          <table:table-cell office:value-type="float" office:value="1.080680606273867" table:style-name="ce6">
            <text:p>1.081</text:p>
          </table:table-cell>
          <table:table-cell office:value-type="float" office:value="817.75103162816004" table:style-name="ce5">
            <text:p><text:s/>81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17.75103162816004" table:style-name="ce5">
            <text:p><text:s/>818<text:s/></text:p>
          </table:table-cell>
          <table:table-cell office:value-type="float" office:value="1.0488808991925136" table:style-name="ce6">
            <text:p>1.049</text:p>
          </table:table-cell>
          <table:table-cell office:value-type="float" office:value="857.72343736975006" table:style-name="ce5">
            <text:p><text:s/>858<text:s/></text:p>
          </table:table-cell>
          <table:table-cell office:value-type="float" office:value="1.0781166819972372" table:style-name="ce6">
            <text:p>1.078</text:p>
          </table:table-cell>
          <table:table-cell office:value-type="float" office:value="924.72594636834003" table:style-name="ce5">
            <text:p><text:s/>92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24.72594636834003" table:style-name="ce5">
            <text:p><text:s/>925<text:s/></text:p>
          </table:table-cell>
          <table:table-cell office:value-type="float" office:value="1.073006521502035" table:style-name="ce6">
            <text:p>1.073</text:p>
          </table:table-cell>
          <table:table-cell office:value-type="float" office:value="992.23697105536996" table:style-name="ce5">
            <text:p><text:s/>992<text:s/></text:p>
          </table:table-cell>
          <table:table-cell office:value-type="float" office:value="0.97698209723125151" table:style-name="ce6">
            <text:p>0.977</text:p>
          </table:table-cell>
          <table:table-cell office:value-type="float" office:value="969.39775693206002" table:style-name="ce5">
            <text:p><text:s/>96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69.39775693206002" table:style-name="ce5">
            <text:p><text:s/>969<text:s/></text:p>
          </table:table-cell>
          <table:table-cell office:value-type="float" office:value="0.92205419378195896" table:style-name="ce6">
            <text:p>0.922</text:p>
          </table:table-cell>
          <table:table-cell office:value-type="float" office:value="893.83726722203005" table:style-name="ce5">
            <text:p><text:s/>894<text:s/></text:p>
          </table:table-cell>
          <table:table-cell office:value-type="float" office:value="1.0823223576142544" table:style-name="ce6">
            <text:p>1.082</text:p>
          </table:table-cell>
          <table:table-cell office:value-type="float" office:value="967.42005838322996" table:style-name="ce5">
            <text:p><text:s/>96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67.42005838322996" table:style-name="ce5">
            <text:p><text:s/>967<text:s/></text:p>
          </table:table-cell>
          <table:table-cell office:value-type="float" office:value="1.0400328557894427" table:style-name="ce6">
            <text:p>1.040</text:p>
          </table:table-cell>
          <table:table-cell office:value-type="float" office:value="1006.1486460683" table:style-name="ce5">
            <text:p><text:s/>1,006<text:s/></text:p>
          </table:table-cell>
          <table:table-cell office:value-type="float" office:value="0.96001350513244244" table:style-name="ce6">
            <text:p>0.960</text:p>
          </table:table-cell>
          <table:table-cell office:value-type="float" office:value="965.91628839628993" table:style-name="ce5">
            <text:p><text:s/>96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65.91628839628993" table:style-name="ce5">
            <text:p><text:s/>966<text:s/></text:p>
          </table:table-cell>
          <table:table-cell office:value-type="float" office:value="1.0298973540562264" table:style-name="ce6">
            <text:p>1.030</text:p>
          </table:table-cell>
          <table:table-cell office:value-type="float" office:value="994.79462965915002" table:style-name="ce5">
            <text:p><text:s/>995<text:s/></text:p>
          </table:table-cell>
          <table:table-cell office:value-type="float" office:value="1.0816789431780611" table:style-name="ce6">
            <text:p>1.082</text:p>
          </table:table-cell>
          <table:table-cell office:value-type="float" office:value="1076.04840368892" table:style-name="ce5">
            <text:p><text:s/>1,07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76.04840368892" table:style-name="ce5">
            <text:p><text:s/>1,076<text:s/></text:p>
          </table:table-cell>
          <table:table-cell office:value-type="float" office:value="1.1351681667408877" table:style-name="ce6">
            <text:p>1.135</text:p>
          </table:table-cell>
          <table:table-cell office:value-type="float" office:value="1221.4958937400099" table:style-name="ce5">
            <text:p><text:s/>1,221<text:s/></text:p>
          </table:table-cell>
          <table:table-cell office:value-type="float" office:value="0.98903478432626568" table:style-name="ce6">
            <text:p>0.989</text:p>
          </table:table-cell>
          <table:table-cell office:value-type="float" office:value="1208.1019278205699" table:style-name="ce5">
            <text:p><text:s/>1,20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208.1019278205699" table:style-name="ce5">
            <text:p><text:s/>1,208<text:s/></text:p>
          </table:table-cell>
          <table:table-cell office:value-type="float" office:value="1.1815989190730471" table:style-name="ce6">
            <text:p>1.182</text:p>
          </table:table-cell>
          <table:table-cell office:value-type="float" office:value="1427.4919320428501" table:style-name="ce5">
            <text:p><text:s/>1,427<text:s/></text:p>
          </table:table-cell>
          <table:table-cell office:value-type="float" office:value="1.0333232579428142" table:style-name="ce6">
            <text:p>1.033</text:p>
          </table:table-cell>
          <table:table-cell office:value-type="float" office:value="1475.0606139056001" table:style-name="ce5">
            <text:p><text:s/>1,47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75.0606139056001" table:style-name="ce5">
            <text:p><text:s/>1,475<text:s/></text:p>
          </table:table-cell>
          <table:table-cell office:value-type="float" office:value="1.0315079553221087" table:style-name="ce6">
            <text:p>1.032</text:p>
          </table:table-cell>
          <table:table-cell office:value-type="float" office:value="1521.53675782594" table:style-name="ce5">
            <text:p><text:s/>1,522<text:s/></text:p>
          </table:table-cell>
          <table:table-cell office:value-type="float" office:value="1.0553216625457689" table:style-name="ce6">
            <text:p>1.055</text:p>
          </table:table-cell>
          <table:table-cell office:value-type="float" office:value="1605.7107008933699" table:style-name="ce5">
            <text:p><text:s/>1,60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605.7107008933699" table:style-name="ce5">
            <text:p><text:s/>1,606<text:s/></text:p>
          </table:table-cell>
          <table:table-cell office:value-type="float" office:value="1.0545483695804221" table:style-name="ce6">
            <text:p>1.055</text:p>
          </table:table-cell>
          <table:table-cell office:value-type="float" office:value="1693.2996016449399" table:style-name="ce5">
            <text:p><text:s/>1,693<text:s/></text:p>
          </table:table-cell>
          <table:table-cell office:value-type="float" office:value="1.0739919474385855" table:style-name="ce6">
            <text:p>1.074</text:p>
          </table:table-cell>
          <table:table-cell office:value-type="float" office:value="1818.5901367676302" table:style-name="ce5">
            <text:p><text:s/>1,81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18.5901367676302" table:style-name="ce5">
            <text:p><text:s/>1,819<text:s/></text:p>
          </table:table-cell>
          <table:table-cell office:value-type="float" office:value="0.92521192611888736" table:style-name="ce6">
            <text:p>0.925</text:p>
          </table:table-cell>
          <table:table-cell office:value-type="float" office:value="1682.58128325959" table:style-name="ce5">
            <text:p><text:s/>1,683<text:s/></text:p>
          </table:table-cell>
          <table:table-cell office:value-type="float" office:value="1.0477756763484323" table:style-name="ce6">
            <text:p>1.048</text:p>
          </table:table-cell>
          <table:table-cell office:value-type="float" office:value="1762.9677420785301" table:style-name="ce5">
            <text:p><text:s/>1,76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62.9677420785301" table:style-name="ce5">
            <text:p><text:s/>1,763<text:s/></text:p>
          </table:table-cell>
          <table:table-cell office:value-type="float" office:value="1.0533071702394108" table:style-name="ce6">
            <text:p>1.053</text:p>
          </table:table-cell>
          <table:table-cell office:value-type="float" office:value="1856.9465636321002" table:style-name="ce5">
            <text:p><text:s/>1,857<text:s/></text:p>
          </table:table-cell>
          <table:table-cell office:value-type="float" office:value="0.99788387616340768" table:style-name="ce6">
            <text:p>0.998</text:p>
          </table:table-cell>
          <table:table-cell office:value-type="float" office:value="1853.01703474552" table:style-name="ce5">
            <text:p><text:s/>1,85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53.01703474552" table:style-name="ce5">
            <text:p><text:s/>1,853<text:s/></text:p>
          </table:table-cell>
          <table:table-cell office:value-type="float" office:value="0.96804201375319632" table:style-name="ce6">
            <text:p>0.968</text:p>
          </table:table-cell>
          <table:table-cell office:value-type="float" office:value="1793.79834183403" table:style-name="ce5">
            <text:p><text:s/>1,794<text:s/></text:p>
          </table:table-cell>
          <table:table-cell office:value-type="float" office:value="1.0079083784053595" table:style-name="ce6">
            <text:p>1.008</text:p>
          </table:table-cell>
          <table:table-cell office:value-type="float" office:value="1807.9843779041601" table:style-name="ce5">
            <text:p><text:s/>1,80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5.69521561795" table:style-name="ce5">
            <text:p><text:s/>27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75.69521561795" table:style-name="ce5">
            <text:p><text:s/>276<text:s/></text:p>
          </table:table-cell>
          <table:table-cell office:value-type="float" office:value="1.0175855256434645" table:style-name="ce6">
            <text:p>1.018</text:p>
          </table:table-cell>
          <table:table-cell office:value-type="float" office:value="280.54346090197998" table:style-name="ce5">
            <text:p><text:s/>281<text:s/></text:p>
          </table:table-cell>
          <table:table-cell office:value-type="float" office:value="1.1495843643662123" table:style-name="ce6">
            <text:p>1.150</text:p>
          </table:table-cell>
          <table:table-cell office:value-type="float" office:value="322.50837617809998" table:style-name="ce5">
            <text:p><text:s/>32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22.50837617809998" table:style-name="ce5">
            <text:p><text:s/>323<text:s/></text:p>
          </table:table-cell>
          <table:table-cell office:value-type="float" office:value="0.89889614415306418" table:style-name="ce6">
            <text:p>0.899</text:p>
          </table:table-cell>
          <table:table-cell office:value-type="float" office:value="289.90153580356002" table:style-name="ce5">
            <text:p><text:s/>290<text:s/></text:p>
          </table:table-cell>
          <table:table-cell office:value-type="float" office:value="1.0757090827351197" table:style-name="ce6">
            <text:p>1.076</text:p>
          </table:table-cell>
          <table:table-cell office:value-type="float" office:value="311.84971516274999" table:style-name="ce5">
            <text:p><text:s/>31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1.84971516274999" table:style-name="ce5">
            <text:p><text:s/>312<text:s/></text:p>
          </table:table-cell>
          <table:table-cell office:value-type="float" office:value="1.0584077654799016" table:style-name="ce6">
            <text:p>1.058</text:p>
          </table:table-cell>
          <table:table-cell office:value-type="float" office:value="330.06416019094996" table:style-name="ce5">
            <text:p><text:s/>330<text:s/></text:p>
          </table:table-cell>
          <table:table-cell office:value-type="float" office:value="1.0187101027046297" table:style-name="ce6">
            <text:p>1.019</text:p>
          </table:table-cell>
          <table:table-cell office:value-type="float" office:value="336.23969452723998" table:style-name="ce5">
            <text:p><text:s/>33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36.23969452723998" table:style-name="ce5">
            <text:p><text:s/>336<text:s/></text:p>
          </table:table-cell>
          <table:table-cell office:value-type="float" office:value="1.0198594961899092" table:style-name="ce6">
            <text:p>1.020</text:p>
          </table:table-cell>
          <table:table-cell office:value-type="float" office:value="342.9172454596" table:style-name="ce5">
            <text:p><text:s/>343<text:s/></text:p>
          </table:table-cell>
          <table:table-cell office:value-type="float" office:value="1.0590791823737451" table:style-name="ce6">
            <text:p>1.059</text:p>
          </table:table-cell>
          <table:table-cell office:value-type="float" office:value="363.17651594321001" table:style-name="ce5">
            <text:p><text:s/>36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63.17651594321001" table:style-name="ce5">
            <text:p><text:s/>363<text:s/></text:p>
          </table:table-cell>
          <table:table-cell office:value-type="float" office:value="1.0477270440151214" table:style-name="ce6">
            <text:p>1.048</text:p>
          </table:table-cell>
          <table:table-cell office:value-type="float" office:value="380.50985750489002" table:style-name="ce5">
            <text:p><text:s/>381<text:s/></text:p>
          </table:table-cell>
          <table:table-cell office:value-type="float" office:value="1.077257863321063" table:style-name="ce6">
            <text:p>1.077</text:p>
          </table:table-cell>
          <table:table-cell office:value-type="float" office:value="409.90723606832" table:style-name="ce5">
            <text:p><text:s/>41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09.90723606832" table:style-name="ce5">
            <text:p><text:s/>410<text:s/></text:p>
          </table:table-cell>
          <table:table-cell office:value-type="float" office:value="1.0696661881378948" table:style-name="ce6">
            <text:p>1.070</text:p>
          </table:table-cell>
          <table:table-cell office:value-type="float" office:value="438.46391069533996" table:style-name="ce5">
            <text:p><text:s/>438<text:s/></text:p>
          </table:table-cell>
          <table:table-cell office:value-type="float" office:value="1.205553948831684" table:style-name="ce6">
            <text:p>1.206</text:p>
          </table:table-cell>
          <table:table-cell office:value-type="float" office:value="528.59189895894997" table:style-name="ce5">
            <text:p><text:s/>52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28.59189895894997" table:style-name="ce5">
            <text:p><text:s/>529<text:s/></text:p>
          </table:table-cell>
          <table:table-cell office:value-type="float" office:value="0.92950800178533632" table:style-name="ce6">
            <text:p>0.930</text:p>
          </table:table-cell>
          <table:table-cell office:value-type="float" office:value="491.33039976125002" table:style-name="ce5">
            <text:p><text:s/>491<text:s/></text:p>
          </table:table-cell>
          <table:table-cell office:value-type="float" office:value="1.1382721583133721" table:style-name="ce6">
            <text:p>1.138</text:p>
          </table:table-cell>
          <table:table-cell office:value-type="float" office:value="559.26771458121004" table:style-name="ce5">
            <text:p><text:s/>55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59.26771458121004" table:style-name="ce5">
            <text:p><text:s/>559<text:s/></text:p>
          </table:table-cell>
          <table:table-cell office:value-type="float" office:value="1.0323076512017686" table:style-name="ce6">
            <text:p>1.032</text:p>
          </table:table-cell>
          <table:table-cell office:value-type="float" office:value="577.33634083230993" table:style-name="ce5">
            <text:p><text:s/>577<text:s/></text:p>
          </table:table-cell>
          <table:table-cell office:value-type="float" office:value="0.89507595943083951" table:style-name="ce6">
            <text:p>0.895</text:p>
          </table:table-cell>
          <table:table-cell office:value-type="float" office:value="516.75987918476994" table:style-name="ce5">
            <text:p><text:s/>51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16.75987918476994" table:style-name="ce5">
            <text:p><text:s/>517<text:s/></text:p>
          </table:table-cell>
          <table:table-cell office:value-type="float" office:value="1.037733258832422" table:style-name="ce6">
            <text:p>1.038</text:p>
          </table:table-cell>
          <table:table-cell office:value-type="float" office:value="536.25891346025992" table:style-name="ce5">
            <text:p><text:s/>536<text:s/></text:p>
          </table:table-cell>
          <table:table-cell office:value-type="float" office:value="1.0945051189160993" table:style-name="ce6">
            <text:p>1.095</text:p>
          </table:table-cell>
          <table:table-cell office:value-type="float" office:value="586.93812584663999" table:style-name="ce5">
            <text:p><text:s/>58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86.93812584663999" table:style-name="ce5">
            <text:p><text:s/>587<text:s/></text:p>
          </table:table-cell>
          <table:table-cell office:value-type="float" office:value="1.1499669818164084" table:style-name="ce6">
            <text:p>1.150</text:p>
          </table:table-cell>
          <table:table-cell office:value-type="float" office:value="674.95946509283999" table:style-name="ce5">
            <text:p><text:s/>675<text:s/></text:p>
          </table:table-cell>
          <table:table-cell office:value-type="float" office:value="1.0250367425908393" table:style-name="ce6">
            <text:p>1.025</text:p>
          </table:table-cell>
          <table:table-cell office:value-type="float" office:value="691.85825147961998" table:style-name="ce5">
            <text:p><text:s/>69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91.85825147961998" table:style-name="ce5">
            <text:p><text:s/>692<text:s/></text:p>
          </table:table-cell>
          <table:table-cell office:value-type="float" office:value="1.2039998776777436" table:style-name="ce6">
            <text:p>1.204</text:p>
          </table:table-cell>
          <table:table-cell office:value-type="float" office:value="832.99725015180002" table:style-name="ce5">
            <text:p><text:s/>833<text:s/></text:p>
          </table:table-cell>
          <table:table-cell office:value-type="float" office:value="0.95708341155107612" table:style-name="ce6">
            <text:p>0.957</text:p>
          </table:table-cell>
          <table:table-cell office:value-type="float" office:value="797.24784998794996" table:style-name="ce5">
            <text:p><text:s/>79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97.24784998794996" table:style-name="ce5">
            <text:p><text:s/>797<text:s/></text:p>
          </table:table-cell>
          <table:table-cell office:value-type="float" office:value="1.0249573692271994" table:style-name="ce6">
            <text:p>1.025</text:p>
          </table:table-cell>
          <table:table-cell office:value-type="float" office:value="817.14505894569004" table:style-name="ce5">
            <text:p><text:s/>817<text:s/></text:p>
          </table:table-cell>
          <table:table-cell office:value-type="float" office:value="1.0869821000027047" table:style-name="ce6">
            <text:p>1.087</text:p>
          </table:table-cell>
          <table:table-cell office:value-type="float" office:value="888.22205217962005" table:style-name="ce5">
            <text:p><text:s/>88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88.22205217962005" table:style-name="ce5">
            <text:p><text:s/>888<text:s/></text:p>
          </table:table-cell>
          <table:table-cell office:value-type="float" office:value="1.0562596227453658" table:style-name="ce6">
            <text:p>1.056</text:p>
          </table:table-cell>
          <table:table-cell office:value-type="float" office:value="938.19308974935996" table:style-name="ce5">
            <text:p><text:s/>938<text:s/></text:p>
          </table:table-cell>
          <table:table-cell office:value-type="float" office:value="1.0795254428823946" table:style-name="ce6">
            <text:p>1.080</text:p>
          </table:table-cell>
          <table:table-cell office:value-type="float" office:value="1012.8033107208801" table:style-name="ce5">
            <text:p><text:s/>1,01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12.8033107208801" table:style-name="ce5">
            <text:p><text:s/>1,013<text:s/></text:p>
          </table:table-cell>
          <table:table-cell office:value-type="float" office:value="0.92710108144470948" table:style-name="ce6">
            <text:p>0.927</text:p>
          </table:table-cell>
          <table:table-cell office:value-type="float" office:value="938.97104466011001" table:style-name="ce5">
            <text:p><text:s/>939<text:s/></text:p>
          </table:table-cell>
          <table:table-cell office:value-type="float" office:value="0.96984922210053037" table:style-name="ce6">
            <text:p>0.970</text:p>
          </table:table-cell>
          <table:table-cell office:value-type="float" office:value="910.66033723853002" table:style-name="ce5">
            <text:p><text:s/>91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10.66033723853002" table:style-name="ce5">
            <text:p><text:s/>911<text:s/></text:p>
          </table:table-cell>
          <table:table-cell office:value-type="float" office:value="1.0482686893060067" table:style-name="ce6">
            <text:p>1.048</text:p>
          </table:table-cell>
          <table:table-cell office:value-type="float" office:value="954.61671811999997" table:style-name="ce5">
            <text:p><text:s/>955<text:s/></text:p>
          </table:table-cell>
          <table:table-cell office:value-type="float" office:value="0.94188721066099479" table:style-name="ce6">
            <text:p>0.942</text:p>
          </table:table-cell>
          <table:table-cell office:value-type="float" office:value="899.14127788039991" table:style-name="ce5">
            <text:p><text:s/>89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99.14127788039991" table:style-name="ce5">
            <text:p><text:s/>899<text:s/></text:p>
          </table:table-cell>
          <table:table-cell office:value-type="float" office:value="0.97279997307714183" table:style-name="ce6">
            <text:p>0.973</text:p>
          </table:table-cell>
          <table:table-cell office:value-type="float" office:value="874.68461091460006" table:style-name="ce5">
            <text:p><text:s/>875<text:s/></text:p>
          </table:table-cell>
          <table:table-cell office:value-type="float" office:value="1.0192795960718537" table:style-name="ce6">
            <text:p>1.019</text:p>
          </table:table-cell>
          <table:table-cell office:value-type="float" office:value="891.54817690330003" table:style-name="ce5">
            <text:p><text:s/>89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9.87497809592003" table:style-name="ce5">
            <text:p><text:s/>27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69.87497809592003" table:style-name="ce5">
            <text:p><text:s/>270<text:s/></text:p>
          </table:table-cell>
          <table:table-cell office:value-type="float" office:value="0.98826372215850922" table:style-name="ce6">
            <text:p>0.988</text:p>
          </table:table-cell>
          <table:table-cell office:value-type="float" office:value="266.70765037052007" table:style-name="ce5">
            <text:p><text:s/>267<text:s/></text:p>
          </table:table-cell>
          <table:table-cell office:value-type="float" office:value="1.1175671951814241" table:style-name="ce6">
            <text:p>1.118</text:p>
          </table:table-cell>
          <table:table-cell office:value-type="float" office:value="298.06372075801005" table:style-name="ce5">
            <text:p><text:s/>29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98.06372075801005" table:style-name="ce5">
            <text:p><text:s/>298<text:s/></text:p>
          </table:table-cell>
          <table:table-cell office:value-type="float" office:value="0.93422640052760186" table:style-name="ce6">
            <text:p>0.934</text:p>
          </table:table-cell>
          <table:table-cell office:value-type="float" office:value="278.45899697161997" table:style-name="ce5">
            <text:p><text:s/>278<text:s/></text:p>
          </table:table-cell>
          <table:table-cell office:value-type="float" office:value="1.2035427409508932" table:style-name="ce6">
            <text:p>1.204</text:p>
          </table:table-cell>
          <table:table-cell office:value-type="float" office:value="335.13730445765998" table:style-name="ce5">
            <text:p><text:s/>33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35.13730445765998" table:style-name="ce5">
            <text:p><text:s/>335<text:s/></text:p>
          </table:table-cell>
          <table:table-cell office:value-type="float" office:value="1.0795839392985858" table:style-name="ce6">
            <text:p>1.080</text:p>
          </table:table-cell>
          <table:table-cell office:value-type="float" office:value="361.80885135231" table:style-name="ce5">
            <text:p><text:s/>362<text:s/></text:p>
          </table:table-cell>
          <table:table-cell office:value-type="float" office:value="1.144986952629248" table:style-name="ce6">
            <text:p>1.145</text:p>
          </table:table-cell>
          <table:table-cell office:value-type="float" office:value="414.26641414416997" table:style-name="ce5">
            <text:p><text:s/>41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14.26641414416997" table:style-name="ce5">
            <text:p><text:s/>414<text:s/></text:p>
          </table:table-cell>
          <table:table-cell office:value-type="float" office:value="0.99883252905544118" table:style-name="ce6">
            <text:p>0.999</text:p>
          </table:table-cell>
          <table:table-cell office:value-type="float" office:value="413.7827701423501" table:style-name="ce5">
            <text:p><text:s/>414<text:s/></text:p>
          </table:table-cell>
          <table:table-cell office:value-type="float" office:value="1.0985825135458558" table:style-name="ce6">
            <text:p>1.099</text:p>
          </table:table-cell>
          <table:table-cell office:value-type="float" office:value="454.57451568494997" table:style-name="ce5">
            <text:p><text:s/>45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54.57451568494997" table:style-name="ce5">
            <text:p><text:s/>455<text:s/></text:p>
          </table:table-cell>
          <table:table-cell office:value-type="float" office:value="1.0498027570810862" table:style-name="ce6">
            <text:p>1.050</text:p>
          </table:table-cell>
          <table:table-cell office:value-type="float" office:value="477.21357986485998" table:style-name="ce5">
            <text:p><text:s/>477<text:s/></text:p>
          </table:table-cell>
          <table:table-cell office:value-type="float" office:value="1.0788014675647102" table:style-name="ce6">
            <text:p>1.079</text:p>
          </table:table-cell>
          <table:table-cell office:value-type="float" office:value="514.81871030002003" table:style-name="ce5">
            <text:p><text:s/>51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14.81871030002003" table:style-name="ce5">
            <text:p><text:s/>515<text:s/></text:p>
          </table:table-cell>
          <table:table-cell office:value-type="float" office:value="1.0756661505898037" table:style-name="ce6">
            <text:p>1.076</text:p>
          </table:table-cell>
          <table:table-cell office:value-type="float" office:value="553.77306036002994" table:style-name="ce5">
            <text:p><text:s/>554<text:s/></text:p>
          </table:table-cell>
          <table:table-cell office:value-type="float" office:value="0.79600451796359428" table:style-name="ce6">
            <text:p>0.796</text:p>
          </table:table-cell>
          <table:table-cell office:value-type="float" office:value="440.80585797310999" table:style-name="ce5">
            <text:p><text:s/>44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40.80585797310999" table:style-name="ce5">
            <text:p><text:s/>441<text:s/></text:p>
          </table:table-cell>
          <table:table-cell office:value-type="float" office:value="0.9131159674500825" table:style-name="ce6">
            <text:p>0.913</text:p>
          </table:table-cell>
          <table:table-cell office:value-type="float" office:value="402.50686746078003" table:style-name="ce5">
            <text:p><text:s/>403<text:s/></text:p>
          </table:table-cell>
          <table:table-cell office:value-type="float" office:value="1.0140257888687825" table:style-name="ce6">
            <text:p>1.014</text:p>
          </table:table-cell>
          <table:table-cell office:value-type="float" office:value="408.15234380201997" table:style-name="ce5">
            <text:p><text:s/>40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8.15234380201997" table:style-name="ce5">
            <text:p><text:s/>408<text:s/></text:p>
          </table:table-cell>
          <table:table-cell office:value-type="float" office:value="1.0506182599406841" table:style-name="ce6">
            <text:p>1.051</text:p>
          </table:table-cell>
          <table:table-cell office:value-type="float" office:value="428.81230523599004" table:style-name="ce5">
            <text:p><text:s/>429<text:s/></text:p>
          </table:table-cell>
          <table:table-cell office:value-type="float" office:value="1.0474429108659413" table:style-name="ce6">
            <text:p>1.047</text:p>
          </table:table-cell>
          <table:table-cell office:value-type="float" office:value="449.15640921151993" table:style-name="ce5">
            <text:p><text:s/>44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49.15640921151993" table:style-name="ce5">
            <text:p><text:s/>449<text:s/></text:p>
          </table:table-cell>
          <table:table-cell office:value-type="float" office:value="1.0208820508736258" table:style-name="ce6">
            <text:p>1.021</text:p>
          </table:table-cell>
          <table:table-cell office:value-type="float" office:value="458.53571619889004" table:style-name="ce5">
            <text:p><text:s/>459<text:s/></text:p>
          </table:table-cell>
          <table:table-cell office:value-type="float" office:value="1.0666786916771567" table:style-name="ce6">
            <text:p>1.067</text:p>
          </table:table-cell>
          <table:table-cell office:value-type="float" office:value="489.11027784228003" table:style-name="ce5">
            <text:p><text:s/>48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89.11027784228003" table:style-name="ce5">
            <text:p><text:s/>489<text:s/></text:p>
          </table:table-cell>
          <table:table-cell office:value-type="float" office:value="1.1174094133908341" table:style-name="ce6">
            <text:p>1.117</text:p>
          </table:table-cell>
          <table:table-cell office:value-type="float" office:value="546.53642864717006" table:style-name="ce5">
            <text:p><text:s/>547<text:s/></text:p>
          </table:table-cell>
          <table:table-cell office:value-type="float" office:value="0.94457322381748088" table:style-name="ce6">
            <text:p>0.945</text:p>
          </table:table-cell>
          <table:table-cell office:value-type="float" office:value="516.24367634095006" table:style-name="ce5">
            <text:p><text:s/>51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16.24367634095006" table:style-name="ce5">
            <text:p><text:s/>516<text:s/></text:p>
          </table:table-cell>
          <table:table-cell office:value-type="float" office:value="1.1515776543835465" table:style-name="ce6">
            <text:p>1.152</text:p>
          </table:table-cell>
          <table:table-cell office:value-type="float" office:value="594.49468189104994" table:style-name="ce5">
            <text:p><text:s/>594<text:s/></text:p>
          </table:table-cell>
          <table:table-cell office:value-type="float" office:value="1.1401494152337419" table:style-name="ce6">
            <text:p>1.140</text:p>
          </table:table-cell>
          <table:table-cell office:value-type="float" office:value="677.81276391765016" table:style-name="ce5">
            <text:p><text:s/>67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77.81276391765016" table:style-name="ce5">
            <text:p><text:s/>678<text:s/></text:p>
          </table:table-cell>
          <table:table-cell office:value-type="float" office:value="1.0392127979546708" table:style-name="ce6">
            <text:p>1.039</text:p>
          </table:table-cell>
          <table:table-cell office:value-type="float" office:value="704.39169888024981" table:style-name="ce5">
            <text:p><text:s/>704<text:s/></text:p>
          </table:table-cell>
          <table:table-cell office:value-type="float" office:value="1.0185932768008479" table:style-name="ce6">
            <text:p>1.019</text:p>
          </table:table-cell>
          <table:table-cell office:value-type="float" office:value="717.48864871374985" table:style-name="ce5">
            <text:p><text:s/>71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17.48864871374985" table:style-name="ce5">
            <text:p><text:s/>717<text:s/></text:p>
          </table:table-cell>
          <table:table-cell office:value-type="float" office:value="1.052429907078346" table:style-name="ce6">
            <text:p>1.052</text:p>
          </table:table-cell>
          <table:table-cell office:value-type="float" office:value="755.10651189557996" table:style-name="ce5">
            <text:p><text:s/>755<text:s/></text:p>
          </table:table-cell>
          <table:table-cell office:value-type="float" office:value="1.0671167753856936" table:style-name="ce6">
            <text:p>1.067</text:p>
          </table:table-cell>
          <table:table-cell office:value-type="float" office:value="805.78682604675009" table:style-name="ce5">
            <text:p><text:s/>80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05.78682604675009" table:style-name="ce5">
            <text:p><text:s/>806<text:s/></text:p>
          </table:table-cell>
          <table:table-cell office:value-type="float" office:value="0.92283742369887933" table:style-name="ce6">
            <text:p>0.923</text:p>
          </table:table-cell>
          <table:table-cell office:value-type="float" office:value="743.61023859947989" table:style-name="ce5">
            <text:p><text:s/>744<text:s/></text:p>
          </table:table-cell>
          <table:table-cell office:value-type="float" office:value="1.146174918792459" table:style-name="ce6">
            <text:p>1.146</text:p>
          </table:table-cell>
          <table:table-cell office:value-type="float" office:value="852.30740484" table:style-name="ce5">
            <text:p><text:s/>85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52.30740484" table:style-name="ce5">
            <text:p><text:s/>852<text:s/></text:p>
          </table:table-cell>
          <table:table-cell office:value-type="float" office:value="1.0586906090314803" table:style-name="ce6">
            <text:p>1.059</text:p>
          </table:table-cell>
          <table:table-cell office:value-type="float" office:value="902.32984551210006" table:style-name="ce5">
            <text:p><text:s/>902<text:s/></text:p>
          </table:table-cell>
          <table:table-cell office:value-type="float" office:value="1.0571253534496203" table:style-name="ce6">
            <text:p>1.057</text:p>
          </table:table-cell>
          <table:table-cell office:value-type="float" office:value="953.87575686512014" table:style-name="ce5">
            <text:p><text:s/>95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53.87575686512014" table:style-name="ce5">
            <text:p><text:s/>954<text:s/></text:p>
          </table:table-cell>
          <table:table-cell office:value-type="float" office:value="0.96355707156251202" table:style-name="ce6">
            <text:p>0.964</text:p>
          </table:table-cell>
          <table:table-cell office:value-type="float" office:value="919.11373091942994" table:style-name="ce5">
            <text:p><text:s/>919<text:s/></text:p>
          </table:table-cell>
          <table:table-cell office:value-type="float" office:value="0.99708683503630013" table:style-name="ce6">
            <text:p>0.997</text:p>
          </table:table-cell>
          <table:table-cell office:value-type="float" office:value="916.43620100086002" table:style-name="ce5">
            <text:p><text:s/>91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3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21.81507696569997" table:style-name="ce5">
            <text:p><text:s/>52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21.81507696569997" table:style-name="ce5">
            <text:p><text:s/>522<text:s/></text:p>
          </table:table-cell>
          <table:table-cell office:value-type="float" office:value="0.97293213611030183" table:style-name="ce6">
            <text:p>0.973</text:p>
          </table:table-cell>
          <table:table-cell office:value-type="float" office:value="507.69065748680003" table:style-name="ce5">
            <text:p><text:s/>508<text:s/></text:p>
          </table:table-cell>
          <table:table-cell office:value-type="float" office:value="0.94920265572103713" table:style-name="ce6">
            <text:p>0.949</text:p>
          </table:table-cell>
          <table:table-cell office:value-type="float" office:value="481.90132037122999" table:style-name="ce5">
            <text:p><text:s/>48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81.90132037122999" table:style-name="ce5">
            <text:p><text:s/>482<text:s/></text:p>
          </table:table-cell>
          <table:table-cell office:value-type="float" office:value="1.0008468998364346" table:style-name="ce6">
            <text:p>1.001</text:p>
          </table:table-cell>
          <table:table-cell office:value-type="float" office:value="482.30944252063" table:style-name="ce5">
            <text:p><text:s/>482<text:s/></text:p>
          </table:table-cell>
          <table:table-cell office:value-type="float" office:value="1.0972222108821648" table:style-name="ce6">
            <text:p>1.097</text:p>
          </table:table-cell>
          <table:table-cell office:value-type="float" office:value="529.20063285183005" table:style-name="ce5">
            <text:p><text:s/>52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29.20063285183005" table:style-name="ce5">
            <text:p><text:s/>529<text:s/></text:p>
          </table:table-cell>
          <table:table-cell office:value-type="float" office:value="1.0624311396592763" table:style-name="ce6">
            <text:p>1.062</text:p>
          </table:table-cell>
          <table:table-cell office:value-type="float" office:value="562.23923146918003" table:style-name="ce5">
            <text:p><text:s/>562<text:s/></text:p>
          </table:table-cell>
          <table:table-cell office:value-type="float" office:value="1.1333208344950025" table:style-name="ce6">
            <text:p>1.133</text:p>
          </table:table-cell>
          <table:table-cell office:value-type="float" office:value="637.19743499447998" table:style-name="ce5">
            <text:p><text:s/>63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37.19743499447998" table:style-name="ce5">
            <text:p><text:s/>637<text:s/></text:p>
          </table:table-cell>
          <table:table-cell office:value-type="float" office:value="1.0745751590489871" table:style-name="ce6">
            <text:p>1.075</text:p>
          </table:table-cell>
          <table:table-cell office:value-type="float" office:value="684.71653505480003" table:style-name="ce5">
            <text:p><text:s/>685<text:s/></text:p>
          </table:table-cell>
          <table:table-cell office:value-type="float" office:value="1.0722416185990327" table:style-name="ce6">
            <text:p>1.072</text:p>
          </table:table-cell>
          <table:table-cell office:value-type="float" office:value="734.18156582868005" table:style-name="ce5">
            <text:p><text:s/>73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34.18156582868005" table:style-name="ce5">
            <text:p><text:s/>734<text:s/></text:p>
          </table:table-cell>
          <table:table-cell office:value-type="float" office:value="1.099819249042397" table:style-name="ce6">
            <text:p>1.100</text:p>
          </table:table-cell>
          <table:table-cell office:value-type="float" office:value="807.46701839047" table:style-name="ce5">
            <text:p><text:s/>807<text:s/></text:p>
          </table:table-cell>
          <table:table-cell office:value-type="float" office:value="1.0304949594452322" table:style-name="ce6">
            <text:p>1.030</text:p>
          </table:table-cell>
          <table:table-cell office:value-type="float" office:value="832.09069236965001" table:style-name="ce5">
            <text:p><text:s/>83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32.09069236965001" table:style-name="ce5">
            <text:p><text:s/>832<text:s/></text:p>
          </table:table-cell>
          <table:table-cell office:value-type="float" office:value="1.1135723061922895" table:style-name="ce6">
            <text:p>1.114</text:p>
          </table:table-cell>
          <table:table-cell office:value-type="float" office:value="926.59315126321007" table:style-name="ce5">
            <text:p><text:s/>927<text:s/></text:p>
          </table:table-cell>
          <table:table-cell office:value-type="float" office:value="0.94371787425044751" table:style-name="ce6">
            <text:p>0.944</text:p>
          </table:table-cell>
          <table:table-cell office:value-type="float" office:value="874.44251900513996" table:style-name="ce5">
            <text:p><text:s/>87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74.44251900513996" table:style-name="ce5">
            <text:p><text:s/>874<text:s/></text:p>
          </table:table-cell>
          <table:table-cell office:value-type="float" office:value="1.1290270221162781" table:style-name="ce6">
            <text:p>1.129</text:p>
          </table:table-cell>
          <table:table-cell office:value-type="float" office:value="987.26923324423001" table:style-name="ce5">
            <text:p><text:s/>987<text:s/></text:p>
          </table:table-cell>
          <table:table-cell office:value-type="float" office:value="1.0035414791258008" table:style-name="ce6">
            <text:p>1.004</text:p>
          </table:table-cell>
          <table:table-cell office:value-type="float" office:value="990.76562662530989" table:style-name="ce5">
            <text:p><text:s/>99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90.76562662530989" table:style-name="ce5">
            <text:p><text:s/>991<text:s/></text:p>
          </table:table-cell>
          <table:table-cell office:value-type="float" office:value="1.075080166783402" table:style-name="ce6">
            <text:p>1.075</text:p>
          </table:table-cell>
          <table:table-cell office:value-type="float" office:value="1065.1524751156001" table:style-name="ce5">
            <text:p><text:s/>1,065<text:s/></text:p>
          </table:table-cell>
          <table:table-cell office:value-type="float" office:value="1.1173240600773868" table:style-name="ce6">
            <text:p>1.117</text:p>
          </table:table-cell>
          <table:table-cell office:value-type="float" office:value="1190.12048809764" table:style-name="ce5">
            <text:p><text:s/>1,19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90.12048809764" table:style-name="ce5">
            <text:p><text:s/>1,190<text:s/></text:p>
          </table:table-cell>
          <table:table-cell office:value-type="float" office:value="1.0908985483774938" table:style-name="ce6">
            <text:p>1.091</text:p>
          </table:table-cell>
          <table:table-cell office:value-type="float" office:value="1298.30071286003" table:style-name="ce5">
            <text:p><text:s/>1,298<text:s/></text:p>
          </table:table-cell>
          <table:table-cell office:value-type="float" office:value="1.0373610670654692" table:style-name="ce6">
            <text:p>1.037</text:p>
          </table:table-cell>
          <table:table-cell office:value-type="float" office:value="1346.80661286434" table:style-name="ce5">
            <text:p><text:s/>1,34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346.80661286434" table:style-name="ce5">
            <text:p><text:s/>1,347<text:s/></text:p>
          </table:table-cell>
          <table:table-cell office:value-type="float" office:value="1.069852254106749" table:style-name="ce6">
            <text:p>1.070</text:p>
          </table:table-cell>
          <table:table-cell office:value-type="float" office:value="1440.88409061879" table:style-name="ce5">
            <text:p><text:s/>1,441<text:s/></text:p>
          </table:table-cell>
          <table:table-cell office:value-type="float" office:value="1.0471658239710762" table:style-name="ce6">
            <text:p>1.047</text:p>
          </table:table-cell>
          <table:table-cell office:value-type="float" office:value="1508.84457599964" table:style-name="ce5">
            <text:p><text:s/>1,50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508.84457599964" table:style-name="ce5">
            <text:p><text:s/>1,509<text:s/></text:p>
          </table:table-cell>
          <table:table-cell office:value-type="float" office:value="1.0690806659735608" table:style-name="ce6">
            <text:p>1.069</text:p>
          </table:table-cell>
          <table:table-cell office:value-type="float" office:value="1613.07656416029" table:style-name="ce5">
            <text:p><text:s/>1,613<text:s/></text:p>
          </table:table-cell>
          <table:table-cell office:value-type="float" office:value="1.0322867994811962" table:style-name="ce6">
            <text:p>1.032</text:p>
          </table:table-cell>
          <table:table-cell office:value-type="float" office:value="1665.15764373515" table:style-name="ce5">
            <text:p><text:s/>1,66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65.15764373515" table:style-name="ce5">
            <text:p><text:s/>1,665<text:s/></text:p>
          </table:table-cell>
          <table:table-cell office:value-type="float" office:value="1.0888629539685943" table:style-name="ce6">
            <text:p>1.089</text:p>
          </table:table-cell>
          <table:table-cell office:value-type="float" office:value="1813.12847078084" table:style-name="ce5">
            <text:p><text:s/>1,813<text:s/></text:p>
          </table:table-cell>
          <table:table-cell office:value-type="float" office:value="1.1262046771179952" table:style-name="ce6">
            <text:p>1.126</text:p>
          </table:table-cell>
          <table:table-cell office:value-type="float" office:value="2041.9537640091801" table:style-name="ce5">
            <text:p><text:s/>2,04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041.9537640091801" table:style-name="ce5">
            <text:p><text:s/>2,042<text:s/></text:p>
          </table:table-cell>
          <table:table-cell office:value-type="float" office:value="1.0134145142921986" table:style-name="ce6">
            <text:p>1.013</text:p>
          </table:table-cell>
          <table:table-cell office:value-type="float" office:value="2069.3455819604901" table:style-name="ce5">
            <text:p><text:s/>2,069<text:s/></text:p>
          </table:table-cell>
          <table:table-cell office:value-type="float" office:value="1.140098268041208" table:style-name="ce6">
            <text:p>1.140</text:p>
          </table:table-cell>
          <table:table-cell office:value-type="float" office:value="2359.2573139718797" table:style-name="ce5">
            <text:p><text:s/>2,35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59.2573139718797" table:style-name="ce5">
            <text:p><text:s/>2,359<text:s/></text:p>
          </table:table-cell>
          <table:table-cell office:value-type="float" office:value="0.95884953679569396" table:style-name="ce6">
            <text:p>0.959</text:p>
          </table:table-cell>
          <table:table-cell office:value-type="float" office:value="2262.17278268379" table:style-name="ce5">
            <text:p><text:s/>2,262<text:s/></text:p>
          </table:table-cell>
          <table:table-cell office:value-type="float" office:value="1.1689210367725364" table:style-name="ce6">
            <text:p>1.169</text:p>
          </table:table-cell>
          <table:table-cell office:value-type="float" office:value="2644.3013544933501" table:style-name="ce5">
            <text:p><text:s/>2,64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644.3013544933501" table:style-name="ce5">
            <text:p><text:s/>2,644<text:s/></text:p>
          </table:table-cell>
          <table:table-cell office:value-type="float" office:value="1.0214656649316944" table:style-name="ce6">
            <text:p>1.021</text:p>
          </table:table-cell>
          <table:table-cell office:value-type="float" office:value="2701.06304134733" table:style-name="ce5">
            <text:p><text:s/>2,701<text:s/></text:p>
          </table:table-cell>
          <table:table-cell office:value-type="float" office:value="1.1309579555001821" table:style-name="ce6">
            <text:p>1.131</text:p>
          </table:table-cell>
          <table:table-cell office:value-type="float" office:value="3054.7887349192802" table:style-name="ce5">
            <text:p><text:s/>3,05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54.7887349192802" table:style-name="ce5">
            <text:p><text:s/>3,055<text:s/></text:p>
          </table:table-cell>
          <table:table-cell office:value-type="float" office:value="1.0096246359480689" table:style-name="ce6">
            <text:p>1.010</text:p>
          </table:table-cell>
          <table:table-cell office:value-type="float" office:value="3084.1899643911402" table:style-name="ce5">
            <text:p><text:s/>3,084<text:s/></text:p>
          </table:table-cell>
          <table:table-cell office:value-type="float" office:value="1.0389350531535291" table:style-name="ce6">
            <text:p>1.039</text:p>
          </table:table-cell>
          <table:table-cell office:value-type="float" office:value="3204.2730645902902" table:style-name="ce5">
            <text:p><text:s/>3,20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2.61988837173001" table:style-name="ce5">
            <text:p><text:s/>16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62.61988837173001" table:style-name="ce5">
            <text:p><text:s/>163<text:s/></text:p>
          </table:table-cell>
          <table:table-cell office:value-type="float" office:value="0.97379149242509921" table:style-name="ce6">
            <text:p>0.974</text:p>
          </table:table-cell>
          <table:table-cell office:value-type="float" office:value="158.35786379550999" table:style-name="ce5">
            <text:p><text:s/>158<text:s/></text:p>
          </table:table-cell>
          <table:table-cell office:value-type="float" office:value="0.9613112360872621" table:style-name="ce6">
            <text:p>0.961</text:p>
          </table:table-cell>
          <table:table-cell office:value-type="float" office:value="152.23119378940001" table:style-name="ce5">
            <text:p><text:s/>15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52.23119378940001" table:style-name="ce5">
            <text:p><text:s/>152<text:s/></text:p>
          </table:table-cell>
          <table:table-cell office:value-type="float" office:value="0.99523715320578077" table:style-name="ce6">
            <text:p>0.995</text:p>
          </table:table-cell>
          <table:table-cell office:value-type="float" office:value="151.50613993608002" table:style-name="ce5">
            <text:p><text:s/>152<text:s/></text:p>
          </table:table-cell>
          <table:table-cell office:value-type="float" office:value="1.1621598518778529" table:style-name="ce6">
            <text:p>1.162</text:p>
          </table:table-cell>
          <table:table-cell office:value-type="float" office:value="176.07435314669999" table:style-name="ce5">
            <text:p><text:s/>17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6.07435314669999" table:style-name="ce5">
            <text:p><text:s/>176<text:s/></text:p>
          </table:table-cell>
          <table:table-cell office:value-type="float" office:value="1.0706522215604297" table:style-name="ce6">
            <text:p>1.071</text:p>
          </table:table-cell>
          <table:table-cell office:value-type="float" office:value="188.51439735632999" table:style-name="ce5">
            <text:p><text:s/>189<text:s/></text:p>
          </table:table-cell>
          <table:table-cell office:value-type="float" office:value="1.0836780732408624" table:style-name="ce6">
            <text:p>1.084</text:p>
          </table:table-cell>
          <table:table-cell office:value-type="float" office:value="204.28891890527001" table:style-name="ce5">
            <text:p><text:s/>20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04.28891890527001" table:style-name="ce5">
            <text:p><text:s/>204<text:s/></text:p>
          </table:table-cell>
          <table:table-cell office:value-type="float" office:value="1.0885533350801502" table:style-name="ce6">
            <text:p>1.089</text:p>
          </table:table-cell>
          <table:table-cell office:value-type="float" office:value="222.37938399424999" table:style-name="ce5">
            <text:p><text:s/>222<text:s/></text:p>
          </table:table-cell>
          <table:table-cell office:value-type="float" office:value="1.0990578422536219" table:style-name="ce6">
            <text:p>1.099</text:p>
          </table:table-cell>
          <table:table-cell office:value-type="float" office:value="244.40780593440999" table:style-name="ce5">
            <text:p><text:s/>24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4.40780593440999" table:style-name="ce5">
            <text:p><text:s/>244<text:s/></text:p>
          </table:table-cell>
          <table:table-cell office:value-type="float" office:value="1.0991908224829607" table:style-name="ce6">
            <text:p>1.099</text:p>
          </table:table-cell>
          <table:table-cell office:value-type="float" office:value="268.65081722629998" table:style-name="ce5">
            <text:p><text:s/>269<text:s/></text:p>
          </table:table-cell>
          <table:table-cell office:value-type="float" office:value="1.0568022257135947" table:style-name="ce6">
            <text:p>1.057</text:p>
          </table:table-cell>
          <table:table-cell office:value-type="float" office:value="283.91078158453001" table:style-name="ce5">
            <text:p><text:s/>28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83.91078158453001" table:style-name="ce5">
            <text:p><text:s/>284<text:s/></text:p>
          </table:table-cell>
          <table:table-cell office:value-type="float" office:value="1.111417605862185" table:style-name="ce6">
            <text:p>1.111</text:p>
          </table:table-cell>
          <table:table-cell office:value-type="float" office:value="315.54344114714002" table:style-name="ce5">
            <text:p><text:s/>316<text:s/></text:p>
          </table:table-cell>
          <table:table-cell office:value-type="float" office:value="1.054116163509123" table:style-name="ce6">
            <text:p>1.054</text:p>
          </table:table-cell>
          <table:table-cell office:value-type="float" office:value="332.61944160248999" table:style-name="ce5">
            <text:p><text:s/>33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32.61944160248999" table:style-name="ce5">
            <text:p><text:s/>333<text:s/></text:p>
          </table:table-cell>
          <table:table-cell office:value-type="float" office:value="1.1352590702661838" table:style-name="ce6">
            <text:p>1.135</text:p>
          </table:table-cell>
          <table:table-cell office:value-type="float" office:value="377.6092380261" table:style-name="ce5">
            <text:p><text:s/>378<text:s/></text:p>
          </table:table-cell>
          <table:table-cell office:value-type="float" office:value="1.0080483504883955" table:style-name="ce6">
            <text:p>1.008</text:p>
          </table:table-cell>
          <table:table-cell office:value-type="float" office:value="380.64836952139001" table:style-name="ce5">
            <text:p><text:s/>38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80.64836952139001" table:style-name="ce5">
            <text:p><text:s/>381<text:s/></text:p>
          </table:table-cell>
          <table:table-cell office:value-type="float" office:value="1.080216861812419" table:style-name="ce6">
            <text:p>1.080</text:p>
          </table:table-cell>
          <table:table-cell office:value-type="float" office:value="411.18278717840997" table:style-name="ce5">
            <text:p><text:s/>411<text:s/></text:p>
          </table:table-cell>
          <table:table-cell office:value-type="float" office:value="1.0892907310672264" table:style-name="ce6">
            <text:p>1.089</text:p>
          </table:table-cell>
          <table:table-cell office:value-type="float" office:value="447.89759884783001" table:style-name="ce5">
            <text:p><text:s/>44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47.89759884783001" table:style-name="ce5">
            <text:p><text:s/>448<text:s/></text:p>
          </table:table-cell>
          <table:table-cell office:value-type="float" office:value="1.089690593933901" table:style-name="ce6">
            <text:p>1.090</text:p>
          </table:table-cell>
          <table:table-cell office:value-type="float" office:value="488.06980051006002" table:style-name="ce5">
            <text:p><text:s/>488<text:s/></text:p>
          </table:table-cell>
          <table:table-cell office:value-type="float" office:value="1.0904392089742914" table:style-name="ce6">
            <text:p>1.090</text:p>
          </table:table-cell>
          <table:table-cell office:value-type="float" office:value="532.21044719243002" table:style-name="ce5">
            <text:p><text:s/>53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32.21044719243002" table:style-name="ce5">
            <text:p><text:s/>532<text:s/></text:p>
          </table:table-cell>
          <table:table-cell office:value-type="float" office:value="1.075225947462535" table:style-name="ce6">
            <text:p>1.075</text:p>
          </table:table-cell>
          <table:table-cell office:value-type="float" office:value="572.24648233194" table:style-name="ce5">
            <text:p><text:s/>572<text:s/></text:p>
          </table:table-cell>
          <table:table-cell office:value-type="float" office:value="1.0185385586371611" table:style-name="ce6">
            <text:p>1.019</text:p>
          </table:table-cell>
          <table:table-cell office:value-type="float" office:value="582.8551072995599" table:style-name="ce5">
            <text:p><text:s/>58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82.8551072995599" table:style-name="ce5">
            <text:p><text:s/>583<text:s/></text:p>
          </table:table-cell>
          <table:table-cell office:value-type="float" office:value="1.0709249816175905" table:style-name="ce6">
            <text:p>1.071</text:p>
          </table:table-cell>
          <table:table-cell office:value-type="float" office:value="624.1940950705" table:style-name="ce5">
            <text:p><text:s/>624<text:s/></text:p>
          </table:table-cell>
          <table:table-cell office:value-type="float" office:value="1.0360403588928844" table:style-name="ce6">
            <text:p>1.036</text:p>
          </table:table-cell>
          <table:table-cell office:value-type="float" office:value="646.69027427566004" table:style-name="ce5">
            <text:p><text:s/>64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46.69027427566004" table:style-name="ce5">
            <text:p><text:s/>647<text:s/></text:p>
          </table:table-cell>
          <table:table-cell office:value-type="float" office:value="1.1004764105420157" table:style-name="ce6">
            <text:p>1.100</text:p>
          </table:table-cell>
          <table:table-cell office:value-type="float" office:value="711.66739176731005" table:style-name="ce5">
            <text:p><text:s/>712<text:s/></text:p>
          </table:table-cell>
          <table:table-cell office:value-type="float" office:value="1.0392376338419904" table:style-name="ce6">
            <text:p>1.039</text:p>
          </table:table-cell>
          <table:table-cell office:value-type="float" office:value="739.59153630276001" table:style-name="ce5">
            <text:p><text:s/>74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39.59153630276001" table:style-name="ce5">
            <text:p><text:s/>740<text:s/></text:p>
          </table:table-cell>
          <table:table-cell office:value-type="float" office:value="1.0366866991542785" table:style-name="ce6">
            <text:p>1.037</text:p>
          </table:table-cell>
          <table:table-cell office:value-type="float" office:value="766.72470849214994" table:style-name="ce5">
            <text:p><text:s/>767<text:s/></text:p>
          </table:table-cell>
          <table:table-cell office:value-type="float" office:value="1.0990309550890618" table:style-name="ce6">
            <text:p>1.099</text:p>
          </table:table-cell>
          <table:table-cell office:value-type="float" office:value="842.65418866451" table:style-name="ce5">
            <text:p><text:s/>84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42.65418866451" table:style-name="ce5">
            <text:p><text:s/>843<text:s/></text:p>
          </table:table-cell>
          <table:table-cell office:value-type="float" office:value="0.93308685283729287" table:style-name="ce6">
            <text:p>0.933</text:p>
          </table:table-cell>
          <table:table-cell office:value-type="float" office:value="786.2695449311301" table:style-name="ce5">
            <text:p><text:s/>786<text:s/></text:p>
          </table:table-cell>
          <table:table-cell office:value-type="float" office:value="1.0983595847147227" table:style-name="ce6">
            <text:p>1.098</text:p>
          </table:table-cell>
          <table:table-cell office:value-type="float" office:value="863.60669084439007" table:style-name="ce5">
            <text:p><text:s/>86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63.60669084439007" table:style-name="ce5">
            <text:p><text:s/>864<text:s/></text:p>
          </table:table-cell>
          <table:table-cell office:value-type="float" office:value="1.0226797702147714" table:style-name="ce6">
            <text:p>1.023</text:p>
          </table:table-cell>
          <table:table-cell office:value-type="float" office:value="883.19309214867997" table:style-name="ce5">
            <text:p><text:s/>883<text:s/></text:p>
          </table:table-cell>
          <table:table-cell office:value-type="float" office:value="1.1994609204067397" table:style-name="ce6">
            <text:p>1.199</text:p>
          </table:table-cell>
          <table:table-cell office:value-type="float" office:value="1059.3555992055301" table:style-name="ce5">
            <text:p><text:s/>1,05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59.3555992055301" table:style-name="ce5">
            <text:p><text:s/>1,059<text:s/></text:p>
          </table:table-cell>
          <table:table-cell office:value-type="float" office:value="1.0058168754077963" table:style-name="ce6">
            <text:p>1.006</text:p>
          </table:table-cell>
          <table:table-cell office:value-type="float" office:value="1065.51773873866" table:style-name="ce5">
            <text:p><text:s/>1,066<text:s/></text:p>
          </table:table-cell>
          <table:table-cell office:value-type="float" office:value="1.0897066451399962" table:style-name="ce6">
            <text:p>1.090</text:p>
          </table:table-cell>
          <table:table-cell office:value-type="float" office:value="1161.1017604180602" table:style-name="ce5">
            <text:p><text:s/>1,16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59.19518859396993" table:style-name="ce5">
            <text:p><text:s/>35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59.19518859396993" table:style-name="ce5">
            <text:p><text:s/>359<text:s/></text:p>
          </table:table-cell>
          <table:table-cell office:value-type="float" office:value="0.97254307625532188" table:style-name="ce6">
            <text:p>0.973</text:p>
          </table:table-cell>
          <table:table-cell office:value-type="float" office:value="349.33279369129002" table:style-name="ce5">
            <text:p><text:s/>349<text:s/></text:p>
          </table:table-cell>
          <table:table-cell office:value-type="float" office:value="0.94371365224063064" table:style-name="ce6">
            <text:p>0.944</text:p>
          </table:table-cell>
          <table:table-cell office:value-type="float" office:value="329.67012658183" table:style-name="ce5">
            <text:p><text:s/>33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29.67012658183" table:style-name="ce5">
            <text:p><text:s/>330<text:s/></text:p>
          </table:table-cell>
          <table:table-cell office:value-type="float" office:value="1.003437302659083" table:style-name="ce6">
            <text:p>1.003</text:p>
          </table:table-cell>
          <table:table-cell office:value-type="float" office:value="330.80330258455001" table:style-name="ce5">
            <text:p><text:s/>331<text:s/></text:p>
          </table:table-cell>
          <table:table-cell office:value-type="float" office:value="1.0674811192819771" table:style-name="ce6">
            <text:p>1.067</text:p>
          </table:table-cell>
          <table:table-cell office:value-type="float" office:value="353.12627970513" table:style-name="ce5">
            <text:p><text:s/>35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53.12627970513" table:style-name="ce5">
            <text:p><text:s/>353<text:s/></text:p>
          </table:table-cell>
          <table:table-cell office:value-type="float" office:value="1.0583319780813829" table:style-name="ce6">
            <text:p>1.058</text:p>
          </table:table-cell>
          <table:table-cell office:value-type="float" office:value="373.72483411284998" table:style-name="ce5">
            <text:p><text:s/>374<text:s/></text:p>
          </table:table-cell>
          <table:table-cell office:value-type="float" office:value="1.1583616516061894" table:style-name="ce6">
            <text:p>1.158</text:p>
          </table:table-cell>
          <table:table-cell office:value-type="float" office:value="432.90851608921002" table:style-name="ce5">
            <text:p><text:s/>43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32.90851608921002" table:style-name="ce5">
            <text:p><text:s/>433<text:s/></text:p>
          </table:table-cell>
          <table:table-cell office:value-type="float" office:value="1.0679788774709056" table:style-name="ce6">
            <text:p>1.068</text:p>
          </table:table-cell>
          <table:table-cell office:value-type="float" office:value="462.33715106055001" table:style-name="ce5">
            <text:p><text:s/>462<text:s/></text:p>
          </table:table-cell>
          <table:table-cell office:value-type="float" office:value="1.0593432925967197" table:style-name="ce6">
            <text:p>1.059</text:p>
          </table:table-cell>
          <table:table-cell office:value-type="float" office:value="489.77375989427009" table:style-name="ce5">
            <text:p><text:s/>49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89.77375989427009" table:style-name="ce5">
            <text:p><text:s/>490<text:s/></text:p>
          </table:table-cell>
          <table:table-cell office:value-type="float" office:value="1.1001328476243541" table:style-name="ce6">
            <text:p>1.100</text:p>
          </table:table-cell>
          <table:table-cell office:value-type="float" office:value="538.81620116417002" table:style-name="ce5">
            <text:p><text:s/>539<text:s/></text:p>
          </table:table-cell>
          <table:table-cell office:value-type="float" office:value="1.0173783000598695" table:style-name="ce6">
            <text:p>1.017</text:p>
          </table:table-cell>
          <table:table-cell office:value-type="float" office:value="548.17991078512" table:style-name="ce5">
            <text:p><text:s/>54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48.17991078512" table:style-name="ce5">
            <text:p><text:s/>548<text:s/></text:p>
          </table:table-cell>
          <table:table-cell office:value-type="float" office:value="1.1146882585334184" table:style-name="ce6">
            <text:p>1.115</text:p>
          </table:table-cell>
          <table:table-cell office:value-type="float" office:value="611.04971011607006" table:style-name="ce5">
            <text:p><text:s/>611<text:s/></text:p>
          </table:table-cell>
          <table:table-cell office:value-type="float" office:value="0.8867086726867599" table:style-name="ce6">
            <text:p>0.887</text:p>
          </table:table-cell>
          <table:table-cell office:value-type="float" office:value="541.82307740264991" table:style-name="ce5">
            <text:p><text:s/>54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41.82307740264991" table:style-name="ce5">
            <text:p><text:s/>542<text:s/></text:p>
          </table:table-cell>
          <table:table-cell office:value-type="float" office:value="1.1252012338431054" table:style-name="ce6">
            <text:p>1.125</text:p>
          </table:table-cell>
          <table:table-cell office:value-type="float" office:value="609.65999521813012" table:style-name="ce5">
            <text:p><text:s/>610<text:s/></text:p>
          </table:table-cell>
          <table:table-cell office:value-type="float" office:value="1.0007500277029433" table:style-name="ce6">
            <text:p>1.001</text:p>
          </table:table-cell>
          <table:table-cell office:value-type="float" office:value="610.11725710392" table:style-name="ce5">
            <text:p><text:s/>61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10.11725710392" table:style-name="ce5">
            <text:p><text:s/>610<text:s/></text:p>
          </table:table-cell>
          <table:table-cell office:value-type="float" office:value="1.0718754146398466" table:style-name="ce6">
            <text:p>1.072</text:p>
          </table:table-cell>
          <table:table-cell office:value-type="float" office:value="653.96968793719009" table:style-name="ce5">
            <text:p><text:s/>654<text:s/></text:p>
          </table:table-cell>
          <table:table-cell office:value-type="float" office:value="1.1349499876530915" table:style-name="ce6">
            <text:p>1.135</text:p>
          </table:table-cell>
          <table:table-cell office:value-type="float" office:value="742.22288924981001" table:style-name="ce5">
            <text:p><text:s/>74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42.22288924981001" table:style-name="ce5">
            <text:p><text:s/>742<text:s/></text:p>
          </table:table-cell>
          <table:table-cell office:value-type="float" office:value="1.0916274936884498" table:style-name="ce6">
            <text:p>1.092</text:p>
          </table:table-cell>
          <table:table-cell office:value-type="float" office:value="810.23091234996991" table:style-name="ce5">
            <text:p><text:s/>810<text:s/></text:p>
          </table:table-cell>
          <table:table-cell office:value-type="float" office:value="1.0053876657325742" table:style-name="ce6">
            <text:p>1.005</text:p>
          </table:table-cell>
          <table:table-cell office:value-type="float" office:value="814.59616567191006" table:style-name="ce5">
            <text:p><text:s/>81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14.59616567191006" table:style-name="ce5">
            <text:p><text:s/>815<text:s/></text:p>
          </table:table-cell>
          <table:table-cell office:value-type="float" office:value="1.0663413908539139" table:style-name="ce6">
            <text:p>1.066</text:p>
          </table:table-cell>
          <table:table-cell office:value-type="float" office:value="868.63760828684985" table:style-name="ce5">
            <text:p><text:s/>869<text:s/></text:p>
          </table:table-cell>
          <table:table-cell office:value-type="float" office:value="1.0660250717515456" table:style-name="ce6">
            <text:p>1.066</text:p>
          </table:table-cell>
          <table:table-cell office:value-type="float" office:value="925.98946870008001" table:style-name="ce5">
            <text:p><text:s/>92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25.98946870008001" table:style-name="ce5">
            <text:p><text:s/>926<text:s/></text:p>
          </table:table-cell>
          <table:table-cell office:value-type="float" office:value="1.0679197793447912" table:style-name="ce6">
            <text:p>1.068</text:p>
          </table:table-cell>
          <table:table-cell office:value-type="float" office:value="988.88246908978999" table:style-name="ce5">
            <text:p><text:s/>989<text:s/></text:p>
          </table:table-cell>
          <table:table-cell office:value-type="float" office:value="1.0299175092030211" table:style-name="ce6">
            <text:p>1.030</text:p>
          </table:table-cell>
          <table:table-cell office:value-type="float" office:value="1018.4673694594901" table:style-name="ce5">
            <text:p><text:s/>1,01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18.4673694594901" table:style-name="ce5">
            <text:p><text:s/>1,018<text:s/></text:p>
          </table:table-cell>
          <table:table-cell office:value-type="float" office:value="1.0814888253102162" table:style-name="ce6">
            <text:p>1.081</text:p>
          </table:table-cell>
          <table:table-cell office:value-type="float" office:value="1101.4610790135298" table:style-name="ce5">
            <text:p><text:s/>1,101<text:s/></text:p>
          </table:table-cell>
          <table:table-cell office:value-type="float" office:value="1.1823951408912401" table:style-name="ce6">
            <text:p>1.182</text:p>
          </table:table-cell>
          <table:table-cell office:value-type="float" office:value="1302.3622277064198" table:style-name="ce5">
            <text:p><text:s/>1,30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02.3622277064198" table:style-name="ce5">
            <text:p><text:s/>1,302<text:s/></text:p>
          </table:table-cell>
          <table:table-cell office:value-type="float" office:value="1.0001985974074015" table:style-name="ce6">
            <text:p>1.000</text:p>
          </table:table-cell>
          <table:table-cell office:value-type="float" office:value="1302.6208734683398" table:style-name="ce5">
            <text:p><text:s/>1,303<text:s/></text:p>
          </table:table-cell>
          <table:table-cell office:value-type="float" office:value="1.1642705534644811" table:style-name="ce6">
            <text:p>1.164</text:p>
          </table:table-cell>
          <table:table-cell office:value-type="float" office:value="1516.60312530737" table:style-name="ce5">
            <text:p><text:s/>1,51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16.60312530737" table:style-name="ce5">
            <text:p><text:s/>1,517<text:s/></text:p>
          </table:table-cell>
          <table:table-cell office:value-type="float" office:value="0.97316378499057821" table:style-name="ce6">
            <text:p>0.973</text:p>
          </table:table-cell>
          <table:table-cell office:value-type="float" office:value="1475.9032377526603" table:style-name="ce5">
            <text:p><text:s/>1,476<text:s/></text:p>
          </table:table-cell>
          <table:table-cell office:value-type="float" office:value="1.2065117943371424" table:style-name="ce6">
            <text:p>1.207</text:p>
          </table:table-cell>
          <table:table-cell office:value-type="float" office:value="1780.6946636489602" table:style-name="ce5">
            <text:p><text:s/>1,78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80.6946636489602" table:style-name="ce5">
            <text:p><text:s/>1,781<text:s/></text:p>
          </table:table-cell>
          <table:table-cell office:value-type="float" office:value="1.0208768444745666" table:style-name="ce6">
            <text:p>1.021</text:p>
          </table:table-cell>
          <table:table-cell office:value-type="float" office:value="1817.8699491986501" table:style-name="ce5">
            <text:p><text:s/>1,818<text:s/></text:p>
          </table:table-cell>
          <table:table-cell office:value-type="float" office:value="1.0976765068333809" table:style-name="ce6">
            <text:p>1.098</text:p>
          </table:table-cell>
          <table:table-cell office:value-type="float" office:value="1995.4331357137498" table:style-name="ce5">
            <text:p><text:s/>1,99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95.4331357137498" table:style-name="ce5">
            <text:p><text:s/>1,995<text:s/></text:p>
          </table:table-cell>
          <table:table-cell office:value-type="float" office:value="1.0116461381355271" table:style-name="ce6">
            <text:p>1.012</text:p>
          </table:table-cell>
          <table:table-cell office:value-type="float" office:value="2018.6722256524802" table:style-name="ce5">
            <text:p><text:s/>2,019<text:s/></text:p>
          </table:table-cell>
          <table:table-cell office:value-type="float" office:value="1.0121362340098732" table:style-name="ce6">
            <text:p>1.012</text:p>
          </table:table-cell>
          <table:table-cell office:value-type="float" office:value="2043.1713041722301" table:style-name="ce5">
            <text:p><text:s/>2,04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3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95.4472289821999" table:style-name="ce5">
            <text:p><text:s/>1,59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95.4472289821999" table:style-name="ce5">
            <text:p><text:s/>1,595<text:s/></text:p>
          </table:table-cell>
          <table:table-cell office:value-type="float" office:value="1.033762696892685" table:style-name="ce6">
            <text:p>1.034</text:p>
          </table:table-cell>
          <table:table-cell office:value-type="float" office:value="1649.3138301826" table:style-name="ce5">
            <text:p><text:s/>1,649<text:s/></text:p>
          </table:table-cell>
          <table:table-cell office:value-type="float" office:value="1.0501208958439692" table:style-name="ce6">
            <text:p>1.050</text:p>
          </table:table-cell>
          <table:table-cell office:value-type="float" office:value="1731.9789168791999" table:style-name="ce5">
            <text:p><text:s/>1,73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731.9789168791999" table:style-name="ce5">
            <text:p><text:s/>1,732<text:s/></text:p>
          </table:table-cell>
          <table:table-cell office:value-type="float" office:value="1.0305379665728858" table:style-name="ce6">
            <text:p>1.031</text:p>
          </table:table-cell>
          <table:table-cell office:value-type="float" office:value="1784.8700311477999" table:style-name="ce5">
            <text:p><text:s/>1,785<text:s/></text:p>
          </table:table-cell>
          <table:table-cell office:value-type="float" office:value="1.0307635634083618" table:style-name="ce6">
            <text:p>1.031</text:p>
          </table:table-cell>
          <table:table-cell office:value-type="float" office:value="1839.7789935267001" table:style-name="ce5">
            <text:p><text:s/>1,84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39.7789935267001" table:style-name="ce5">
            <text:p><text:s/>1,840<text:s/></text:p>
          </table:table-cell>
          <table:table-cell office:value-type="float" office:value="1.0708909619249369" table:style-name="ce6">
            <text:p>1.071</text:p>
          </table:table-cell>
          <table:table-cell office:value-type="float" office:value="1970.2026961071001" table:style-name="ce5">
            <text:p><text:s/>1,970<text:s/></text:p>
          </table:table-cell>
          <table:table-cell office:value-type="float" office:value="1.0413600077306311" table:style-name="ce6">
            <text:p>1.041</text:p>
          </table:table-cell>
          <table:table-cell office:value-type="float" office:value="2051.6902948490001" table:style-name="ce5">
            <text:p><text:s/>2,05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051.6902948490001" table:style-name="ce5">
            <text:p><text:s/>2,052<text:s/></text:p>
          </table:table-cell>
          <table:table-cell office:value-type="float" office:value="1.0194895429009392" table:style-name="ce6">
            <text:p>1.019</text:p>
          </table:table-cell>
          <table:table-cell office:value-type="float" office:value="2091.6768008699" table:style-name="ce5">
            <text:p><text:s/>2,092<text:s/></text:p>
          </table:table-cell>
          <table:table-cell office:value-type="float" office:value="1.0514274260127392" table:style-name="ce6">
            <text:p>1.051</text:p>
          </table:table-cell>
          <table:table-cell office:value-type="float" office:value="2199.2463547891998" table:style-name="ce5">
            <text:p><text:s/>2,19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99.2463547891998" table:style-name="ce5">
            <text:p><text:s/>2,199<text:s/></text:p>
          </table:table-cell>
          <table:table-cell office:value-type="float" office:value="1.0633349811043571" table:style-name="ce6">
            <text:p>1.063</text:p>
          </table:table-cell>
          <table:table-cell office:value-type="float" office:value="2338.5355811135996" table:style-name="ce5">
            <text:p><text:s/>2,339<text:s/></text:p>
          </table:table-cell>
          <table:table-cell office:value-type="float" office:value="1.0913258194133184" table:style-name="ce6">
            <text:p>1.091</text:p>
          </table:table-cell>
          <table:table-cell office:value-type="float" office:value="2552.1042592859999" table:style-name="ce5">
            <text:p><text:s/>2,55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52.1042592859999" table:style-name="ce5">
            <text:p><text:s/>2,552<text:s/></text:p>
          </table:table-cell>
          <table:table-cell office:value-type="float" office:value="1.0760676000506" table:style-name="ce6">
            <text:p>1.076</text:p>
          </table:table-cell>
          <table:table-cell office:value-type="float" office:value="2746.2367053688004" table:style-name="ce5">
            <text:p><text:s/>2,746<text:s/></text:p>
          </table:table-cell>
          <table:table-cell office:value-type="float" office:value="0.9470886659670561" table:style-name="ce6">
            <text:p>0.947</text:p>
          </table:table-cell>
          <table:table-cell office:value-type="float" office:value="2600.9296577175" table:style-name="ce5">
            <text:p><text:s/>2,60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00.9296577175" table:style-name="ce5">
            <text:p><text:s/>2,601<text:s/></text:p>
          </table:table-cell>
          <table:table-cell office:value-type="float" office:value="1.0543510511679719" table:style-name="ce6">
            <text:p>1.054</text:p>
          </table:table-cell>
          <table:table-cell office:value-type="float" office:value="2742.2929186284" table:style-name="ce5">
            <text:p><text:s/>2,742<text:s/></text:p>
          </table:table-cell>
          <table:table-cell office:value-type="float" office:value="1.0417733658840851" table:style-name="ce6">
            <text:p>1.042</text:p>
          </table:table-cell>
          <table:table-cell office:value-type="float" office:value="2856.8477240796001" table:style-name="ce5">
            <text:p><text:s/>2,85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56.8477240796001" table:style-name="ce5">
            <text:p><text:s/>2,857<text:s/></text:p>
          </table:table-cell>
          <table:table-cell office:value-type="float" office:value="1.0243921515291301" table:style-name="ce6">
            <text:p>1.024</text:p>
          </table:table-cell>
          <table:table-cell office:value-type="float" office:value="2926.5323866609997" table:style-name="ce5">
            <text:p><text:s/>2,927<text:s/></text:p>
          </table:table-cell>
          <table:table-cell office:value-type="float" office:value="1.0682367814608171" table:style-name="ce6">
            <text:p>1.068</text:p>
          </table:table-cell>
          <table:table-cell office:value-type="float" office:value="3126.2295375675903" table:style-name="ce5">
            <text:p><text:s/>3,1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126.2295375675903" table:style-name="ce5">
            <text:p><text:s/>3,126<text:s/></text:p>
          </table:table-cell>
          <table:table-cell office:value-type="float" office:value="1.0490609219616056" table:style-name="ce6">
            <text:p>1.049</text:p>
          </table:table-cell>
          <table:table-cell office:value-type="float" office:value="3279.60524094426" table:style-name="ce5">
            <text:p><text:s/>3,280<text:s/></text:p>
          </table:table-cell>
          <table:table-cell office:value-type="float" office:value="1.0630859350490245" table:style-name="ce6">
            <text:p>1.063</text:p>
          </table:table-cell>
          <table:table-cell office:value-type="float" office:value="3486.50220416091" table:style-name="ce5">
            <text:p><text:s/>3,48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486.50220416091" table:style-name="ce5">
            <text:p><text:s/>3,487<text:s/></text:p>
          </table:table-cell>
          <table:table-cell office:value-type="float" office:value="1.0360427079713241" table:style-name="ce6">
            <text:p>1.036</text:p>
          </table:table-cell>
          <table:table-cell office:value-type="float" office:value="3612.1651849468599" table:style-name="ce5">
            <text:p><text:s/>3,612<text:s/></text:p>
          </table:table-cell>
          <table:table-cell office:value-type="float" office:value="1.1707056184752751" table:style-name="ce6">
            <text:p>1.171</text:p>
          </table:table-cell>
          <table:table-cell office:value-type="float" office:value="4228.7820768780703" table:style-name="ce5">
            <text:p><text:s/>4,22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228.7820768780703" table:style-name="ce5">
            <text:p><text:s/>4,229<text:s/></text:p>
          </table:table-cell>
          <table:table-cell office:value-type="float" office:value="1.0673168849161598" table:style-name="ce6">
            <text:p>1.067</text:p>
          </table:table-cell>
          <table:table-cell office:value-type="float" office:value="4513.4505132827899" table:style-name="ce5">
            <text:p><text:s/>4,513<text:s/></text:p>
          </table:table-cell>
          <table:table-cell office:value-type="float" office:value="1.0340274518241599" table:style-name="ce6">
            <text:p>1.034</text:p>
          </table:table-cell>
          <table:table-cell office:value-type="float" office:value="4667.0317331842498" table:style-name="ce5">
            <text:p><text:s/>4,66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667.0317331842498" table:style-name="ce5">
            <text:p><text:s/>4,667<text:s/></text:p>
          </table:table-cell>
          <table:table-cell office:value-type="float" office:value="1.0142455482618946" table:style-name="ce6">
            <text:p>1.014</text:p>
          </table:table-cell>
          <table:table-cell office:value-type="float" office:value="4733.5161589791205" table:style-name="ce5">
            <text:p><text:s/>4,734<text:s/></text:p>
          </table:table-cell>
          <table:table-cell office:value-type="float" office:value="0.91714454694988823" table:style-name="ce6">
            <text:p>0.917</text:p>
          </table:table-cell>
          <table:table-cell office:value-type="float" office:value="4341.3185331068798" table:style-name="ce5">
            <text:p><text:s/>4,34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341.3185331068798" table:style-name="ce5">
            <text:p><text:s/>4,341<text:s/></text:p>
          </table:table-cell>
          <table:table-cell office:value-type="float" office:value="0.99917632527878086" table:style-name="ce6">
            <text:p>0.999</text:p>
          </table:table-cell>
          <table:table-cell office:value-type="float" office:value="4337.7426987744002" table:style-name="ce5">
            <text:p><text:s/>4,338<text:s/></text:p>
          </table:table-cell>
          <table:table-cell office:value-type="float" office:value="1.2714831662588539" table:style-name="ce6">
            <text:p>1.271</text:p>
          </table:table-cell>
          <table:table-cell office:value-type="float" office:value="5515.3668210538999" table:style-name="ce5">
            <text:p><text:s/>5,51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515.3668210538999" table:style-name="ce5">
            <text:p><text:s/>5,515<text:s/></text:p>
          </table:table-cell>
          <table:table-cell office:value-type="float" office:value="1.0066925726334168" table:style-name="ce6">
            <text:p>1.007</text:p>
          </table:table-cell>
          <table:table-cell office:value-type="float" office:value="5552.2788141037399" table:style-name="ce5">
            <text:p><text:s/>5,552<text:s/></text:p>
          </table:table-cell>
          <table:table-cell office:value-type="float" office:value="1.1294113694464885" table:style-name="ce6">
            <text:p>1.129</text:p>
          </table:table-cell>
          <table:table-cell office:value-type="float" office:value="6270.8068189856303" table:style-name="ce5">
            <text:p><text:s/>6,27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270.8068189856303" table:style-name="ce5">
            <text:p><text:s/>6,271<text:s/></text:p>
          </table:table-cell>
          <table:table-cell office:value-type="float" office:value="1.0096192780420619" table:style-name="ce6">
            <text:p>1.010</text:p>
          </table:table-cell>
          <table:table-cell office:value-type="float" office:value="6331.12745332551" table:style-name="ce5">
            <text:p><text:s/>6,331<text:s/></text:p>
          </table:table-cell>
          <table:table-cell office:value-type="float" office:value="0.94949388267795154" table:style-name="ce6">
            <text:p>0.949</text:p>
          </table:table-cell>
          <table:table-cell office:value-type="float" office:value="6011.3667873870099" table:style-name="ce5">
            <text:p><text:s/>6,01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011.3667873870099" table:style-name="ce5">
            <text:p><text:s/>6,011<text:s/></text:p>
          </table:table-cell>
          <table:table-cell office:value-type="float" office:value="1.0152301701785671" table:style-name="ce6">
            <text:p>1.015</text:p>
          </table:table-cell>
          <table:table-cell office:value-type="float" office:value="6102.9209265647005" table:style-name="ce5">
            <text:p><text:s/>6,103<text:s/></text:p>
          </table:table-cell>
          <table:table-cell office:value-type="float" office:value="1.0406972187374344" table:style-name="ce6">
            <text:p>1.041</text:p>
          </table:table-cell>
          <table:table-cell office:value-type="float" office:value="6351.2928344503698" table:style-name="ce5">
            <text:p><text:s/>6,35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9.25281274128" table:style-name="ce5">
            <text:p><text:s/>18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89.25281274128" table:style-name="ce5">
            <text:p><text:s/>189<text:s/></text:p>
          </table:table-cell>
          <table:table-cell office:value-type="float" office:value="1.0212396755422344" table:style-name="ce6">
            <text:p>1.021</text:p>
          </table:table-cell>
          <table:table-cell office:value-type="float" office:value="193.27248107936001" table:style-name="ce5">
            <text:p><text:s/>193<text:s/></text:p>
          </table:table-cell>
          <table:table-cell office:value-type="float" office:value="1.1555219064359079" table:style-name="ce6">
            <text:p>1.156</text:p>
          </table:table-cell>
          <table:table-cell office:value-type="float" office:value="223.33058579842" table:style-name="ce5">
            <text:p><text:s/>22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23.33058579842" table:style-name="ce5">
            <text:p><text:s/>223<text:s/></text:p>
          </table:table-cell>
          <table:table-cell office:value-type="float" office:value="0.91360858236428577" table:style-name="ce6">
            <text:p>0.914</text:p>
          </table:table-cell>
          <table:table-cell office:value-type="float" office:value="204.03673988988001" table:style-name="ce5">
            <text:p><text:s/>204<text:s/></text:p>
          </table:table-cell>
          <table:table-cell office:value-type="float" office:value="1.0420542252775211" table:style-name="ce6">
            <text:p>1.042</text:p>
          </table:table-cell>
          <table:table-cell office:value-type="float" office:value="212.61734691409998" table:style-name="ce5">
            <text:p><text:s/>21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2.61734691409998" table:style-name="ce5">
            <text:p><text:s/>213<text:s/></text:p>
          </table:table-cell>
          <table:table-cell office:value-type="float" office:value="1.1013683093251914" table:style-name="ce6">
            <text:p>1.101</text:p>
          </table:table-cell>
          <table:table-cell office:value-type="float" office:value="234.17000790399001" table:style-name="ce5">
            <text:p><text:s/>234<text:s/></text:p>
          </table:table-cell>
          <table:table-cell office:value-type="float" office:value="1.0762728913737876" table:style-name="ce6">
            <text:p>1.076</text:p>
          </table:table-cell>
          <table:table-cell office:value-type="float" office:value="252.03083147985001" table:style-name="ce5">
            <text:p><text:s/>25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52.03083147985001" table:style-name="ce5">
            <text:p><text:s/>252<text:s/></text:p>
          </table:table-cell>
          <table:table-cell office:value-type="float" office:value="0.92572326854237796" table:style-name="ce6">
            <text:p>0.926</text:p>
          </table:table-cell>
          <table:table-cell office:value-type="float" office:value="233.31080509097998" table:style-name="ce5">
            <text:p><text:s/>233<text:s/></text:p>
          </table:table-cell>
          <table:table-cell office:value-type="float" office:value="1.0740203424276284" table:style-name="ce6">
            <text:p>1.074</text:p>
          </table:table-cell>
          <table:table-cell office:value-type="float" office:value="250.58055077588" table:style-name="ce5">
            <text:p><text:s/>25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0.58055077588" table:style-name="ce5">
            <text:p><text:s/>251<text:s/></text:p>
          </table:table-cell>
          <table:table-cell office:value-type="float" office:value="1.0001589096597749" table:style-name="ce6">
            <text:p>1.000</text:p>
          </table:table-cell>
          <table:table-cell office:value-type="float" office:value="250.62037044594999" table:style-name="ce5">
            <text:p><text:s/>251<text:s/></text:p>
          </table:table-cell>
          <table:table-cell office:value-type="float" office:value="1.0751027353041493" table:style-name="ce6">
            <text:p>1.075</text:p>
          </table:table-cell>
          <table:table-cell office:value-type="float" office:value="269.44264578938004" table:style-name="ce5">
            <text:p><text:s/>26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9.44264578938004" table:style-name="ce5">
            <text:p><text:s/>269<text:s/></text:p>
          </table:table-cell>
          <table:table-cell office:value-type="float" office:value="1.1059419552610594" table:style-name="ce6">
            <text:p>1.106</text:p>
          </table:table-cell>
          <table:table-cell office:value-type="float" office:value="297.98792651502004" table:style-name="ce5">
            <text:p><text:s/>298<text:s/></text:p>
          </table:table-cell>
          <table:table-cell office:value-type="float" office:value="0.91232655741019375" table:style-name="ce6">
            <text:p>0.912</text:p>
          </table:table-cell>
          <table:table-cell office:value-type="float" office:value="271.86229914724998" table:style-name="ce5">
            <text:p><text:s/>27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71.86229914724998" table:style-name="ce5">
            <text:p><text:s/>272<text:s/></text:p>
          </table:table-cell>
          <table:table-cell office:value-type="float" office:value="1.0250764045408427" table:style-name="ce6">
            <text:p>1.025</text:p>
          </table:table-cell>
          <table:table-cell office:value-type="float" office:value="278.67962814007001" table:style-name="ce5">
            <text:p><text:s/>279<text:s/></text:p>
          </table:table-cell>
          <table:table-cell office:value-type="float" office:value="1.0125154972941435" table:style-name="ce6">
            <text:p>1.013</text:p>
          </table:table-cell>
          <table:table-cell office:value-type="float" office:value="282.16744227199001" table:style-name="ce5">
            <text:p><text:s/>28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2.16744227199001" table:style-name="ce5">
            <text:p><text:s/>282<text:s/></text:p>
          </table:table-cell>
          <table:table-cell office:value-type="float" office:value="0.74591578345810139" table:style-name="ce6">
            <text:p>0.746</text:p>
          </table:table-cell>
          <table:table-cell office:value-type="float" office:value="210.47314876868001" table:style-name="ce5">
            <text:p><text:s/>210<text:s/></text:p>
          </table:table-cell>
          <table:table-cell office:value-type="float" office:value="1.0916348664874442" table:style-name="ce6">
            <text:p>1.092</text:p>
          </table:table-cell>
          <table:table-cell office:value-type="float" office:value="229.75982765529" table:style-name="ce5">
            <text:p><text:s/>23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9.75982765529" table:style-name="ce5">
            <text:p><text:s/>230<text:s/></text:p>
          </table:table-cell>
          <table:table-cell office:value-type="float" office:value="1.3001237239245567" table:style-name="ce6">
            <text:p>1.300</text:p>
          </table:table-cell>
          <table:table-cell office:value-type="float" office:value="298.71620273946002" table:style-name="ce5">
            <text:p><text:s/>299<text:s/></text:p>
          </table:table-cell>
          <table:table-cell office:value-type="float" office:value="1.0089907984183988" table:style-name="ce6">
            <text:p>1.009</text:p>
          </table:table-cell>
          <table:table-cell office:value-type="float" office:value="301.40189990260001" table:style-name="ce5">
            <text:p><text:s/>30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01.40189990260001" table:style-name="ce5">
            <text:p><text:s/>301<text:s/></text:p>
          </table:table-cell>
          <table:table-cell office:value-type="float" office:value="1.0265286878650199" table:style-name="ce6">
            <text:p>1.027</text:p>
          </table:table-cell>
          <table:table-cell office:value-type="float" office:value="309.39769682704002" table:style-name="ce5">
            <text:p><text:s/>309<text:s/></text:p>
          </table:table-cell>
          <table:table-cell office:value-type="float" office:value="1.1314403354283982" table:style-name="ce6">
            <text:p>1.131</text:p>
          </table:table-cell>
          <table:table-cell office:value-type="float" office:value="350.06503387876" table:style-name="ce5">
            <text:p><text:s/>35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50.06503387876" table:style-name="ce5">
            <text:p><text:s/>350<text:s/></text:p>
          </table:table-cell>
          <table:table-cell office:value-type="float" office:value="1.0941336397831805" table:style-name="ce6">
            <text:p>1.094</text:p>
          </table:table-cell>
          <table:table-cell office:value-type="float" office:value="383.01792967859001" table:style-name="ce5">
            <text:p><text:s/>383<text:s/></text:p>
          </table:table-cell>
          <table:table-cell office:value-type="float" office:value="0.82510756783570893" table:style-name="ce6">
            <text:p>0.825</text:p>
          </table:table-cell>
          <table:table-cell office:value-type="float" office:value="316.03099239456998" table:style-name="ce5">
            <text:p><text:s/>3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6.03099239456998" table:style-name="ce5">
            <text:p><text:s/>316<text:s/></text:p>
          </table:table-cell>
          <table:table-cell office:value-type="float" office:value="1.0506399600280312" table:style-name="ce6">
            <text:p>1.051</text:p>
          </table:table-cell>
          <table:table-cell office:value-type="float" office:value="332.03478921704999" table:style-name="ce5">
            <text:p><text:s/>332<text:s/></text:p>
          </table:table-cell>
          <table:table-cell office:value-type="float" office:value="1.1424909933751619" table:style-name="ce6">
            <text:p>1.142</text:p>
          </table:table-cell>
          <table:table-cell office:value-type="float" office:value="379.34675616769999" table:style-name="ce5">
            <text:p><text:s/>37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79.34675616769999" table:style-name="ce5">
            <text:p><text:s/>379<text:s/></text:p>
          </table:table-cell>
          <table:table-cell office:value-type="float" office:value="1.0226795113366587" table:style-name="ce6">
            <text:p>1.023</text:p>
          </table:table-cell>
          <table:table-cell office:value-type="float" office:value="387.95015522473" table:style-name="ce5">
            <text:p><text:s/>388<text:s/></text:p>
          </table:table-cell>
          <table:table-cell office:value-type="float" office:value="1.2525669008241294" table:style-name="ce6">
            <text:p>1.253</text:p>
          </table:table-cell>
          <table:table-cell office:value-type="float" office:value="485.93352360407999" table:style-name="ce5">
            <text:p><text:s/>48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85.93352360407999" table:style-name="ce5">
            <text:p><text:s/>486<text:s/></text:p>
          </table:table-cell>
          <table:table-cell office:value-type="float" office:value="0.98618659896225025" table:style-name="ce6">
            <text:p>0.986</text:p>
          </table:table-cell>
          <table:table-cell office:value-type="float" office:value="479.22112896484998" table:style-name="ce5">
            <text:p><text:s/>479<text:s/></text:p>
          </table:table-cell>
          <table:table-cell office:value-type="float" office:value="1.4219339705122871" table:style-name="ce6">
            <text:p>1.422</text:p>
          </table:table-cell>
          <table:table-cell office:value-type="float" office:value="681.42080266236997" table:style-name="ce5">
            <text:p><text:s/>68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81.42080266236997" table:style-name="ce5">
            <text:p><text:s/>681<text:s/></text:p>
          </table:table-cell>
          <table:table-cell office:value-type="float" office:value="1.0108207946749805" table:style-name="ce6">
            <text:p>1.011</text:p>
          </table:table-cell>
          <table:table-cell office:value-type="float" office:value="688.79431725524" table:style-name="ce5">
            <text:p><text:s/>689<text:s/></text:p>
          </table:table-cell>
          <table:table-cell office:value-type="float" office:value="0.79804043166582661" table:style-name="ce6">
            <text:p>0.798</text:p>
          </table:table-cell>
          <table:table-cell office:value-type="float" office:value="549.68571427133998" table:style-name="ce5">
            <text:p><text:s/>55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49.68571427133998" table:style-name="ce5">
            <text:p><text:s/>550<text:s/></text:p>
          </table:table-cell>
          <table:table-cell office:value-type="float" office:value="0.98167732150488762" table:style-name="ce6">
            <text:p>0.982</text:p>
          </table:table-cell>
          <table:table-cell office:value-type="float" office:value="539.61399965538999" table:style-name="ce5">
            <text:p><text:s/>540<text:s/></text:p>
          </table:table-cell>
          <table:table-cell office:value-type="float" office:value="1.0272978010985208" table:style-name="ce6">
            <text:p>1.027</text:p>
          </table:table-cell>
          <table:table-cell office:value-type="float" office:value="554.34427528796004" table:style-name="ce5">
            <text:p><text:s/>55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06.1944162409197" table:style-name="ce5">
            <text:p><text:s/>1,40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06.1944162409197" table:style-name="ce5">
            <text:p><text:s/>1,406<text:s/></text:p>
          </table:table-cell>
          <table:table-cell office:value-type="float" office:value="1.0354481089432659" table:style-name="ce6">
            <text:p>1.035</text:p>
          </table:table-cell>
          <table:table-cell office:value-type="float" office:value="1456.04134910324" table:style-name="ce5">
            <text:p><text:s/>1,456<text:s/></text:p>
          </table:table-cell>
          <table:table-cell office:value-type="float" office:value="1.0361301428767391" table:style-name="ce6">
            <text:p>1.036</text:p>
          </table:table-cell>
          <table:table-cell office:value-type="float" office:value="1508.6483310807801" table:style-name="ce5">
            <text:p><text:s/>1,50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08.6483310807801" table:style-name="ce5">
            <text:p><text:s/>1,509<text:s/></text:p>
          </table:table-cell>
          <table:table-cell office:value-type="float" office:value="1.0478474397843449" table:style-name="ce6">
            <text:p>1.048</text:p>
          </table:table-cell>
          <table:table-cell office:value-type="float" office:value="1580.8332912579201" table:style-name="ce5">
            <text:p><text:s/>1,581<text:s/></text:p>
          </table:table-cell>
          <table:table-cell office:value-type="float" office:value="1.02930628777296" table:style-name="ce6">
            <text:p>1.029</text:p>
          </table:table-cell>
          <table:table-cell office:value-type="float" office:value="1627.1616466126002" table:style-name="ce5">
            <text:p><text:s/>1,62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27.1616466126002" table:style-name="ce5">
            <text:p><text:s/>1,627<text:s/></text:p>
          </table:table-cell>
          <table:table-cell office:value-type="float" office:value="1.0669085593414496" table:style-name="ce6">
            <text:p>1.067</text:p>
          </table:table-cell>
          <table:table-cell office:value-type="float" office:value="1736.03268820311" table:style-name="ce5">
            <text:p><text:s/>1,736<text:s/></text:p>
          </table:table-cell>
          <table:table-cell office:value-type="float" office:value="1.0366506780652254" table:style-name="ce6">
            <text:p>1.037</text:p>
          </table:table-cell>
          <table:table-cell office:value-type="float" office:value="1799.65946336915" table:style-name="ce5">
            <text:p><text:s/>1,80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99.65946336915" table:style-name="ce5">
            <text:p><text:s/>1,800<text:s/></text:p>
          </table:table-cell>
          <table:table-cell office:value-type="float" office:value="1.0326209116806273" table:style-name="ce6">
            <text:p>1.033</text:p>
          </table:table-cell>
          <table:table-cell office:value-type="float" office:value="1858.36599577892" table:style-name="ce5">
            <text:p><text:s/>1,858<text:s/></text:p>
          </table:table-cell>
          <table:table-cell office:value-type="float" office:value="1.0485909710140555" table:style-name="ce6">
            <text:p>1.049</text:p>
          </table:table-cell>
          <table:table-cell office:value-type="float" office:value="1948.6658040133198" table:style-name="ce5">
            <text:p><text:s/>1,94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48.6658040133198" table:style-name="ce5">
            <text:p><text:s/>1,949<text:s/></text:p>
          </table:table-cell>
          <table:table-cell office:value-type="float" office:value="1.0714588444912119" table:style-name="ce6">
            <text:p>1.071</text:p>
          </table:table-cell>
          <table:table-cell office:value-type="float" office:value="2087.9152106676497" table:style-name="ce5">
            <text:p><text:s/>2,088<text:s/></text:p>
          </table:table-cell>
          <table:table-cell office:value-type="float" office:value="1.0932731376417801" table:style-name="ce6">
            <text:p>1.093</text:p>
          </table:table-cell>
          <table:table-cell office:value-type="float" office:value="2282.6616134966198" table:style-name="ce5">
            <text:p><text:s/>2,28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82.6616134966198" table:style-name="ce5">
            <text:p><text:s/>2,283<text:s/></text:p>
          </table:table-cell>
          <table:table-cell office:value-type="float" office:value="1.0725412669044323" table:style-name="ce6">
            <text:p>1.073</text:p>
          </table:table-cell>
          <table:table-cell office:value-type="float" office:value="2448.2487788537801" table:style-name="ce5">
            <text:p><text:s/>2,448<text:s/></text:p>
          </table:table-cell>
          <table:table-cell office:value-type="float" office:value="0.95131972644572149" table:style-name="ce6">
            <text:p>0.951</text:p>
          </table:table-cell>
          <table:table-cell office:value-type="float" office:value="2329.0673585702502" table:style-name="ce5">
            <text:p><text:s/>2,32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29.0673585702502" table:style-name="ce5">
            <text:p><text:s/>2,329<text:s/></text:p>
          </table:table-cell>
          <table:table-cell office:value-type="float" office:value="1.0577681583244007" table:style-name="ce6">
            <text:p>1.058</text:p>
          </table:table-cell>
          <table:table-cell office:value-type="float" office:value="2463.6132904883298" table:style-name="ce5">
            <text:p><text:s/>2,464<text:s/></text:p>
          </table:table-cell>
          <table:table-cell office:value-type="float" office:value="1.0450829648257276" table:style-name="ce6">
            <text:p>1.045</text:p>
          </table:table-cell>
          <table:table-cell office:value-type="float" office:value="2574.6802818076098" table:style-name="ce5">
            <text:p><text:s/>2,57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574.6802818076098" table:style-name="ce5">
            <text:p><text:s/>2,575<text:s/></text:p>
          </table:table-cell>
          <table:table-cell office:value-type="float" office:value="1.0549112668798828" table:style-name="ce6">
            <text:p>1.055</text:p>
          </table:table-cell>
          <table:table-cell office:value-type="float" office:value="2716.0592378923197" table:style-name="ce5">
            <text:p><text:s/>2,716<text:s/></text:p>
          </table:table-cell>
          <table:table-cell office:value-type="float" office:value="1.066423614589489" table:style-name="ce6">
            <text:p>1.066</text:p>
          </table:table-cell>
          <table:table-cell office:value-type="float" office:value="2896.4697099123" table:style-name="ce5">
            <text:p><text:s/>2,89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896.4697099123" table:style-name="ce5">
            <text:p><text:s/>2,896<text:s/></text:p>
          </table:table-cell>
          <table:table-cell office:value-type="float" office:value="1.0291455933419915" table:style-name="ce6">
            <text:p>1.029</text:p>
          </table:table-cell>
          <table:table-cell office:value-type="float" office:value="2980.8890382048003" table:style-name="ce5">
            <text:p><text:s/>2,981<text:s/></text:p>
          </table:table-cell>
          <table:table-cell office:value-type="float" office:value="1.0685068325040685" table:style-name="ce6">
            <text:p>1.069</text:p>
          </table:table-cell>
          <table:table-cell office:value-type="float" office:value="3185.1003042583102" table:style-name="ce5">
            <text:p><text:s/>3,18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185.1003042583102" table:style-name="ce5">
            <text:p><text:s/>3,185<text:s/></text:p>
          </table:table-cell>
          <table:table-cell office:value-type="float" office:value="1.036943007321997" table:style-name="ce6">
            <text:p>1.037</text:p>
          </table:table-cell>
          <table:table-cell office:value-type="float" office:value="3302.7674881198195" table:style-name="ce5">
            <text:p><text:s/>3,303<text:s/></text:p>
          </table:table-cell>
          <table:table-cell office:value-type="float" office:value="1.1743839240731304" table:style-name="ce6">
            <text:p>1.174</text:p>
          </table:table-cell>
          <table:table-cell office:value-type="float" office:value="3878.7170429993098" table:style-name="ce5">
            <text:p><text:s/>3,87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878.7170429993098" table:style-name="ce5">
            <text:p><text:s/>3,879<text:s/></text:p>
          </table:table-cell>
          <table:table-cell office:value-type="float" office:value="1.0648965979766973" table:style-name="ce6">
            <text:p>1.065</text:p>
          </table:table-cell>
          <table:table-cell office:value-type="float" office:value="4130.4325836042008" table:style-name="ce5">
            <text:p><text:s/>4,130<text:s/></text:p>
          </table:table-cell>
          <table:table-cell office:value-type="float" office:value="1.0534007401696923" table:style-name="ce6">
            <text:p>1.053</text:p>
          </table:table-cell>
          <table:table-cell office:value-type="float" office:value="4351.0007407896792" table:style-name="ce5">
            <text:p><text:s/>4,35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351.0007407896792" table:style-name="ce5">
            <text:p><text:s/>4,351<text:s/></text:p>
          </table:table-cell>
          <table:table-cell office:value-type="float" office:value="1.0116020731734532" table:style-name="ce6">
            <text:p>1.012</text:p>
          </table:table-cell>
          <table:table-cell office:value-type="float" office:value="4401.4813697620702" table:style-name="ce5">
            <text:p><text:s/>4,401<text:s/></text:p>
          </table:table-cell>
          <table:table-cell office:value-type="float" office:value="0.90014507482814843" table:style-name="ce6">
            <text:p>0.900</text:p>
          </table:table-cell>
          <table:table-cell office:value-type="float" office:value="3961.9717769391805" table:style-name="ce5">
            <text:p><text:s/>3,96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961.9717769391805" table:style-name="ce5">
            <text:p><text:s/>3,962<text:s/></text:p>
          </table:table-cell>
          <table:table-cell office:value-type="float" office:value="0.99692596664610278" table:style-name="ce6">
            <text:p>0.997</text:p>
          </table:table-cell>
          <table:table-cell office:value-type="float" office:value="3949.7925435496695" table:style-name="ce5">
            <text:p><text:s/>3,950<text:s/></text:p>
          </table:table-cell>
          <table:table-cell office:value-type="float" office:value="1.2733411291849468" table:style-name="ce6">
            <text:p>1.273</text:p>
          </table:table-cell>
          <table:table-cell office:value-type="float" office:value="5029.4332974498193" table:style-name="ce5">
            <text:p><text:s/>5,02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029.4332974498193" table:style-name="ce5">
            <text:p><text:s/>5,029<text:s/></text:p>
          </table:table-cell>
          <table:table-cell office:value-type="float" office:value="1.0086738177263808" table:style-name="ce6">
            <text:p>1.009</text:p>
          </table:table-cell>
          <table:table-cell office:value-type="float" office:value="5073.0576851388896" table:style-name="ce5">
            <text:p><text:s/>5,073<text:s/></text:p>
          </table:table-cell>
          <table:table-cell office:value-type="float" office:value="1.1017785255422805" table:style-name="ce6">
            <text:p>1.102</text:p>
          </table:table-cell>
          <table:table-cell office:value-type="float" office:value="5589.3860163232603" table:style-name="ce5">
            <text:p><text:s/>5,58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589.3860163232603" table:style-name="ce5">
            <text:p><text:s/>5,589<text:s/></text:p>
          </table:table-cell>
          <table:table-cell office:value-type="float" office:value="1.0094727971180346" table:style-name="ce6">
            <text:p>1.009</text:p>
          </table:table-cell>
          <table:table-cell office:value-type="float" office:value="5642.3331360702705" table:style-name="ce5">
            <text:p><text:s/>5,642<text:s/></text:p>
          </table:table-cell>
          <table:table-cell office:value-type="float" office:value="0.96798273717662464" table:style-name="ce6">
            <text:p>0.968</text:p>
          </table:table-cell>
          <table:table-cell office:value-type="float" office:value="5461.6810731156693" table:style-name="ce5">
            <text:p><text:s/>5,46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461.6810731156693" table:style-name="ce5">
            <text:p><text:s/>5,462<text:s/></text:p>
          </table:table-cell>
          <table:table-cell office:value-type="float" office:value="1.0186070648273258" table:style-name="ce6">
            <text:p>1.019</text:p>
          </table:table-cell>
          <table:table-cell office:value-type="float" office:value="5563.3069269093103" table:style-name="ce5">
            <text:p><text:s/>5,563<text:s/></text:p>
          </table:table-cell>
          <table:table-cell office:value-type="float" office:value="1.0419968977665051" table:style-name="ce6">
            <text:p>1.042</text:p>
          </table:table-cell>
          <table:table-cell office:value-type="float" office:value="5796.9485591624098" table:style-name="ce5">
            <text:p><text:s/>5,79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3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59.44434483452994" table:style-name="ce5">
            <text:p><text:s/>55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59.44434483452994" table:style-name="ce5">
            <text:p><text:s/>559<text:s/></text:p>
          </table:table-cell>
          <table:table-cell office:value-type="float" office:value="1.0047139680244332" table:style-name="ce6">
            <text:p>1.005</text:p>
          </table:table-cell>
          <table:table-cell office:value-type="float" office:value="562.08154758753005" table:style-name="ce5">
            <text:p><text:s/>562<text:s/></text:p>
          </table:table-cell>
          <table:table-cell office:value-type="float" office:value="1.1537055902758062" table:style-name="ce6">
            <text:p>1.154</text:p>
          </table:table-cell>
          <table:table-cell office:value-type="float" office:value="648.47662364260998" table:style-name="ce5">
            <text:p><text:s/>64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48.47662364260998" table:style-name="ce5">
            <text:p><text:s/>648<text:s/></text:p>
          </table:table-cell>
          <table:table-cell office:value-type="float" office:value="0.98919435245232257" table:style-name="ce6">
            <text:p>0.989</text:p>
          </table:table-cell>
          <table:table-cell office:value-type="float" office:value="641.46941380461999" table:style-name="ce5">
            <text:p><text:s/>641<text:s/></text:p>
          </table:table-cell>
          <table:table-cell office:value-type="float" office:value="2.1284034961405776" table:style-name="ce6">
            <text:p>2.128</text:p>
          </table:table-cell>
          <table:table-cell office:value-type="float" office:value="1365.305743009" table:style-name="ce5">
            <text:p><text:s/>1,36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65.305743009" table:style-name="ce5">
            <text:p><text:s/>1,365<text:s/></text:p>
          </table:table-cell>
          <table:table-cell office:value-type="float" office:value="1.0808106313885715" table:style-name="ce6">
            <text:p>1.081</text:p>
          </table:table-cell>
          <table:table-cell office:value-type="float" office:value="1475.6369621400002" table:style-name="ce5">
            <text:p><text:s/>1,476<text:s/></text:p>
          </table:table-cell>
          <table:table-cell office:value-type="float" office:value="0.79489062519587061" table:style-name="ce6">
            <text:p>0.795</text:p>
          </table:table-cell>
          <table:table-cell office:value-type="float" office:value="1172.9699873975999" table:style-name="ce5">
            <text:p><text:s/>1,17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72.9699873975999" table:style-name="ce5">
            <text:p><text:s/>1,173<text:s/></text:p>
          </table:table-cell>
          <table:table-cell office:value-type="float" office:value="1.0440129329700407" table:style-name="ce6">
            <text:p>1.044</text:p>
          </table:table-cell>
          <table:table-cell office:value-type="float" office:value="1224.5958368288" table:style-name="ce5">
            <text:p><text:s/>1,225<text:s/></text:p>
          </table:table-cell>
          <table:table-cell office:value-type="float" office:value="1.3657840320104913" table:style-name="ce6">
            <text:p>1.366</text:p>
          </table:table-cell>
          <table:table-cell office:value-type="float" office:value="1672.5334396073001" table:style-name="ce5">
            <text:p><text:s/>1,67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72.5334396073001" table:style-name="ce5">
            <text:p><text:s/>1,673<text:s/></text:p>
          </table:table-cell>
          <table:table-cell office:value-type="float" office:value="1.0293890755166253" table:style-name="ce6">
            <text:p>1.029</text:p>
          </table:table-cell>
          <table:table-cell office:value-type="float" office:value="1721.687651168" table:style-name="ce5">
            <text:p><text:s/>1,722<text:s/></text:p>
          </table:table-cell>
          <table:table-cell office:value-type="float" office:value="0.85546065904446844" table:style-name="ce6">
            <text:p>0.855</text:p>
          </table:table-cell>
          <table:table-cell office:value-type="float" office:value="1472.8360527369" table:style-name="ce5">
            <text:p><text:s/>1,47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72.8360527369" table:style-name="ce5">
            <text:p><text:s/>1,473<text:s/></text:p>
          </table:table-cell>
          <table:table-cell office:value-type="float" office:value="1.0447440869333284" table:style-name="ce6">
            <text:p>1.045</text:p>
          </table:table-cell>
          <table:table-cell office:value-type="float" office:value="1538.7367571191" table:style-name="ce5">
            <text:p><text:s/>1,539<text:s/></text:p>
          </table:table-cell>
          <table:table-cell office:value-type="float" office:value="0.92228137333496873" table:style-name="ce6">
            <text:p>0.922</text:p>
          </table:table-cell>
          <table:table-cell office:value-type="float" office:value="1419.1482495567998" table:style-name="ce5">
            <text:p><text:s/>1,41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19.1482495567998" table:style-name="ce5">
            <text:p><text:s/>1,419<text:s/></text:p>
          </table:table-cell>
          <table:table-cell office:value-type="float" office:value="1.0603350342155167" table:style-name="ce6">
            <text:p>1.060</text:p>
          </table:table-cell>
          <table:table-cell office:value-type="float" office:value="1504.7726077507" table:style-name="ce5">
            <text:p><text:s/>1,505<text:s/></text:p>
          </table:table-cell>
          <table:table-cell office:value-type="float" office:value="1.1588920504796374" table:style-name="ce6">
            <text:p>1.159</text:p>
          </table:table-cell>
          <table:table-cell office:value-type="float" office:value="1743.8690129017998" table:style-name="ce5">
            <text:p><text:s/>1,74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43.8690129017998" table:style-name="ce5">
            <text:p><text:s/>1,744<text:s/></text:p>
          </table:table-cell>
          <table:table-cell office:value-type="float" office:value="1.0424727569874945" table:style-name="ce6">
            <text:p>1.042</text:p>
          </table:table-cell>
          <table:table-cell office:value-type="float" office:value="1817.9359377047999" table:style-name="ce5">
            <text:p><text:s/>1,818<text:s/></text:p>
          </table:table-cell>
          <table:table-cell office:value-type="float" office:value="1.2972793370174613" table:style-name="ce6">
            <text:p>1.297</text:p>
          </table:table-cell>
          <table:table-cell office:value-type="float" office:value="2358.3707280058998" table:style-name="ce5">
            <text:p><text:s/>2,35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58.3707280058998" table:style-name="ce5">
            <text:p><text:s/>2,358<text:s/></text:p>
          </table:table-cell>
          <table:table-cell office:value-type="float" office:value="1.0160236186433091" table:style-name="ce6">
            <text:p>1.016</text:p>
          </table:table-cell>
          <table:table-cell office:value-type="float" office:value="2396.1603611710102" table:style-name="ce5">
            <text:p><text:s/>2,396<text:s/></text:p>
          </table:table-cell>
          <table:table-cell office:value-type="float" office:value="1.0848939040807011" table:style-name="ce6">
            <text:p>1.085</text:p>
          </table:table-cell>
          <table:table-cell office:value-type="float" office:value="2599.5797690342397" table:style-name="ce5">
            <text:p><text:s/>2,60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599.5797690342397" table:style-name="ce5">
            <text:p><text:s/>2,600<text:s/></text:p>
          </table:table-cell>
          <table:table-cell office:value-type="float" office:value="1.0853132842720585" table:style-name="ce6">
            <text:p>1.085</text:p>
          </table:table-cell>
          <table:table-cell office:value-type="float" office:value="2821.3584568577498" table:style-name="ce5">
            <text:p><text:s/>2,821<text:s/></text:p>
          </table:table-cell>
          <table:table-cell office:value-type="float" office:value="1.1655377965478273" table:style-name="ce6">
            <text:p>1.166</text:p>
          </table:table-cell>
          <table:table-cell office:value-type="float" office:value="3288.3999190775598" table:style-name="ce5">
            <text:p><text:s/>3,28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288.3999190775598" table:style-name="ce5">
            <text:p><text:s/>3,288<text:s/></text:p>
          </table:table-cell>
          <table:table-cell office:value-type="float" office:value="1.0831281496895491" table:style-name="ce6">
            <text:p>1.083</text:p>
          </table:table-cell>
          <table:table-cell office:value-type="float" office:value="3561.7585197897401" table:style-name="ce5">
            <text:p><text:s/>3,562<text:s/></text:p>
          </table:table-cell>
          <table:table-cell office:value-type="float" office:value="1.0645767345017758" table:style-name="ce6">
            <text:p>1.065</text:p>
          </table:table-cell>
          <table:table-cell office:value-type="float" office:value="3791.7652540816398" table:style-name="ce5">
            <text:p><text:s/>3,79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791.7652540816398" table:style-name="ce5">
            <text:p><text:s/>3,792<text:s/></text:p>
          </table:table-cell>
          <table:table-cell office:value-type="float" office:value="1.0843186284948816" table:style-name="ce6">
            <text:p>1.084</text:p>
          </table:table-cell>
          <table:table-cell office:value-type="float" office:value="4111.4816998803499" table:style-name="ce5">
            <text:p><text:s/>4,111<text:s/></text:p>
          </table:table-cell>
          <table:table-cell office:value-type="float" office:value="1.1146204765326269" table:style-name="ce6">
            <text:p>1.115</text:p>
          </table:table-cell>
          <table:table-cell office:value-type="float" office:value="4582.7416915758104" table:style-name="ce5">
            <text:p><text:s/>4,58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582.7416915758104" table:style-name="ce5">
            <text:p><text:s/>4,583<text:s/></text:p>
          </table:table-cell>
          <table:table-cell office:value-type="float" office:value="1.0239099853135432" table:style-name="ce6">
            <text:p>1.024</text:p>
          </table:table-cell>
          <table:table-cell office:value-type="float" office:value="4692.3149781171505" table:style-name="ce5">
            <text:p><text:s/>4,692<text:s/></text:p>
          </table:table-cell>
          <table:table-cell office:value-type="float" office:value="0.87728814163191826" table:style-name="ce6">
            <text:p>0.877</text:p>
          </table:table-cell>
          <table:table-cell office:value-type="float" office:value="4116.5122871040103" table:style-name="ce5">
            <text:p><text:s/>4,11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116.5122871040103" table:style-name="ce5">
            <text:p><text:s/>4,117<text:s/></text:p>
          </table:table-cell>
          <table:table-cell office:value-type="float" office:value="1.0188752944703374" table:style-name="ce6">
            <text:p>1.019</text:p>
          </table:table-cell>
          <table:table-cell office:value-type="float" office:value="4194.2126687138598" table:style-name="ce5">
            <text:p><text:s/>4,194<text:s/></text:p>
          </table:table-cell>
          <table:table-cell office:value-type="float" office:value="1.0481570297580827" table:style-name="ce6">
            <text:p>1.048</text:p>
          </table:table-cell>
          <table:table-cell office:value-type="float" office:value="4396.19349301284" table:style-name="ce5">
            <text:p><text:s/>4,39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396.19349301284" table:style-name="ce5">
            <text:p><text:s/>4,396<text:s/></text:p>
          </table:table-cell>
          <table:table-cell office:value-type="float" office:value="1.0618194490400825" table:style-name="ce6">
            <text:p>1.062</text:p>
          </table:table-cell>
          <table:table-cell office:value-type="float" office:value="4667.9637526244896" table:style-name="ce5">
            <text:p><text:s/>4,668<text:s/></text:p>
          </table:table-cell>
          <table:table-cell office:value-type="float" office:value="1.040217625490879" table:style-name="ce6">
            <text:p>1.040</text:p>
          </table:table-cell>
          <table:table-cell office:value-type="float" office:value="4855.6981706325396" table:style-name="ce5">
            <text:p><text:s/>4,85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855.6981706325396" table:style-name="ce5">
            <text:p><text:s/>4,856<text:s/></text:p>
          </table:table-cell>
          <table:table-cell office:value-type="float" office:value="1.0066969312558289" table:style-name="ce6">
            <text:p>1.007</text:p>
          </table:table-cell>
          <table:table-cell office:value-type="float" office:value="4888.2164474803203" table:style-name="ce5">
            <text:p><text:s/>4,888<text:s/></text:p>
          </table:table-cell>
          <table:table-cell office:value-type="float" office:value="1.0480295103360795" table:style-name="ce6">
            <text:p>1.048</text:p>
          </table:table-cell>
          <table:table-cell office:value-type="float" office:value="5122.9950898695697" table:style-name="ce5">
            <text:p><text:s/>5,12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5.1653899798" table:style-name="ce5">
            <text:p><text:s/>12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25.1653899798" table:style-name="ce5">
            <text:p><text:s/>125<text:s/></text:p>
          </table:table-cell>
          <table:table-cell office:value-type="float" office:value="1.0229958093098621" table:style-name="ce6">
            <text:p>1.023</text:p>
          </table:table-cell>
          <table:table-cell office:value-type="float" office:value="128.04366941997" table:style-name="ce5">
            <text:p><text:s/>128<text:s/></text:p>
          </table:table-cell>
          <table:table-cell office:value-type="float" office:value="1.1804796299580727" table:style-name="ce6">
            <text:p>1.180</text:p>
          </table:table-cell>
          <table:table-cell office:value-type="float" office:value="151.15294349535998" table:style-name="ce5">
            <text:p><text:s/>15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51.15294349535998" table:style-name="ce5">
            <text:p><text:s/>151<text:s/></text:p>
          </table:table-cell>
          <table:table-cell office:value-type="float" office:value="0.97890768366487113" table:style-name="ce6">
            <text:p>0.979</text:p>
          </table:table-cell>
          <table:table-cell office:value-type="float" office:value="147.96477779616998" table:style-name="ce5">
            <text:p><text:s/>148<text:s/></text:p>
          </table:table-cell>
          <table:table-cell office:value-type="float" office:value="2.800545936428366" table:style-name="ce6">
            <text:p>2.801</text:p>
          </table:table-cell>
          <table:table-cell office:value-type="float" office:value="414.38215719159001" table:style-name="ce5">
            <text:p><text:s/>4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14.38215719159001" table:style-name="ce5">
            <text:p><text:s/>414<text:s/></text:p>
          </table:table-cell>
          <table:table-cell office:value-type="float" office:value="1.0954113314539993" table:style-name="ce6">
            <text:p>1.095</text:p>
          </table:table-cell>
          <table:table-cell office:value-type="float" office:value="453.91891054001997" table:style-name="ce5">
            <text:p><text:s/>454<text:s/></text:p>
          </table:table-cell>
          <table:table-cell office:value-type="float" office:value="0.70434616779040782" table:style-name="ce6">
            <text:p>0.704</text:p>
          </table:table-cell>
          <table:table-cell office:value-type="float" office:value="319.71604512646002" table:style-name="ce5">
            <text:p><text:s/>32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19.71604512646002" table:style-name="ce5">
            <text:p><text:s/>320<text:s/></text:p>
          </table:table-cell>
          <table:table-cell office:value-type="float" office:value="1.0529362343245103" table:style-name="ce6">
            <text:p>1.053</text:p>
          </table:table-cell>
          <table:table-cell office:value-type="float" office:value="336.64060860858001" table:style-name="ce5">
            <text:p><text:s/>337<text:s/></text:p>
          </table:table-cell>
          <table:table-cell office:value-type="float" office:value="1.821525220161812" table:style-name="ce6">
            <text:p>1.822</text:p>
          </table:table-cell>
          <table:table-cell office:value-type="float" office:value="613.19935871115001" table:style-name="ce5">
            <text:p><text:s/>61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13.19935871115001" table:style-name="ce5">
            <text:p><text:s/>613<text:s/></text:p>
          </table:table-cell>
          <table:table-cell office:value-type="float" office:value="1.0294068062539252" table:style-name="ce6">
            <text:p>1.029</text:p>
          </table:table-cell>
          <table:table-cell office:value-type="float" office:value="631.23159344780004" table:style-name="ce5">
            <text:p><text:s/>631<text:s/></text:p>
          </table:table-cell>
          <table:table-cell office:value-type="float" office:value="0.54461194906472743" table:style-name="ce6">
            <text:p>0.545</text:p>
          </table:table-cell>
          <table:table-cell office:value-type="float" office:value="343.77626841884" table:style-name="ce5">
            <text:p><text:s/>34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43.77626841884" table:style-name="ce5">
            <text:p><text:s/>344<text:s/></text:p>
          </table:table-cell>
          <table:table-cell office:value-type="float" office:value="1.0438072734684576" table:style-name="ce6">
            <text:p>1.044</text:p>
          </table:table-cell>
          <table:table-cell office:value-type="float" office:value="358.83616942142999" table:style-name="ce5">
            <text:p><text:s/>359<text:s/></text:p>
          </table:table-cell>
          <table:table-cell office:value-type="float" office:value="1.1958392121148398" table:style-name="ce6">
            <text:p>1.196</text:p>
          </table:table-cell>
          <table:table-cell office:value-type="float" office:value="429.11036211922999" table:style-name="ce5">
            <text:p><text:s/>42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29.11036211922999" table:style-name="ce5">
            <text:p><text:s/>429<text:s/></text:p>
          </table:table-cell>
          <table:table-cell office:value-type="float" office:value="1.0582177809844608" table:style-name="ce6">
            <text:p>1.058</text:p>
          </table:table-cell>
          <table:table-cell office:value-type="float" office:value="454.09221519925001" table:style-name="ce5">
            <text:p><text:s/>454<text:s/></text:p>
          </table:table-cell>
          <table:table-cell office:value-type="float" office:value="0.96670721587114994" table:style-name="ce6">
            <text:p>0.967</text:p>
          </table:table-cell>
          <table:table-cell office:value-type="float" office:value="438.97422110402999" table:style-name="ce5">
            <text:p><text:s/>43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38.97422110402999" table:style-name="ce5">
            <text:p><text:s/>439<text:s/></text:p>
          </table:table-cell>
          <table:table-cell office:value-type="float" office:value="1.0419447378058824" table:style-name="ce6">
            <text:p>1.042</text:p>
          </table:table-cell>
          <table:table-cell office:value-type="float" office:value="457.38687971178001" table:style-name="ce5">
            <text:p><text:s/>457<text:s/></text:p>
          </table:table-cell>
          <table:table-cell office:value-type="float" office:value="1.3595535610183889" table:style-name="ce6">
            <text:p>1.360</text:p>
          </table:table-cell>
          <table:table-cell office:value-type="float" office:value="621.84196107523996" table:style-name="ce5">
            <text:p><text:s/>62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21.84196107523996" table:style-name="ce5">
            <text:p><text:s/>622<text:s/></text:p>
          </table:table-cell>
          <table:table-cell office:value-type="float" office:value="1.0146028121517217" table:style-name="ce6">
            <text:p>1.015</text:p>
          </table:table-cell>
          <table:table-cell office:value-type="float" office:value="630.92260242087991" table:style-name="ce5">
            <text:p><text:s/>631<text:s/></text:p>
          </table:table-cell>
          <table:table-cell office:value-type="float" office:value="0.98409229691528044" table:style-name="ce6">
            <text:p>0.984</text:p>
          </table:table-cell>
          <table:table-cell office:value-type="float" office:value="620.88607299213004" table:style-name="ce5">
            <text:p><text:s/>62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20.88607299213004" table:style-name="ce5">
            <text:p><text:s/>621<text:s/></text:p>
          </table:table-cell>
          <table:table-cell office:value-type="float" office:value="1.0981714524708506" table:style-name="ce6">
            <text:p>1.098</text:p>
          </table:table-cell>
          <table:table-cell office:value-type="float" office:value="681.83936059669009" table:style-name="ce5">
            <text:p><text:s/>682<text:s/></text:p>
          </table:table-cell>
          <table:table-cell office:value-type="float" office:value="1.421656407270727" table:style-name="ce6">
            <text:p>1.422</text:p>
          </table:table-cell>
          <table:table-cell office:value-type="float" office:value="969.34129572166" table:style-name="ce5">
            <text:p><text:s/>96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69.34129572166" table:style-name="ce5">
            <text:p><text:s/>969<text:s/></text:p>
          </table:table-cell>
          <table:table-cell office:value-type="float" office:value="1.0832765640760642" table:style-name="ce6">
            <text:p>1.083</text:p>
          </table:table-cell>
          <table:table-cell office:value-type="float" office:value="1050.0647082464" table:style-name="ce5">
            <text:p><text:s/>1,050<text:s/></text:p>
          </table:table-cell>
          <table:table-cell office:value-type="float" office:value="1.027869969389251" table:style-name="ce6">
            <text:p>1.028</text:p>
          </table:table-cell>
          <table:table-cell office:value-type="float" office:value="1079.32997952196" table:style-name="ce5">
            <text:p><text:s/>1,07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79.32997952196" table:style-name="ce5">
            <text:p><text:s/>1,079<text:s/></text:p>
          </table:table-cell>
          <table:table-cell office:value-type="float" office:value="1.0854576737678612" table:style-name="ce6">
            <text:p>1.085</text:p>
          </table:table-cell>
          <table:table-cell office:value-type="float" office:value="1171.5670087998199" table:style-name="ce5">
            <text:p><text:s/>1,172<text:s/></text:p>
          </table:table-cell>
          <table:table-cell office:value-type="float" office:value="1.3442854614646709" table:style-name="ce6">
            <text:p>1.344</text:p>
          </table:table-cell>
          <table:table-cell office:value-type="float" office:value="1574.92049706125" table:style-name="ce5">
            <text:p><text:s/>1,57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74.92049706125" table:style-name="ce5">
            <text:p><text:s/>1,575<text:s/></text:p>
          </table:table-cell>
          <table:table-cell office:value-type="float" office:value="1.0168313671986511" table:style-name="ce6">
            <text:p>1.017</text:p>
          </table:table-cell>
          <table:table-cell office:value-type="float" office:value="1601.4285622559701" table:style-name="ce5">
            <text:p><text:s/>1,601<text:s/></text:p>
          </table:table-cell>
          <table:table-cell office:value-type="float" office:value="0.70128159678620927" table:style-name="ce6">
            <text:p>0.701</text:p>
          </table:table-cell>
          <table:table-cell office:value-type="float" office:value="1123.0523792779099" table:style-name="ce5">
            <text:p><text:s/>1,12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23.0523792779099" table:style-name="ce5">
            <text:p><text:s/>1,123<text:s/></text:p>
          </table:table-cell>
          <table:table-cell office:value-type="float" office:value="1.018707903327402" table:style-name="ce6">
            <text:p>1.019</text:p>
          </table:table-cell>
          <table:table-cell office:value-type="float" office:value="1144.0623346210498" table:style-name="ce5">
            <text:p><text:s/>1,144<text:s/></text:p>
          </table:table-cell>
          <table:table-cell office:value-type="float" office:value="1.0652047733621521" table:style-name="ce6">
            <text:p>1.065</text:p>
          </table:table-cell>
          <table:table-cell office:value-type="float" office:value="1218.66065986219" table:style-name="ce5">
            <text:p><text:s/>1,21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18.66065986219" table:style-name="ce5">
            <text:p><text:s/>1,219<text:s/></text:p>
          </table:table-cell>
          <table:table-cell office:value-type="float" office:value="1.0495370463391316" table:style-name="ce6">
            <text:p>1.050</text:p>
          </table:table-cell>
          <table:table-cell office:value-type="float" office:value="1279.0295094414598" table:style-name="ce5">
            <text:p><text:s/>1,279<text:s/></text:p>
          </table:table-cell>
          <table:table-cell office:value-type="float" office:value="1.0756739733685794" table:style-name="ce6">
            <text:p>1.076</text:p>
          </table:table-cell>
          <table:table-cell office:value-type="float" office:value="1375.8187544765601" table:style-name="ce5">
            <text:p><text:s/>1,37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75.8187544765601" table:style-name="ce5">
            <text:p><text:s/>1,376<text:s/></text:p>
          </table:table-cell>
          <table:table-cell office:value-type="float" office:value="1.0070805764263449" table:style-name="ce6">
            <text:p>1.007</text:p>
          </table:table-cell>
          <table:table-cell office:value-type="float" office:value="1385.56034431643" table:style-name="ce5">
            <text:p><text:s/>1,386<text:s/></text:p>
          </table:table-cell>
          <table:table-cell office:value-type="float" office:value="0.99549551927693247" table:style-name="ce6">
            <text:p>0.995</text:p>
          </table:table-cell>
          <table:table-cell office:value-type="float" office:value="1379.31911445481" table:style-name="ce5">
            <text:p><text:s/>1,37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34.27895485472999" table:style-name="ce5">
            <text:p><text:s/>43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34.27895485472999" table:style-name="ce5">
            <text:p><text:s/>434<text:s/></text:p>
          </table:table-cell>
          <table:table-cell office:value-type="float" office:value="0.9994448805670294" table:style-name="ce6">
            <text:p>0.999</text:p>
          </table:table-cell>
          <table:table-cell office:value-type="float" office:value="434.03787816756" table:style-name="ce5">
            <text:p><text:s/>434<text:s/></text:p>
          </table:table-cell>
          <table:table-cell office:value-type="float" office:value="1.1458070946408472" table:style-name="ce6">
            <text:p>1.146</text:p>
          </table:table-cell>
          <table:table-cell office:value-type="float" office:value="497.32368014724995" table:style-name="ce5">
            <text:p><text:s/>49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97.32368014724995" table:style-name="ce5">
            <text:p><text:s/>497<text:s/></text:p>
          </table:table-cell>
          <table:table-cell office:value-type="float" office:value="0.99232080777318077" table:style-name="ce6">
            <text:p>0.992</text:p>
          </table:table-cell>
          <table:table-cell office:value-type="float" office:value="493.50463600845001" table:style-name="ce5">
            <text:p><text:s/>494<text:s/></text:p>
          </table:table-cell>
          <table:table-cell office:value-type="float" office:value="1.9268787290604659" table:style-name="ce6">
            <text:p>1.927</text:p>
          </table:table-cell>
          <table:table-cell office:value-type="float" office:value="950.92358581740996" table:style-name="ce5">
            <text:p><text:s/>95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50.92358581740996" table:style-name="ce5">
            <text:p><text:s/>951<text:s/></text:p>
          </table:table-cell>
          <table:table-cell office:value-type="float" office:value="1.0744481121705647" table:style-name="ce6">
            <text:p>1.074</text:p>
          </table:table-cell>
          <table:table-cell office:value-type="float" office:value="1021.7180515999801" table:style-name="ce5">
            <text:p><text:s/>1,022<text:s/></text:p>
          </table:table-cell>
          <table:table-cell office:value-type="float" office:value="0.83511683182554086" table:style-name="ce6">
            <text:p>0.835</text:p>
          </table:table-cell>
          <table:table-cell office:value-type="float" office:value="853.25394227113986" table:style-name="ce5">
            <text:p><text:s/>85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53.25394227113986" table:style-name="ce5">
            <text:p><text:s/>853<text:s/></text:p>
          </table:table-cell>
          <table:table-cell office:value-type="float" office:value="1.0406693532018314" table:style-name="ce6">
            <text:p>1.041</text:p>
          </table:table-cell>
          <table:table-cell office:value-type="float" office:value="887.95522822021996" table:style-name="ce5">
            <text:p><text:s/>888<text:s/></text:p>
          </table:table-cell>
          <table:table-cell office:value-type="float" office:value="1.1930039344657439" table:style-name="ce6">
            <text:p>1.193</text:p>
          </table:table-cell>
          <table:table-cell office:value-type="float" office:value="1059.33408089615" table:style-name="ce5">
            <text:p><text:s/>1,05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59.33408089615" table:style-name="ce5">
            <text:p><text:s/>1,059<text:s/></text:p>
          </table:table-cell>
          <table:table-cell office:value-type="float" office:value="1.0293788120153013" table:style-name="ce6">
            <text:p>1.029</text:p>
          </table:table-cell>
          <table:table-cell office:value-type="float" office:value="1090.4560577202001" table:style-name="ce5">
            <text:p><text:s/>1,090<text:s/></text:p>
          </table:table-cell>
          <table:table-cell office:value-type="float" office:value="1.0354014509108862" table:style-name="ce6">
            <text:p>1.035</text:p>
          </table:table-cell>
          <table:table-cell office:value-type="float" office:value="1129.0597843180601" table:style-name="ce5">
            <text:p><text:s/>1,12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29.0597843180601" table:style-name="ce5">
            <text:p><text:s/>1,129<text:s/></text:p>
          </table:table-cell>
          <table:table-cell office:value-type="float" office:value="1.045029328017663" table:style-name="ce6">
            <text:p>1.045</text:p>
          </table:table-cell>
          <table:table-cell office:value-type="float" office:value="1179.9005876976701" table:style-name="ce5">
            <text:p><text:s/>1,180<text:s/></text:p>
          </table:table-cell>
          <table:table-cell office:value-type="float" office:value="0.83908584990996771" table:style-name="ce6">
            <text:p>0.839</text:p>
          </table:table-cell>
          <table:table-cell office:value-type="float" office:value="990.03788743756991" table:style-name="ce5">
            <text:p><text:s/>99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90.03788743756991" table:style-name="ce5">
            <text:p><text:s/>990<text:s/></text:p>
          </table:table-cell>
          <table:table-cell office:value-type="float" office:value="1.0612527115208046" table:style-name="ce6">
            <text:p>1.061</text:p>
          </table:table-cell>
          <table:table-cell office:value-type="float" office:value="1050.68039255145" table:style-name="ce5">
            <text:p><text:s/>1,051<text:s/></text:p>
          </table:table-cell>
          <table:table-cell office:value-type="float" office:value="1.2419521683744295" table:style-name="ce6">
            <text:p>1.242</text:p>
          </table:table-cell>
          <table:table-cell office:value-type="float" office:value="1304.89479179777" table:style-name="ce5">
            <text:p><text:s/>1,30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04.89479179777" table:style-name="ce5">
            <text:p><text:s/>1,305<text:s/></text:p>
          </table:table-cell>
          <table:table-cell office:value-type="float" office:value="1.0426503857208091" table:style-name="ce6">
            <text:p>1.043</text:p>
          </table:table-cell>
          <table:table-cell office:value-type="float" office:value="1360.5490579930199" table:style-name="ce5">
            <text:p><text:s/>1,361<text:s/></text:p>
          </table:table-cell>
          <table:table-cell office:value-type="float" office:value="1.2763441029405123" table:style-name="ce6">
            <text:p>1.276</text:p>
          </table:table-cell>
          <table:table-cell office:value-type="float" office:value="1736.5287669306597" table:style-name="ce5">
            <text:p><text:s/>1,73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36.5287669306597" table:style-name="ce5">
            <text:p><text:s/>1,737<text:s/></text:p>
          </table:table-cell>
          <table:table-cell office:value-type="float" office:value="1.0165324020921427" table:style-name="ce6">
            <text:p>1.017</text:p>
          </table:table-cell>
          <table:table-cell office:value-type="float" office:value="1765.2377587501301" table:style-name="ce5">
            <text:p><text:s/>1,765<text:s/></text:p>
          </table:table-cell>
          <table:table-cell office:value-type="float" office:value="1.1209219190071689" table:style-name="ce6">
            <text:p>1.121</text:p>
          </table:table-cell>
          <table:table-cell office:value-type="float" office:value="1978.6936960421097" table:style-name="ce5">
            <text:p><text:s/>1,97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78.6936960421097" table:style-name="ce5">
            <text:p><text:s/>1,979<text:s/></text:p>
          </table:table-cell>
          <table:table-cell office:value-type="float" office:value="1.0812785731013557" table:style-name="ce6">
            <text:p>1.081</text:p>
          </table:table-cell>
          <table:table-cell office:value-type="float" office:value="2139.51909626106" table:style-name="ce5">
            <text:p><text:s/>2,140<text:s/></text:p>
          </table:table-cell>
          <table:table-cell office:value-type="float" office:value="1.0839158329591898" table:style-name="ce6">
            <text:p>1.084</text:p>
          </table:table-cell>
          <table:table-cell office:value-type="float" office:value="2319.0586233558997" table:style-name="ce5">
            <text:p><text:s/>2,31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319.0586233558997" table:style-name="ce5">
            <text:p><text:s/>2,319<text:s/></text:p>
          </table:table-cell>
          <table:table-cell office:value-type="float" office:value="1.0830661140892932" table:style-name="ce6">
            <text:p>1.083</text:p>
          </table:table-cell>
          <table:table-cell office:value-type="float" office:value="2511.6938115433404" table:style-name="ce5">
            <text:p><text:s/>2,512<text:s/></text:p>
          </table:table-cell>
          <table:table-cell office:value-type="float" office:value="1.0799227446011788" table:style-name="ce6">
            <text:p>1.080</text:p>
          </table:table-cell>
          <table:table-cell office:value-type="float" office:value="2712.4352745596798" table:style-name="ce5">
            <text:p><text:s/>2,71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712.4352745596798" table:style-name="ce5">
            <text:p><text:s/>2,712<text:s/></text:p>
          </table:table-cell>
          <table:table-cell office:value-type="float" office:value="1.0838653805509804" table:style-name="ce6">
            <text:p>1.084</text:p>
          </table:table-cell>
          <table:table-cell office:value-type="float" office:value="2939.9146910805302" table:style-name="ce5">
            <text:p><text:s/>2,940<text:s/></text:p>
          </table:table-cell>
          <table:table-cell office:value-type="float" office:value="1.0230981203774563" table:style-name="ce6">
            <text:p>1.023</text:p>
          </table:table-cell>
          <table:table-cell office:value-type="float" office:value="3007.8211945145608" table:style-name="ce5">
            <text:p><text:s/>3,00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007.8211945145608" table:style-name="ce5">
            <text:p><text:s/>3,008<text:s/></text:p>
          </table:table-cell>
          <table:table-cell office:value-type="float" office:value="1.0276164093457776" table:style-name="ce6">
            <text:p>1.028</text:p>
          </table:table-cell>
          <table:table-cell office:value-type="float" office:value="3090.8864158611805" table:style-name="ce5">
            <text:p><text:s/>3,091<text:s/></text:p>
          </table:table-cell>
          <table:table-cell office:value-type="float" office:value="0.96847942792878883" table:style-name="ce6">
            <text:p>0.968</text:p>
          </table:table-cell>
          <table:table-cell office:value-type="float" office:value="2993.4599078261003" table:style-name="ce5">
            <text:p><text:s/>2,99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93.4599078261003" table:style-name="ce5">
            <text:p><text:s/>2,993<text:s/></text:p>
          </table:table-cell>
          <table:table-cell office:value-type="float" office:value="1.0189380943831914" table:style-name="ce6">
            <text:p>1.019</text:p>
          </table:table-cell>
          <table:table-cell office:value-type="float" office:value="3050.1503340928102" table:style-name="ce5">
            <text:p><text:s/>3,050<text:s/></text:p>
          </table:table-cell>
          <table:table-cell office:value-type="float" office:value="1.0417626953117793" table:style-name="ce6">
            <text:p>1.042</text:p>
          </table:table-cell>
          <table:table-cell office:value-type="float" office:value="3177.5328331506498" table:style-name="ce5">
            <text:p><text:s/>3,17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77.5328331506498" table:style-name="ce5">
            <text:p><text:s/>3,178<text:s/></text:p>
          </table:table-cell>
          <table:table-cell office:value-type="float" office:value="1.0665300474087525" table:style-name="ce6">
            <text:p>1.067</text:p>
          </table:table-cell>
          <table:table-cell office:value-type="float" office:value="3388.93424318303" table:style-name="ce5">
            <text:p><text:s/>3,389<text:s/></text:p>
          </table:table-cell>
          <table:table-cell office:value-type="float" office:value="1.0268359213979703" table:style-name="ce6">
            <text:p>1.027</text:p>
          </table:table-cell>
          <table:table-cell office:value-type="float" office:value="3479.8794161559795" table:style-name="ce5">
            <text:p><text:s/>3,48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79.8794161559795" table:style-name="ce5">
            <text:p><text:s/>3,480<text:s/></text:p>
          </table:table-cell>
          <table:table-cell office:value-type="float" office:value="1.0065452517987161" table:style-name="ce6">
            <text:p>1.007</text:p>
          </table:table-cell>
          <table:table-cell office:value-type="float" office:value="3502.6561031638898" table:style-name="ce5">
            <text:p><text:s/>3,503<text:s/></text:p>
          </table:table-cell>
          <table:table-cell office:value-type="float" office:value="1.068810601198662" table:style-name="ce6">
            <text:p>1.069</text:p>
          </table:table-cell>
          <table:table-cell office:value-type="float" office:value="3743.6759754147597" table:style-name="ce5">
            <text:p><text:s/>3,74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3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29.9246056584998" table:style-name="ce5">
            <text:p><text:s/>4,23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229.9246056584998" table:style-name="ce5">
            <text:p><text:s/>4,230<text:s/></text:p>
          </table:table-cell>
          <table:table-cell office:value-type="float" office:value="1.0089490171029201" table:style-name="ce6">
            <text:p>1.009</text:p>
          </table:table-cell>
          <table:table-cell office:value-type="float" office:value="4267.7782732985997" table:style-name="ce5">
            <text:p><text:s/>4,268<text:s/></text:p>
          </table:table-cell>
          <table:table-cell office:value-type="float" office:value="1.1035816432501835" table:style-name="ce6">
            <text:p>1.104</text:p>
          </table:table-cell>
          <table:table-cell office:value-type="float" office:value="4709.8417598742999" table:style-name="ce5">
            <text:p><text:s/>4,71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709.8417598742999" table:style-name="ce5">
            <text:p><text:s/>4,710<text:s/></text:p>
          </table:table-cell>
          <table:table-cell office:value-type="float" office:value="1.0329492288080273" table:style-name="ce6">
            <text:p>1.033</text:p>
          </table:table-cell>
          <table:table-cell office:value-type="float" office:value="4865.02741367" table:style-name="ce5">
            <text:p><text:s/>4,865<text:s/></text:p>
          </table:table-cell>
          <table:table-cell office:value-type="float" office:value="1.0699154331192782" table:style-name="ce6">
            <text:p>1.070</text:p>
          </table:table-cell>
          <table:table-cell office:value-type="float" office:value="5205.1679124338998" table:style-name="ce5">
            <text:p><text:s/>5,20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205.1679124338998" table:style-name="ce5">
            <text:p><text:s/>5,205<text:s/></text:p>
          </table:table-cell>
          <table:table-cell office:value-type="float" office:value="1.0162029525418257" table:style-name="ce6">
            <text:p>1.016</text:p>
          </table:table-cell>
          <table:table-cell office:value-type="float" office:value="5289.5070010912996" table:style-name="ce5">
            <text:p><text:s/>5,290<text:s/></text:p>
          </table:table-cell>
          <table:table-cell office:value-type="float" office:value="1.1597219017249993" table:style-name="ce6">
            <text:p>1.160</text:p>
          </table:table-cell>
          <table:table-cell office:value-type="float" office:value="6134.3571184933007" table:style-name="ce5">
            <text:p><text:s/>6,13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134.3571184933007" table:style-name="ce5">
            <text:p><text:s/>6,134<text:s/></text:p>
          </table:table-cell>
          <table:table-cell office:value-type="float" office:value="1.0525821007910972" table:style-name="ce6">
            <text:p>1.053</text:p>
          </table:table-cell>
          <table:table-cell office:value-type="float" office:value="6456.9145027864997" table:style-name="ce5">
            <text:p><text:s/>6,457<text:s/></text:p>
          </table:table-cell>
          <table:table-cell office:value-type="float" office:value="1.0757634224763677" table:style-name="ce6">
            <text:p>1.076</text:p>
          </table:table-cell>
          <table:table-cell office:value-type="float" office:value="6946.1124441549" table:style-name="ce5">
            <text:p><text:s/>6,94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946.1124441549" table:style-name="ce5">
            <text:p><text:s/>6,946<text:s/></text:p>
          </table:table-cell>
          <table:table-cell office:value-type="float" office:value="1.0368644619783081" table:style-name="ce6">
            <text:p>1.037</text:p>
          </table:table-cell>
          <table:table-cell office:value-type="float" office:value="7202.1771422495003" table:style-name="ce5">
            <text:p><text:s/>7,202<text:s/></text:p>
          </table:table-cell>
          <table:table-cell office:value-type="float" office:value="1.1413575279631092" table:style-name="ce6">
            <text:p>1.141</text:p>
          </table:table-cell>
          <table:table-cell office:value-type="float" office:value="8220.2590990302997" table:style-name="ce5">
            <text:p><text:s/>8,22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220.2590990302997" table:style-name="ce5">
            <text:p><text:s/>8,220<text:s/></text:p>
          </table:table-cell>
          <table:table-cell office:value-type="float" office:value="1.0232827717270587" table:style-name="ce6">
            <text:p>1.023</text:p>
          </table:table-cell>
          <table:table-cell office:value-type="float" office:value="8411.6495151703002" table:style-name="ce5">
            <text:p><text:s/>8,412<text:s/></text:p>
          </table:table-cell>
          <table:table-cell office:value-type="float" office:value="1.0865560292421386" table:style-name="ce6">
            <text:p>1.087</text:p>
          </table:table-cell>
          <table:table-cell office:value-type="float" office:value="9139.728496579999" table:style-name="ce5">
            <text:p><text:s/>9,14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139.728496579999" table:style-name="ce5">
            <text:p><text:s/>9,140<text:s/></text:p>
          </table:table-cell>
          <table:table-cell office:value-type="float" office:value="1.0450964786051171" table:style-name="ce6">
            <text:p>1.045</text:p>
          </table:table-cell>
          <table:table-cell office:value-type="float" office:value="9551.8980671825993" table:style-name="ce5">
            <text:p><text:s/>9,552<text:s/></text:p>
          </table:table-cell>
          <table:table-cell office:value-type="float" office:value="1.0705923599098131" table:style-name="ce6">
            <text:p>1.071</text:p>
          </table:table-cell>
          <table:table-cell office:value-type="float" office:value="10226.189093363" table:style-name="ce5">
            <text:p><text:s/>10,2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226.189093363" table:style-name="ce5">
            <text:p><text:s/>10,226<text:s/></text:p>
          </table:table-cell>
          <table:table-cell office:value-type="float" office:value="1.0265161904444919" table:style-name="ce6">
            <text:p>1.027</text:p>
          </table:table-cell>
          <table:table-cell office:value-type="float" office:value="10497.348670884001" table:style-name="ce5">
            <text:p><text:s/>10,497<text:s/></text:p>
          </table:table-cell>
          <table:table-cell office:value-type="float" office:value="1.0903306662780161" table:style-name="ce6">
            <text:p>1.090</text:p>
          </table:table-cell>
          <table:table-cell office:value-type="float" office:value="11445.581170477601" table:style-name="ce5">
            <text:p><text:s/>11,44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445.581170477601" table:style-name="ce5">
            <text:p><text:s/>11,446<text:s/></text:p>
          </table:table-cell>
          <table:table-cell office:value-type="float" office:value="1.024704349839028" table:style-name="ce6">
            <text:p>1.025</text:p>
          </table:table-cell>
          <table:table-cell office:value-type="float" office:value="11728.336811824071" table:style-name="ce5">
            <text:p><text:s/>11,728<text:s/></text:p>
          </table:table-cell>
          <table:table-cell office:value-type="float" office:value="1.0972075806758415" table:style-name="ce6">
            <text:p>1.097</text:p>
          </table:table-cell>
          <table:table-cell office:value-type="float" office:value="12868.4200586529" table:style-name="ce5">
            <text:p><text:s/>12,86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2868.4200586529" table:style-name="ce5">
            <text:p><text:s/>12,868<text:s/></text:p>
          </table:table-cell>
          <table:table-cell office:value-type="float" office:value="1.0126879776972824" table:style-name="ce6">
            <text:p>1.013</text:p>
          </table:table-cell>
          <table:table-cell office:value-type="float" office:value="13031.694285356351" table:style-name="ce5">
            <text:p><text:s/>13,032<text:s/></text:p>
          </table:table-cell>
          <table:table-cell office:value-type="float" office:value="1.069669219981382" table:style-name="ce6">
            <text:p>1.070</text:p>
          </table:table-cell>
          <table:table-cell office:value-type="float" office:value="13939.60226125296" table:style-name="ce5">
            <text:p><text:s/>13,94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3939.60226125296" table:style-name="ce5">
            <text:p><text:s/>13,940<text:s/></text:p>
          </table:table-cell>
          <table:table-cell office:value-type="float" office:value="1.0227549061559142" table:style-name="ce6">
            <text:p>1.023</text:p>
          </table:table-cell>
          <table:table-cell office:value-type="float" office:value="14256.796602558541" table:style-name="ce5">
            <text:p><text:s/>14,257<text:s/></text:p>
          </table:table-cell>
          <table:table-cell office:value-type="float" office:value="1.1004080686638653" table:style-name="ce6">
            <text:p>1.100</text:p>
          </table:table-cell>
          <table:table-cell office:value-type="float" office:value="15688.294014755" table:style-name="ce5">
            <text:p><text:s/>15,68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688.294014755" table:style-name="ce5">
            <text:p><text:s/>15,688<text:s/></text:p>
          </table:table-cell>
          <table:table-cell office:value-type="float" office:value="0.99878378948779301" table:style-name="ce6">
            <text:p>0.999</text:p>
          </table:table-cell>
          <table:table-cell office:value-type="float" office:value="15669.213746655661" table:style-name="ce5">
            <text:p><text:s/>15,669<text:s/></text:p>
          </table:table-cell>
          <table:table-cell office:value-type="float" office:value="1.0992497776527201" table:style-name="ce6">
            <text:p>1.099</text:p>
          </table:table-cell>
          <table:table-cell office:value-type="float" office:value="17224.37972700418" table:style-name="ce5">
            <text:p><text:s/>17,22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7224.37972700418" table:style-name="ce5">
            <text:p><text:s/>17,224<text:s/></text:p>
          </table:table-cell>
          <table:table-cell office:value-type="float" office:value="0.99413417352080091" table:style-name="ce6">
            <text:p>0.994</text:p>
          </table:table-cell>
          <table:table-cell office:value-type="float" office:value="17123.34450431374" table:style-name="ce5">
            <text:p><text:s/>17,123<text:s/></text:p>
          </table:table-cell>
          <table:table-cell office:value-type="float" office:value="1.0699740997200244" table:style-name="ce6">
            <text:p>1.070</text:p>
          </table:table-cell>
          <table:table-cell office:value-type="float" office:value="18321.535120198922" table:style-name="ce5">
            <text:p><text:s/>18,32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321.535120198922" table:style-name="ce5">
            <text:p><text:s/>18,322<text:s/></text:p>
          </table:table-cell>
          <table:table-cell office:value-type="float" office:value="0.97655528560922145" table:style-name="ce6">
            <text:p>0.977</text:p>
          </table:table-cell>
          <table:table-cell office:value-type="float" office:value="17891.99196210524" table:style-name="ce5">
            <text:p><text:s/>17,892<text:s/></text:p>
          </table:table-cell>
          <table:table-cell office:value-type="float" office:value="1.0908318189856563" table:style-name="ce6">
            <text:p>1.091</text:p>
          </table:table-cell>
          <table:table-cell office:value-type="float" office:value="19517.1541373" table:style-name="ce5">
            <text:p><text:s/>19,51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517.1541373" table:style-name="ce5">
            <text:p><text:s/>19,517<text:s/></text:p>
          </table:table-cell>
          <table:table-cell office:value-type="float" office:value="1.0101839414917162" table:style-name="ce6">
            <text:p>1.010</text:p>
          </table:table-cell>
          <table:table-cell office:value-type="float" office:value="19715.915693119066" table:style-name="ce5">
            <text:p><text:s/>19,716<text:s/></text:p>
          </table:table-cell>
          <table:table-cell office:value-type="float" office:value="1.0398591758626825" table:style-name="ce6">
            <text:p>1.040</text:p>
          </table:table-cell>
          <table:table-cell office:value-type="float" office:value="20501.77584402492" table:style-name="ce5">
            <text:p><text:s/>20,50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501.77584402492" table:style-name="ce5">
            <text:p><text:s/>20,502<text:s/></text:p>
          </table:table-cell>
          <table:table-cell office:value-type="float" office:value="1.0200169744963767" table:style-name="ce6">
            <text:p>1.020</text:p>
          </table:table-cell>
          <table:table-cell office:value-type="float" office:value="20912.159368225202" table:style-name="ce5">
            <text:p><text:s/>20,912<text:s/></text:p>
          </table:table-cell>
          <table:table-cell office:value-type="float" office:value="1.0157653346716782" table:style-name="ce6">
            <text:p>1.016</text:p>
          </table:table-cell>
          <table:table-cell office:value-type="float" office:value="21241.846559372741" table:style-name="ce5">
            <text:p><text:s/>21,24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28.40972820233003" table:style-name="ce5">
            <text:p><text:s/>92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28.40972820233003" table:style-name="ce5">
            <text:p><text:s/>928<text:s/></text:p>
          </table:table-cell>
          <table:table-cell office:value-type="float" office:value="0.97428752124723794" table:style-name="ce6">
            <text:p>0.974</text:p>
          </table:table-cell>
          <table:table-cell office:value-type="float" office:value="904.53801279207005" table:style-name="ce5">
            <text:p><text:s/>905<text:s/></text:p>
          </table:table-cell>
          <table:table-cell office:value-type="float" office:value="1.1881347178414812" table:style-name="ce6">
            <text:p>1.188</text:p>
          </table:table-cell>
          <table:table-cell office:value-type="float" office:value="1074.7130166056002" table:style-name="ce5">
            <text:p><text:s/>1,07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74.7130166056002" table:style-name="ce5">
            <text:p><text:s/>1,075<text:s/></text:p>
          </table:table-cell>
          <table:table-cell office:value-type="float" office:value="1.0279734135002412" table:style-name="ce6">
            <text:p>1.028</text:p>
          </table:table-cell>
          <table:table-cell office:value-type="float" office:value="1104.7764082132001" table:style-name="ce5">
            <text:p><text:s/>1,105<text:s/></text:p>
          </table:table-cell>
          <table:table-cell office:value-type="float" office:value="1.0568296166872744" table:style-name="ce6">
            <text:p>1.057</text:p>
          </table:table-cell>
          <table:table-cell office:value-type="float" office:value="1167.5604280171001" table:style-name="ce5">
            <text:p><text:s/>1,16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67.5604280171001" table:style-name="ce5">
            <text:p><text:s/>1,168<text:s/></text:p>
          </table:table-cell>
          <table:table-cell office:value-type="float" office:value="1.0464521404498179" table:style-name="ce6">
            <text:p>1.046</text:p>
          </table:table-cell>
          <table:table-cell office:value-type="float" office:value="1221.7961090030001" table:style-name="ce5">
            <text:p><text:s/>1,222<text:s/></text:p>
          </table:table-cell>
          <table:table-cell office:value-type="float" office:value="1.1403594536109944" table:style-name="ce6">
            <text:p>1.140</text:p>
          </table:table-cell>
          <table:table-cell office:value-type="float" office:value="1393.2867432866999" table:style-name="ce5">
            <text:p><text:s/>1,39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393.2867432866999" table:style-name="ce5">
            <text:p><text:s/>1,393<text:s/></text:p>
          </table:table-cell>
          <table:table-cell office:value-type="float" office:value="1.0292861840006782" table:style-name="ce6">
            <text:p>1.029</text:p>
          </table:table-cell>
          <table:table-cell office:value-type="float" office:value="1434.0907952163" table:style-name="ce5">
            <text:p><text:s/>1,434<text:s/></text:p>
          </table:table-cell>
          <table:table-cell office:value-type="float" office:value="1.0493720022639299" table:style-name="ce6">
            <text:p>1.049</text:p>
          </table:table-cell>
          <table:table-cell office:value-type="float" office:value="1504.8947292044002" table:style-name="ce5">
            <text:p><text:s/>1,50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04.8947292044002" table:style-name="ce5">
            <text:p><text:s/>1,505<text:s/></text:p>
          </table:table-cell>
          <table:table-cell office:value-type="float" office:value="1.1029761367634849" table:style-name="ce6">
            <text:p>1.103</text:p>
          </table:table-cell>
          <table:table-cell office:value-type="float" office:value="1659.8629746536001" table:style-name="ce5">
            <text:p><text:s/>1,660<text:s/></text:p>
          </table:table-cell>
          <table:table-cell office:value-type="float" office:value="1.0652374341075344" table:style-name="ce6">
            <text:p>1.065</text:p>
          </table:table-cell>
          <table:table-cell office:value-type="float" office:value="1768.1481760901002" table:style-name="ce5">
            <text:p><text:s/>1,76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68.1481760901002" table:style-name="ce5">
            <text:p><text:s/>1,768<text:s/></text:p>
          </table:table-cell>
          <table:table-cell office:value-type="float" office:value="1.0659004436755204" table:style-name="ce6">
            <text:p>1.066</text:p>
          </table:table-cell>
          <table:table-cell office:value-type="float" office:value="1884.6699253785" table:style-name="ce5">
            <text:p><text:s/>1,885<text:s/></text:p>
          </table:table-cell>
          <table:table-cell office:value-type="float" office:value="1.0268573370240599" table:style-name="ce6">
            <text:p>1.027</text:p>
          </table:table-cell>
          <table:table-cell office:value-type="float" office:value="1935.2871407435" table:style-name="ce5">
            <text:p><text:s/>1,93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35.2871407435" table:style-name="ce5">
            <text:p><text:s/>1,935<text:s/></text:p>
          </table:table-cell>
          <table:table-cell office:value-type="float" office:value="1.0340754535934471" table:style-name="ce6">
            <text:p>1.034</text:p>
          </table:table-cell>
          <table:table-cell office:value-type="float" office:value="2001.2329278979" table:style-name="ce5">
            <text:p><text:s/>2,001<text:s/></text:p>
          </table:table-cell>
          <table:table-cell office:value-type="float" office:value="1.0369095196247282" table:style-name="ce6">
            <text:p>1.037</text:p>
          </table:table-cell>
          <table:table-cell office:value-type="float" office:value="2075.0974739238" table:style-name="ce5">
            <text:p><text:s/>2,07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75.0974739238" table:style-name="ce5">
            <text:p><text:s/>2,075<text:s/></text:p>
          </table:table-cell>
          <table:table-cell office:value-type="float" office:value="1.0826817705914187" table:style-name="ce6">
            <text:p>1.083</text:p>
          </table:table-cell>
          <table:table-cell office:value-type="float" office:value="2246.6702072175999" table:style-name="ce5">
            <text:p><text:s/>2,247<text:s/></text:p>
          </table:table-cell>
          <table:table-cell office:value-type="float" office:value="1.0599317046415389" table:style-name="ce6">
            <text:p>1.060</text:p>
          </table:table-cell>
          <table:table-cell office:value-type="float" office:value="2381.3169825035102" table:style-name="ce5">
            <text:p><text:s/>2,38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81.3169825035102" table:style-name="ce5">
            <text:p><text:s/>2,381<text:s/></text:p>
          </table:table-cell>
          <table:table-cell office:value-type="float" office:value="1.0363740204690755" table:style-name="ce6">
            <text:p>1.036</text:p>
          </table:table-cell>
          <table:table-cell office:value-type="float" office:value="2467.9350551684497" table:style-name="ce5">
            <text:p><text:s/>2,468<text:s/></text:p>
          </table:table-cell>
          <table:table-cell office:value-type="float" office:value="1.0609583453151614" table:style-name="ce6">
            <text:p>1.061</text:p>
          </table:table-cell>
          <table:table-cell office:value-type="float" office:value="2618.3762924767998" table:style-name="ce5">
            <text:p><text:s/>2,61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618.3762924767998" table:style-name="ce5">
            <text:p><text:s/>2,618<text:s/></text:p>
          </table:table-cell>
          <table:table-cell office:value-type="float" office:value="1.0415931871189386" table:style-name="ce6">
            <text:p>1.042</text:p>
          </table:table-cell>
          <table:table-cell office:value-type="float" office:value="2727.2829075575801" table:style-name="ce5">
            <text:p><text:s/>2,727<text:s/></text:p>
          </table:table-cell>
          <table:table-cell office:value-type="float" office:value="1.0528487333653254" table:style-name="ce6">
            <text:p>1.053</text:p>
          </table:table-cell>
          <table:table-cell office:value-type="float" office:value="2871.4163547508997" table:style-name="ce5">
            <text:p><text:s/>2,87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871.4163547508997" table:style-name="ce5">
            <text:p><text:s/>2,871<text:s/></text:p>
          </table:table-cell>
          <table:table-cell office:value-type="float" office:value="1.0115750541303556" table:style-name="ce6">
            <text:p>1.012</text:p>
          </table:table-cell>
          <table:table-cell office:value-type="float" office:value="2904.6531544879299" table:style-name="ce5">
            <text:p><text:s/>2,905<text:s/></text:p>
          </table:table-cell>
          <table:table-cell office:value-type="float" office:value="1.0127227364796625" table:style-name="ce6">
            <text:p>1.013</text:p>
          </table:table-cell>
          <table:table-cell office:value-type="float" office:value="2941.6082911373001" table:style-name="ce5">
            <text:p><text:s/>2,94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941.6082911373001" table:style-name="ce5">
            <text:p><text:s/>2,942<text:s/></text:p>
          </table:table-cell>
          <table:table-cell office:value-type="float" office:value="1.0194257048882696" table:style-name="ce6">
            <text:p>1.019</text:p>
          </table:table-cell>
          <table:table-cell office:value-type="float" office:value="2998.7511056978201" table:style-name="ce5">
            <text:p><text:s/>2,999<text:s/></text:p>
          </table:table-cell>
          <table:table-cell office:value-type="float" office:value="1.1399283685726045" table:style-name="ce6">
            <text:p>1.140</text:p>
          </table:table-cell>
          <table:table-cell office:value-type="float" office:value="3418.3614556734101" table:style-name="ce5">
            <text:p><text:s/>3,41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418.3614556734101" table:style-name="ce5">
            <text:p><text:s/>3,418<text:s/></text:p>
          </table:table-cell>
          <table:table-cell office:value-type="float" office:value="0.95010683907851368" table:style-name="ce6">
            <text:p>0.950</text:p>
          </table:table-cell>
          <table:table-cell office:value-type="float" office:value="3247.80859747769" table:style-name="ce5">
            <text:p><text:s/>3,248<text:s/></text:p>
          </table:table-cell>
          <table:table-cell office:value-type="float" office:value="1.0621581021213817" table:style-name="ce6">
            <text:p>1.062</text:p>
          </table:table-cell>
          <table:table-cell office:value-type="float" office:value="3449.6862159504099" table:style-name="ce5">
            <text:p><text:s/>3,45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49.6862159504099" table:style-name="ce5">
            <text:p><text:s/>3,450<text:s/></text:p>
          </table:table-cell>
          <table:table-cell office:value-type="float" office:value="0.97039023843857386" table:style-name="ce6">
            <text:p>0.970</text:p>
          </table:table-cell>
          <table:table-cell office:value-type="float" office:value="3347.5418296343801" table:style-name="ce5">
            <text:p><text:s/>3,348<text:s/></text:p>
          </table:table-cell>
          <table:table-cell office:value-type="float" office:value="1.1098629610161341" table:style-name="ce6">
            <text:p>1.110</text:p>
          </table:table-cell>
          <table:table-cell office:value-type="float" office:value="3715.3126871633804" table:style-name="ce5">
            <text:p><text:s/>3,71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715.3126871633804" table:style-name="ce5">
            <text:p><text:s/>3,715<text:s/></text:p>
          </table:table-cell>
          <table:table-cell office:value-type="float" office:value="0.99386047435868563" table:style-name="ce6">
            <text:p>0.994</text:p>
          </table:table-cell>
          <table:table-cell office:value-type="float" office:value="3692.5024296550396" table:style-name="ce5">
            <text:p><text:s/>3,693<text:s/></text:p>
          </table:table-cell>
          <table:table-cell office:value-type="float" office:value="0.94560463211816648" table:style-name="ce6">
            <text:p>0.946</text:p>
          </table:table-cell>
          <table:table-cell office:value-type="float" office:value="3491.6474015893896" table:style-name="ce5">
            <text:p><text:s/>3,49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91.6474015893896" table:style-name="ce5">
            <text:p><text:s/>3,492<text:s/></text:p>
          </table:table-cell>
          <table:table-cell office:value-type="float" office:value="1.0503421192850078" table:style-name="ce6">
            <text:p>1.050</text:p>
          </table:table-cell>
          <table:table-cell office:value-type="float" office:value="3667.4243315813901" table:style-name="ce5">
            <text:p><text:s/>3,667<text:s/></text:p>
          </table:table-cell>
          <table:table-cell office:value-type="float" office:value="1.0260650163282581" table:style-name="ce6">
            <text:p>1.026</text:p>
          </table:table-cell>
          <table:table-cell office:value-type="float" office:value="3763.01580666671" table:style-name="ce5">
            <text:p><text:s/>3,76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301.5148774561699" table:style-name="ce5">
            <text:p><text:s/>3,30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301.5148774561699" table:style-name="ce5">
            <text:p><text:s/>3,302<text:s/></text:p>
          </table:table-cell>
          <table:table-cell office:value-type="float" office:value="1.0186960790247657" table:style-name="ce6">
            <text:p>1.019</text:p>
          </table:table-cell>
          <table:table-cell office:value-type="float" office:value="3363.2402605065304" table:style-name="ce5">
            <text:p><text:s/>3,363<text:s/></text:p>
          </table:table-cell>
          <table:table-cell office:value-type="float" office:value="1.0808412309863409" table:style-name="ce6">
            <text:p>1.081</text:p>
          </table:table-cell>
          <table:table-cell office:value-type="float" office:value="3635.1287432686995" table:style-name="ce5">
            <text:p><text:s/>3,63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635.1287432686995" table:style-name="ce5">
            <text:p><text:s/>3,635<text:s/></text:p>
          </table:table-cell>
          <table:table-cell office:value-type="float" office:value="1.0344203110879617" table:style-name="ce6">
            <text:p>1.034</text:p>
          </table:table-cell>
          <table:table-cell office:value-type="float" office:value="3760.2510054568002" table:style-name="ce5">
            <text:p><text:s/>3,760<text:s/></text:p>
          </table:table-cell>
          <table:table-cell office:value-type="float" office:value="1.073760097014137" table:style-name="ce6">
            <text:p>1.074</text:p>
          </table:table-cell>
          <table:table-cell office:value-type="float" office:value="4037.6074844167997" table:style-name="ce5">
            <text:p><text:s/>4,03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037.6074844167997" table:style-name="ce5">
            <text:p><text:s/>4,038<text:s/></text:p>
          </table:table-cell>
          <table:table-cell office:value-type="float" office:value="1.0074557538809021" table:style-name="ce6">
            <text:p>1.007</text:p>
          </table:table-cell>
          <table:table-cell office:value-type="float" office:value="4067.7108920882997" table:style-name="ce5">
            <text:p><text:s/>4,068<text:s/></text:p>
          </table:table-cell>
          <table:table-cell office:value-type="float" office:value="1.1655376945367442" table:style-name="ce6">
            <text:p>1.166</text:p>
          </table:table-cell>
          <table:table-cell office:value-type="float" office:value="4741.0703752066001" table:style-name="ce5">
            <text:p><text:s/>4,74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741.0703752066001" table:style-name="ce5">
            <text:p><text:s/>4,741<text:s/></text:p>
          </table:table-cell>
          <table:table-cell office:value-type="float" office:value="1.0594282113669999" table:style-name="ce6">
            <text:p>1.059</text:p>
          </table:table-cell>
          <table:table-cell office:value-type="float" office:value="5022.8237075702" table:style-name="ce5">
            <text:p><text:s/>5,023<text:s/></text:p>
          </table:table-cell>
          <table:table-cell office:value-type="float" office:value="1.0832985650580793" table:style-name="ce6">
            <text:p>1.083</text:p>
          </table:table-cell>
          <table:table-cell office:value-type="float" office:value="5441.2177149504996" table:style-name="ce5">
            <text:p><text:s/>5,44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441.2177149504996" table:style-name="ce5">
            <text:p><text:s/>5,441<text:s/></text:p>
          </table:table-cell>
          <table:table-cell office:value-type="float" office:value="1.0185797477589666" table:style-name="ce6">
            <text:p>1.019</text:p>
          </table:table-cell>
          <table:table-cell office:value-type="float" office:value="5542.3141675959005" table:style-name="ce5">
            <text:p><text:s/>5,542<text:s/></text:p>
          </table:table-cell>
          <table:table-cell office:value-type="float" office:value="1.164154670383643" table:style-name="ce6">
            <text:p>1.164</text:p>
          </table:table-cell>
          <table:table-cell office:value-type="float" office:value="6452.1109229402" table:style-name="ce5">
            <text:p><text:s/>6,45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452.1109229402" table:style-name="ce5">
            <text:p><text:s/>6,452<text:s/></text:p>
          </table:table-cell>
          <table:table-cell office:value-type="float" office:value="1.0116037476332602" table:style-name="ce6">
            <text:p>1.012</text:p>
          </table:table-cell>
          <table:table-cell office:value-type="float" office:value="6526.9795897917993" table:style-name="ce5">
            <text:p><text:s/>6,527<text:s/></text:p>
          </table:table-cell>
          <table:table-cell office:value-type="float" office:value="1.1037940684086482" table:style-name="ce6">
            <text:p>1.104</text:p>
          </table:table-cell>
          <table:table-cell office:value-type="float" office:value="7204.4413558365004" table:style-name="ce5">
            <text:p><text:s/>7,20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204.4413558365004" table:style-name="ce5">
            <text:p><text:s/>7,204<text:s/></text:p>
          </table:table-cell>
          <table:table-cell office:value-type="float" office:value="1.0480569923950753" table:style-name="ce6">
            <text:p>1.048</text:p>
          </table:table-cell>
          <table:table-cell office:value-type="float" office:value="7550.6651392847007" table:style-name="ce5">
            <text:p><text:s/>7,551<text:s/></text:p>
          </table:table-cell>
          <table:table-cell office:value-type="float" office:value="1.0795196805948384" table:style-name="ce6">
            <text:p>1.080</text:p>
          </table:table-cell>
          <table:table-cell office:value-type="float" office:value="8151.0916194392012" table:style-name="ce5">
            <text:p><text:s/>8,15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151.0916194392012" table:style-name="ce5">
            <text:p><text:s/>8,151<text:s/></text:p>
          </table:table-cell>
          <table:table-cell office:value-type="float" office:value="1.0122176082513537" table:style-name="ce6">
            <text:p>1.012</text:p>
          </table:table-cell>
          <table:table-cell office:value-type="float" office:value="8250.6784636664015" table:style-name="ce5">
            <text:p><text:s/>8,251<text:s/></text:p>
          </table:table-cell>
          <table:table-cell office:value-type="float" office:value="1.0986083420764106" table:style-name="ce6">
            <text:p>1.099</text:p>
          </table:table-cell>
          <table:table-cell office:value-type="float" office:value="9064.2641879740913" table:style-name="ce5">
            <text:p><text:s/>9,06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064.2641879740913" table:style-name="ce5">
            <text:p><text:s/>9,064<text:s/></text:p>
          </table:table-cell>
          <table:table-cell office:value-type="float" office:value="1.0216385538433173" table:style-name="ce6">
            <text:p>1.022</text:p>
          </table:table-cell>
          <table:table-cell office:value-type="float" office:value="9260.4017566556213" table:style-name="ce5">
            <text:p><text:s/>9,260<text:s/></text:p>
          </table:table-cell>
          <table:table-cell office:value-type="float" office:value="1.1068681505971603" table:style-name="ce6">
            <text:p>1.107</text:p>
          </table:table-cell>
          <table:table-cell office:value-type="float" office:value="10250.043766176103" table:style-name="ce5">
            <text:p><text:s/>10,25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250.043766176103" table:style-name="ce5">
            <text:p><text:s/>10,250<text:s/></text:p>
          </table:table-cell>
          <table:table-cell office:value-type="float" office:value="1.0053041345835103" table:style-name="ce6">
            <text:p>1.005</text:p>
          </table:table-cell>
          <table:table-cell office:value-type="float" office:value="10304.411377798771" table:style-name="ce5">
            <text:p><text:s/>10,304<text:s/></text:p>
          </table:table-cell>
          <table:table-cell office:value-type="float" office:value="1.0741211215954429" table:style-name="ce6">
            <text:p>1.074</text:p>
          </table:table-cell>
          <table:table-cell office:value-type="float" office:value="11068.18590650206" table:style-name="ce5">
            <text:p><text:s/>11,06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068.18590650206" table:style-name="ce5">
            <text:p><text:s/>11,068<text:s/></text:p>
          </table:table-cell>
          <table:table-cell office:value-type="float" office:value="1.0256552920205051" table:style-name="ce6">
            <text:p>1.026</text:p>
          </table:table-cell>
          <table:table-cell office:value-type="float" office:value="11352.14344807061" table:style-name="ce5">
            <text:p><text:s/>11,352<text:s/></text:p>
          </table:table-cell>
          <table:table-cell office:value-type="float" office:value="1.1228439617528003" table:style-name="ce6">
            <text:p>1.123</text:p>
          </table:table-cell>
          <table:table-cell office:value-type="float" office:value="12746.685723617698" table:style-name="ce5">
            <text:p><text:s/>12,74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746.685723617698" table:style-name="ce5">
            <text:p><text:s/>12,747<text:s/></text:p>
          </table:table-cell>
          <table:table-cell office:value-type="float" office:value="0.99402016458924469" table:style-name="ce6">
            <text:p>0.994</text:p>
          </table:table-cell>
          <table:table-cell office:value-type="float" office:value="12670.46264095784" table:style-name="ce5">
            <text:p><text:s/>12,670<text:s/></text:p>
          </table:table-cell>
          <table:table-cell office:value-type="float" office:value="1.0896222705161684" table:style-name="ce6">
            <text:p>1.090</text:p>
          </table:table-cell>
          <table:table-cell office:value-type="float" office:value="13806.018271330771" table:style-name="ce5">
            <text:p><text:s/>13,80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806.018271330771" table:style-name="ce5">
            <text:p><text:s/>13,806<text:s/></text:p>
          </table:table-cell>
          <table:table-cell office:value-type="float" office:value="1.005035313885513" table:style-name="ce6">
            <text:p>1.005</text:p>
          </table:table-cell>
          <table:table-cell office:value-type="float" office:value="13875.53590683605" table:style-name="ce5">
            <text:p><text:s/>13,876<text:s/></text:p>
          </table:table-cell>
          <table:table-cell office:value-type="float" office:value="1.0718035688208345" table:style-name="ce6">
            <text:p>1.072</text:p>
          </table:table-cell>
          <table:table-cell office:value-type="float" office:value="14871.848904248513" table:style-name="ce5">
            <text:p><text:s/>14,87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871.848904248513" table:style-name="ce5">
            <text:p><text:s/>14,872<text:s/></text:p>
          </table:table-cell>
          <table:table-cell office:value-type="float" office:value="0.97798533498520668" table:style-name="ce6">
            <text:p>0.978</text:p>
          </table:table-cell>
          <table:table-cell office:value-type="float" office:value="14544.45013247086" table:style-name="ce5">
            <text:p><text:s/>14,544<text:s/></text:p>
          </table:table-cell>
          <table:table-cell office:value-type="float" office:value="1.0864516228673782" table:style-name="ce6">
            <text:p>1.086</text:p>
          </table:table-cell>
          <table:table-cell office:value-type="float" office:value="15801.841450136619" table:style-name="ce5">
            <text:p><text:s/>15,80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801.841450136619" table:style-name="ce5">
            <text:p><text:s/>15,802<text:s/></text:p>
          </table:table-cell>
          <table:table-cell office:value-type="float" office:value="1.01402189827221" table:style-name="ce6">
            <text:p>1.014</text:p>
          </table:table-cell>
          <table:table-cell office:value-type="float" office:value="16023.413263464028" table:style-name="ce5">
            <text:p><text:s/>16,023<text:s/></text:p>
          </table:table-cell>
          <table:table-cell office:value-type="float" office:value="1.0615795874915974" table:style-name="ce6">
            <text:p>1.062</text:p>
          </table:table-cell>
          <table:table-cell office:value-type="float" office:value="17010.128442435533" table:style-name="ce5">
            <text:p><text:s/>17,01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010.128442435533" table:style-name="ce5">
            <text:p><text:s/>17,010<text:s/></text:p>
          </table:table-cell>
          <table:table-cell office:value-type="float" office:value="1.0137921706471658" table:style-name="ce6">
            <text:p>1.014</text:p>
          </table:table-cell>
          <table:table-cell office:value-type="float" office:value="17244.735036643811" table:style-name="ce5">
            <text:p><text:s/>17,245<text:s/></text:p>
          </table:table-cell>
          <table:table-cell office:value-type="float" office:value="1.0135749094181374" table:style-name="ce6">
            <text:p>1.014</text:p>
          </table:table-cell>
          <table:table-cell office:value-type="float" office:value="17478.830752706031" table:style-name="ce5">
            <text:p><text:s/>17,47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3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84.25674207764007" table:style-name="ce5">
            <text:p><text:s/>78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84.25674207764007" table:style-name="ce5">
            <text:p><text:s/>784<text:s/></text:p>
          </table:table-cell>
          <table:table-cell office:value-type="float" office:value="1.0418896057298128" table:style-name="ce6">
            <text:p>1.042</text:p>
          </table:table-cell>
          <table:table-cell office:value-type="float" office:value="817.10894779421994" table:style-name="ce5">
            <text:p><text:s/>817<text:s/></text:p>
          </table:table-cell>
          <table:table-cell office:value-type="float" office:value="1.1812417382476956" table:style-name="ce6">
            <text:p>1.181</text:p>
          </table:table-cell>
          <table:table-cell office:value-type="float" office:value="965.20319383018989" table:style-name="ce5">
            <text:p><text:s/>96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65.20319383018989" table:style-name="ce5">
            <text:p><text:s/>965<text:s/></text:p>
          </table:table-cell>
          <table:table-cell office:value-type="float" office:value="1.00584874619144" table:style-name="ce6">
            <text:p>1.006</text:p>
          </table:table-cell>
          <table:table-cell office:value-type="float" office:value="970.84842233406994" table:style-name="ce5">
            <text:p><text:s/>971<text:s/></text:p>
          </table:table-cell>
          <table:table-cell office:value-type="float" office:value="0.9936963654852764" table:style-name="ce6">
            <text:p>0.994</text:p>
          </table:table-cell>
          <table:table-cell office:value-type="float" office:value="964.72854871048003" table:style-name="ce5">
            <text:p><text:s/>96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64.72854871048003" table:style-name="ce5">
            <text:p><text:s/>965<text:s/></text:p>
          </table:table-cell>
          <table:table-cell office:value-type="float" office:value="1.0231449597973501" table:style-name="ce6">
            <text:p>1.023</text:p>
          </table:table-cell>
          <table:table-cell office:value-type="float" office:value="987.05715218573994" table:style-name="ce5">
            <text:p><text:s/>987<text:s/></text:p>
          </table:table-cell>
          <table:table-cell office:value-type="float" office:value="0.88013577267407672" table:style-name="ce6">
            <text:p>0.880</text:p>
          </table:table-cell>
          <table:table-cell office:value-type="float" office:value="868.74430931246991" table:style-name="ce5">
            <text:p><text:s/>86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68.74430931246991" table:style-name="ce5">
            <text:p><text:s/>869<text:s/></text:p>
          </table:table-cell>
          <table:table-cell office:value-type="float" office:value="1.0442907544547961" table:style-name="ce6">
            <text:p>1.044</text:p>
          </table:table-cell>
          <table:table-cell office:value-type="float" office:value="907.22165020022999" table:style-name="ce5">
            <text:p><text:s/>907<text:s/></text:p>
          </table:table-cell>
          <table:table-cell office:value-type="float" office:value="1.1499996511047059" table:style-name="ce6">
            <text:p>1.150</text:p>
          </table:table-cell>
          <table:table-cell office:value-type="float" office:value="1043.3045812048999" table:style-name="ce5">
            <text:p><text:s/>1,04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43.3045812048999" table:style-name="ce5">
            <text:p><text:s/>1,043<text:s/></text:p>
          </table:table-cell>
          <table:table-cell office:value-type="float" office:value="1.0565077485417671" table:style-name="ce6">
            <text:p>1.057</text:p>
          </table:table-cell>
          <table:table-cell office:value-type="float" office:value="1102.2593741321" table:style-name="ce5">
            <text:p><text:s/>1,102<text:s/></text:p>
          </table:table-cell>
          <table:table-cell office:value-type="float" office:value="1.0260212465716463" table:style-name="ce6">
            <text:p>1.026</text:p>
          </table:table-cell>
          <table:table-cell office:value-type="float" office:value="1130.9415370923" table:style-name="ce5">
            <text:p><text:s/>1,13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30.9415370923" table:style-name="ce5">
            <text:p><text:s/>1,131<text:s/></text:p>
          </table:table-cell>
          <table:table-cell office:value-type="float" office:value="1.0522734940486806" table:style-name="ce6">
            <text:p>1.052</text:p>
          </table:table-cell>
          <table:table-cell office:value-type="float" office:value="1190.0598028008999" table:style-name="ce5">
            <text:p><text:s/>1,190<text:s/></text:p>
          </table:table-cell>
          <table:table-cell office:value-type="float" office:value="1.0222062071016957" table:style-name="ce6">
            <text:p>1.022</text:p>
          </table:table-cell>
          <table:table-cell office:value-type="float" office:value="1216.4865172453001" table:style-name="ce5">
            <text:p><text:s/>1,21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16.4865172453001" table:style-name="ce5">
            <text:p><text:s/>1,216<text:s/></text:p>
          </table:table-cell>
          <table:table-cell office:value-type="float" office:value="1.0279970001117835" table:style-name="ce6">
            <text:p>1.028</text:p>
          </table:table-cell>
          <table:table-cell office:value-type="float" office:value="1250.5444904045999" table:style-name="ce5">
            <text:p><text:s/>1,251<text:s/></text:p>
          </table:table-cell>
          <table:table-cell office:value-type="float" office:value="1.069522528108833" table:style-name="ce6">
            <text:p>1.070</text:p>
          </table:table-cell>
          <table:table-cell office:value-type="float" office:value="1337.4855048900999" table:style-name="ce5">
            <text:p><text:s/>1,33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37.4855048900999" table:style-name="ce5">
            <text:p><text:s/>1,337<text:s/></text:p>
          </table:table-cell>
          <table:table-cell office:value-type="float" office:value="1.0092722579500546" table:style-name="ce6">
            <text:p>1.009</text:p>
          </table:table-cell>
          <table:table-cell office:value-type="float" office:value="1349.8870154959" table:style-name="ce5">
            <text:p><text:s/>1,350<text:s/></text:p>
          </table:table-cell>
          <table:table-cell office:value-type="float" office:value="1.0763899074886785" table:style-name="ce6">
            <text:p>1.076</text:p>
          </table:table-cell>
          <table:table-cell office:value-type="float" office:value="1453.0047597298001" table:style-name="ce5">
            <text:p><text:s/>1,45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53.0047597298001" table:style-name="ce5">
            <text:p><text:s/>1,453<text:s/></text:p>
          </table:table-cell>
          <table:table-cell office:value-type="float" office:value="0.9745276014397003" table:style-name="ce6">
            <text:p>0.975</text:p>
          </table:table-cell>
          <table:table-cell office:value-type="float" office:value="1415.9932433799499" table:style-name="ce5">
            <text:p><text:s/>1,416<text:s/></text:p>
          </table:table-cell>
          <table:table-cell office:value-type="float" office:value="1.0636945335326569" table:style-name="ce6">
            <text:p>1.064</text:p>
          </table:table-cell>
          <table:table-cell office:value-type="float" office:value="1506.1842725024298" table:style-name="ce5">
            <text:p><text:s/>1,50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506.1842725024298" table:style-name="ce5">
            <text:p><text:s/>1,506<text:s/></text:p>
          </table:table-cell>
          <table:table-cell office:value-type="float" office:value="1.0075797684241665" table:style-name="ce6">
            <text:p>1.008</text:p>
          </table:table-cell>
          <table:table-cell office:value-type="float" office:value="1517.60080049212" table:style-name="ce5">
            <text:p><text:s/>1,518<text:s/></text:p>
          </table:table-cell>
          <table:table-cell office:value-type="float" office:value="1.1197195781908875" table:style-name="ce6">
            <text:p>1.120</text:p>
          </table:table-cell>
          <table:table-cell office:value-type="float" office:value="1699.28732818919" table:style-name="ce5">
            <text:p><text:s/>1,69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699.28732818919" table:style-name="ce5">
            <text:p><text:s/>1,699<text:s/></text:p>
          </table:table-cell>
          <table:table-cell office:value-type="float" office:value="0.96109934915737794" table:style-name="ce6">
            <text:p>0.961</text:p>
          </table:table-cell>
          <table:table-cell office:value-type="float" office:value="1633.18394515401" table:style-name="ce5">
            <text:p><text:s/>1,633<text:s/></text:p>
          </table:table-cell>
          <table:table-cell office:value-type="float" office:value="1.338884281814152" table:style-name="ce6">
            <text:p>1.339</text:p>
          </table:table-cell>
          <table:table-cell office:value-type="float" office:value="2186.6443134779302" table:style-name="ce5">
            <text:p><text:s/>2,1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86.6443134779302" table:style-name="ce5">
            <text:p><text:s/>2,187<text:s/></text:p>
          </table:table-cell>
          <table:table-cell office:value-type="float" office:value="1.0182269608090573" table:style-name="ce6">
            <text:p>1.018</text:p>
          </table:table-cell>
          <table:table-cell office:value-type="float" office:value="2226.5001936830399" table:style-name="ce5">
            <text:p><text:s/>2,227<text:s/></text:p>
          </table:table-cell>
          <table:table-cell office:value-type="float" office:value="0.98378348050823938" table:style-name="ce6">
            <text:p>0.984</text:p>
          </table:table-cell>
          <table:table-cell office:value-type="float" office:value="2190.3941098937703" table:style-name="ce5">
            <text:p><text:s/>2,19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190.3941098937703" table:style-name="ce5">
            <text:p><text:s/>2,190<text:s/></text:p>
          </table:table-cell>
          <table:table-cell office:value-type="float" office:value="0.9938269615438402" table:style-name="ce6">
            <text:p>0.994</text:p>
          </table:table-cell>
          <table:table-cell office:value-type="float" office:value="2176.8727228192502" table:style-name="ce5">
            <text:p><text:s/>2,177<text:s/></text:p>
          </table:table-cell>
          <table:table-cell office:value-type="float" office:value="1.3737948112953746" table:style-name="ce6">
            <text:p>1.374</text:p>
          </table:table-cell>
          <table:table-cell office:value-type="float" office:value="2990.5764514595198" table:style-name="ce5">
            <text:p><text:s/>2,99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90.5764514595198" table:style-name="ce5">
            <text:p><text:s/>2,991<text:s/></text:p>
          </table:table-cell>
          <table:table-cell office:value-type="float" office:value="0.98486335006221037" table:style-name="ce6">
            <text:p>0.985</text:p>
          </table:table-cell>
          <table:table-cell office:value-type="float" office:value="2945.3091426015803" table:style-name="ce5">
            <text:p><text:s/>2,945<text:s/></text:p>
          </table:table-cell>
          <table:table-cell office:value-type="float" office:value="1.0690598088287144" table:style-name="ce6">
            <text:p>1.069</text:p>
          </table:table-cell>
          <table:table-cell office:value-type="float" office:value="3148.7116289311098" table:style-name="ce5">
            <text:p><text:s/>3,14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48.7116289311098" table:style-name="ce5">
            <text:p><text:s/>3,149<text:s/></text:p>
          </table:table-cell>
          <table:table-cell office:value-type="float" office:value="0.98075397429745192" table:style-name="ce6">
            <text:p>0.981</text:p>
          </table:table-cell>
          <table:table-cell office:value-type="float" office:value="3088.1114439907897" table:style-name="ce5">
            <text:p><text:s/>3,088<text:s/></text:p>
          </table:table-cell>
          <table:table-cell office:value-type="float" office:value="1.0404828472650818" table:style-name="ce6">
            <text:p>1.040</text:p>
          </table:table-cell>
          <table:table-cell office:value-type="float" office:value="3213.1269879154202" table:style-name="ce5">
            <text:p><text:s/>3,21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13.1269879154202" table:style-name="ce5">
            <text:p><text:s/>3,213<text:s/></text:p>
          </table:table-cell>
          <table:table-cell office:value-type="float" office:value="1.059490577847324" table:style-name="ce6">
            <text:p>1.059</text:p>
          </table:table-cell>
          <table:table-cell office:value-type="float" office:value="3404.27776912334" table:style-name="ce5">
            <text:p><text:s/>3,404<text:s/></text:p>
          </table:table-cell>
          <table:table-cell office:value-type="float" office:value="1.1074781647842595" table:style-name="ce6">
            <text:p>1.107</text:p>
          </table:table-cell>
          <table:table-cell office:value-type="float" office:value="3770.1632961645701" table:style-name="ce5">
            <text:p><text:s/>3,77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34.53761254977002" table:style-name="ce5">
            <text:p><text:s/>33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34.53761254977002" table:style-name="ce5">
            <text:p><text:s/>335<text:s/></text:p>
          </table:table-cell>
          <table:table-cell office:value-type="float" office:value="1.0393150762497394" table:style-name="ce6">
            <text:p>1.039</text:p>
          </table:table-cell>
          <table:table-cell office:value-type="float" office:value="347.68998429557001" table:style-name="ce5">
            <text:p><text:s/>348<text:s/></text:p>
          </table:table-cell>
          <table:table-cell office:value-type="float" office:value="1.2069718269451655" table:style-name="ce6">
            <text:p>1.207</text:p>
          </table:table-cell>
          <table:table-cell office:value-type="float" office:value="419.65201555576004" table:style-name="ce5">
            <text:p><text:s/>42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19.65201555576004" table:style-name="ce5">
            <text:p><text:s/>420<text:s/></text:p>
          </table:table-cell>
          <table:table-cell office:value-type="float" office:value="1.0072415390643017" table:style-name="ce6">
            <text:p>1.007</text:p>
          </table:table-cell>
          <table:table-cell office:value-type="float" office:value="422.69094201982" table:style-name="ce5">
            <text:p><text:s/>423<text:s/></text:p>
          </table:table-cell>
          <table:table-cell office:value-type="float" office:value="0.97842373748942946" table:style-name="ce6">
            <text:p>0.978</text:p>
          </table:table-cell>
          <table:table-cell office:value-type="float" office:value="413.57085129395995" table:style-name="ce5">
            <text:p><text:s/>4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13.57085129395995" table:style-name="ce5">
            <text:p><text:s/>414<text:s/></text:p>
          </table:table-cell>
          <table:table-cell office:value-type="float" office:value="1.0271796813765057" table:style-name="ce6">
            <text:p>1.027</text:p>
          </table:table-cell>
          <table:table-cell office:value-type="float" office:value="424.81157525873999" table:style-name="ce5">
            <text:p><text:s/>425<text:s/></text:p>
          </table:table-cell>
          <table:table-cell office:value-type="float" office:value="0.95085690010841928" table:style-name="ce6">
            <text:p>0.951</text:p>
          </table:table-cell>
          <table:table-cell office:value-type="float" office:value="403.93501758069999" table:style-name="ce5">
            <text:p><text:s/>40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03.93501758069999" table:style-name="ce5">
            <text:p><text:s/>404<text:s/></text:p>
          </table:table-cell>
          <table:table-cell office:value-type="float" office:value="1.0591857276596075" table:style-name="ce6">
            <text:p>1.059</text:p>
          </table:table-cell>
          <table:table-cell office:value-type="float" office:value="427.84220552341003" table:style-name="ce5">
            <text:p><text:s/>428<text:s/></text:p>
          </table:table-cell>
          <table:table-cell office:value-type="float" office:value="1.0537285406288468" table:style-name="ce6">
            <text:p>1.054</text:p>
          </table:table-cell>
          <table:table-cell office:value-type="float" office:value="450.82954284561004" table:style-name="ce5">
            <text:p><text:s/>45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50.82954284561004" table:style-name="ce5">
            <text:p><text:s/>451<text:s/></text:p>
          </table:table-cell>
          <table:table-cell office:value-type="float" office:value="1.0510776735881657" table:style-name="ce6">
            <text:p>1.051</text:p>
          </table:table-cell>
          <table:table-cell office:value-type="float" office:value="473.85686707898003" table:style-name="ce5">
            <text:p><text:s/>474<text:s/></text:p>
          </table:table-cell>
          <table:table-cell office:value-type="float" office:value="1.0198585946521517" table:style-name="ce6">
            <text:p>1.020</text:p>
          </table:table-cell>
          <table:table-cell office:value-type="float" office:value="483.26699852543999" table:style-name="ce5">
            <text:p><text:s/>48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83.26699852543999" table:style-name="ce5">
            <text:p><text:s/>483<text:s/></text:p>
          </table:table-cell>
          <table:table-cell office:value-type="float" office:value="1.0453715357604452" table:style-name="ce6">
            <text:p>1.045</text:p>
          </table:table-cell>
          <table:table-cell office:value-type="float" office:value="505.19356443088003" table:style-name="ce5">
            <text:p><text:s/>505<text:s/></text:p>
          </table:table-cell>
          <table:table-cell office:value-type="float" office:value="1.0364889267356296" table:style-name="ce6">
            <text:p>1.036</text:p>
          </table:table-cell>
          <table:table-cell office:value-type="float" office:value="523.62753539071002" table:style-name="ce5">
            <text:p><text:s/>52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23.62753539071002" table:style-name="ce5">
            <text:p><text:s/>524<text:s/></text:p>
          </table:table-cell>
          <table:table-cell office:value-type="float" office:value="1.0309654616831627" table:style-name="ce6">
            <text:p>1.031</text:p>
          </table:table-cell>
          <table:table-cell office:value-type="float" office:value="539.84190377409993" table:style-name="ce5">
            <text:p><text:s/>540<text:s/></text:p>
          </table:table-cell>
          <table:table-cell office:value-type="float" office:value="1.0552249819654522" table:style-name="ce6">
            <text:p>1.055</text:p>
          </table:table-cell>
          <table:table-cell office:value-type="float" office:value="569.65466317421999" table:style-name="ce5">
            <text:p><text:s/>57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69.65466317421999" table:style-name="ce5">
            <text:p><text:s/>570<text:s/></text:p>
          </table:table-cell>
          <table:table-cell office:value-type="float" office:value="1.0259400924303341" table:style-name="ce6">
            <text:p>1.026</text:p>
          </table:table-cell>
          <table:table-cell office:value-type="float" office:value="584.43155779033009" table:style-name="ce5">
            <text:p><text:s/>584<text:s/></text:p>
          </table:table-cell>
          <table:table-cell office:value-type="float" office:value="1.0561574566553686" table:style-name="ce6">
            <text:p>1.056</text:p>
          </table:table-cell>
          <table:table-cell office:value-type="float" office:value="617.25174766497003" table:style-name="ce5">
            <text:p><text:s/>61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17.25174766497003" table:style-name="ce5">
            <text:p><text:s/>617<text:s/></text:p>
          </table:table-cell>
          <table:table-cell office:value-type="float" office:value="0.9568457106979662" table:style-name="ce6">
            <text:p>0.957</text:p>
          </table:table-cell>
          <table:table-cell office:value-type="float" office:value="590.61468717405" table:style-name="ce5">
            <text:p><text:s/>591<text:s/></text:p>
          </table:table-cell>
          <table:table-cell office:value-type="float" office:value="1.020898169418504" table:style-name="ce6">
            <text:p>1.021</text:p>
          </table:table-cell>
          <table:table-cell office:value-type="float" office:value="602.95745296766995" table:style-name="ce5">
            <text:p><text:s/>60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02.95745296766995" table:style-name="ce5">
            <text:p><text:s/>603<text:s/></text:p>
          </table:table-cell>
          <table:table-cell office:value-type="float" office:value="1.0041986875818512" table:style-name="ce6">
            <text:p>1.004</text:p>
          </table:table-cell>
          <table:table-cell office:value-type="float" office:value="605.48908293782995" table:style-name="ce5">
            <text:p><text:s/>605<text:s/></text:p>
          </table:table-cell>
          <table:table-cell office:value-type="float" office:value="1.0648089112672725" table:style-name="ce6">
            <text:p>1.065</text:p>
          </table:table-cell>
          <table:table-cell office:value-type="float" office:value="644.73017118724999" table:style-name="ce5">
            <text:p><text:s/>64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44.73017118724999" table:style-name="ce5">
            <text:p><text:s/>645<text:s/></text:p>
          </table:table-cell>
          <table:table-cell office:value-type="float" office:value="0.95814890113375295" table:style-name="ce6">
            <text:p>0.958</text:p>
          </table:table-cell>
          <table:table-cell office:value-type="float" office:value="617.74750505084" table:style-name="ce5">
            <text:p><text:s/>618<text:s/></text:p>
          </table:table-cell>
          <table:table-cell office:value-type="float" office:value="1.1323460980007867" table:style-name="ce6">
            <text:p>1.132</text:p>
          </table:table-cell>
          <table:table-cell office:value-type="float" office:value="699.50397689403997" table:style-name="ce5">
            <text:p><text:s/>70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99.50397689403997" table:style-name="ce5">
            <text:p><text:s/>700<text:s/></text:p>
          </table:table-cell>
          <table:table-cell office:value-type="float" office:value="1.0473333101957982" table:style-name="ce6">
            <text:p>1.047</text:p>
          </table:table-cell>
          <table:table-cell office:value-type="float" office:value="732.61381561556004" table:style-name="ce5">
            <text:p><text:s/>733<text:s/></text:p>
          </table:table-cell>
          <table:table-cell office:value-type="float" office:value="1.0584702192156696" table:style-name="ce6">
            <text:p>1.058</text:p>
          </table:table-cell>
          <table:table-cell office:value-type="float" office:value="775.44990601503002" table:style-name="ce5">
            <text:p><text:s/>77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75.44990601503002" table:style-name="ce5">
            <text:p><text:s/>775<text:s/></text:p>
          </table:table-cell>
          <table:table-cell office:value-type="float" office:value="1.0013131593230089" table:style-name="ce6">
            <text:p>1.001</text:p>
          </table:table-cell>
          <table:table-cell office:value-type="float" office:value="776.46819528864" table:style-name="ce5">
            <text:p><text:s/>776<text:s/></text:p>
          </table:table-cell>
          <table:table-cell office:value-type="float" office:value="1.1779702888315091" table:style-name="ce6">
            <text:p>1.178</text:p>
          </table:table-cell>
          <table:table-cell office:value-type="float" office:value="914.65646427263994" table:style-name="ce5">
            <text:p><text:s/>91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14.65646427263994" table:style-name="ce5">
            <text:p><text:s/>915<text:s/></text:p>
          </table:table-cell>
          <table:table-cell office:value-type="float" office:value="0.99431652057919484" table:style-name="ce6">
            <text:p>0.994</text:p>
          </table:table-cell>
          <table:table-cell office:value-type="float" office:value="909.45803308083998" table:style-name="ce5">
            <text:p><text:s/>909<text:s/></text:p>
          </table:table-cell>
          <table:table-cell office:value-type="float" office:value="1.1272252365266699" table:style-name="ce6">
            <text:p>1.127</text:p>
          </table:table-cell>
          <table:table-cell office:value-type="float" office:value="1025.1640464506299" table:style-name="ce5">
            <text:p><text:s/>1,02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25.1640464506299" table:style-name="ce5">
            <text:p><text:s/>1,025<text:s/></text:p>
          </table:table-cell>
          <table:table-cell office:value-type="float" office:value="0.98627794978835381" table:style-name="ce6">
            <text:p>0.986</text:p>
          </table:table-cell>
          <table:table-cell office:value-type="float" office:value="1011.09669393006" table:style-name="ce5">
            <text:p><text:s/>1,011<text:s/></text:p>
          </table:table-cell>
          <table:table-cell office:value-type="float" office:value="1.0736761249953339" table:style-name="ce6">
            <text:p>1.074</text:p>
          </table:table-cell>
          <table:table-cell office:value-type="float" office:value="1085.5903803344199" table:style-name="ce5">
            <text:p><text:s/>1,08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85.5903803344199" table:style-name="ce5">
            <text:p><text:s/>1,086<text:s/></text:p>
          </table:table-cell>
          <table:table-cell office:value-type="float" office:value="1.0738049216798589" table:style-name="ce6">
            <text:p>1.074</text:p>
          </table:table-cell>
          <table:table-cell office:value-type="float" office:value="1165.7122933314099" table:style-name="ce5">
            <text:p><text:s/>1,166<text:s/></text:p>
          </table:table-cell>
          <table:table-cell office:value-type="float" office:value="1.0537959001528616" table:style-name="ce6">
            <text:p>1.054</text:p>
          </table:table-cell>
          <table:table-cell office:value-type="float" office:value="1228.4228354704298" table:style-name="ce5">
            <text:p><text:s/>1,22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49.71912952787005" table:style-name="ce5">
            <text:p><text:s/>45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49.71912952787005" table:style-name="ce5">
            <text:p><text:s/>450<text:s/></text:p>
          </table:table-cell>
          <table:table-cell office:value-type="float" office:value="1.0438047498478915" table:style-name="ce6">
            <text:p>1.044</text:p>
          </table:table-cell>
          <table:table-cell office:value-type="float" office:value="469.41896349864993" table:style-name="ce5">
            <text:p><text:s/>469<text:s/></text:p>
          </table:table-cell>
          <table:table-cell office:value-type="float" office:value="1.1621839352384811" table:style-name="ce6">
            <text:p>1.162</text:p>
          </table:table-cell>
          <table:table-cell office:value-type="float" office:value="545.55117827442996" table:style-name="ce5">
            <text:p><text:s/>54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45.55117827442996" table:style-name="ce5">
            <text:p><text:s/>546<text:s/></text:p>
          </table:table-cell>
          <table:table-cell office:value-type="float" office:value="1.0047773740459396" table:style-name="ce6">
            <text:p>1.005</text:p>
          </table:table-cell>
          <table:table-cell office:value-type="float" office:value="548.15748031424994" table:style-name="ce5">
            <text:p><text:s/>548<text:s/></text:p>
          </table:table-cell>
          <table:table-cell office:value-type="float" office:value="1.0054732758559639" table:style-name="ce6">
            <text:p>1.005</text:p>
          </table:table-cell>
          <table:table-cell office:value-type="float" office:value="551.15769741652002" table:style-name="ce5">
            <text:p><text:s/>55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51.15769741652002" table:style-name="ce5">
            <text:p><text:s/>551<text:s/></text:p>
          </table:table-cell>
          <table:table-cell office:value-type="float" office:value="1.0201174356494576" table:style-name="ce6">
            <text:p>1.020</text:p>
          </table:table-cell>
          <table:table-cell office:value-type="float" office:value="562.245576927" table:style-name="ce5">
            <text:p><text:s/>562<text:s/></text:p>
          </table:table-cell>
          <table:table-cell office:value-type="float" office:value="0.82670155321136329" table:style-name="ce6">
            <text:p>0.827</text:p>
          </table:table-cell>
          <table:table-cell office:value-type="float" office:value="464.80929173176997" table:style-name="ce5">
            <text:p><text:s/>46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64.80929173176997" table:style-name="ce5">
            <text:p><text:s/>465<text:s/></text:p>
          </table:table-cell>
          <table:table-cell office:value-type="float" office:value="1.0313465182478712" table:style-name="ce6">
            <text:p>1.031</text:p>
          </table:table-cell>
          <table:table-cell office:value-type="float" office:value="479.37944467681996" table:style-name="ce5">
            <text:p><text:s/>479<text:s/></text:p>
          </table:table-cell>
          <table:table-cell office:value-type="float" office:value="1.2359208241786732" table:style-name="ce6">
            <text:p>1.236</text:p>
          </table:table-cell>
          <table:table-cell office:value-type="float" office:value="592.47503835929001" table:style-name="ce5">
            <text:p><text:s/>59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92.47503835929001" table:style-name="ce5">
            <text:p><text:s/>592<text:s/></text:p>
          </table:table-cell>
          <table:table-cell office:value-type="float" office:value="1.0606396326726644" table:style-name="ce6">
            <text:p>1.061</text:p>
          </table:table-cell>
          <table:table-cell office:value-type="float" office:value="628.40250705312019" table:style-name="ce5">
            <text:p><text:s/>628<text:s/></text:p>
          </table:table-cell>
          <table:table-cell office:value-type="float" office:value="1.0306682918948169" table:style-name="ce6">
            <text:p>1.031</text:p>
          </table:table-cell>
          <table:table-cell office:value-type="float" office:value="647.67453856685995" table:style-name="ce5">
            <text:p><text:s/>64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47.67453856685995" table:style-name="ce5">
            <text:p><text:s/>648<text:s/></text:p>
          </table:table-cell>
          <table:table-cell office:value-type="float" office:value="1.0574234396884827" table:style-name="ce6">
            <text:p>1.057</text:p>
          </table:table-cell>
          <table:table-cell office:value-type="float" office:value="684.86623837001991" table:style-name="ce5">
            <text:p><text:s/>685<text:s/></text:p>
          </table:table-cell>
          <table:table-cell office:value-type="float" office:value="1.0116705175941989" table:style-name="ce6">
            <text:p>1.012</text:p>
          </table:table-cell>
          <table:table-cell office:value-type="float" office:value="692.85898185459007" table:style-name="ce5">
            <text:p><text:s/>69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92.85898185459007" table:style-name="ce5">
            <text:p><text:s/>693<text:s/></text:p>
          </table:table-cell>
          <table:table-cell office:value-type="float" office:value="1.0257535880218331" table:style-name="ce6">
            <text:p>1.026</text:p>
          </table:table-cell>
          <table:table-cell office:value-type="float" office:value="710.70258663049992" table:style-name="ce5">
            <text:p><text:s/>711<text:s/></text:p>
          </table:table-cell>
          <table:table-cell office:value-type="float" office:value="1.0803827876246095" table:style-name="ce6">
            <text:p>1.080</text:p>
          </table:table-cell>
          <table:table-cell office:value-type="float" office:value="767.83084171588007" table:style-name="ce5">
            <text:p><text:s/>76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67.83084171588007" table:style-name="ce5">
            <text:p><text:s/>768<text:s/></text:p>
          </table:table-cell>
          <table:table-cell office:value-type="float" office:value="0.9969063706727358" table:style-name="ce6">
            <text:p>0.997</text:p>
          </table:table-cell>
          <table:table-cell office:value-type="float" office:value="765.45545770556987" table:style-name="ce5">
            <text:p><text:s/>765<text:s/></text:p>
          </table:table-cell>
          <table:table-cell office:value-type="float" office:value="1.0918375506394258" table:style-name="ce6">
            <text:p>1.092</text:p>
          </table:table-cell>
          <table:table-cell office:value-type="float" office:value="835.75301206482993" table:style-name="ce5">
            <text:p><text:s/>83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35.75301206482993" table:style-name="ce5">
            <text:p><text:s/>836<text:s/></text:p>
          </table:table-cell>
          <table:table-cell office:value-type="float" office:value="0.98758669641728425" table:style-name="ce6">
            <text:p>0.988</text:p>
          </table:table-cell>
          <table:table-cell office:value-type="float" office:value="825.37855620590005" table:style-name="ce5">
            <text:p><text:s/>825<text:s/></text:p>
          </table:table-cell>
          <table:table-cell office:value-type="float" office:value="1.0943182528108226" table:style-name="ce6">
            <text:p>1.094</text:p>
          </table:table-cell>
          <table:table-cell office:value-type="float" office:value="903.22681953476001" table:style-name="ce5">
            <text:p><text:s/>90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03.22681953476001" table:style-name="ce5">
            <text:p><text:s/>903<text:s/></text:p>
          </table:table-cell>
          <table:table-cell office:value-type="float" office:value="1.009836840345492" table:style-name="ce6">
            <text:p>1.010</text:p>
          </table:table-cell>
          <table:table-cell office:value-type="float" office:value="912.11171755429007" table:style-name="ce5">
            <text:p><text:s/>912<text:s/></text:p>
          </table:table-cell>
          <table:table-cell office:value-type="float" office:value="1.1561710442988267" table:style-name="ce6">
            <text:p>1.156</text:p>
          </table:table-cell>
          <table:table-cell office:value-type="float" office:value="1054.5571570019399" table:style-name="ce5">
            <text:p><text:s/>1,05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54.5571570019399" table:style-name="ce5">
            <text:p><text:s/>1,055<text:s/></text:p>
          </table:table-cell>
          <table:table-cell office:value-type="float" office:value="0.96290318012729781" table:style-name="ce6">
            <text:p>0.963</text:p>
          </table:table-cell>
          <table:table-cell office:value-type="float" office:value="1015.4364401031701" table:style-name="ce5">
            <text:p><text:s/>1,015<text:s/></text:p>
          </table:table-cell>
          <table:table-cell office:value-type="float" office:value="1.464533158208104" table:style-name="ce6">
            <text:p>1.465</text:p>
          </table:table-cell>
          <table:table-cell office:value-type="float" office:value="1487.1403365838898" table:style-name="ce5">
            <text:p><text:s/>1,4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87.1403365838898" table:style-name="ce5">
            <text:p><text:s/>1,487<text:s/></text:p>
          </table:table-cell>
          <table:table-cell office:value-type="float" office:value="1.004536250761032" table:style-name="ce6">
            <text:p>1.005</text:p>
          </table:table-cell>
          <table:table-cell office:value-type="float" office:value="1493.8863780674801" table:style-name="ce5">
            <text:p><text:s/>1,494<text:s/></text:p>
          </table:table-cell>
          <table:table-cell office:value-type="float" office:value="0.94715650711611621" table:style-name="ce6">
            <text:p>0.947</text:p>
          </table:table-cell>
          <table:table-cell office:value-type="float" office:value="1414.9442038787404" table:style-name="ce5">
            <text:p><text:s/>1,41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14.9442038787404" table:style-name="ce5">
            <text:p><text:s/>1,415<text:s/></text:p>
          </table:table-cell>
          <table:table-cell office:value-type="float" office:value="0.98972420516068893" table:style-name="ce6">
            <text:p>0.990</text:p>
          </table:table-cell>
          <table:table-cell office:value-type="float" office:value="1400.40452753061" table:style-name="ce5">
            <text:p><text:s/>1,400<text:s/></text:p>
          </table:table-cell>
          <table:table-cell office:value-type="float" office:value="1.4823716621706682" table:style-name="ce6">
            <text:p>1.482</text:p>
          </table:table-cell>
          <table:table-cell office:value-type="float" office:value="2075.91998718688" table:style-name="ce5">
            <text:p><text:s/>2,07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75.91998718688" table:style-name="ce5">
            <text:p><text:s/>2,076<text:s/></text:p>
          </table:table-cell>
          <table:table-cell office:value-type="float" office:value="0.98069825527310517" table:style-name="ce6">
            <text:p>0.981</text:p>
          </table:table-cell>
          <table:table-cell office:value-type="float" office:value="2035.85110952074" table:style-name="ce5">
            <text:p><text:s/>2,036<text:s/></text:p>
          </table:table-cell>
          <table:table-cell office:value-type="float" office:value="1.0430760739572869" table:style-name="ce6">
            <text:p>1.043</text:p>
          </table:table-cell>
          <table:table-cell office:value-type="float" office:value="2123.5475824804798" table:style-name="ce5">
            <text:p><text:s/>2,12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23.5475824804798" table:style-name="ce5">
            <text:p><text:s/>2,124<text:s/></text:p>
          </table:table-cell>
          <table:table-cell office:value-type="float" office:value="0.97808721932880083" table:style-name="ce6">
            <text:p>0.978</text:p>
          </table:table-cell>
          <table:table-cell office:value-type="float" office:value="2077.01475006073" table:style-name="ce5">
            <text:p><text:s/>2,077<text:s/></text:p>
          </table:table-cell>
          <table:table-cell office:value-type="float" office:value="1.0243242651593076" table:style-name="ce6">
            <text:p>1.024</text:p>
          </table:table-cell>
          <table:table-cell office:value-type="float" office:value="2127.5366075810002" table:style-name="ce5">
            <text:p><text:s/>2,12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27.5366075810002" table:style-name="ce5">
            <text:p><text:s/>2,128<text:s/></text:p>
          </table:table-cell>
          <table:table-cell office:value-type="float" office:value="1.0521865841533835" table:style-name="ce6">
            <text:p>1.052</text:p>
          </table:table-cell>
          <table:table-cell office:value-type="float" office:value="2238.5654757919301" table:style-name="ce5">
            <text:p><text:s/>2,239<text:s/></text:p>
          </table:table-cell>
          <table:table-cell office:value-type="float" office:value="1.1354327082146018" table:style-name="ce6">
            <text:p>1.135</text:p>
          </table:table-cell>
          <table:table-cell office:value-type="float" office:value="2541.74046069414" table:style-name="ce5">
            <text:p><text:s/>2,54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3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80.76101366428998" table:style-name="ce5">
            <text:p><text:s/>68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80.76101366428998" table:style-name="ce5">
            <text:p><text:s/>681<text:s/></text:p>
          </table:table-cell>
          <table:table-cell office:value-type="float" office:value="1.0485269705720561" table:style-name="ce6">
            <text:p>1.049</text:p>
          </table:table-cell>
          <table:table-cell office:value-type="float" office:value="713.79628334098004" table:style-name="ce5">
            <text:p><text:s/>714<text:s/></text:p>
          </table:table-cell>
          <table:table-cell office:value-type="float" office:value="1.0740129692651159" table:style-name="ce6">
            <text:p>1.074</text:p>
          </table:table-cell>
          <table:table-cell office:value-type="float" office:value="766.62646572145002" table:style-name="ce5">
            <text:p><text:s/>76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66.62646572145002" table:style-name="ce5">
            <text:p><text:s/>767<text:s/></text:p>
          </table:table-cell>
          <table:table-cell office:value-type="float" office:value="1.0712416074204441" table:style-name="ce6">
            <text:p>1.071</text:p>
          </table:table-cell>
          <table:table-cell office:value-type="float" office:value="821.24216743049999" table:style-name="ce5">
            <text:p><text:s/>821<text:s/></text:p>
          </table:table-cell>
          <table:table-cell office:value-type="float" office:value="1.0370417084732735" table:style-name="ce6">
            <text:p>1.037</text:p>
          </table:table-cell>
          <table:table-cell office:value-type="float" office:value="851.66238038242" table:style-name="ce5">
            <text:p><text:s/>85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51.66238038242" table:style-name="ce5">
            <text:p><text:s/>852<text:s/></text:p>
          </table:table-cell>
          <table:table-cell office:value-type="float" office:value="1.0218651797259595" table:style-name="ce6">
            <text:p>1.022</text:p>
          </table:table-cell>
          <table:table-cell office:value-type="float" office:value="870.28413139532006" table:style-name="ce5">
            <text:p><text:s/>870<text:s/></text:p>
          </table:table-cell>
          <table:table-cell office:value-type="float" office:value="1.0998935944296564" table:style-name="ce6">
            <text:p>1.100</text:p>
          </table:table-cell>
          <table:table-cell office:value-type="float" office:value="957.21994145549002" table:style-name="ce5">
            <text:p><text:s/>95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57.21994145549002" table:style-name="ce5">
            <text:p><text:s/>957<text:s/></text:p>
          </table:table-cell>
          <table:table-cell office:value-type="float" office:value="1.0587471396363768" table:style-name="ce6">
            <text:p>1.059</text:p>
          </table:table-cell>
          <table:table-cell office:value-type="float" office:value="1013.4538750189" table:style-name="ce5">
            <text:p><text:s/>1,013<text:s/></text:p>
          </table:table-cell>
          <table:table-cell office:value-type="float" office:value="1.1174608778804855" table:style-name="ce6">
            <text:p>1.117</text:p>
          </table:table-cell>
          <table:table-cell office:value-type="float" office:value="1132.4950568699999" table:style-name="ce5">
            <text:p><text:s/>1,13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32.4950568699999" table:style-name="ce5">
            <text:p><text:s/>1,132<text:s/></text:p>
          </table:table-cell>
          <table:table-cell office:value-type="float" office:value="0.97449224137327439" table:style-name="ce6">
            <text:p>0.974</text:p>
          </table:table-cell>
          <table:table-cell office:value-type="float" office:value="1103.6076463134" table:style-name="ce5">
            <text:p><text:s/>1,104<text:s/></text:p>
          </table:table-cell>
          <table:table-cell office:value-type="float" office:value="1.0451604965689469" table:style-name="ce6">
            <text:p>1.045</text:p>
          </table:table-cell>
          <table:table-cell office:value-type="float" office:value="1153.4471156382001" table:style-name="ce5">
            <text:p><text:s/>1,15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53.4471156382001" table:style-name="ce5">
            <text:p><text:s/>1,153<text:s/></text:p>
          </table:table-cell>
          <table:table-cell office:value-type="float" office:value="1.0947896377281285" table:style-name="ce6">
            <text:p>1.095</text:p>
          </table:table-cell>
          <table:table-cell office:value-type="float" office:value="1262.7819498680999" table:style-name="ce5">
            <text:p><text:s/>1,263<text:s/></text:p>
          </table:table-cell>
          <table:table-cell office:value-type="float" office:value="1.0180405138978901" table:style-name="ce6">
            <text:p>1.018</text:p>
          </table:table-cell>
          <table:table-cell office:value-type="float" office:value="1285.5631851846999" table:style-name="ce5">
            <text:p><text:s/>1,28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85.5631851846999" table:style-name="ce5">
            <text:p><text:s/>1,286<text:s/></text:p>
          </table:table-cell>
          <table:table-cell office:value-type="float" office:value="1.0609113969488397" table:style-name="ce6">
            <text:p>1.061</text:p>
          </table:table-cell>
          <table:table-cell office:value-type="float" office:value="1363.8686346602999" table:style-name="ce5">
            <text:p><text:s/>1,364<text:s/></text:p>
          </table:table-cell>
          <table:table-cell office:value-type="float" office:value="1.1009026654432716" table:style-name="ce6">
            <text:p>1.101</text:p>
          </table:table-cell>
          <table:table-cell office:value-type="float" office:value="1501.4866152119998" table:style-name="ce5">
            <text:p><text:s/>1,50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01.4866152119998" table:style-name="ce5">
            <text:p><text:s/>1,501<text:s/></text:p>
          </table:table-cell>
          <table:table-cell office:value-type="float" office:value="0.99334329373126729" table:style-name="ce6">
            <text:p>0.993</text:p>
          </table:table-cell>
          <table:table-cell office:value-type="float" office:value="1491.4916598481" table:style-name="ce5">
            <text:p><text:s/>1,491<text:s/></text:p>
          </table:table-cell>
          <table:table-cell office:value-type="float" office:value="1.1582990865121201" table:style-name="ce6">
            <text:p>1.158</text:p>
          </table:table-cell>
          <table:table-cell office:value-type="float" office:value="1727.5934271424999" table:style-name="ce5">
            <text:p><text:s/>1,72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27.5934271424999" table:style-name="ce5">
            <text:p><text:s/>1,728<text:s/></text:p>
          </table:table-cell>
          <table:table-cell office:value-type="float" office:value="1.062693165540868" table:style-name="ce6">
            <text:p>1.063</text:p>
          </table:table-cell>
          <table:table-cell office:value-type="float" office:value="1835.90172785766" table:style-name="ce5">
            <text:p><text:s/>1,836<text:s/></text:p>
          </table:table-cell>
          <table:table-cell office:value-type="float" office:value="1.0510284668732353" table:style-name="ce6">
            <text:p>1.051</text:p>
          </table:table-cell>
          <table:table-cell office:value-type="float" office:value="1929.5849783601602" table:style-name="ce5">
            <text:p><text:s/>1,93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929.5849783601602" table:style-name="ce5">
            <text:p><text:s/>1,930<text:s/></text:p>
          </table:table-cell>
          <table:table-cell office:value-type="float" office:value="0.9841869523770127" table:style-name="ce6">
            <text:p>0.984</text:p>
          </table:table-cell>
          <table:table-cell office:value-type="float" office:value="1899.07235920475" table:style-name="ce5">
            <text:p><text:s/>1,899<text:s/></text:p>
          </table:table-cell>
          <table:table-cell office:value-type="float" office:value="0.9983737844885946" table:style-name="ce6">
            <text:p>0.998</text:p>
          </table:table-cell>
          <table:table-cell office:value-type="float" office:value="1895.98405827693" table:style-name="ce5">
            <text:p><text:s/>1,89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895.98405827693" table:style-name="ce5">
            <text:p><text:s/>1,896<text:s/></text:p>
          </table:table-cell>
          <table:table-cell office:value-type="float" office:value="0.99099629286758661" table:style-name="ce6">
            <text:p>0.991</text:p>
          </table:table-cell>
          <table:table-cell office:value-type="float" office:value="1878.9131730884801" table:style-name="ce5">
            <text:p><text:s/>1,879<text:s/></text:p>
          </table:table-cell>
          <table:table-cell office:value-type="float" office:value="1.0373016133247843" table:style-name="ce6">
            <text:p>1.037</text:p>
          </table:table-cell>
          <table:table-cell office:value-type="float" office:value="1948.9996657418699" table:style-name="ce5">
            <text:p><text:s/>1,94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48.9996657418699" table:style-name="ce5">
            <text:p><text:s/>1,949<text:s/></text:p>
          </table:table-cell>
          <table:table-cell office:value-type="float" office:value="1.0072606359755447" table:style-name="ce6">
            <text:p>1.007</text:p>
          </table:table-cell>
          <table:table-cell office:value-type="float" office:value="1963.15064283128" table:style-name="ce5">
            <text:p><text:s/>1,963<text:s/></text:p>
          </table:table-cell>
          <table:table-cell office:value-type="float" office:value="0.99274917546120622" table:style-name="ce6">
            <text:p>0.993</text:p>
          </table:table-cell>
          <table:table-cell office:value-type="float" office:value="1948.9161819768901" table:style-name="ce5">
            <text:p><text:s/>1,94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948.9161819768901" table:style-name="ce5">
            <text:p><text:s/>1,949<text:s/></text:p>
          </table:table-cell>
          <table:table-cell office:value-type="float" office:value="0.95163047144352364" table:style-name="ce6">
            <text:p>0.952</text:p>
          </table:table-cell>
          <table:table-cell office:value-type="float" office:value="1854.6480250585798" table:style-name="ce5">
            <text:p><text:s/>1,855<text:s/></text:p>
          </table:table-cell>
          <table:table-cell office:value-type="float" office:value="1.1737584743474447" table:style-name="ce6">
            <text:p>1.174</text:p>
          </table:table-cell>
          <table:table-cell office:value-type="float" office:value="2176.9088363442602" table:style-name="ce5">
            <text:p><text:s/>2,17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76.9088363442602" table:style-name="ce5">
            <text:p><text:s/>2,177<text:s/></text:p>
          </table:table-cell>
          <table:table-cell office:value-type="float" office:value="0.94927467062688808" table:style-name="ce6">
            <text:p>0.949</text:p>
          </table:table-cell>
          <table:table-cell office:value-type="float" office:value="2066.4844186054597" table:style-name="ce5">
            <text:p><text:s/>2,066<text:s/></text:p>
          </table:table-cell>
          <table:table-cell office:value-type="float" office:value="1.0985371185774795" table:style-name="ce6">
            <text:p>1.099</text:p>
          </table:table-cell>
          <table:table-cell office:value-type="float" office:value="2270.1098388000996" table:style-name="ce5">
            <text:p><text:s/>2,27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70.1098388000996" table:style-name="ce5">
            <text:p><text:s/>2,270<text:s/></text:p>
          </table:table-cell>
          <table:table-cell office:value-type="float" office:value="1.0315340961230659" table:style-name="ce6">
            <text:p>1.032</text:p>
          </table:table-cell>
          <table:table-cell office:value-type="float" office:value="2341.6957006667399" table:style-name="ce5">
            <text:p><text:s/>2,342<text:s/></text:p>
          </table:table-cell>
          <table:table-cell office:value-type="float" office:value="1.0521909485094549" table:style-name="ce6">
            <text:p>1.052</text:p>
          </table:table-cell>
          <table:table-cell office:value-type="float" office:value="2463.9110204050498" table:style-name="ce5">
            <text:p><text:s/>2,46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63.9110204050498" table:style-name="ce5">
            <text:p><text:s/>2,464<text:s/></text:p>
          </table:table-cell>
          <table:table-cell office:value-type="float" office:value="1.0291454354918486" table:style-name="ce6">
            <text:p>1.029</text:p>
          </table:table-cell>
          <table:table-cell office:value-type="float" office:value="2535.7227801079202" table:style-name="ce5">
            <text:p><text:s/>2,536<text:s/></text:p>
          </table:table-cell>
          <table:table-cell office:value-type="float" office:value="1.010807620471333" table:style-name="ce6">
            <text:p>1.011</text:p>
          </table:table-cell>
          <table:table-cell office:value-type="float" office:value="2563.12790953584" table:style-name="ce5">
            <text:p><text:s/>2,56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3.27510446702999" table:style-name="ce5">
            <text:p><text:s/>24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43.27510446702999" table:style-name="ce5">
            <text:p><text:s/>243<text:s/></text:p>
          </table:table-cell>
          <table:table-cell office:value-type="float" office:value="1.0387325970194663" table:style-name="ce6">
            <text:p>1.039</text:p>
          </table:table-cell>
          <table:table-cell office:value-type="float" office:value="252.69778105322001" table:style-name="ce5">
            <text:p><text:s/>253<text:s/></text:p>
          </table:table-cell>
          <table:table-cell office:value-type="float" office:value="1.1859056145465168" table:style-name="ce6">
            <text:p>1.186</text:p>
          </table:table-cell>
          <table:table-cell office:value-type="float" office:value="299.67571733446005" table:style-name="ce5">
            <text:p><text:s/>30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99.67571733446005" table:style-name="ce5">
            <text:p><text:s/>300<text:s/></text:p>
          </table:table-cell>
          <table:table-cell office:value-type="float" office:value="1.0862572581488823" table:style-name="ce6">
            <text:p>1.086</text:p>
          </table:table-cell>
          <table:table-cell office:value-type="float" office:value="325.52492304553004" table:style-name="ce5">
            <text:p><text:s/>326<text:s/></text:p>
          </table:table-cell>
          <table:table-cell office:value-type="float" office:value="1.0191776384998847" table:style-name="ce6">
            <text:p>1.019</text:p>
          </table:table-cell>
          <table:table-cell office:value-type="float" office:value="331.76772234240002" table:style-name="ce5">
            <text:p><text:s/>33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31.76772234240002" table:style-name="ce5">
            <text:p><text:s/>332<text:s/></text:p>
          </table:table-cell>
          <table:table-cell office:value-type="float" office:value="1.0060631821545736" table:style-name="ce6">
            <text:p>1.006</text:p>
          </table:table-cell>
          <table:table-cell office:value-type="float" office:value="333.77929047596996" table:style-name="ce5">
            <text:p><text:s/>334<text:s/></text:p>
          </table:table-cell>
          <table:table-cell office:value-type="float" office:value="1.010088891617416" table:style-name="ce6">
            <text:p>1.010</text:p>
          </table:table-cell>
          <table:table-cell office:value-type="float" office:value="337.14675356172" table:style-name="ce5">
            <text:p><text:s/>33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37.14675356172" table:style-name="ce5">
            <text:p><text:s/>337<text:s/></text:p>
          </table:table-cell>
          <table:table-cell office:value-type="float" office:value="1.0816742200143388" table:style-name="ce6">
            <text:p>1.082</text:p>
          </table:table-cell>
          <table:table-cell office:value-type="float" office:value="364.68295168923999" table:style-name="ce5">
            <text:p><text:s/>365<text:s/></text:p>
          </table:table-cell>
          <table:table-cell office:value-type="float" office:value="1.0761838522519005" table:style-name="ce6">
            <text:p>1.076</text:p>
          </table:table-cell>
          <table:table-cell office:value-type="float" office:value="392.46590379951999" table:style-name="ce5">
            <text:p><text:s/>39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92.46590379951999" table:style-name="ce5">
            <text:p><text:s/>392<text:s/></text:p>
          </table:table-cell>
          <table:table-cell office:value-type="float" office:value="0.92805727364695334" table:style-name="ce6">
            <text:p>0.928</text:p>
          </table:table-cell>
          <table:table-cell office:value-type="float" office:value="364.23083667957002" table:style-name="ce5">
            <text:p><text:s/>364<text:s/></text:p>
          </table:table-cell>
          <table:table-cell office:value-type="float" office:value="0.97004573074424161" table:style-name="ce6">
            <text:p>0.970</text:p>
          </table:table-cell>
          <table:table-cell office:value-type="float" office:value="353.32056812642003" table:style-name="ce5">
            <text:p><text:s/>35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53.32056812642003" table:style-name="ce5">
            <text:p><text:s/>353<text:s/></text:p>
          </table:table-cell>
          <table:table-cell office:value-type="float" office:value="1.1109562318031621" table:style-name="ce6">
            <text:p>1.111</text:p>
          </table:table-cell>
          <table:table-cell office:value-type="float" office:value="392.52368698428" table:style-name="ce5">
            <text:p><text:s/>393<text:s/></text:p>
          </table:table-cell>
          <table:table-cell office:value-type="float" office:value="0.9865847241770892" table:style-name="ce6">
            <text:p>0.987</text:p>
          </table:table-cell>
          <table:table-cell office:value-type="float" office:value="387.25787345635996" table:style-name="ce5">
            <text:p><text:s/>38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87.25787345635996" table:style-name="ce5">
            <text:p><text:s/>387<text:s/></text:p>
          </table:table-cell>
          <table:table-cell office:value-type="float" office:value="1.0248649820853937" table:style-name="ce6">
            <text:p>1.025</text:p>
          </table:table-cell>
          <table:table-cell office:value-type="float" office:value="396.88703354227999" table:style-name="ce5">
            <text:p><text:s/>397<text:s/></text:p>
          </table:table-cell>
          <table:table-cell office:value-type="float" office:value="1.126453061460456" table:style-name="ce6">
            <text:p>1.126</text:p>
          </table:table-cell>
          <table:table-cell office:value-type="float" office:value="447.07461398765997" table:style-name="ce5">
            <text:p><text:s/>44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47.07461398765997" table:style-name="ce5">
            <text:p><text:s/>447<text:s/></text:p>
          </table:table-cell>
          <table:table-cell office:value-type="float" office:value="0.97130522221260795" table:style-name="ce6">
            <text:p>0.971</text:p>
          </table:table-cell>
          <table:table-cell office:value-type="float" office:value="434.2459072849" table:style-name="ce5">
            <text:p><text:s/>434<text:s/></text:p>
          </table:table-cell>
          <table:table-cell office:value-type="float" office:value="1.1874216843605243" table:style-name="ce6">
            <text:p>1.187</text:p>
          </table:table-cell>
          <table:table-cell office:value-type="float" office:value="515.63300665489999" table:style-name="ce5">
            <text:p><text:s/>51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15.63300665489999" table:style-name="ce5">
            <text:p><text:s/>516<text:s/></text:p>
          </table:table-cell>
          <table:table-cell office:value-type="float" office:value="1.0594455412457229" table:style-name="ce6">
            <text:p>1.059</text:p>
          </table:table-cell>
          <table:table-cell office:value-type="float" office:value="546.2850898196599" table:style-name="ce5">
            <text:p><text:s/>546<text:s/></text:p>
          </table:table-cell>
          <table:table-cell office:value-type="float" office:value="1.1113068422700556" table:style-name="ce6">
            <text:p>1.111</text:p>
          </table:table-cell>
          <table:table-cell office:value-type="float" office:value="607.09035814670005" table:style-name="ce5">
            <text:p><text:s/>60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07.09035814670005" table:style-name="ce5">
            <text:p><text:s/>607<text:s/></text:p>
          </table:table-cell>
          <table:table-cell office:value-type="float" office:value="1.0423919424080874" table:style-name="ce6">
            <text:p>1.042</text:p>
          </table:table-cell>
          <table:table-cell office:value-type="float" office:value="632.82609764576011" table:style-name="ce5">
            <text:p><text:s/>633<text:s/></text:p>
          </table:table-cell>
          <table:table-cell office:value-type="float" office:value="1.0499889035485988" table:style-name="ce6">
            <text:p>1.050</text:p>
          </table:table-cell>
          <table:table-cell office:value-type="float" office:value="664.46038040401004" table:style-name="ce5">
            <text:p><text:s/>66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64.46038040401004" table:style-name="ce5">
            <text:p><text:s/>664<text:s/></text:p>
          </table:table-cell>
          <table:table-cell office:value-type="float" office:value="0.96456334939337796" table:style-name="ce6">
            <text:p>0.965</text:p>
          </table:table-cell>
          <table:table-cell office:value-type="float" office:value="640.91413006169" table:style-name="ce5">
            <text:p><text:s/>641<text:s/></text:p>
          </table:table-cell>
          <table:table-cell office:value-type="float" office:value="0.95333584145072414" table:style-name="ce6">
            <text:p>0.953</text:p>
          </table:table-cell>
          <table:table-cell office:value-type="float" office:value="611.00641148002001" table:style-name="ce5">
            <text:p><text:s/>61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11.00641148002001" table:style-name="ce5">
            <text:p><text:s/>611<text:s/></text:p>
          </table:table-cell>
          <table:table-cell office:value-type="float" office:value="1.0643731347052421" table:style-name="ce6">
            <text:p>1.064</text:p>
          </table:table-cell>
          <table:table-cell office:value-type="float" office:value="650.33880951199001" table:style-name="ce5">
            <text:p><text:s/>650<text:s/></text:p>
          </table:table-cell>
          <table:table-cell office:value-type="float" office:value="0.94435368564730759" table:style-name="ce6">
            <text:p>0.944</text:p>
          </table:table-cell>
          <table:table-cell office:value-type="float" office:value="614.14985168213002" table:style-name="ce5">
            <text:p><text:s/>61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14.14985168213002" table:style-name="ce5">
            <text:p><text:s/>614<text:s/></text:p>
          </table:table-cell>
          <table:table-cell office:value-type="float" office:value="0.94052835190903172" table:style-name="ce6">
            <text:p>0.941</text:p>
          </table:table-cell>
          <table:table-cell office:value-type="float" office:value="577.62534782777004" table:style-name="ce5">
            <text:p><text:s/>578<text:s/></text:p>
          </table:table-cell>
          <table:table-cell office:value-type="float" office:value="1.1752665298875116" table:style-name="ce6">
            <text:p>1.175</text:p>
          </table:table-cell>
          <table:table-cell office:value-type="float" office:value="678.86373811661008" table:style-name="ce5">
            <text:p><text:s/>67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78.86373811661008" table:style-name="ce5">
            <text:p><text:s/>679<text:s/></text:p>
          </table:table-cell>
          <table:table-cell office:value-type="float" office:value="0.98105901183700972" table:style-name="ce6">
            <text:p>0.981</text:p>
          </table:table-cell>
          <table:table-cell office:value-type="float" office:value="666.00538808865997" table:style-name="ce5">
            <text:p><text:s/>666<text:s/></text:p>
          </table:table-cell>
          <table:table-cell office:value-type="float" office:value="1.0368449811964182" table:style-name="ce6">
            <text:p>1.037</text:p>
          </table:table-cell>
          <table:table-cell office:value-type="float" office:value="690.54434408949999" table:style-name="ce5">
            <text:p><text:s/>69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90.54434408949999" table:style-name="ce5">
            <text:p><text:s/>691<text:s/></text:p>
          </table:table-cell>
          <table:table-cell office:value-type="float" office:value="1.02002714222445" table:style-name="ce6">
            <text:p>1.020</text:p>
          </table:table-cell>
          <table:table-cell office:value-type="float" office:value="704.37397388087004" table:style-name="ce5">
            <text:p><text:s/>704<text:s/></text:p>
          </table:table-cell>
          <table:table-cell office:value-type="float" office:value="1.046723977935301" table:style-name="ce6">
            <text:p>1.047</text:p>
          </table:table-cell>
          <table:table-cell office:value-type="float" office:value="737.28512789468004" table:style-name="ce5">
            <text:p><text:s/>73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37.28512789468004" table:style-name="ce5">
            <text:p><text:s/>737<text:s/></text:p>
          </table:table-cell>
          <table:table-cell office:value-type="float" office:value="1.067366328650637" table:style-name="ce6">
            <text:p>1.067</text:p>
          </table:table-cell>
          <table:table-cell office:value-type="float" office:value="786.95332012966003" table:style-name="ce5">
            <text:p><text:s/>787<text:s/></text:p>
          </table:table-cell>
          <table:table-cell office:value-type="float" office:value="1.0615051432501426" table:style-name="ce6">
            <text:p>1.062</text:p>
          </table:table-cell>
          <table:table-cell office:value-type="float" office:value="835.35499681541" table:style-name="ce5">
            <text:p><text:s/>83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37.48590919725996" table:style-name="ce5">
            <text:p><text:s/>43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37.48590919725996" table:style-name="ce5">
            <text:p><text:s/>437<text:s/></text:p>
          </table:table-cell>
          <table:table-cell office:value-type="float" office:value="1.0539733796999924" table:style-name="ce6">
            <text:p>1.054</text:p>
          </table:table-cell>
          <table:table-cell office:value-type="float" office:value="461.09850228776003" table:style-name="ce5">
            <text:p><text:s/>461<text:s/></text:p>
          </table:table-cell>
          <table:table-cell office:value-type="float" office:value="1.0126919651011526" table:style-name="ce6">
            <text:p>1.013</text:p>
          </table:table-cell>
          <table:table-cell office:value-type="float" office:value="466.95074838698997" table:style-name="ce5">
            <text:p><text:s/>46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66.95074838698997" table:style-name="ce5">
            <text:p><text:s/>467<text:s/></text:p>
          </table:table-cell>
          <table:table-cell office:value-type="float" office:value="1.0616049895997588" table:style-name="ce6">
            <text:p>1.062</text:p>
          </table:table-cell>
          <table:table-cell office:value-type="float" office:value="495.71724438497" table:style-name="ce5">
            <text:p><text:s/>496<text:s/></text:p>
          </table:table-cell>
          <table:table-cell office:value-type="float" office:value="1.0487725894729496" table:style-name="ce6">
            <text:p>1.049</text:p>
          </table:table-cell>
          <table:table-cell office:value-type="float" office:value="519.89465804001998" table:style-name="ce5">
            <text:p><text:s/>52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19.89465804001998" table:style-name="ce5">
            <text:p><text:s/>520<text:s/></text:p>
          </table:table-cell>
          <table:table-cell office:value-type="float" office:value="1.0319491316605365" table:style-name="ce6">
            <text:p>1.032</text:p>
          </table:table-cell>
          <table:table-cell office:value-type="float" office:value="536.50484091935004" table:style-name="ce5">
            <text:p><text:s/>537<text:s/></text:p>
          </table:table-cell>
          <table:table-cell office:value-type="float" office:value="1.1557643857066002" table:style-name="ce6">
            <text:p>1.156</text:p>
          </table:table-cell>
          <table:table-cell office:value-type="float" office:value="620.07318789376995" table:style-name="ce5">
            <text:p><text:s/>62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20.07318789376995" table:style-name="ce5">
            <text:p><text:s/>620<text:s/></text:p>
          </table:table-cell>
          <table:table-cell office:value-type="float" office:value="1.0462812067932963" table:style-name="ce6">
            <text:p>1.046</text:p>
          </table:table-cell>
          <table:table-cell office:value-type="float" office:value="648.77092332966004" table:style-name="ce5">
            <text:p><text:s/>649<text:s/></text:p>
          </table:table-cell>
          <table:table-cell office:value-type="float" office:value="1.1406632548703926" table:style-name="ce6">
            <text:p>1.141</text:p>
          </table:table-cell>
          <table:table-cell office:value-type="float" office:value="740.02915307047988" table:style-name="ce5">
            <text:p><text:s/>74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40.02915307047988" table:style-name="ce5">
            <text:p><text:s/>740<text:s/></text:p>
          </table:table-cell>
          <table:table-cell office:value-type="float" office:value="0.99911848954336036" table:style-name="ce6">
            <text:p>0.999</text:p>
          </table:table-cell>
          <table:table-cell office:value-type="float" office:value="739.37680963383002" table:style-name="ce5">
            <text:p><text:s/>739<text:s/></text:p>
          </table:table-cell>
          <table:table-cell office:value-type="float" office:value="1.0821634342413793" table:style-name="ce6">
            <text:p>1.082</text:p>
          </table:table-cell>
          <table:table-cell office:value-type="float" office:value="800.12654751178002" table:style-name="ce5">
            <text:p><text:s/>80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00.12654751178002" table:style-name="ce5">
            <text:p><text:s/>800<text:s/></text:p>
          </table:table-cell>
          <table:table-cell office:value-type="float" office:value="1.0876507792300285" table:style-name="ce6">
            <text:p>1.088</text:p>
          </table:table-cell>
          <table:table-cell office:value-type="float" office:value="870.25826288381995" table:style-name="ce5">
            <text:p><text:s/>870<text:s/></text:p>
          </table:table-cell>
          <table:table-cell office:value-type="float" office:value="1.0322284200457679" table:style-name="ce6">
            <text:p>1.032</text:p>
          </table:table-cell>
          <table:table-cell office:value-type="float" office:value="898.30531172834003" table:style-name="ce5">
            <text:p><text:s/>89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98.30531172834003" table:style-name="ce5">
            <text:p><text:s/>898<text:s/></text:p>
          </table:table-cell>
          <table:table-cell office:value-type="float" office:value="1.0764509443426833" table:style-name="ce6">
            <text:p>1.076</text:p>
          </table:table-cell>
          <table:table-cell office:value-type="float" office:value="966.98160111802008" table:style-name="ce5">
            <text:p><text:s/>967<text:s/></text:p>
          </table:table-cell>
          <table:table-cell office:value-type="float" office:value="1.0904157845456761" table:style-name="ce6">
            <text:p>1.090</text:p>
          </table:table-cell>
          <table:table-cell office:value-type="float" office:value="1054.41200122434" table:style-name="ce5">
            <text:p><text:s/>1,05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54.41200122434" table:style-name="ce5">
            <text:p><text:s/>1,054<text:s/></text:p>
          </table:table-cell>
          <table:table-cell office:value-type="float" office:value="1.0026875181006756" table:style-name="ce6">
            <text:p>1.003</text:p>
          </table:table-cell>
          <table:table-cell office:value-type="float" office:value="1057.2457525632001" table:style-name="ce5">
            <text:p><text:s/>1,057<text:s/></text:p>
          </table:table-cell>
          <table:table-cell office:value-type="float" office:value="1.1463374693625465" table:style-name="ce6">
            <text:p>1.146</text:p>
          </table:table-cell>
          <table:table-cell office:value-type="float" office:value="1211.9604204875998" table:style-name="ce5">
            <text:p><text:s/>1,2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11.9604204875998" table:style-name="ce5">
            <text:p><text:s/>1,212<text:s/></text:p>
          </table:table-cell>
          <table:table-cell office:value-type="float" office:value="1.0640748792102941" table:style-name="ce6">
            <text:p>1.064</text:p>
          </table:table-cell>
          <table:table-cell office:value-type="float" office:value="1289.616638038" table:style-name="ce5">
            <text:p><text:s/>1,290<text:s/></text:p>
          </table:table-cell>
          <table:table-cell office:value-type="float" office:value="1.0254943843043773" table:style-name="ce6">
            <text:p>1.025</text:p>
          </table:table-cell>
          <table:table-cell office:value-type="float" office:value="1322.4946202134599" table:style-name="ce5">
            <text:p><text:s/>1,32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22.4946202134599" table:style-name="ce5">
            <text:p><text:s/>1,322<text:s/></text:p>
          </table:table-cell>
          <table:table-cell office:value-type="float" office:value="0.9574679867919681" table:style-name="ce6">
            <text:p>0.957</text:p>
          </table:table-cell>
          <table:table-cell office:value-type="float" office:value="1266.24626155899" table:style-name="ce5">
            <text:p><text:s/>1,266<text:s/></text:p>
          </table:table-cell>
          <table:table-cell office:value-type="float" office:value="0.97257833271442806" table:style-name="ce6">
            <text:p>0.973</text:p>
          </table:table-cell>
          <table:table-cell office:value-type="float" office:value="1231.52367787292" table:style-name="ce5">
            <text:p><text:s/>1,23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31.52367787292" table:style-name="ce5">
            <text:p><text:s/>1,232<text:s/></text:p>
          </table:table-cell>
          <table:table-cell office:value-type="float" office:value="1.0052580110883895" table:style-name="ce6">
            <text:p>1.005</text:p>
          </table:table-cell>
          <table:table-cell office:value-type="float" office:value="1237.9990430267901" table:style-name="ce5">
            <text:p><text:s/>1,238<text:s/></text:p>
          </table:table-cell>
          <table:table-cell office:value-type="float" office:value="1.0807708308001462" table:style-name="ce6">
            <text:p>1.081</text:p>
          </table:table-cell>
          <table:table-cell office:value-type="float" office:value="1337.9932542618499" table:style-name="ce5">
            <text:p><text:s/>1,33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37.9932542618499" table:style-name="ce5">
            <text:p><text:s/>1,338<text:s/></text:p>
          </table:table-cell>
          <table:table-cell office:value-type="float" office:value="0.98117971009020377" table:style-name="ce6">
            <text:p>0.981</text:p>
          </table:table-cell>
          <table:table-cell office:value-type="float" office:value="1312.8118333192901" table:style-name="ce5">
            <text:p><text:s/>1,313<text:s/></text:p>
          </table:table-cell>
          <table:table-cell office:value-type="float" office:value="1.0167232625561888" table:style-name="ce6">
            <text:p>1.017</text:p>
          </table:table-cell>
          <table:table-cell office:value-type="float" office:value="1334.7663302947603" table:style-name="ce5">
            <text:p><text:s/>1,33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34.7663302947603" table:style-name="ce5">
            <text:p><text:s/>1,335<text:s/></text:p>
          </table:table-cell>
          <table:table-cell office:value-type="float" office:value="0.95673875512637585" table:style-name="ce6">
            <text:p>0.957</text:p>
          </table:table-cell>
          <table:table-cell office:value-type="float" office:value="1277.0226772308099" table:style-name="ce5">
            <text:p><text:s/>1,277<text:s/></text:p>
          </table:table-cell>
          <table:table-cell office:value-type="float" office:value="1.1730763477717729" table:style-name="ce6">
            <text:p>1.173</text:p>
          </table:table-cell>
          <table:table-cell office:value-type="float" office:value="1498.0450982276502" table:style-name="ce5">
            <text:p><text:s/>1,49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98.0450982276502" table:style-name="ce5">
            <text:p><text:s/>1,498<text:s/></text:p>
          </table:table-cell>
          <table:table-cell office:value-type="float" office:value="0.93487107442474093" table:style-name="ce6">
            <text:p>0.935</text:p>
          </table:table-cell>
          <table:table-cell office:value-type="float" office:value="1400.4790305167999" table:style-name="ce5">
            <text:p><text:s/>1,400<text:s/></text:p>
          </table:table-cell>
          <table:table-cell office:value-type="float" office:value="1.1278751486394725" table:style-name="ce6">
            <text:p>1.128</text:p>
          </table:table-cell>
          <table:table-cell office:value-type="float" office:value="1579.5654947106" table:style-name="ce5">
            <text:p><text:s/>1,58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79.5654947106" table:style-name="ce5">
            <text:p><text:s/>1,580<text:s/></text:p>
          </table:table-cell>
          <table:table-cell office:value-type="float" office:value="1.0365646326592186" table:style-name="ce6">
            <text:p>1.037</text:p>
          </table:table-cell>
          <table:table-cell office:value-type="float" office:value="1637.3217267858702" table:style-name="ce5">
            <text:p><text:s/>1,637<text:s/></text:p>
          </table:table-cell>
          <table:table-cell office:value-type="float" office:value="1.0545428331301798" table:style-name="ce6">
            <text:p>1.055</text:p>
          </table:table-cell>
          <table:table-cell office:value-type="float" office:value="1726.6258925103698" table:style-name="ce5">
            <text:p><text:s/>1,72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26.6258925103698" table:style-name="ce5">
            <text:p><text:s/>1,727<text:s/></text:p>
          </table:table-cell>
          <table:table-cell office:value-type="float" office:value="1.0128247627722617" table:style-name="ce6">
            <text:p>1.013</text:p>
          </table:table-cell>
          <table:table-cell office:value-type="float" office:value="1748.7694599782601" table:style-name="ce5">
            <text:p><text:s/>1,749<text:s/></text:p>
          </table:table-cell>
          <table:table-cell office:value-type="float" office:value="0.98799353045764471" table:style-name="ce6">
            <text:p>0.988</text:p>
          </table:table-cell>
          <table:table-cell office:value-type="float" office:value="1727.77291272043" table:style-name="ce5">
            <text:p><text:s/>1,72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01Z</meta:creation-date>
    <dc:date>2020-10-02T20:00:01Z</dc:date>
  </office:meta>
</office:document-meta>
</file>